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% Model: <text:s text:c="13"/>HG36</text:p>
          </table:table-cell>
          <table:table-cell office:value-type="string" calcext:value-type="string">
            <text:p>0_full_setoresRadiador_F7</text:p>
          </table:table-cell>
          <table:table-cell office:value-type="string" calcext:value-type="string">
            <text:p>_30mm_ext_simul05_S15.mph</text:p>
          </table:table-cell>
        </table:table-row>
        <table:table-row table:style-name="ro1">
          <table:table-cell office:value-type="string" calcext:value-type="string">
            <text:p>% Version: <text:s text:c="11"/>COMS</text:p>
          </table:table-cell>
          <table:table-cell office:value-type="string" calcext:value-type="string">
            <text:p>OL 5.5.0.292</text:p>
          </table:table-cell>
          <table:table-cell/>
        </table:table-row>
        <table:table-row table:style-name="ro1">
          <table:table-cell office:value-type="string" calcext:value-type="string">
            <text:p>% Date: <text:s text:c="14"/>Oct</text:p>
          </table:table-cell>
          <table:table-cell office:value-type="string" calcext:value-type="string">
            <text:p>9 2025, 13:50</text:p>
          </table:table-cell>
          <table:table-cell/>
        </table:table-row>
        <table:table-row table:style-name="ro1">
          <table:table-cell office:value-type="string" calcext:value-type="string">
            <text:p>% Dimension: <text:s text:c="9"/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Nodes: <text:s text:c="13"/>1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Expressions: <text:s text:c="7"/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Description: <text:s text:c="7"/>Surf</text:p>
          </table:table-cell>
          <table:table-cell office:value-type="string" calcext:value-type="string">
            <text:p>ace</text:p>
          </table:table-cell>
          <table:table-cell/>
        </table:table-row>
        <table:table-row table:style-name="ro1">
          <table:table-cell office:value-type="string" calcext:value-type="string">
            <text:p>% surf4x</text:p>
          </table:table-cell>
          <table:table-cell office:value-type="string" calcext:value-type="string">
            <text:p>surf4y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float" office:value="-709.846279570531" calcext:value-type="float">
            <text:p>-709.846279570531</text:p>
          </table:table-cell>
          <table:table-cell office:value-type="float" office:value="3828.35860876662" calcext:value-type="float">
            <text:p>3828.35860876662</text:p>
          </table:table-cell>
          <table:table-cell office:value-type="float" office:value="0.0248640571776916" calcext:value-type="float">
            <text:p>0.0248640571776916</text:p>
          </table:table-cell>
        </table:table-row>
        <table:table-row table:style-name="ro1">
          <table:table-cell office:value-type="float" office:value="-759.897519713736" calcext:value-type="float">
            <text:p>-759.897519713736</text:p>
          </table:table-cell>
          <table:table-cell office:value-type="float" office:value="3885.57240584442" calcext:value-type="float">
            <text:p>3885.57240584442</text:p>
          </table:table-cell>
          <table:table-cell office:value-type="float" office:value="-0.0977754467641319" calcext:value-type="float">
            <text:p>-0.0977754467641319</text:p>
          </table:table-cell>
        </table:table-row>
        <table:table-row table:style-name="ro1">
          <table:table-cell office:value-type="float" office:value="-809.948759856939" calcext:value-type="float">
            <text:p>-809.948759856939</text:p>
          </table:table-cell>
          <table:table-cell office:value-type="float" office:value="3942.78620292221" calcext:value-type="float">
            <text:p>3942.78620292221</text:p>
          </table:table-cell>
          <table:table-cell office:value-type="float" office:value="-0.220414950705955" calcext:value-type="float">
            <text:p>-0.220414950705955</text:p>
          </table:table-cell>
        </table:table-row>
        <table:table-row table:style-name="ro1">
          <table:table-cell office:value-type="float" office:value="-860.000000000144" calcext:value-type="float">
            <text:p>-860.000000000144</text:p>
          </table:table-cell>
          <table:table-cell office:value-type="float" office:value="4000" calcext:value-type="float">
            <text:p>4000</text:p>
          </table:table-cell>
          <table:table-cell office:value-type="float" office:value="-0.343054454647779" calcext:value-type="float">
            <text:p>-0.343054454647779</text:p>
          </table:table-cell>
        </table:table-row>
        <table:table-row table:style-name="ro1">
          <table:table-cell office:value-type="float" office:value="-759.897519713727" calcext:value-type="float">
            <text:p>-759.897519713727</text:p>
          </table:table-cell>
          <table:table-cell office:value-type="float" office:value="3807.79462806664" calcext:value-type="float">
            <text:p>3807.79462806664</text:p>
          </table:table-cell>
          <table:table-cell office:value-type="float" office:value="-0.152566285869551" calcext:value-type="float">
            <text:p>-0.152566285869551</text:p>
          </table:table-cell>
        </table:table-row>
        <table:table-row table:style-name="ro1">
          <table:table-cell office:value-type="float" office:value="-809.948759856931" calcext:value-type="float">
            <text:p>-809.948759856931</text:p>
          </table:table-cell>
          <table:table-cell office:value-type="float" office:value="3865.00842514443" calcext:value-type="float">
            <text:p>3865.00842514443</text:p>
          </table:table-cell>
          <table:table-cell office:value-type="float" office:value="-0.275205789811375" calcext:value-type="float">
            <text:p>-0.275205789811375</text:p>
          </table:table-cell>
        </table:table-row>
        <table:table-row table:style-name="ro1">
          <table:table-cell office:value-type="float" office:value="-860.000000000136" calcext:value-type="float">
            <text:p>-860.000000000136</text:p>
          </table:table-cell>
          <table:table-cell office:value-type="float" office:value="3922.22222222222" calcext:value-type="float">
            <text:p>3922.22222222222</text:p>
          </table:table-cell>
          <table:table-cell office:value-type="float" office:value="-0.397845293753198" calcext:value-type="float">
            <text:p>-0.397845293753198</text:p>
          </table:table-cell>
        </table:table-row>
        <table:table-row table:style-name="ro1">
          <table:table-cell office:value-type="float" office:value="-809.948759856923" calcext:value-type="float">
            <text:p>-809.948759856923</text:p>
          </table:table-cell>
          <table:table-cell office:value-type="float" office:value="3787.23064736665" calcext:value-type="float">
            <text:p>3787.23064736665</text:p>
          </table:table-cell>
          <table:table-cell office:value-type="float" office:value="-0.329996628916794" calcext:value-type="float">
            <text:p>-0.329996628916794</text:p>
          </table:table-cell>
        </table:table-row>
        <table:table-row table:style-name="ro1">
          <table:table-cell office:value-type="float" office:value="-860.000000000127" calcext:value-type="float">
            <text:p>-860.000000000127</text:p>
          </table:table-cell>
          <table:table-cell office:value-type="float" office:value="3844.44444444444" calcext:value-type="float">
            <text:p>3844.44444444444</text:p>
          </table:table-cell>
          <table:table-cell office:value-type="float" office:value="-0.452636132858618" calcext:value-type="float">
            <text:p>-0.452636132858618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3766.66666666667" calcext:value-type="float">
            <text:p>3766.66666666667</text:p>
          </table:table-cell>
          <table:table-cell office:value-type="float" office:value="-0.507426971964037" calcext:value-type="float">
            <text:p>-0.507426971964037</text:p>
          </table:table-cell>
        </table:table-row>
        <table:table-row table:style-name="ro1">
          <table:table-cell office:value-type="float" office:value="-680.156105733376" calcext:value-type="float">
            <text:p>-680.156105733376</text:p>
          </table:table-cell>
          <table:table-cell office:value-type="float" office:value="3885.57240584442" calcext:value-type="float">
            <text:p>3885.57240584442</text:p>
          </table:table-cell>
          <table:table-cell office:value-type="float" office:value="0.302412144131109" calcext:value-type="float">
            <text:p>0.302412144131109</text:p>
          </table:table-cell>
        </table:table-row>
        <table:table-row table:style-name="ro1">
          <table:table-cell office:value-type="float" office:value="-650.465931896219" calcext:value-type="float">
            <text:p>-650.465931896219</text:p>
          </table:table-cell>
          <table:table-cell office:value-type="float" office:value="3942.78620292221" calcext:value-type="float">
            <text:p>3942.78620292221</text:p>
          </table:table-cell>
          <table:table-cell office:value-type="float" office:value="0.579960231084527" calcext:value-type="float">
            <text:p>0.579960231084527</text:p>
          </table:table-cell>
        </table:table-row>
        <table:table-row table:style-name="ro1">
          <table:table-cell office:value-type="float" office:value="-620.775758059064" calcext:value-type="float">
            <text:p>-620.775758059064</text:p>
          </table:table-cell>
          <table:table-cell office:value-type="float" office:value="4000" calcext:value-type="float">
            <text:p>4000</text:p>
          </table:table-cell>
          <table:table-cell office:value-type="float" office:value="0.857508318037945" calcext:value-type="float">
            <text:p>0.857508318037945</text:p>
          </table:table-cell>
        </table:table-row>
        <table:table-row table:style-name="ro1">
          <table:table-cell office:value-type="float" office:value="-730.207345876581" calcext:value-type="float">
            <text:p>-730.207345876581</text:p>
          </table:table-cell>
          <table:table-cell office:value-type="float" office:value="3942.78620292221" calcext:value-type="float">
            <text:p>3942.78620292221</text:p>
          </table:table-cell>
          <table:table-cell office:value-type="float" office:value="0.179772640189286" calcext:value-type="float">
            <text:p>0.179772640189286</text:p>
          </table:table-cell>
        </table:table-row>
        <table:table-row table:style-name="ro1">
          <table:table-cell office:value-type="float" office:value="-700.517172039425" calcext:value-type="float">
            <text:p>-700.517172039425</text:p>
          </table:table-cell>
          <table:table-cell office:value-type="float" office:value="4000" calcext:value-type="float">
            <text:p>4000</text:p>
          </table:table-cell>
          <table:table-cell office:value-type="float" office:value="0.457320727142703" calcext:value-type="float">
            <text:p>0.457320727142703</text:p>
          </table:table-cell>
        </table:table-row>
        <table:table-row table:style-name="ro1">
          <table:table-cell office:value-type="float" office:value="-780.258586019784" calcext:value-type="float">
            <text:p>-780.258586019784</text:p>
          </table:table-cell>
          <table:table-cell office:value-type="float" office:value="4000" calcext:value-type="float">
            <text:p>4000</text:p>
          </table:table-cell>
          <table:table-cell office:value-type="float" office:value="0.0571331362474622" calcext:value-type="float">
            <text:p>0.0571331362474622</text:p>
          </table:table-cell>
        </table:table-row>
        <table:table-row table:style-name="ro1">
          <table:table-cell office:value-type="float" office:value="-698.942682220481" calcext:value-type="float">
            <text:p>-698.942682220481</text:p>
          </table:table-cell>
          <table:table-cell office:value-type="float" office:value="3633.25451934226" calcext:value-type="float">
            <text:p>3633.25451934226</text:p>
          </table:table-cell>
          <table:table-cell office:value-type="float" office:value="-0.177858566578978" calcext:value-type="float">
            <text:p>-0.177858566578978</text:p>
          </table:table-cell>
        </table:table-row>
        <table:table-row table:style-name="ro1">
          <table:table-cell office:value-type="float" office:value="-752.628454813694" calcext:value-type="float">
            <text:p>-752.628454813694</text:p>
          </table:table-cell>
          <table:table-cell office:value-type="float" office:value="3677.72523511706" calcext:value-type="float">
            <text:p>3677.72523511706</text:p>
          </table:table-cell>
          <table:table-cell office:value-type="float" office:value="-0.287714701707331" calcext:value-type="float">
            <text:p>-0.287714701707331</text:p>
          </table:table-cell>
        </table:table-row>
        <table:table-row table:style-name="ro1">
          <table:table-cell office:value-type="float" office:value="-806.314227406906" calcext:value-type="float">
            <text:p>-806.314227406906</text:p>
          </table:table-cell>
          <table:table-cell office:value-type="float" office:value="3722.19595089186" calcext:value-type="float">
            <text:p>3722.19595089186</text:p>
          </table:table-cell>
          <table:table-cell office:value-type="float" office:value="-0.397570836835684" calcext:value-type="float">
            <text:p>-0.397570836835684</text:p>
          </table:table-cell>
        </table:table-row>
        <table:table-row table:style-name="ro1">
          <table:table-cell office:value-type="float" office:value="-752.628454813694" calcext:value-type="float">
            <text:p>-752.628454813694</text:p>
          </table:table-cell>
          <table:table-cell office:value-type="float" office:value="3599.94745733928" calcext:value-type="float">
            <text:p>3599.94745733928</text:p>
          </table:table-cell>
          <table:table-cell office:value-type="float" office:value="-0.195382839203142" calcext:value-type="float">
            <text:p>-0.195382839203142</text:p>
          </table:table-cell>
        </table:table-row>
        <table:table-row table:style-name="ro1">
          <table:table-cell office:value-type="float" office:value="-806.314227406906" calcext:value-type="float">
            <text:p>-806.314227406906</text:p>
          </table:table-cell>
          <table:table-cell office:value-type="float" office:value="3644.41817311409" calcext:value-type="float">
            <text:p>3644.41817311409</text:p>
          </table:table-cell>
          <table:table-cell office:value-type="float" office:value="-0.305238974331495" calcext:value-type="float">
            <text:p>-0.305238974331495</text:p>
          </table:table-cell>
        </table:table-row>
        <table:table-row table:style-name="ro1">
          <table:table-cell office:value-type="float" office:value="-860.000000000119" calcext:value-type="float">
            <text:p>-860.000000000119</text:p>
          </table:table-cell>
          <table:table-cell office:value-type="float" office:value="3688.88888888889" calcext:value-type="float">
            <text:p>3688.88888888889</text:p>
          </table:table-cell>
          <table:table-cell office:value-type="float" office:value="-0.415095109459848" calcext:value-type="float">
            <text:p>-0.415095109459848</text:p>
          </table:table-cell>
        </table:table-row>
        <table:table-row table:style-name="ro1">
          <table:table-cell office:value-type="float" office:value="-806.314227406905" calcext:value-type="float">
            <text:p>-806.314227406905</text:p>
          </table:table-cell>
          <table:table-cell office:value-type="float" office:value="3566.64039533631" calcext:value-type="float">
            <text:p>3566.64039533631</text:p>
          </table:table-cell>
          <table:table-cell office:value-type="float" office:value="-0.212907111827307" calcext:value-type="float">
            <text:p>-0.212907111827307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3611.11111111111" calcext:value-type="float">
            <text:p>3611.11111111111</text:p>
          </table:table-cell>
          <table:table-cell office:value-type="float" office:value="-0.32276324695566" calcext:value-type="float">
            <text:p>-0.3227632469556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3533.33333333333" calcext:value-type="float">
            <text:p>3533.33333333333</text:p>
          </table:table-cell>
          <table:table-cell office:value-type="float" office:value="-0.230431384451471" calcext:value-type="float">
            <text:p>-0.230431384451471</text:p>
          </table:table-cell>
        </table:table-row>
        <table:table-row table:style-name="ro1">
          <table:table-cell office:value-type="float" office:value="-706.211747120514" calcext:value-type="float">
            <text:p>-706.211747120514</text:p>
          </table:table-cell>
          <table:table-cell office:value-type="float" office:value="3763.32391229183" calcext:value-type="float">
            <text:p>3763.32391229183</text:p>
          </table:table-cell>
          <table:table-cell office:value-type="float" office:value="-0.0427101507411981" calcext:value-type="float">
            <text:p>-0.0427101507411981</text:p>
          </table:table-cell>
        </table:table-row>
        <table:table-row table:style-name="ro1">
          <table:table-cell office:value-type="float" office:value="-756.26298726371" calcext:value-type="float">
            <text:p>-756.26298726371</text:p>
          </table:table-cell>
          <table:table-cell office:value-type="float" office:value="3742.75993159185" calcext:value-type="float">
            <text:p>3742.75993159185</text:p>
          </table:table-cell>
          <table:table-cell office:value-type="float" office:value="-0.220140493788441" calcext:value-type="float">
            <text:p>-0.220140493788441</text:p>
          </table:table-cell>
        </table:table-row>
        <table:table-row table:style-name="ro1">
          <table:table-cell office:value-type="float" office:value="-702.577214670499" calcext:value-type="float">
            <text:p>-702.577214670499</text:p>
          </table:table-cell>
          <table:table-cell office:value-type="float" office:value="3698.28921581705" calcext:value-type="float">
            <text:p>3698.28921581705</text:p>
          </table:table-cell>
          <table:table-cell office:value-type="float" office:value="-0.110284358660088" calcext:value-type="float">
            <text:p>-0.110284358660088</text:p>
          </table:table-cell>
        </table:table-row>
        <table:table-row table:style-name="ro1">
          <table:table-cell office:value-type="float" office:value="-713.380114744311" calcext:value-type="float">
            <text:p>-713.380114744311</text:p>
          </table:table-cell>
          <table:table-cell office:value-type="float" office:value="3451.39190884605" calcext:value-type="float">
            <text:p>3451.39190884605</text:p>
          </table:table-cell>
          <table:table-cell office:value-type="float" office:value="-0.0691512518628365" calcext:value-type="float">
            <text:p>-0.0691512518628365</text:p>
          </table:table-cell>
        </table:table-row>
        <table:table-row table:style-name="ro1">
          <table:table-cell office:value-type="float" office:value="-708.567637236369" calcext:value-type="float">
            <text:p>-708.567637236369</text:p>
          </table:table-cell>
          <table:table-cell office:value-type="float" office:value="3512.01277901145" calcext:value-type="float">
            <text:p>3512.01277901145</text:p>
          </table:table-cell>
          <table:table-cell office:value-type="float" office:value="-0.105387023434884" calcext:value-type="float">
            <text:p>-0.105387023434884</text:p>
          </table:table-cell>
        </table:table-row>
        <table:table-row table:style-name="ro1">
          <table:table-cell office:value-type="float" office:value="-703.755159728424" calcext:value-type="float">
            <text:p>-703.755159728424</text:p>
          </table:table-cell>
          <table:table-cell office:value-type="float" office:value="3572.63364917685" calcext:value-type="float">
            <text:p>3572.63364917685</text:p>
          </table:table-cell>
          <table:table-cell office:value-type="float" office:value="-0.141622795006931" calcext:value-type="float">
            <text:p>-0.141622795006931</text:p>
          </table:table-cell>
        </table:table-row>
        <table:table-row table:style-name="ro1">
          <table:table-cell office:value-type="float" office:value="-762.25340982958" calcext:value-type="float">
            <text:p>-762.25340982958</text:p>
          </table:table-cell>
          <table:table-cell office:value-type="float" office:value="3478.70571700848" calcext:value-type="float">
            <text:p>3478.70571700848</text:p>
          </table:table-cell>
          <table:table-cell office:value-type="float" office:value="-0.122911296059048" calcext:value-type="float">
            <text:p>-0.122911296059048</text:p>
          </table:table-cell>
        </table:table-row>
        <table:table-row table:style-name="ro1">
          <table:table-cell office:value-type="float" office:value="-757.440932321637" calcext:value-type="float">
            <text:p>-757.440932321637</text:p>
          </table:table-cell>
          <table:table-cell office:value-type="float" office:value="3539.32658717388" calcext:value-type="float">
            <text:p>3539.32658717388</text:p>
          </table:table-cell>
          <table:table-cell office:value-type="float" office:value="-0.159147067631095" calcext:value-type="float">
            <text:p>-0.159147067631095</text:p>
          </table:table-cell>
        </table:table-row>
        <table:table-row table:style-name="ro1">
          <table:table-cell office:value-type="float" office:value="-811.126704914849" calcext:value-type="float">
            <text:p>-811.126704914849</text:p>
          </table:table-cell>
          <table:table-cell office:value-type="float" office:value="3506.01952517091" calcext:value-type="float">
            <text:p>3506.01952517091</text:p>
          </table:table-cell>
          <table:table-cell office:value-type="float" office:value="-0.17667134025526" calcext:value-type="float">
            <text:p>-0.17667134025526</text:p>
          </table:table-cell>
        </table:table-row>
        <table:table-row table:style-name="ro1">
          <table:table-cell office:value-type="float" office:value="-762.25340982958" calcext:value-type="float">
            <text:p>-762.25340982958</text:p>
          </table:table-cell>
          <table:table-cell office:value-type="float" office:value="3400.9279392307" calcext:value-type="float">
            <text:p>3400.9279392307</text:p>
          </table:table-cell>
          <table:table-cell office:value-type="float" office:value="-0.0532530053330298" calcext:value-type="float">
            <text:p>-0.0532530053330298</text:p>
          </table:table-cell>
        </table:table-row>
        <table:table-row table:style-name="ro1">
          <table:table-cell office:value-type="float" office:value="-811.126704914849" calcext:value-type="float">
            <text:p>-811.126704914849</text:p>
          </table:table-cell>
          <table:table-cell office:value-type="float" office:value="3428.24174739313" calcext:value-type="float">
            <text:p>3428.24174739313</text:p>
          </table:table-cell>
          <table:table-cell office:value-type="float" office:value="-0.107013049529241" calcext:value-type="float">
            <text:p>-0.107013049529241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3455.55555555556" calcext:value-type="float">
            <text:p>3455.55555555556</text:p>
          </table:table-cell>
          <table:table-cell office:value-type="float" office:value="-0.160773093725453" calcext:value-type="float">
            <text:p>-0.160773093725453</text:p>
          </table:table-cell>
        </table:table-row>
        <table:table-row table:style-name="ro1">
          <table:table-cell office:value-type="float" office:value="-811.126704914849" calcext:value-type="float">
            <text:p>-811.126704914849</text:p>
          </table:table-cell>
          <table:table-cell office:value-type="float" office:value="3350.46396961535" calcext:value-type="float">
            <text:p>3350.46396961535</text:p>
          </table:table-cell>
          <table:table-cell office:value-type="float" office:value="-0.037354758803223" calcext:value-type="float">
            <text:p>-0.037354758803223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3377.77777777778" calcext:value-type="float">
            <text:p>3377.77777777778</text:p>
          </table:table-cell>
          <table:table-cell office:value-type="float" office:value="-0.0911148029994346" calcext:value-type="float">
            <text:p>-0.091114802999434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3300" calcext:value-type="float">
            <text:p>3300</text:p>
          </table:table-cell>
          <table:table-cell office:value-type="float" office:value="-0.0214565122734162" calcext:value-type="float">
            <text:p>-0.0214565122734162</text:p>
          </table:table-cell>
        </table:table-row>
        <table:table-row table:style-name="ro1">
          <table:table-cell office:value-type="float" office:value="-642.210695894522" calcext:value-type="float">
            <text:p>-642.210695894522</text:p>
          </table:table-cell>
          <table:table-cell office:value-type="float" office:value="3811.27178552834" calcext:value-type="float">
            <text:p>3811.27178552834</text:p>
          </table:table-cell>
          <table:table-cell office:value-type="float" office:value="0.0725217872090893" calcext:value-type="float">
            <text:p>0.0725217872090893</text:p>
          </table:table-cell>
        </table:table-row>
        <table:table-row table:style-name="ro1">
          <table:table-cell office:value-type="float" office:value="-574.575112218513" calcext:value-type="float">
            <text:p>-574.575112218513</text:p>
          </table:table-cell>
          <table:table-cell office:value-type="float" office:value="3794.18496229005" calcext:value-type="float">
            <text:p>3794.18496229005</text:p>
          </table:table-cell>
          <table:table-cell office:value-type="float" office:value="0.120179517240487" calcext:value-type="float">
            <text:p>0.120179517240487</text:p>
          </table:table-cell>
        </table:table-row>
        <table:table-row table:style-name="ro1">
          <table:table-cell office:value-type="float" office:value="-506.939528542504" calcext:value-type="float">
            <text:p>-506.939528542504</text:p>
          </table:table-cell>
          <table:table-cell office:value-type="float" office:value="3777.09813905176" calcext:value-type="float">
            <text:p>3777.09813905176</text:p>
          </table:table-cell>
          <table:table-cell office:value-type="float" office:value="0.167837247271885" calcext:value-type="float">
            <text:p>0.167837247271885</text:p>
          </table:table-cell>
        </table:table-row>
        <table:table-row table:style-name="ro1">
          <table:table-cell office:value-type="float" office:value="-612.520522057366" calcext:value-type="float">
            <text:p>-612.520522057366</text:p>
          </table:table-cell>
          <table:table-cell office:value-type="float" office:value="3868.48558260613" calcext:value-type="float">
            <text:p>3868.48558260613</text:p>
          </table:table-cell>
          <table:table-cell office:value-type="float" office:value="0.350069874162507" calcext:value-type="float">
            <text:p>0.350069874162507</text:p>
          </table:table-cell>
        </table:table-row>
        <table:table-row table:style-name="ro1">
          <table:table-cell office:value-type="float" office:value="-544.884938381358" calcext:value-type="float">
            <text:p>-544.884938381358</text:p>
          </table:table-cell>
          <table:table-cell office:value-type="float" office:value="3851.39875936784" calcext:value-type="float">
            <text:p>3851.39875936784</text:p>
          </table:table-cell>
          <table:table-cell office:value-type="float" office:value="0.397727604193905" calcext:value-type="float">
            <text:p>0.397727604193905</text:p>
          </table:table-cell>
        </table:table-row>
        <table:table-row table:style-name="ro1">
          <table:table-cell office:value-type="float" office:value="-582.830348220211" calcext:value-type="float">
            <text:p>-582.830348220211</text:p>
          </table:table-cell>
          <table:table-cell office:value-type="float" office:value="3925.69937968392" calcext:value-type="float">
            <text:p>3925.69937968392</text:p>
          </table:table-cell>
          <table:table-cell office:value-type="float" office:value="0.627617961115925" calcext:value-type="float">
            <text:p>0.627617961115925</text:p>
          </table:table-cell>
        </table:table-row>
        <table:table-row table:style-name="ro1">
          <table:table-cell office:value-type="float" office:value="-638.576163444505" calcext:value-type="float">
            <text:p>-638.576163444505</text:p>
          </table:table-cell>
          <table:table-cell office:value-type="float" office:value="3746.23708905355" calcext:value-type="float">
            <text:p>3746.23708905355</text:p>
          </table:table-cell>
          <table:table-cell office:value-type="float" office:value="0.00494757929019955" calcext:value-type="float">
            <text:p>0.00494757929019955</text:p>
          </table:table-cell>
        </table:table-row>
        <table:table-row table:style-name="ro1">
          <table:table-cell office:value-type="float" office:value="-634.941630994489" calcext:value-type="float">
            <text:p>-634.941630994489</text:p>
          </table:table-cell>
          <table:table-cell office:value-type="float" office:value="3681.20239257876" calcext:value-type="float">
            <text:p>3681.20239257876</text:p>
          </table:table-cell>
          <table:table-cell office:value-type="float" office:value="-0.0626266286286902" calcext:value-type="float">
            <text:p>-0.0626266286286902</text:p>
          </table:table-cell>
        </table:table-row>
        <table:table-row table:style-name="ro1">
          <table:table-cell office:value-type="float" office:value="-570.940579768496" calcext:value-type="float">
            <text:p>-570.940579768496</text:p>
          </table:table-cell>
          <table:table-cell office:value-type="float" office:value="3729.15026581526" calcext:value-type="float">
            <text:p>3729.15026581526</text:p>
          </table:table-cell>
          <table:table-cell office:value-type="float" office:value="0.0526053093215972" calcext:value-type="float">
            <text:p>0.0526053093215972</text:p>
          </table:table-cell>
        </table:table-row>
        <table:table-row table:style-name="ro1">
          <table:table-cell office:value-type="float" office:value="-449.631521767962" calcext:value-type="float">
            <text:p>-449.631521767962</text:p>
          </table:table-cell>
          <table:table-cell office:value-type="float" office:value="3851.39875936784" calcext:value-type="float">
            <text:p>3851.39875936784</text:p>
          </table:table-cell>
          <table:table-cell office:value-type="float" office:value="0.549499991328779" calcext:value-type="float">
            <text:p>0.549499991328779</text:p>
          </table:table-cell>
        </table:table-row>
        <table:table-row table:style-name="ro1">
          <table:table-cell office:value-type="float" office:value="-392.32351499342" calcext:value-type="float">
            <text:p>-392.32351499342</text:p>
          </table:table-cell>
          <table:table-cell office:value-type="float" office:value="3925.69937968392" calcext:value-type="float">
            <text:p>3925.69937968392</text:p>
          </table:table-cell>
          <table:table-cell office:value-type="float" office:value="0.931162735385672" calcext:value-type="float">
            <text:p>0.931162735385672</text:p>
          </table:table-cell>
        </table:table-row>
        <table:table-row table:style-name="ro1">
          <table:table-cell office:value-type="float" office:value="-335.015508218878" calcext:value-type="float">
            <text:p>-335.015508218878</text:p>
          </table:table-cell>
          <table:table-cell office:value-type="float" office:value="4000" calcext:value-type="float">
            <text:p>4000</text:p>
          </table:table-cell>
          <table:table-cell office:value-type="float" office:value="1.31282547944257" calcext:value-type="float">
            <text:p>1.31282547944257</text:p>
          </table:table-cell>
        </table:table-row>
        <table:table-row table:style-name="ro1">
          <table:table-cell office:value-type="float" office:value="-487.576931606815" calcext:value-type="float">
            <text:p>-487.576931606815</text:p>
          </table:table-cell>
          <table:table-cell office:value-type="float" office:value="3925.69937968392" calcext:value-type="float">
            <text:p>3925.69937968392</text:p>
          </table:table-cell>
          <table:table-cell office:value-type="float" office:value="0.779390348250798" calcext:value-type="float">
            <text:p>0.779390348250798</text:p>
          </table:table-cell>
        </table:table-row>
        <table:table-row table:style-name="ro1">
          <table:table-cell office:value-type="float" office:value="-430.268924832273" calcext:value-type="float">
            <text:p>-430.268924832273</text:p>
          </table:table-cell>
          <table:table-cell office:value-type="float" office:value="4000" calcext:value-type="float">
            <text:p>4000</text:p>
          </table:table-cell>
          <table:table-cell office:value-type="float" office:value="1.16105309230769" calcext:value-type="float">
            <text:p>1.16105309230769</text:p>
          </table:table-cell>
        </table:table-row>
        <table:table-row table:style-name="ro1">
          <table:table-cell office:value-type="float" office:value="-525.522341445669" calcext:value-type="float">
            <text:p>-525.522341445669</text:p>
          </table:table-cell>
          <table:table-cell office:value-type="float" office:value="4000" calcext:value-type="float">
            <text:p>4000</text:p>
          </table:table-cell>
          <table:table-cell office:value-type="float" office:value="1.00928070517282" calcext:value-type="float">
            <text:p>1.00928070517282</text:p>
          </table:table-cell>
        </table:table-row>
        <table:table-row table:style-name="ro1">
          <table:table-cell office:value-type="float" office:value="-642.076467813284" calcext:value-type="float">
            <text:p>-642.076467813284</text:p>
          </table:table-cell>
          <table:table-cell office:value-type="float" office:value="3472.44979387839" calcext:value-type="float">
            <text:p>3472.44979387839</text:p>
          </table:table-cell>
          <table:table-cell office:value-type="float" office:value="-0.0614285855696046" calcext:value-type="float">
            <text:p>-0.0614285855696046</text:p>
          </table:table-cell>
        </table:table-row>
        <table:table-row table:style-name="ro1">
          <table:table-cell office:value-type="float" office:value="-570.772820882256" calcext:value-type="float">
            <text:p>-570.772820882256</text:p>
          </table:table-cell>
          <table:table-cell office:value-type="float" office:value="3493.50767891072" calcext:value-type="float">
            <text:p>3493.50767891072</text:p>
          </table:table-cell>
          <table:table-cell office:value-type="float" office:value="-0.0537059192763726" calcext:value-type="float">
            <text:p>-0.0537059192763726</text:p>
          </table:table-cell>
        </table:table-row>
        <table:table-row table:style-name="ro1">
          <table:table-cell office:value-type="float" office:value="-499.469173951228" calcext:value-type="float">
            <text:p>-499.469173951228</text:p>
          </table:table-cell>
          <table:table-cell office:value-type="float" office:value="3514.56556394306" calcext:value-type="float">
            <text:p>3514.56556394306</text:p>
          </table:table-cell>
          <table:table-cell office:value-type="float" office:value="-0.0459832529831407" calcext:value-type="float">
            <text:p>-0.0459832529831407</text:p>
          </table:table-cell>
        </table:table-row>
        <table:table-row table:style-name="ro1">
          <table:table-cell office:value-type="float" office:value="-637.26399030534" calcext:value-type="float">
            <text:p>-637.26399030534</text:p>
          </table:table-cell>
          <table:table-cell office:value-type="float" office:value="3533.07066404379" calcext:value-type="float">
            <text:p>3533.07066404379</text:p>
          </table:table-cell>
          <table:table-cell office:value-type="float" office:value="-0.0976643571416516" calcext:value-type="float">
            <text:p>-0.0976643571416516</text:p>
          </table:table-cell>
        </table:table-row>
        <table:table-row table:style-name="ro1">
          <table:table-cell office:value-type="float" office:value="-565.960343374312" calcext:value-type="float">
            <text:p>-565.960343374312</text:p>
          </table:table-cell>
          <table:table-cell office:value-type="float" office:value="3554.12854907612" calcext:value-type="float">
            <text:p>3554.12854907612</text:p>
          </table:table-cell>
          <table:table-cell office:value-type="float" office:value="-0.0899416908484196" calcext:value-type="float">
            <text:p>-0.0899416908484196</text:p>
          </table:table-cell>
        </table:table-row>
        <table:table-row table:style-name="ro1">
          <table:table-cell office:value-type="float" office:value="-632.451512797397" calcext:value-type="float">
            <text:p>-632.451512797397</text:p>
          </table:table-cell>
          <table:table-cell office:value-type="float" office:value="3593.69153420919" calcext:value-type="float">
            <text:p>3593.69153420919</text:p>
          </table:table-cell>
          <table:table-cell office:value-type="float" office:value="-0.133900128713699" calcext:value-type="float">
            <text:p>-0.133900128713699</text:p>
          </table:table-cell>
        </table:table-row>
        <table:table-row table:style-name="ro1">
          <table:table-cell office:value-type="float" office:value="-568.450461571405" calcext:value-type="float">
            <text:p>-568.450461571405</text:p>
          </table:table-cell>
          <table:table-cell office:value-type="float" office:value="3641.63940744569" calcext:value-type="float">
            <text:p>3641.63940744569</text:p>
          </table:table-cell>
          <table:table-cell office:value-type="float" office:value="-0.0186681907634112" calcext:value-type="float">
            <text:p>-0.0186681907634112</text:p>
          </table:table-cell>
        </table:table-row>
        <table:table-row table:style-name="ro1">
          <table:table-cell office:value-type="float" office:value="-501.95929214832" calcext:value-type="float">
            <text:p>-501.95929214832</text:p>
          </table:table-cell>
          <table:table-cell office:value-type="float" office:value="3602.07642231263" calcext:value-type="float">
            <text:p>3602.07642231263</text:p>
          </table:table-cell>
          <table:table-cell office:value-type="float" office:value="0.0252902471018677" calcext:value-type="float">
            <text:p>0.0252902471018677</text:p>
          </table:table-cell>
        </table:table-row>
        <table:table-row table:style-name="ro1">
          <table:table-cell office:value-type="float" office:value="-504.449410345412" calcext:value-type="float">
            <text:p>-504.449410345412</text:p>
          </table:table-cell>
          <table:table-cell office:value-type="float" office:value="3689.58728068219" calcext:value-type="float">
            <text:p>3689.58728068219</text:p>
          </table:table-cell>
          <table:table-cell office:value-type="float" office:value="0.0965637471868761" calcext:value-type="float">
            <text:p>0.0965637471868761</text:p>
          </table:table-cell>
        </table:table-row>
        <table:table-row table:style-name="ro1">
          <table:table-cell office:value-type="float" office:value="489.330608296255" calcext:value-type="float">
            <text:p>489.330608296255</text:p>
          </table:table-cell>
          <table:table-cell office:value-type="float" office:value="3791.28843075638" calcext:value-type="float">
            <text:p>3791.28843075638</text:p>
          </table:table-cell>
          <table:table-cell office:value-type="float" office:value="0.0708780689490548" calcext:value-type="float">
            <text:p>0.0708780689490548</text:p>
          </table:table-cell>
        </table:table-row>
        <table:table-row table:style-name="ro1">
          <table:table-cell office:value-type="float" office:value="533.252761606879" calcext:value-type="float">
            <text:p>533.252761606879</text:p>
          </table:table-cell>
          <table:table-cell office:value-type="float" office:value="3860.85895383759" calcext:value-type="float">
            <text:p>3860.85895383759</text:p>
          </table:table-cell>
          <table:table-cell office:value-type="float" office:value="3.03892154203338" calcext:value-type="float">
            <text:p>3.03892154203338</text:p>
          </table:table-cell>
        </table:table-row>
        <table:table-row table:style-name="ro1">
          <table:table-cell office:value-type="float" office:value="577.174914917504" calcext:value-type="float">
            <text:p>577.174914917504</text:p>
          </table:table-cell>
          <table:table-cell office:value-type="float" office:value="3930.42947691879" calcext:value-type="float">
            <text:p>3930.42947691879</text:p>
          </table:table-cell>
          <table:table-cell office:value-type="float" office:value="6.00696501511771" calcext:value-type="float">
            <text:p>6.00696501511771</text:p>
          </table:table-cell>
        </table:table-row>
        <table:table-row table:style-name="ro1">
          <table:table-cell office:value-type="float" office:value="621.097068228128" calcext:value-type="float">
            <text:p>621.097068228128</text:p>
          </table:table-cell>
          <table:table-cell office:value-type="float" office:value="4000" calcext:value-type="float">
            <text:p>4000</text:p>
          </table:table-cell>
          <table:table-cell office:value-type="float" office:value="8.97500848820204" calcext:value-type="float">
            <text:p>8.97500848820204</text:p>
          </table:table-cell>
        </table:table-row>
        <table:table-row table:style-name="ro1">
          <table:table-cell office:value-type="float" office:value="437.852981160636" calcext:value-type="float">
            <text:p>437.852981160636</text:p>
          </table:table-cell>
          <table:table-cell office:value-type="float" office:value="3860.85895383759" calcext:value-type="float">
            <text:p>3860.85895383759</text:p>
          </table:table-cell>
          <table:table-cell office:value-type="float" office:value="1.22396276629598" calcext:value-type="float">
            <text:p>1.22396276629598</text:p>
          </table:table-cell>
        </table:table-row>
        <table:table-row table:style-name="ro1">
          <table:table-cell office:value-type="float" office:value="481.77513447126" calcext:value-type="float">
            <text:p>481.77513447126</text:p>
          </table:table-cell>
          <table:table-cell office:value-type="float" office:value="3930.42947691879" calcext:value-type="float">
            <text:p>3930.42947691879</text:p>
          </table:table-cell>
          <table:table-cell office:value-type="float" office:value="4.19200623938031" calcext:value-type="float">
            <text:p>4.19200623938031</text:p>
          </table:table-cell>
        </table:table-row>
        <table:table-row table:style-name="ro1">
          <table:table-cell office:value-type="float" office:value="525.697287781884" calcext:value-type="float">
            <text:p>525.697287781884</text:p>
          </table:table-cell>
          <table:table-cell office:value-type="float" office:value="4000" calcext:value-type="float">
            <text:p>4000</text:p>
          </table:table-cell>
          <table:table-cell office:value-type="float" office:value="7.16004971246464" calcext:value-type="float">
            <text:p>7.16004971246464</text:p>
          </table:table-cell>
        </table:table-row>
        <table:table-row table:style-name="ro1">
          <table:table-cell office:value-type="float" office:value="386.375354025017" calcext:value-type="float">
            <text:p>386.375354025017</text:p>
          </table:table-cell>
          <table:table-cell office:value-type="float" office:value="3930.42947691879" calcext:value-type="float">
            <text:p>3930.42947691879</text:p>
          </table:table-cell>
          <table:table-cell office:value-type="float" office:value="2.37704746364291" calcext:value-type="float">
            <text:p>2.37704746364291</text:p>
          </table:table-cell>
        </table:table-row>
        <table:table-row table:style-name="ro1">
          <table:table-cell office:value-type="float" office:value="430.297507335641" calcext:value-type="float">
            <text:p>430.297507335641</text:p>
          </table:table-cell>
          <table:table-cell office:value-type="float" office:value="4000" calcext:value-type="float">
            <text:p>4000</text:p>
          </table:table-cell>
          <table:table-cell office:value-type="float" office:value="5.34509093672724" calcext:value-type="float">
            <text:p>5.34509093672724</text:p>
          </table:table-cell>
        </table:table-row>
        <table:table-row table:style-name="ro1">
          <table:table-cell office:value-type="float" office:value="334.897726889399" calcext:value-type="float">
            <text:p>334.897726889399</text:p>
          </table:table-cell>
          <table:table-cell office:value-type="float" office:value="4000" calcext:value-type="float">
            <text:p>4000</text:p>
          </table:table-cell>
          <table:table-cell office:value-type="float" office:value="3.53013216098984" calcext:value-type="float">
            <text:p>3.53013216098984</text:p>
          </table:table-cell>
        </table:table-row>
        <table:table-row table:style-name="ro1">
          <table:table-cell office:value-type="float" office:value="702.199344343174" calcext:value-type="float">
            <text:p>702.199344343174</text:p>
          </table:table-cell>
          <table:table-cell office:value-type="float" office:value="3829.77148721721" calcext:value-type="float">
            <text:p>3829.77148721721</text:p>
          </table:table-cell>
          <table:table-cell office:value-type="float" office:value="5.577354977971" calcext:value-type="float">
            <text:p>5.577354977971</text:p>
          </table:table-cell>
        </table:table-row>
        <table:table-row table:style-name="ro1">
          <table:table-cell office:value-type="float" office:value="754.799562895397" calcext:value-type="float">
            <text:p>754.799562895397</text:p>
          </table:table-cell>
          <table:table-cell office:value-type="float" office:value="3886.51432481148" calcext:value-type="float">
            <text:p>3886.51432481148</text:p>
          </table:table-cell>
          <table:table-cell office:value-type="float" office:value="9.18473359062095" calcext:value-type="float">
            <text:p>9.18473359062095</text:p>
          </table:table-cell>
        </table:table-row>
        <table:table-row table:style-name="ro1">
          <table:table-cell office:value-type="float" office:value="807.399781447619" calcext:value-type="float">
            <text:p>807.399781447619</text:p>
          </table:table-cell>
          <table:table-cell office:value-type="float" office:value="3943.25716240574" calcext:value-type="float">
            <text:p>3943.25716240574</text:p>
          </table:table-cell>
          <table:table-cell office:value-type="float" office:value="12.7921122032709" calcext:value-type="float">
            <text:p>12.7921122032709</text:p>
          </table:table-cell>
        </table:table-row>
        <table:table-row table:style-name="ro1">
          <table:table-cell office:value-type="float" office:value="859.999999999841" calcext:value-type="float">
            <text:p>859.999999999841</text:p>
          </table:table-cell>
          <table:table-cell office:value-type="float" office:value="4000" calcext:value-type="float">
            <text:p>4000</text:p>
          </table:table-cell>
          <table:table-cell office:value-type="float" office:value="16.3994908159208" calcext:value-type="float">
            <text:p>16.3994908159208</text:p>
          </table:table-cell>
        </table:table-row>
        <table:table-row table:style-name="ro1">
          <table:table-cell office:value-type="float" office:value="675.165252304826" calcext:value-type="float">
            <text:p>675.165252304826</text:p>
          </table:table-cell>
          <table:table-cell office:value-type="float" office:value="3886.51432481148" calcext:value-type="float">
            <text:p>3886.51432481148</text:p>
          </table:table-cell>
          <table:table-cell office:value-type="float" office:value="6.70990614804802" calcext:value-type="float">
            <text:p>6.70990614804802</text:p>
          </table:table-cell>
        </table:table-row>
        <table:table-row table:style-name="ro1">
          <table:table-cell office:value-type="float" office:value="727.765470857047" calcext:value-type="float">
            <text:p>727.765470857047</text:p>
          </table:table-cell>
          <table:table-cell office:value-type="float" office:value="3943.25716240574" calcext:value-type="float">
            <text:p>3943.25716240574</text:p>
          </table:table-cell>
          <table:table-cell office:value-type="float" office:value="10.317284760698" calcext:value-type="float">
            <text:p>10.317284760698</text:p>
          </table:table-cell>
        </table:table-row>
        <table:table-row table:style-name="ro1">
          <table:table-cell office:value-type="float" office:value="780.36568940927" calcext:value-type="float">
            <text:p>780.36568940927</text:p>
          </table:table-cell>
          <table:table-cell office:value-type="float" office:value="4000" calcext:value-type="float">
            <text:p>4000</text:p>
          </table:table-cell>
          <table:table-cell office:value-type="float" office:value="13.9246633733479" calcext:value-type="float">
            <text:p>13.9246633733479</text:p>
          </table:table-cell>
        </table:table-row>
        <table:table-row table:style-name="ro1">
          <table:table-cell office:value-type="float" office:value="648.131160266477" calcext:value-type="float">
            <text:p>648.131160266477</text:p>
          </table:table-cell>
          <table:table-cell office:value-type="float" office:value="3943.25716240574" calcext:value-type="float">
            <text:p>3943.25716240574</text:p>
          </table:table-cell>
          <table:table-cell office:value-type="float" office:value="7.84245731812503" calcext:value-type="float">
            <text:p>7.84245731812503</text:p>
          </table:table-cell>
        </table:table-row>
        <table:table-row table:style-name="ro1">
          <table:table-cell office:value-type="float" office:value="700.731378818699" calcext:value-type="float">
            <text:p>700.731378818699</text:p>
          </table:table-cell>
          <table:table-cell office:value-type="float" office:value="4000" calcext:value-type="float">
            <text:p>4000</text:p>
          </table:table-cell>
          <table:table-cell office:value-type="float" office:value="11.449835930775" calcext:value-type="float">
            <text:p>11.449835930775</text:p>
          </table:table-cell>
        </table:table-row>
        <table:table-row table:style-name="ro1">
          <table:table-cell office:value-type="float" office:value="631.243098994202" calcext:value-type="float">
            <text:p>631.243098994202</text:p>
          </table:table-cell>
          <table:table-cell office:value-type="float" office:value="3816.94380173027" calcext:value-type="float">
            <text:p>3816.94380173027</text:p>
          </table:table-cell>
          <table:table-cell office:value-type="float" office:value="3.74186267496369" calcext:value-type="float">
            <text:p>3.74186267496369</text:p>
          </table:table-cell>
        </table:table-row>
        <table:table-row table:style-name="ro1">
          <table:table-cell office:value-type="float" office:value="604.209006955853" calcext:value-type="float">
            <text:p>604.209006955853</text:p>
          </table:table-cell>
          <table:table-cell office:value-type="float" office:value="3873.68663932453" calcext:value-type="float">
            <text:p>3873.68663932453</text:p>
          </table:table-cell>
          <table:table-cell office:value-type="float" office:value="4.8744138450407" calcext:value-type="float">
            <text:p>4.8744138450407</text:p>
          </table:table-cell>
        </table:table-row>
        <table:table-row table:style-name="ro1">
          <table:table-cell office:value-type="float" office:value="560.286853645228" calcext:value-type="float">
            <text:p>560.286853645228</text:p>
          </table:table-cell>
          <table:table-cell office:value-type="float" office:value="3804.11611624332" calcext:value-type="float">
            <text:p>3804.11611624332</text:p>
          </table:table-cell>
          <table:table-cell office:value-type="float" office:value="1.90637037195637" calcext:value-type="float">
            <text:p>1.90637037195637</text:p>
          </table:table-cell>
        </table:table-row>
        <table:table-row table:style-name="ro1">
          <table:table-cell office:value-type="float" office:value="-296.977271685074" calcext:value-type="float">
            <text:p>-296.977271685074</text:p>
          </table:table-cell>
          <table:table-cell office:value-type="float" office:value="3882.85603176587" calcext:value-type="float">
            <text:p>3882.85603176587</text:p>
          </table:table-cell>
          <table:table-cell office:value-type="float" office:value="0.709714681625814" calcext:value-type="float">
            <text:p>0.709714681625814</text:p>
          </table:table-cell>
        </table:table-row>
        <table:table-row table:style-name="ro1">
          <table:table-cell office:value-type="float" office:value="-258.939035151271" calcext:value-type="float">
            <text:p>-258.939035151271</text:p>
          </table:table-cell>
          <table:table-cell office:value-type="float" office:value="3765.71206353174" calcext:value-type="float">
            <text:p>3765.71206353174</text:p>
          </table:table-cell>
          <table:table-cell office:value-type="float" office:value="0.106603883809062" calcext:value-type="float">
            <text:p>0.106603883809062</text:p>
          </table:table-cell>
        </table:table-row>
        <table:table-row table:style-name="ro1">
          <table:table-cell office:value-type="float" office:value="-220.900798617467" calcext:value-type="float">
            <text:p>-220.900798617467</text:p>
          </table:table-cell>
          <table:table-cell office:value-type="float" office:value="3648.56809529761" calcext:value-type="float">
            <text:p>3648.56809529761</text:p>
          </table:table-cell>
          <table:table-cell office:value-type="float" office:value="-0.496506914007691" calcext:value-type="float">
            <text:p>-0.496506914007691</text:p>
          </table:table-cell>
        </table:table-row>
        <table:table-row table:style-name="ro1">
          <table:table-cell office:value-type="float" office:value="-224.299495051918" calcext:value-type="float">
            <text:p>-224.299495051918</text:p>
          </table:table-cell>
          <table:table-cell office:value-type="float" office:value="4000" calcext:value-type="float">
            <text:p>4000</text:p>
          </table:table-cell>
          <table:table-cell office:value-type="float" office:value="1.63208689450116" calcext:value-type="float">
            <text:p>1.63208689450116</text:p>
          </table:table-cell>
        </table:table-row>
        <table:table-row table:style-name="ro1">
          <table:table-cell office:value-type="float" office:value="-186.261258518114" calcext:value-type="float">
            <text:p>-186.261258518114</text:p>
          </table:table-cell>
          <table:table-cell office:value-type="float" office:value="3882.85603176587" calcext:value-type="float">
            <text:p>3882.85603176587</text:p>
          </table:table-cell>
          <table:table-cell office:value-type="float" office:value="1.0289760966844" calcext:value-type="float">
            <text:p>1.0289760966844</text:p>
          </table:table-cell>
        </table:table-row>
        <table:table-row table:style-name="ro1">
          <table:table-cell office:value-type="float" office:value="-148.223021984311" calcext:value-type="float">
            <text:p>-148.223021984311</text:p>
          </table:table-cell>
          <table:table-cell office:value-type="float" office:value="3765.71206353174" calcext:value-type="float">
            <text:p>3765.71206353174</text:p>
          </table:table-cell>
          <table:table-cell office:value-type="float" office:value="0.425865298867651" calcext:value-type="float">
            <text:p>0.425865298867651</text:p>
          </table:table-cell>
        </table:table-row>
        <table:table-row table:style-name="ro1">
          <table:table-cell office:value-type="float" office:value="-113.583481884957" calcext:value-type="float">
            <text:p>-113.583481884957</text:p>
          </table:table-cell>
          <table:table-cell office:value-type="float" office:value="4000" calcext:value-type="float">
            <text:p>4000</text:p>
          </table:table-cell>
          <table:table-cell office:value-type="float" office:value="1.95134830955975" calcext:value-type="float">
            <text:p>1.95134830955975</text:p>
          </table:table-cell>
        </table:table-row>
        <table:table-row table:style-name="ro1">
          <table:table-cell office:value-type="float" office:value="-75.5452453511536" calcext:value-type="float">
            <text:p>-75.5452453511536</text:p>
          </table:table-cell>
          <table:table-cell office:value-type="float" office:value="3882.85603176587" calcext:value-type="float">
            <text:p>3882.85603176587</text:p>
          </table:table-cell>
          <table:table-cell office:value-type="float" office:value="1.34823751174299" calcext:value-type="float">
            <text:p>1.34823751174299</text:p>
          </table:table-cell>
        </table:table-row>
        <table:table-row table:style-name="ro1">
          <table:table-cell office:value-type="float" office:value="-2.86746871799659" calcext:value-type="float">
            <text:p>-2.86746871799659</text:p>
          </table:table-cell>
          <table:table-cell office:value-type="float" office:value="4000" calcext:value-type="float">
            <text:p>4000</text:p>
          </table:table-cell>
          <table:table-cell office:value-type="float" office:value="2.27060972461834" calcext:value-type="float">
            <text:p>2.27060972461834</text:p>
          </table:table-cell>
        </table:table-row>
        <table:table-row table:style-name="ro1">
          <table:table-cell office:value-type="float" office:value="-411.593285234158" calcext:value-type="float">
            <text:p>-411.593285234158</text:p>
          </table:table-cell>
          <table:table-cell office:value-type="float" office:value="3734.25479113371" calcext:value-type="float">
            <text:p>3734.25479113371</text:p>
          </table:table-cell>
          <table:table-cell office:value-type="float" office:value="-0.0536108064879738" calcext:value-type="float">
            <text:p>-0.0536108064879738</text:p>
          </table:table-cell>
        </table:table-row>
        <table:table-row table:style-name="ro1">
          <table:table-cell office:value-type="float" office:value="-316.247041925813" calcext:value-type="float">
            <text:p>-316.247041925813</text:p>
          </table:table-cell>
          <table:table-cell office:value-type="float" office:value="3691.41144321566" calcext:value-type="float">
            <text:p>3691.41144321566</text:p>
          </table:table-cell>
          <table:table-cell office:value-type="float" office:value="-0.275058860247832" calcext:value-type="float">
            <text:p>-0.275058860247832</text:p>
          </table:table-cell>
        </table:table-row>
        <table:table-row table:style-name="ro1">
          <table:table-cell office:value-type="float" office:value="-354.285278459616" calcext:value-type="float">
            <text:p>-354.285278459616</text:p>
          </table:table-cell>
          <table:table-cell office:value-type="float" office:value="3808.55541144979" calcext:value-type="float">
            <text:p>3808.55541144979</text:p>
          </table:table-cell>
          <table:table-cell office:value-type="float" office:value="0.32805193756892" calcext:value-type="float">
            <text:p>0.32805193756892</text:p>
          </table:table-cell>
        </table:table-row>
        <table:table-row table:style-name="ro1">
          <table:table-cell office:value-type="float" office:value="-406.613048839974" calcext:value-type="float">
            <text:p>-406.613048839974</text:p>
          </table:table-cell>
          <table:table-cell office:value-type="float" office:value="3559.23307439457" calcext:value-type="float">
            <text:p>3559.23307439457</text:p>
          </table:table-cell>
          <table:table-cell office:value-type="float" office:value="-0.196157806657991" calcext:value-type="float">
            <text:p>-0.196157806657991</text:p>
          </table:table-cell>
        </table:table-row>
        <table:table-row table:style-name="ro1">
          <table:table-cell office:value-type="float" office:value="-313.756923728721" calcext:value-type="float">
            <text:p>-313.756923728721</text:p>
          </table:table-cell>
          <table:table-cell office:value-type="float" office:value="3603.90058484609" calcext:value-type="float">
            <text:p>3603.90058484609</text:p>
          </table:table-cell>
          <table:table-cell office:value-type="float" office:value="-0.346332360332841" calcext:value-type="float">
            <text:p>-0.346332360332841</text:p>
          </table:table-cell>
        </table:table-row>
        <table:table-row table:style-name="ro1">
          <table:table-cell office:value-type="float" office:value="-409.103167037067" calcext:value-type="float">
            <text:p>-409.103167037067</text:p>
          </table:table-cell>
          <table:table-cell office:value-type="float" office:value="3646.74393276414" calcext:value-type="float">
            <text:p>3646.74393276414</text:p>
          </table:table-cell>
          <table:table-cell office:value-type="float" office:value="-0.124884306572982" calcext:value-type="float">
            <text:p>-0.124884306572982</text:p>
          </table:table-cell>
        </table:table-row>
        <table:table-row table:style-name="ro1">
          <table:table-cell office:value-type="float" office:value="222.3093283536" calcext:value-type="float">
            <text:p>222.3093283536</text:p>
          </table:table-cell>
          <table:table-cell office:value-type="float" office:value="4000" calcext:value-type="float">
            <text:p>4000</text:p>
          </table:table-cell>
          <table:table-cell office:value-type="float" office:value="3.110291348866" calcext:value-type="float">
            <text:p>3.110291348866</text:p>
          </table:table-cell>
        </table:table-row>
        <table:table-row table:style-name="ro1">
          <table:table-cell office:value-type="float" office:value="109.720929817802" calcext:value-type="float">
            <text:p>109.720929817802</text:p>
          </table:table-cell>
          <table:table-cell office:value-type="float" office:value="4000" calcext:value-type="float">
            <text:p>4000</text:p>
          </table:table-cell>
          <table:table-cell office:value-type="float" office:value="2.69045053674217" calcext:value-type="float">
            <text:p>2.69045053674217</text:p>
          </table:table-cell>
        </table:table-row>
        <table:table-row table:style-name="ro1">
          <table:table-cell office:value-type="float" office:value="292.229088177841" calcext:value-type="float">
            <text:p>292.229088177841</text:p>
          </table:table-cell>
          <table:table-cell office:value-type="float" office:value="3889.5512874738" calcext:value-type="float">
            <text:p>3889.5512874738</text:p>
          </table:table-cell>
          <table:table-cell office:value-type="float" office:value="2.10799252973099" calcext:value-type="float">
            <text:p>2.10799252973099</text:p>
          </table:table-cell>
        </table:table-row>
        <table:table-row table:style-name="ro1">
          <table:table-cell office:value-type="float" office:value="179.640689642043" calcext:value-type="float">
            <text:p>179.640689642043</text:p>
          </table:table-cell>
          <table:table-cell office:value-type="float" office:value="3889.5512874738" calcext:value-type="float">
            <text:p>3889.5512874738</text:p>
          </table:table-cell>
          <table:table-cell office:value-type="float" office:value="1.68815171760715" calcext:value-type="float">
            <text:p>1.68815171760715</text:p>
          </table:table-cell>
        </table:table-row>
        <table:table-row table:style-name="ro1">
          <table:table-cell office:value-type="float" office:value="67.0522911062439" calcext:value-type="float">
            <text:p>67.0522911062439</text:p>
          </table:table-cell>
          <table:table-cell office:value-type="float" office:value="3889.5512874738" calcext:value-type="float">
            <text:p>3889.5512874738</text:p>
          </table:table-cell>
          <table:table-cell office:value-type="float" office:value="1.26831090548332" calcext:value-type="float">
            <text:p>1.26831090548332</text:p>
          </table:table-cell>
        </table:table-row>
        <table:table-row table:style-name="ro1">
          <table:table-cell office:value-type="float" office:value="249.560449466283" calcext:value-type="float">
            <text:p>249.560449466283</text:p>
          </table:table-cell>
          <table:table-cell office:value-type="float" office:value="3779.10257494759" calcext:value-type="float">
            <text:p>3779.10257494759</text:p>
          </table:table-cell>
          <table:table-cell office:value-type="float" office:value="0.685852898472141" calcext:value-type="float">
            <text:p>0.685852898472141</text:p>
          </table:table-cell>
        </table:table-row>
        <table:table-row table:style-name="ro1">
          <table:table-cell office:value-type="float" office:value="136.972050930485" calcext:value-type="float">
            <text:p>136.972050930485</text:p>
          </table:table-cell>
          <table:table-cell office:value-type="float" office:value="3779.10257494759" calcext:value-type="float">
            <text:p>3779.10257494759</text:p>
          </table:table-cell>
          <table:table-cell office:value-type="float" office:value="0.266012086348307" calcext:value-type="float">
            <text:p>0.266012086348307</text:p>
          </table:table-cell>
        </table:table-row>
        <table:table-row table:style-name="ro1">
          <table:table-cell office:value-type="float" office:value="206.891810754725" calcext:value-type="float">
            <text:p>206.891810754725</text:p>
          </table:table-cell>
          <table:table-cell office:value-type="float" office:value="3668.65386242139" calcext:value-type="float">
            <text:p>3668.65386242139</text:p>
          </table:table-cell>
          <table:table-cell office:value-type="float" office:value="-0.736286732786707" calcext:value-type="float">
            <text:p>-0.736286732786707</text:p>
          </table:table-cell>
        </table:table-row>
        <table:table-row table:style-name="ro1">
          <table:table-cell office:value-type="float" office:value="395.184342449078" calcext:value-type="float">
            <text:p>395.184342449078</text:p>
          </table:table-cell>
          <table:table-cell office:value-type="float" office:value="3750.41024131138" calcext:value-type="float">
            <text:p>3750.41024131138</text:p>
          </table:table-cell>
          <table:table-cell office:value-type="float" office:value="-0.198176864962866" calcext:value-type="float">
            <text:p>-0.198176864962866</text:p>
          </table:table-cell>
        </table:table-row>
        <table:table-row table:style-name="ro1">
          <table:table-cell office:value-type="float" office:value="343.70671531346" calcext:value-type="float">
            <text:p>343.70671531346</text:p>
          </table:table-cell>
          <table:table-cell office:value-type="float" office:value="3819.98076439259" calcext:value-type="float">
            <text:p>3819.98076439259</text:p>
          </table:table-cell>
          <table:table-cell office:value-type="float" office:value="0.954907832384061" calcext:value-type="float">
            <text:p>0.954907832384061</text:p>
          </table:table-cell>
        </table:table-row>
        <table:table-row table:style-name="ro1">
          <table:table-cell office:value-type="float" office:value="301.038076601902" calcext:value-type="float">
            <text:p>301.038076601902</text:p>
          </table:table-cell>
          <table:table-cell office:value-type="float" office:value="3709.53205186639" calcext:value-type="float">
            <text:p>3709.53205186639</text:p>
          </table:table-cell>
          <table:table-cell office:value-type="float" office:value="-0.467231798874786" calcext:value-type="float">
            <text:p>-0.467231798874786</text:p>
          </table:table-cell>
        </table:table-row>
        <table:table-row table:style-name="ro1">
          <table:table-cell office:value-type="float" office:value="-5.62548552691311" calcext:value-type="float">
            <text:p>-5.62548552691311</text:p>
          </table:table-cell>
          <table:table-cell office:value-type="float" office:value="3772.40731923967" calcext:value-type="float">
            <text:p>3772.40731923967</text:p>
          </table:table-cell>
          <table:table-cell office:value-type="float" office:value="0.345938692607979" calcext:value-type="float">
            <text:p>0.345938692607979</text:p>
          </table:table-cell>
        </table:table-row>
        <table:table-row table:style-name="ro1">
          <table:table-cell office:value-type="float" office:value="-78.3032621600701" calcext:value-type="float">
            <text:p>-78.3032621600701</text:p>
          </table:table-cell>
          <table:table-cell office:value-type="float" office:value="3655.26335100553" calcext:value-type="float">
            <text:p>3655.26335100553</text:p>
          </table:table-cell>
          <table:table-cell office:value-type="float" office:value="-0.576433520267363" calcext:value-type="float">
            <text:p>-0.576433520267363</text:p>
          </table:table-cell>
        </table:table-row>
        <table:table-row table:style-name="ro1">
          <table:table-cell office:value-type="float" office:value="64.2942742973278" calcext:value-type="float">
            <text:p>64.2942742973278</text:p>
          </table:table-cell>
          <table:table-cell office:value-type="float" office:value="3661.95860671346" calcext:value-type="float">
            <text:p>3661.95860671346</text:p>
          </table:table-cell>
          <table:table-cell office:value-type="float" office:value="-0.656360126527035" calcext:value-type="float">
            <text:p>-0.656360126527035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3222.22222222222" calcext:value-type="float">
            <text:p>3222.22222222222</text:p>
          </table:table-cell>
          <table:table-cell office:value-type="float" office:value="-0.01705613480926" calcext:value-type="float">
            <text:p>-0.0170561348092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3144.44444444445" calcext:value-type="float">
            <text:p>3144.44444444445</text:p>
          </table:table-cell>
          <table:table-cell office:value-type="float" office:value="-0.0126557573451037" calcext:value-type="float">
            <text:p>-0.0126557573451037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3066.66666666667" calcext:value-type="float">
            <text:p>3066.66666666667</text:p>
          </table:table-cell>
          <table:table-cell office:value-type="float" office:value="-0.0082553798809475" calcext:value-type="float">
            <text:p>-0.0082553798809475</text:p>
          </table:table-cell>
        </table:table-row>
        <table:table-row table:style-name="ro1">
          <table:table-cell office:value-type="float" office:value="-768.994644497025" calcext:value-type="float">
            <text:p>-768.994644497025</text:p>
          </table:table-cell>
          <table:table-cell office:value-type="float" office:value="3278.05013241678" calcext:value-type="float">
            <text:p>3278.05013241678</text:p>
          </table:table-cell>
          <table:table-cell office:value-type="float" office:value="-0.0049254194242187" calcext:value-type="float">
            <text:p>-0.0049254194242187</text:p>
          </table:table-cell>
        </table:table-row>
        <table:table-row table:style-name="ro1">
          <table:table-cell office:value-type="float" office:value="-768.994644497025" calcext:value-type="float">
            <text:p>-768.994644497025</text:p>
          </table:table-cell>
          <table:table-cell office:value-type="float" office:value="3200.272354639" calcext:value-type="float">
            <text:p>3200.272354639</text:p>
          </table:table-cell>
          <table:table-cell office:value-type="float" office:value="-0.000525041960062471" calcext:value-type="float">
            <text:p>-0.000525041960062471</text:p>
          </table:table-cell>
        </table:table-row>
        <table:table-row table:style-name="ro1">
          <table:table-cell office:value-type="float" office:value="-768.994644497025" calcext:value-type="float">
            <text:p>-768.994644497025</text:p>
          </table:table-cell>
          <table:table-cell office:value-type="float" office:value="3122.49457686122" calcext:value-type="float">
            <text:p>3122.49457686122</text:p>
          </table:table-cell>
          <table:table-cell office:value-type="float" office:value="0.00387533550409376" calcext:value-type="float">
            <text:p>0.00387533550409376</text:p>
          </table:table-cell>
        </table:table-row>
        <table:table-row table:style-name="ro1">
          <table:table-cell office:value-type="float" office:value="-677.989288993933" calcext:value-type="float">
            <text:p>-677.989288993933</text:p>
          </table:table-cell>
          <table:table-cell office:value-type="float" office:value="3256.10026483356" calcext:value-type="float">
            <text:p>3256.10026483356</text:p>
          </table:table-cell>
          <table:table-cell office:value-type="float" office:value="0.0116056734249788" calcext:value-type="float">
            <text:p>0.0116056734249788</text:p>
          </table:table-cell>
        </table:table-row>
        <table:table-row table:style-name="ro1">
          <table:table-cell office:value-type="float" office:value="-677.989288993933" calcext:value-type="float">
            <text:p>-677.989288993933</text:p>
          </table:table-cell>
          <table:table-cell office:value-type="float" office:value="3178.32248705578" calcext:value-type="float">
            <text:p>3178.32248705578</text:p>
          </table:table-cell>
          <table:table-cell office:value-type="float" office:value="0.016006050889135" calcext:value-type="float">
            <text:p>0.016006050889135</text:p>
          </table:table-cell>
        </table:table-row>
        <table:table-row table:style-name="ro1">
          <table:table-cell office:value-type="float" office:value="-586.98393349084" calcext:value-type="float">
            <text:p>-586.98393349084</text:p>
          </table:table-cell>
          <table:table-cell office:value-type="float" office:value="3234.15039725034" calcext:value-type="float">
            <text:p>3234.15039725034</text:p>
          </table:table-cell>
          <table:table-cell office:value-type="float" office:value="0.0281367662741763" calcext:value-type="float">
            <text:p>0.0281367662741763</text:p>
          </table:table-cell>
        </table:table-row>
        <table:table-row table:style-name="ro1">
          <table:table-cell office:value-type="float" office:value="-671.248054326487" calcext:value-type="float">
            <text:p>-671.248054326487</text:p>
          </table:table-cell>
          <table:table-cell office:value-type="float" office:value="3378.97807164748" calcext:value-type="float">
            <text:p>3378.97807164748</text:p>
          </table:table-cell>
          <table:table-cell office:value-type="float" office:value="-0.0367219124838323" calcext:value-type="float">
            <text:p>-0.0367219124838323</text:p>
          </table:table-cell>
        </table:table-row>
        <table:table-row table:style-name="ro1">
          <table:table-cell office:value-type="float" office:value="-720.121349411757" calcext:value-type="float">
            <text:p>-720.121349411757</text:p>
          </table:table-cell>
          <table:table-cell office:value-type="float" office:value="3328.51410203213" calcext:value-type="float">
            <text:p>3328.51410203213</text:p>
          </table:table-cell>
          <table:table-cell office:value-type="float" office:value="-0.0208236659540255" calcext:value-type="float">
            <text:p>-0.0208236659540255</text:p>
          </table:table-cell>
        </table:table-row>
        <table:table-row table:style-name="ro1">
          <table:table-cell office:value-type="float" office:value="-629.115993908664" calcext:value-type="float">
            <text:p>-629.115993908664</text:p>
          </table:table-cell>
          <table:table-cell office:value-type="float" office:value="3306.56423444891" calcext:value-type="float">
            <text:p>3306.56423444891</text:p>
          </table:table-cell>
          <table:table-cell office:value-type="float" office:value="-0.00429257310482799" calcext:value-type="float">
            <text:p>-0.00429257310482799</text:p>
          </table:table-cell>
        </table:table-row>
        <table:table-row table:style-name="ro1">
          <table:table-cell office:value-type="float" office:value="-599.944407395459" calcext:value-type="float">
            <text:p>-599.944407395459</text:p>
          </table:table-cell>
          <table:table-cell office:value-type="float" office:value="3400.03595667982" calcext:value-type="float">
            <text:p>3400.03595667982</text:p>
          </table:table-cell>
          <table:table-cell office:value-type="float" office:value="-0.0289992461906003" calcext:value-type="float">
            <text:p>-0.0289992461906003</text:p>
          </table:table-cell>
        </table:table-row>
        <table:table-row table:style-name="ro1">
          <table:table-cell office:value-type="float" office:value="-557.812346977636" calcext:value-type="float">
            <text:p>-557.812346977636</text:p>
          </table:table-cell>
          <table:table-cell office:value-type="float" office:value="3327.62211948124" calcext:value-type="float">
            <text:p>3327.62211948124</text:p>
          </table:table-cell>
          <table:table-cell office:value-type="float" office:value="0.00343009318840397" calcext:value-type="float">
            <text:p>0.00343009318840397</text:p>
          </table:table-cell>
        </table:table-row>
        <table:table-row table:style-name="ro1">
          <table:table-cell office:value-type="float" office:value="-528.640760464432" calcext:value-type="float">
            <text:p>-528.640760464432</text:p>
          </table:table-cell>
          <table:table-cell office:value-type="float" office:value="3421.09384171215" calcext:value-type="float">
            <text:p>3421.09384171215</text:p>
          </table:table-cell>
          <table:table-cell office:value-type="float" office:value="-0.0212765798973683" calcext:value-type="float">
            <text:p>-0.0212765798973683</text:p>
          </table:table-cell>
        </table:table-row>
        <table:table-row table:style-name="ro1">
          <table:table-cell office:value-type="float" office:value="-695.014160889021" calcext:value-type="float">
            <text:p>-695.014160889021</text:p>
          </table:table-cell>
          <table:table-cell office:value-type="float" office:value="-40.9852289002007" calcext:value-type="float">
            <text:p>-40.9852289002007</text:p>
          </table:table-cell>
          <table:table-cell office:value-type="float" office:value="-0.00000024574826014498" calcext:value-type="float">
            <text:p>-2.45748260144976E-07</text:p>
          </table:table-cell>
        </table:table-row>
        <table:table-row table:style-name="ro1">
          <table:table-cell office:value-type="float" office:value="-750.009440592721" calcext:value-type="float">
            <text:p>-750.009440592721</text:p>
          </table:table-cell>
          <table:table-cell office:value-type="float" office:value="-16.212374822356" calcext:value-type="float">
            <text:p>-16.212374822356</text:p>
          </table:table-cell>
          <table:table-cell office:value-type="float" office:value="-0.00000069396465583116" calcext:value-type="float">
            <text:p>-6.93964655831163E-07</text:p>
          </table:table-cell>
        </table:table-row>
        <table:table-row table:style-name="ro1">
          <table:table-cell office:value-type="float" office:value="-805.004720296419" calcext:value-type="float">
            <text:p>-805.004720296419</text:p>
          </table:table-cell>
          <table:table-cell office:value-type="float" office:value="8.56047925548868" calcext:value-type="float">
            <text:p>8.56047925548868</text:p>
          </table:table-cell>
          <table:table-cell office:value-type="float" office:value="-0.00000114218105151735" calcext:value-type="float">
            <text:p>-1.14218105151735E-0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33.3333333333334" calcext:value-type="float">
            <text:p>33.3333333333334</text:p>
          </table:table-cell>
          <table:table-cell office:value-type="float" office:value="-0.00000159039744720354" calcext:value-type="float">
            <text:p>-1.59039744720354E-06</text:p>
          </table:table-cell>
        </table:table-row>
        <table:table-row table:style-name="ro1">
          <table:table-cell office:value-type="float" office:value="-750.009440592721" calcext:value-type="float">
            <text:p>-750.009440592721</text:p>
          </table:table-cell>
          <table:table-cell office:value-type="float" office:value="-93.9901526001338" calcext:value-type="float">
            <text:p>-93.9901526001338</text:p>
          </table:table-cell>
          <table:table-cell office:value-type="float" office:value="0.00000003435148798376" calcext:value-type="float">
            <text:p>3.4351487983757E-08</text:p>
          </table:table-cell>
        </table:table-row>
        <table:table-row table:style-name="ro1">
          <table:table-cell office:value-type="float" office:value="-805.004720296419" calcext:value-type="float">
            <text:p>-805.004720296419</text:p>
          </table:table-cell>
          <table:table-cell office:value-type="float" office:value="-69.2172985222891" calcext:value-type="float">
            <text:p>-69.2172985222891</text:p>
          </table:table-cell>
          <table:table-cell office:value-type="float" office:value="-0.00000041386490770243" calcext:value-type="float">
            <text:p>-4.1386490770243E-07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-44.4444444444444" calcext:value-type="float">
            <text:p>-44.4444444444444</text:p>
          </table:table-cell>
          <table:table-cell office:value-type="float" office:value="-0.00000086208130338862" calcext:value-type="float">
            <text:p>-8.62081303388617E-07</text:p>
          </table:table-cell>
        </table:table-row>
        <table:table-row table:style-name="ro1">
          <table:table-cell office:value-type="float" office:value="-805.004720296419" calcext:value-type="float">
            <text:p>-805.004720296419</text:p>
          </table:table-cell>
          <table:table-cell office:value-type="float" office:value="-146.995076300067" calcext:value-type="float">
            <text:p>-146.995076300067</text:p>
          </table:table-cell>
          <table:table-cell office:value-type="float" office:value="0.00000031445123611249" calcext:value-type="float">
            <text:p>3.1445123611249E-07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-122.222222222222" calcext:value-type="float">
            <text:p>-122.222222222222</text:p>
          </table:table-cell>
          <table:table-cell office:value-type="float" office:value="-0.0000001337651595737" calcext:value-type="float">
            <text:p>-1.33765159573697E-07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0059455098424122" calcext:value-type="float">
            <text:p>5.94550984241223E-07</text:p>
          </table:table-cell>
        </table:table-row>
        <table:table-row table:style-name="ro1">
          <table:table-cell office:value-type="float" office:value="-669.216908163274" calcext:value-type="float">
            <text:p>-669.216908163274</text:p>
          </table:table-cell>
          <table:table-cell office:value-type="float" office:value="-93.9901526001338" calcext:value-type="float">
            <text:p>-93.9901526001338</text:p>
          </table:table-cell>
          <table:table-cell office:value-type="float" office:value="-0.00000001531073088723" calcext:value-type="float">
            <text:p>-1.53107308872343E-08</text:p>
          </table:table-cell>
        </table:table-row>
        <table:table-row table:style-name="ro1">
          <table:table-cell office:value-type="float" office:value="-724.212187866974" calcext:value-type="float">
            <text:p>-724.212187866974</text:p>
          </table:table-cell>
          <table:table-cell office:value-type="float" office:value="-146.995076300067" calcext:value-type="float">
            <text:p>-146.995076300067</text:p>
          </table:table-cell>
          <table:table-cell office:value-type="float" office:value="0.0000002647890172415" calcext:value-type="float">
            <text:p>2.64789017241499E-07</text:p>
          </table:table-cell>
        </table:table-row>
        <table:table-row table:style-name="ro1">
          <table:table-cell office:value-type="float" office:value="-779.207467570672" calcext:value-type="float">
            <text:p>-779.207467570672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0054488876537023" calcext:value-type="float">
            <text:p>5.44888765370232E-07</text:p>
          </table:table-cell>
        </table:table-row>
        <table:table-row table:style-name="ro1">
          <table:table-cell office:value-type="float" office:value="-643.419655437527" calcext:value-type="float">
            <text:p>-643.419655437527</text:p>
          </table:table-cell>
          <table:table-cell office:value-type="float" office:value="-146.995076300067" calcext:value-type="float">
            <text:p>-146.995076300067</text:p>
          </table:table-cell>
          <table:table-cell office:value-type="float" office:value="0.00000021512679837051" calcext:value-type="float">
            <text:p>2.15126798370507E-07</text:p>
          </table:table-cell>
        </table:table-row>
        <table:table-row table:style-name="ro1">
          <table:table-cell office:value-type="float" office:value="-698.414935141227" calcext:value-type="float">
            <text:p>-698.414935141227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0049522654649924" calcext:value-type="float">
            <text:p>4.95226546499241E-07</text:p>
          </table:table-cell>
        </table:table-row>
        <table:table-row table:style-name="ro1">
          <table:table-cell office:value-type="float" office:value="-617.622402711781" calcext:value-type="float">
            <text:p>-617.622402711781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0044556432762825" calcext:value-type="float">
            <text:p>4.45564327628249E-07</text:p>
          </table:table-cell>
        </table:table-row>
        <table:table-row table:style-name="ro1">
          <table:table-cell office:value-type="float" office:value="-345.71109965562" calcext:value-type="float">
            <text:p>-345.71109965562</text:p>
          </table:table-cell>
          <table:table-cell office:value-type="float" office:value="3366.30833851186" calcext:value-type="float">
            <text:p>3366.30833851186</text:p>
          </table:table-cell>
          <table:table-cell office:value-type="float" office:value="0.0215073756001681" calcext:value-type="float">
            <text:p>0.0215073756001681</text:p>
          </table:table-cell>
        </table:table-row>
        <table:table-row table:style-name="ro1">
          <table:table-cell office:value-type="float" office:value="-396.963791087489" calcext:value-type="float">
            <text:p>-396.963791087489</text:p>
          </table:table-cell>
          <table:table-cell office:value-type="float" office:value="3415.72741365559" calcext:value-type="float">
            <text:p>3415.72741365559</text:p>
          </table:table-cell>
          <table:table-cell office:value-type="float" office:value="-0.000989500594268154" calcext:value-type="float">
            <text:p>-0.000989500594268154</text:p>
          </table:table-cell>
        </table:table-row>
        <table:table-row table:style-name="ro1">
          <table:table-cell office:value-type="float" office:value="-448.216482519359" calcext:value-type="float">
            <text:p>-448.216482519359</text:p>
          </table:table-cell>
          <table:table-cell office:value-type="float" office:value="3465.14648879932" calcext:value-type="float">
            <text:p>3465.14648879932</text:p>
          </table:table-cell>
          <table:table-cell office:value-type="float" office:value="-0.0234863767887044" calcext:value-type="float">
            <text:p>-0.0234863767887044</text:p>
          </table:table-cell>
        </table:table-row>
        <table:table-row table:style-name="ro1">
          <table:table-cell office:value-type="float" office:value="-426.135377600693" calcext:value-type="float">
            <text:p>-426.135377600693</text:p>
          </table:table-cell>
          <table:table-cell office:value-type="float" office:value="3322.25569142468" calcext:value-type="float">
            <text:p>3322.25569142468</text:p>
          </table:table-cell>
          <table:table-cell office:value-type="float" office:value="0.0237171724915042" calcext:value-type="float">
            <text:p>0.0237171724915042</text:p>
          </table:table-cell>
        </table:table-row>
        <table:table-row table:style-name="ro1">
          <table:table-cell office:value-type="float" office:value="-477.388069032563" calcext:value-type="float">
            <text:p>-477.388069032563</text:p>
          </table:table-cell>
          <table:table-cell office:value-type="float" office:value="3371.67476656842" calcext:value-type="float">
            <text:p>3371.67476656842</text:p>
          </table:table-cell>
          <table:table-cell office:value-type="float" office:value="0.00122029629706791" calcext:value-type="float">
            <text:p>0.00122029629706791</text:p>
          </table:table-cell>
        </table:table-row>
        <table:table-row table:style-name="ro1">
          <table:table-cell office:value-type="float" office:value="-506.559655545767" calcext:value-type="float">
            <text:p>-506.559655545767</text:p>
          </table:table-cell>
          <table:table-cell office:value-type="float" office:value="3278.20304433751" calcext:value-type="float">
            <text:p>3278.20304433751</text:p>
          </table:table-cell>
          <table:table-cell office:value-type="float" office:value="0.0259269693828402" calcext:value-type="float">
            <text:p>0.0259269693828402</text:p>
          </table:table-cell>
        </table:table-row>
        <table:table-row table:style-name="ro1">
          <table:table-cell office:value-type="float" office:value="-304.107665976235" calcext:value-type="float">
            <text:p>-304.107665976235</text:p>
          </table:table-cell>
          <table:table-cell office:value-type="float" office:value="3460.39492410711" calcext:value-type="float">
            <text:p>3460.39492410711</text:p>
          </table:table-cell>
          <table:table-cell office:value-type="float" office:value="-0.151164054269118" calcext:value-type="float">
            <text:p>-0.151164054269118</text:p>
          </table:table-cell>
        </table:table-row>
        <table:table-row table:style-name="ro1">
          <table:table-cell office:value-type="float" office:value="-262.504232296851" calcext:value-type="float">
            <text:p>-262.504232296851</text:p>
          </table:table-cell>
          <table:table-cell office:value-type="float" office:value="3554.48150970236" calcext:value-type="float">
            <text:p>3554.48150970236</text:p>
          </table:table-cell>
          <table:table-cell office:value-type="float" office:value="-0.323835484138404" calcext:value-type="float">
            <text:p>-0.323835484138404</text:p>
          </table:table-cell>
        </table:table-row>
        <table:table-row table:style-name="ro1">
          <table:table-cell office:value-type="float" office:value="-355.360357408105" calcext:value-type="float">
            <text:p>-355.360357408105</text:p>
          </table:table-cell>
          <table:table-cell office:value-type="float" office:value="3509.81399925084" calcext:value-type="float">
            <text:p>3509.81399925084</text:p>
          </table:table-cell>
          <table:table-cell office:value-type="float" office:value="-0.173660930463554" calcext:value-type="float">
            <text:p>-0.173660930463554</text:p>
          </table:table-cell>
        </table:table-row>
        <table:table-row table:style-name="ro1">
          <table:table-cell office:value-type="float" office:value="473.323745299655" calcext:value-type="float">
            <text:p>473.323745299655</text:p>
          </table:table-cell>
          <table:table-cell office:value-type="float" office:value="3575.65547059329" calcext:value-type="float">
            <text:p>3575.65547059329</text:p>
          </table:table-cell>
          <table:table-cell office:value-type="float" office:value="-0.166387776187643" calcext:value-type="float">
            <text:p>-0.166387776187643</text:p>
          </table:table-cell>
        </table:table-row>
        <table:table-row table:style-name="ro1">
          <table:table-cell office:value-type="float" office:value="478.659366298522" calcext:value-type="float">
            <text:p>478.659366298522</text:p>
          </table:table-cell>
          <table:table-cell office:value-type="float" office:value="3647.53312398099" calcext:value-type="float">
            <text:p>3647.53312398099</text:p>
          </table:table-cell>
          <table:table-cell office:value-type="float" office:value="-0.0872991611420774" calcext:value-type="float">
            <text:p>-0.0872991611420774</text:p>
          </table:table-cell>
        </table:table-row>
        <table:table-row table:style-name="ro1">
          <table:table-cell office:value-type="float" office:value="483.994987297388" calcext:value-type="float">
            <text:p>483.994987297388</text:p>
          </table:table-cell>
          <table:table-cell office:value-type="float" office:value="3719.41077736868" calcext:value-type="float">
            <text:p>3719.41077736868</text:p>
          </table:table-cell>
          <table:table-cell office:value-type="float" office:value="-0.00821054609651129" calcext:value-type="float">
            <text:p>-0.00821054609651129</text:p>
          </table:table-cell>
        </table:table-row>
        <table:table-row table:style-name="ro1">
          <table:table-cell office:value-type="float" office:value="384.513100451346" calcext:value-type="float">
            <text:p>384.513100451346</text:p>
          </table:table-cell>
          <table:table-cell office:value-type="float" office:value="3606.65493453599" calcext:value-type="float">
            <text:p>3606.65493453599</text:p>
          </table:table-cell>
          <table:table-cell office:value-type="float" office:value="-0.356354095053998" calcext:value-type="float">
            <text:p>-0.356354095053998</text:p>
          </table:table-cell>
        </table:table-row>
        <table:table-row table:style-name="ro1">
          <table:table-cell office:value-type="float" office:value="389.848721450212" calcext:value-type="float">
            <text:p>389.848721450212</text:p>
          </table:table-cell>
          <table:table-cell office:value-type="float" office:value="3678.53258792369" calcext:value-type="float">
            <text:p>3678.53258792369</text:p>
          </table:table-cell>
          <table:table-cell office:value-type="float" office:value="-0.277265480008432" calcext:value-type="float">
            <text:p>-0.277265480008432</text:p>
          </table:table-cell>
        </table:table-row>
        <table:table-row table:style-name="ro1">
          <table:table-cell office:value-type="float" office:value="295.702455603035" calcext:value-type="float">
            <text:p>295.702455603035</text:p>
          </table:table-cell>
          <table:table-cell office:value-type="float" office:value="3637.65439847869" calcext:value-type="float">
            <text:p>3637.65439847869</text:p>
          </table:table-cell>
          <table:table-cell office:value-type="float" office:value="-0.546320413920352" calcext:value-type="float">
            <text:p>-0.546320413920352</text:p>
          </table:table-cell>
        </table:table-row>
        <table:table-row table:style-name="ro1">
          <table:table-cell office:value-type="float" office:value="426.827154405876" calcext:value-type="float">
            <text:p>426.827154405876</text:p>
          </table:table-cell>
          <table:table-cell office:value-type="float" office:value="3498.32235212521" calcext:value-type="float">
            <text:p>3498.32235212521</text:p>
          </table:table-cell>
          <table:table-cell office:value-type="float" office:value="-0.0754769506271184" calcext:value-type="float">
            <text:p>-0.0754769506271184</text:p>
          </table:table-cell>
        </table:table-row>
        <table:table-row table:style-name="ro1">
          <table:table-cell office:value-type="float" office:value="338.016509557566" calcext:value-type="float">
            <text:p>338.016509557566</text:p>
          </table:table-cell>
          <table:table-cell office:value-type="float" office:value="3529.32181606791" calcext:value-type="float">
            <text:p>3529.32181606791</text:p>
          </table:table-cell>
          <table:table-cell office:value-type="float" office:value="-0.265443269493473" calcext:value-type="float">
            <text:p>-0.265443269493473</text:p>
          </table:table-cell>
        </table:table-row>
        <table:table-row table:style-name="ro1">
          <table:table-cell office:value-type="float" office:value="249.205864709256" calcext:value-type="float">
            <text:p>249.205864709256</text:p>
          </table:table-cell>
          <table:table-cell office:value-type="float" office:value="3560.32128001061" calcext:value-type="float">
            <text:p>3560.32128001061</text:p>
          </table:table-cell>
          <table:table-cell office:value-type="float" office:value="-0.455409588359827" calcext:value-type="float">
            <text:p>-0.455409588359827</text:p>
          </table:table-cell>
        </table:table-row>
        <table:table-row table:style-name="ro1">
          <table:table-cell office:value-type="float" office:value="380.330563512096" calcext:value-type="float">
            <text:p>380.330563512096</text:p>
          </table:table-cell>
          <table:table-cell office:value-type="float" office:value="3420.98923365713" calcext:value-type="float">
            <text:p>3420.98923365713</text:p>
          </table:table-cell>
          <table:table-cell office:value-type="float" office:value="0.0154338749334067" calcext:value-type="float">
            <text:p>0.0154338749334067</text:p>
          </table:table-cell>
        </table:table-row>
        <table:table-row table:style-name="ro1">
          <table:table-cell office:value-type="float" office:value="291.519918663787" calcext:value-type="float">
            <text:p>291.519918663787</text:p>
          </table:table-cell>
          <table:table-cell office:value-type="float" office:value="3451.98869759983" calcext:value-type="float">
            <text:p>3451.98869759983</text:p>
          </table:table-cell>
          <table:table-cell office:value-type="float" office:value="-0.174532443932948" calcext:value-type="float">
            <text:p>-0.174532443932948</text:p>
          </table:table-cell>
        </table:table-row>
        <table:table-row table:style-name="ro1">
          <table:table-cell office:value-type="float" office:value="333.833972618317" calcext:value-type="float">
            <text:p>333.833972618317</text:p>
          </table:table-cell>
          <table:table-cell office:value-type="float" office:value="3343.65611518905" calcext:value-type="float">
            <text:p>3343.65611518905</text:p>
          </table:table-cell>
          <table:table-cell office:value-type="float" office:value="0.106344700493932" calcext:value-type="float">
            <text:p>0.106344700493932</text:p>
          </table:table-cell>
        </table:table-row>
        <table:table-row table:style-name="ro1">
          <table:table-cell office:value-type="float" office:value="694.72451941695" calcext:value-type="float">
            <text:p>694.72451941695</text:p>
          </table:table-cell>
          <table:table-cell office:value-type="float" office:value="3767.61962884525" calcext:value-type="float">
            <text:p>3767.61962884525</text:p>
          </table:table-cell>
          <table:table-cell office:value-type="float" office:value="3.54565376506881" calcext:value-type="float">
            <text:p>3.54565376506881</text:p>
          </table:table-cell>
        </table:table-row>
        <table:table-row table:style-name="ro1">
          <table:table-cell office:value-type="float" office:value="623.768274067977" calcext:value-type="float">
            <text:p>623.768274067977</text:p>
          </table:table-cell>
          <table:table-cell office:value-type="float" office:value="3754.79194335831" calcext:value-type="float">
            <text:p>3754.79194335831</text:p>
          </table:table-cell>
          <table:table-cell office:value-type="float" office:value="1.71016146206149" calcext:value-type="float">
            <text:p>1.71016146206149</text:p>
          </table:table-cell>
        </table:table-row>
        <table:table-row table:style-name="ro1">
          <table:table-cell office:value-type="float" office:value="552.812028719004" calcext:value-type="float">
            <text:p>552.812028719004</text:p>
          </table:table-cell>
          <table:table-cell office:value-type="float" office:value="3741.96425787136" calcext:value-type="float">
            <text:p>3741.96425787136</text:p>
          </table:table-cell>
          <table:table-cell office:value-type="float" office:value="-0.125330840945826" calcext:value-type="float">
            <text:p>-0.125330840945826</text:p>
          </table:table-cell>
        </table:table-row>
        <table:table-row table:style-name="ro1">
          <table:table-cell office:value-type="float" office:value="687.249694490727" calcext:value-type="float">
            <text:p>687.249694490727</text:p>
          </table:table-cell>
          <table:table-cell office:value-type="float" office:value="3705.46777047329" calcext:value-type="float">
            <text:p>3705.46777047329</text:p>
          </table:table-cell>
          <table:table-cell office:value-type="float" office:value="1.51395255216661" calcext:value-type="float">
            <text:p>1.51395255216661</text:p>
          </table:table-cell>
        </table:table-row>
        <table:table-row table:style-name="ro1">
          <table:table-cell office:value-type="float" office:value="616.293449141754" calcext:value-type="float">
            <text:p>616.293449141754</text:p>
          </table:table-cell>
          <table:table-cell office:value-type="float" office:value="3692.64008498635" calcext:value-type="float">
            <text:p>3692.64008498635</text:p>
          </table:table-cell>
          <table:table-cell office:value-type="float" office:value="-0.321539750840707" calcext:value-type="float">
            <text:p>-0.321539750840707</text:p>
          </table:table-cell>
        </table:table-row>
        <table:table-row table:style-name="ro1">
          <table:table-cell office:value-type="float" office:value="679.774869564502" calcext:value-type="float">
            <text:p>679.774869564502</text:p>
          </table:table-cell>
          <table:table-cell office:value-type="float" office:value="3643.31591210133" calcext:value-type="float">
            <text:p>3643.31591210133</text:p>
          </table:table-cell>
          <table:table-cell office:value-type="float" office:value="-0.517748660735589" calcext:value-type="float">
            <text:p>-0.517748660735589</text:p>
          </table:table-cell>
        </table:table-row>
        <table:table-row table:style-name="ro1">
          <table:table-cell office:value-type="float" office:value="542.140786721271" calcext:value-type="float">
            <text:p>542.140786721271</text:p>
          </table:table-cell>
          <table:table-cell office:value-type="float" office:value="3598.20895109597" calcext:value-type="float">
            <text:p>3598.20895109597</text:p>
          </table:table-cell>
          <table:table-cell office:value-type="float" office:value="-0.283508071036958" calcext:value-type="float">
            <text:p>-0.283508071036958</text:p>
          </table:table-cell>
        </table:table-row>
        <table:table-row table:style-name="ro1">
          <table:table-cell office:value-type="float" office:value="610.957828142887" calcext:value-type="float">
            <text:p>610.957828142887</text:p>
          </table:table-cell>
          <table:table-cell office:value-type="float" office:value="3620.76243159865" calcext:value-type="float">
            <text:p>3620.76243159865</text:p>
          </table:table-cell>
          <table:table-cell office:value-type="float" office:value="-0.400628365886273" calcext:value-type="float">
            <text:p>-0.400628365886273</text:p>
          </table:table-cell>
        </table:table-row>
        <table:table-row table:style-name="ro1">
          <table:table-cell office:value-type="float" office:value="547.476407720138" calcext:value-type="float">
            <text:p>547.476407720138</text:p>
          </table:table-cell>
          <table:table-cell office:value-type="float" office:value="3670.08660448367" calcext:value-type="float">
            <text:p>3670.08660448367</text:p>
          </table:table-cell>
          <table:table-cell office:value-type="float" office:value="-0.204419455991392" calcext:value-type="float">
            <text:p>-0.204419455991392</text:p>
          </table:table-cell>
        </table:table-row>
        <table:table-row table:style-name="ro1">
          <table:table-cell office:value-type="float" office:value="754.79956289539" calcext:value-type="float">
            <text:p>754.79956289539</text:p>
          </table:table-cell>
          <table:table-cell office:value-type="float" office:value="3808.7365470337" calcext:value-type="float">
            <text:p>3808.7365470337</text:p>
          </table:table-cell>
          <table:table-cell office:value-type="float" office:value="5.25450269610971" calcext:value-type="float">
            <text:p>5.25450269610971</text:p>
          </table:table-cell>
        </table:table-row>
        <table:table-row table:style-name="ro1">
          <table:table-cell office:value-type="float" office:value="807.399781447606" calcext:value-type="float">
            <text:p>807.399781447606</text:p>
          </table:table-cell>
          <table:table-cell office:value-type="float" office:value="3787.70160685018" calcext:value-type="float">
            <text:p>3787.70160685018</text:p>
          </table:table-cell>
          <table:table-cell office:value-type="float" office:value="4.93165041424842" calcext:value-type="float">
            <text:p>4.93165041424842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3766.66666666667" calcext:value-type="float">
            <text:p>3766.66666666667</text:p>
          </table:table-cell>
          <table:table-cell office:value-type="float" office:value="4.60879813238713" calcext:value-type="float">
            <text:p>4.60879813238713</text:p>
          </table:table-cell>
        </table:table-row>
        <table:table-row table:style-name="ro1">
          <table:table-cell office:value-type="float" office:value="807.399781447613" calcext:value-type="float">
            <text:p>807.399781447613</text:p>
          </table:table-cell>
          <table:table-cell office:value-type="float" office:value="3865.47938462796" calcext:value-type="float">
            <text:p>3865.47938462796</text:p>
          </table:table-cell>
          <table:table-cell office:value-type="float" office:value="8.86188130875966" calcext:value-type="float">
            <text:p>8.86188130875966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3844.44444444444" calcext:value-type="float">
            <text:p>3844.44444444444</text:p>
          </table:table-cell>
          <table:table-cell office:value-type="float" office:value="8.53902902689837" calcext:value-type="float">
            <text:p>8.53902902689837</text:p>
          </table:table-cell>
        </table:table-row>
        <table:table-row table:style-name="ro1">
          <table:table-cell office:value-type="float" office:value="859.999999999834" calcext:value-type="float">
            <text:p>859.999999999834</text:p>
          </table:table-cell>
          <table:table-cell office:value-type="float" office:value="3922.22222222222" calcext:value-type="float">
            <text:p>3922.22222222222</text:p>
          </table:table-cell>
          <table:table-cell office:value-type="float" office:value="12.4692599214096" calcext:value-type="float">
            <text:p>12.4692599214096</text:p>
          </table:table-cell>
        </table:table-row>
        <table:table-row table:style-name="ro1">
          <table:table-cell office:value-type="float" office:value="747.324737969167" calcext:value-type="float">
            <text:p>747.324737969167</text:p>
          </table:table-cell>
          <table:table-cell office:value-type="float" office:value="3746.58468866174" calcext:value-type="float">
            <text:p>3746.58468866174</text:p>
          </table:table-cell>
          <table:table-cell office:value-type="float" office:value="3.22280148320752" calcext:value-type="float">
            <text:p>3.22280148320752</text:p>
          </table:table-cell>
        </table:table-row>
        <table:table-row table:style-name="ro1">
          <table:table-cell office:value-type="float" office:value="739.849913042943" calcext:value-type="float">
            <text:p>739.849913042943</text:p>
          </table:table-cell>
          <table:table-cell office:value-type="float" office:value="3684.43283028977" calcext:value-type="float">
            <text:p>3684.43283028977</text:p>
          </table:table-cell>
          <table:table-cell office:value-type="float" office:value="1.19110027030532" calcext:value-type="float">
            <text:p>1.19110027030532</text:p>
          </table:table-cell>
        </table:table-row>
        <table:table-row table:style-name="ro1">
          <table:table-cell office:value-type="float" office:value="799.924956521383" calcext:value-type="float">
            <text:p>799.924956521383</text:p>
          </table:table-cell>
          <table:table-cell office:value-type="float" office:value="3725.54974847822" calcext:value-type="float">
            <text:p>3725.54974847822</text:p>
          </table:table-cell>
          <table:table-cell office:value-type="float" office:value="2.89994920134623" calcext:value-type="float">
            <text:p>2.89994920134623</text:p>
          </table:table-cell>
        </table:table-row>
        <table:table-row table:style-name="ro1">
          <table:table-cell office:value-type="float" office:value="530.647060244892" calcext:value-type="float">
            <text:p>530.647060244892</text:p>
          </table:table-cell>
          <table:table-cell office:value-type="float" office:value="3516.53880128949" calcext:value-type="float">
            <text:p>3516.53880128949</text:p>
          </table:table-cell>
          <table:table-cell office:value-type="float" office:value="-0.0835379455108632" calcext:value-type="float">
            <text:p>-0.0835379455108632</text:p>
          </table:table-cell>
        </table:table-row>
        <table:table-row table:style-name="ro1">
          <table:table-cell office:value-type="float" office:value="587.970375190131" calcext:value-type="float">
            <text:p>587.970375190131</text:p>
          </table:table-cell>
          <table:table-cell office:value-type="float" office:value="3457.4221319857" calcext:value-type="float">
            <text:p>3457.4221319857</text:p>
          </table:table-cell>
          <table:table-cell office:value-type="float" office:value="-0.000688114834083008" calcext:value-type="float">
            <text:p>-0.000688114834083008</text:p>
          </table:table-cell>
        </table:table-row>
        <table:table-row table:style-name="ro1">
          <table:table-cell office:value-type="float" office:value="645.293690135369" calcext:value-type="float">
            <text:p>645.293690135369</text:p>
          </table:table-cell>
          <table:table-cell office:value-type="float" office:value="3398.30546268191" calcext:value-type="float">
            <text:p>3398.30546268191</text:p>
          </table:table-cell>
          <table:table-cell office:value-type="float" office:value="0.0821617158426972" calcext:value-type="float">
            <text:p>0.0821617158426972</text:p>
          </table:table-cell>
        </table:table-row>
        <table:table-row table:style-name="ro1">
          <table:table-cell office:value-type="float" office:value="599.464101666509" calcext:value-type="float">
            <text:p>599.464101666509</text:p>
          </table:table-cell>
          <table:table-cell office:value-type="float" office:value="3539.09228179217" calcext:value-type="float">
            <text:p>3539.09228179217</text:p>
          </table:table-cell>
          <table:table-cell office:value-type="float" office:value="-0.200658240360178" calcext:value-type="float">
            <text:p>-0.200658240360178</text:p>
          </table:table-cell>
        </table:table-row>
        <table:table-row table:style-name="ro1">
          <table:table-cell office:value-type="float" office:value="656.787416611747" calcext:value-type="float">
            <text:p>656.787416611747</text:p>
          </table:table-cell>
          <table:table-cell office:value-type="float" office:value="3479.97561248838" calcext:value-type="float">
            <text:p>3479.97561248838</text:p>
          </table:table-cell>
          <table:table-cell office:value-type="float" office:value="-0.117808409683398" calcext:value-type="float">
            <text:p>-0.117808409683398</text:p>
          </table:table-cell>
        </table:table-row>
        <table:table-row table:style-name="ro1">
          <table:table-cell office:value-type="float" office:value="668.281143088124" calcext:value-type="float">
            <text:p>668.281143088124</text:p>
          </table:table-cell>
          <table:table-cell office:value-type="float" office:value="3561.64576229485" calcext:value-type="float">
            <text:p>3561.64576229485</text:p>
          </table:table-cell>
          <table:table-cell office:value-type="float" office:value="-0.317778535209493" calcext:value-type="float">
            <text:p>-0.317778535209493</text:p>
          </table:table-cell>
        </table:table-row>
        <table:table-row table:style-name="ro1">
          <table:table-cell office:value-type="float" office:value="484.150469351114" calcext:value-type="float">
            <text:p>484.150469351114</text:p>
          </table:table-cell>
          <table:table-cell office:value-type="float" office:value="3439.20568282142" calcext:value-type="float">
            <text:p>3439.20568282142</text:p>
          </table:table-cell>
          <table:table-cell office:value-type="float" office:value="0.00737288004966183" calcext:value-type="float">
            <text:p>0.00737288004966183</text:p>
          </table:table-cell>
        </table:table-row>
        <table:table-row table:style-name="ro1">
          <table:table-cell office:value-type="float" office:value="437.653878457334" calcext:value-type="float">
            <text:p>437.653878457334</text:p>
          </table:table-cell>
          <table:table-cell office:value-type="float" office:value="3361.87256435334" calcext:value-type="float">
            <text:p>3361.87256435334</text:p>
          </table:table-cell>
          <table:table-cell office:value-type="float" office:value="0.0982837056101869" calcext:value-type="float">
            <text:p>0.0982837056101869</text:p>
          </table:table-cell>
        </table:table-row>
        <table:table-row table:style-name="ro1">
          <table:table-cell office:value-type="float" office:value="541.473784296351" calcext:value-type="float">
            <text:p>541.473784296351</text:p>
          </table:table-cell>
          <table:table-cell office:value-type="float" office:value="3380.08901351762" calcext:value-type="float">
            <text:p>3380.08901351762</text:p>
          </table:table-cell>
          <table:table-cell office:value-type="float" office:value="0.0902227107264421" calcext:value-type="float">
            <text:p>0.0902227107264421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2988.88888888889" calcext:value-type="float">
            <text:p>2988.88888888889</text:p>
          </table:table-cell>
          <table:table-cell office:value-type="float" office:value="-0.00619961091052863" calcext:value-type="float">
            <text:p>-0.00619961091052863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2911.11111111111" calcext:value-type="float">
            <text:p>2911.11111111111</text:p>
          </table:table-cell>
          <table:table-cell office:value-type="float" office:value="-0.00414384194010976" calcext:value-type="float">
            <text:p>-0.0041438419401097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2833.33333333333" calcext:value-type="float">
            <text:p>2833.33333333333</text:p>
          </table:table-cell>
          <table:table-cell office:value-type="float" office:value="-0.00208807296969089" calcext:value-type="float">
            <text:p>-0.00208807296969089</text:p>
          </table:table-cell>
        </table:table-row>
        <table:table-row table:style-name="ro1">
          <table:table-cell office:value-type="float" office:value="-777.609073136492" calcext:value-type="float">
            <text:p>-777.609073136492</text:p>
          </table:table-cell>
          <table:table-cell office:value-type="float" office:value="3030.01420892891" calcext:value-type="float">
            <text:p>3030.01420892891</text:p>
          </table:table-cell>
          <table:table-cell office:value-type="float" office:value="-0.00676929358586835" calcext:value-type="float">
            <text:p>-0.00676929358586835</text:p>
          </table:table-cell>
        </table:table-row>
        <table:table-row table:style-name="ro1">
          <table:table-cell office:value-type="float" office:value="-777.609073136492" calcext:value-type="float">
            <text:p>-777.609073136492</text:p>
          </table:table-cell>
          <table:table-cell office:value-type="float" office:value="2952.23643115113" calcext:value-type="float">
            <text:p>2952.23643115113</text:p>
          </table:table-cell>
          <table:table-cell office:value-type="float" office:value="-0.00471352461544948" calcext:value-type="float">
            <text:p>-0.00471352461544948</text:p>
          </table:table-cell>
        </table:table-row>
        <table:table-row table:style-name="ro1">
          <table:table-cell office:value-type="float" office:value="-777.609073136492" calcext:value-type="float">
            <text:p>-777.609073136492</text:p>
          </table:table-cell>
          <table:table-cell office:value-type="float" office:value="2874.45865337336" calcext:value-type="float">
            <text:p>2874.45865337336</text:p>
          </table:table-cell>
          <table:table-cell office:value-type="float" office:value="-0.00265775564503061" calcext:value-type="float">
            <text:p>-0.00265775564503061</text:p>
          </table:table-cell>
        </table:table-row>
        <table:table-row table:style-name="ro1">
          <table:table-cell office:value-type="float" office:value="-695.218146272866" calcext:value-type="float">
            <text:p>-695.218146272866</text:p>
          </table:table-cell>
          <table:table-cell office:value-type="float" office:value="2993.36175119116" calcext:value-type="float">
            <text:p>2993.36175119116</text:p>
          </table:table-cell>
          <table:table-cell office:value-type="float" office:value="-0.0052832072907892" calcext:value-type="float">
            <text:p>-0.0052832072907892</text:p>
          </table:table-cell>
        </table:table-row>
        <table:table-row table:style-name="ro1">
          <table:table-cell office:value-type="float" office:value="-695.218146272866" calcext:value-type="float">
            <text:p>-695.218146272866</text:p>
          </table:table-cell>
          <table:table-cell office:value-type="float" office:value="2915.58397341338" calcext:value-type="float">
            <text:p>2915.58397341338</text:p>
          </table:table-cell>
          <table:table-cell office:value-type="float" office:value="-0.00322743832037033" calcext:value-type="float">
            <text:p>-0.00322743832037033</text:p>
          </table:table-cell>
        </table:table-row>
        <table:table-row table:style-name="ro1">
          <table:table-cell office:value-type="float" office:value="-612.82721940924" calcext:value-type="float">
            <text:p>-612.82721940924</text:p>
          </table:table-cell>
          <table:table-cell office:value-type="float" office:value="2956.7092934534" calcext:value-type="float">
            <text:p>2956.7092934534</text:p>
          </table:table-cell>
          <table:table-cell office:value-type="float" office:value="-0.00379712099571005" calcext:value-type="float">
            <text:p>-0.00379712099571005</text:p>
          </table:table-cell>
        </table:table-row>
        <table:table-row table:style-name="ro1">
          <table:table-cell office:value-type="float" office:value="-604.212790769774" calcext:value-type="float">
            <text:p>-604.212790769774</text:p>
          </table:table-cell>
          <table:table-cell office:value-type="float" office:value="3049.18966138571" calcext:value-type="float">
            <text:p>3049.18966138571</text:p>
          </table:table-cell>
          <table:table-cell office:value-type="float" office:value="0.00684750809425206" calcext:value-type="float">
            <text:p>0.00684750809425206</text:p>
          </table:table-cell>
        </table:table-row>
        <table:table-row table:style-name="ro1">
          <table:table-cell office:value-type="float" office:value="-595.598362130307" calcext:value-type="float">
            <text:p>-595.598362130307</text:p>
          </table:table-cell>
          <table:table-cell office:value-type="float" office:value="3141.67002931802" calcext:value-type="float">
            <text:p>3141.67002931802</text:p>
          </table:table-cell>
          <table:table-cell office:value-type="float" office:value="0.0174921371842142" calcext:value-type="float">
            <text:p>0.0174921371842142</text:p>
          </table:table-cell>
        </table:table-row>
        <table:table-row table:style-name="ro1">
          <table:table-cell office:value-type="float" office:value="-686.603717633399" calcext:value-type="float">
            <text:p>-686.603717633399</text:p>
          </table:table-cell>
          <table:table-cell office:value-type="float" office:value="3085.84211912347" calcext:value-type="float">
            <text:p>3085.84211912347</text:p>
          </table:table-cell>
          <table:table-cell office:value-type="float" office:value="0.00536142179917291" calcext:value-type="float">
            <text:p>0.00536142179917291</text:p>
          </table:table-cell>
        </table:table-row>
        <table:table-row table:style-name="ro1">
          <table:table-cell office:value-type="float" office:value="-162.906353547494" calcext:value-type="float">
            <text:p>-162.906353547494</text:p>
          </table:table-cell>
          <table:table-cell office:value-type="float" office:value="3536.20054110963" calcext:value-type="float">
            <text:p>3536.20054110963</text:p>
          </table:table-cell>
          <table:table-cell office:value-type="float" office:value="-0.287832347265195" calcext:value-type="float">
            <text:p>-0.287832347265195</text:p>
          </table:table-cell>
        </table:table-row>
        <table:table-row table:style-name="ro1">
          <table:table-cell office:value-type="float" office:value="-104.911908477519" calcext:value-type="float">
            <text:p>-104.911908477519</text:p>
          </table:table-cell>
          <table:table-cell office:value-type="float" office:value="3423.83298692165" calcext:value-type="float">
            <text:p>3423.83298692165</text:p>
          </table:table-cell>
          <table:table-cell office:value-type="float" office:value="-0.0791577805226985" calcext:value-type="float">
            <text:p>-0.0791577805226985</text:p>
          </table:table-cell>
        </table:table-row>
        <table:table-row table:style-name="ro1">
          <table:table-cell office:value-type="float" office:value="-46.9174634075453" calcext:value-type="float">
            <text:p>-46.9174634075453</text:p>
          </table:table-cell>
          <table:table-cell office:value-type="float" office:value="3311.46543273368" calcext:value-type="float">
            <text:p>3311.46543273368</text:p>
          </table:table-cell>
          <table:table-cell office:value-type="float" office:value="0.129516786219797" calcext:value-type="float">
            <text:p>0.129516786219797</text:p>
          </table:table-cell>
        </table:table-row>
        <table:table-row table:style-name="ro1">
          <table:table-cell office:value-type="float" office:value="-20.308817090096" calcext:value-type="float">
            <text:p>-20.308817090096</text:p>
          </table:table-cell>
          <table:table-cell office:value-type="float" office:value="3542.89579681756" calcext:value-type="float">
            <text:p>3542.89579681756</text:p>
          </table:table-cell>
          <table:table-cell office:value-type="float" office:value="-0.367758953524867" calcext:value-type="float">
            <text:p>-0.367758953524867</text:p>
          </table:table-cell>
        </table:table-row>
        <table:table-row table:style-name="ro1">
          <table:table-cell office:value-type="float" office:value="37.6856279798781" calcext:value-type="float">
            <text:p>37.6856279798781</text:p>
          </table:table-cell>
          <table:table-cell office:value-type="float" office:value="3430.52824262958" calcext:value-type="float">
            <text:p>3430.52824262958</text:p>
          </table:table-cell>
          <table:table-cell office:value-type="float" office:value="-0.159084386782371" calcext:value-type="float">
            <text:p>-0.159084386782371</text:p>
          </table:table-cell>
        </table:table-row>
        <table:table-row table:style-name="ro1">
          <table:table-cell office:value-type="float" office:value="122.288719367301" calcext:value-type="float">
            <text:p>122.288719367301</text:p>
          </table:table-cell>
          <table:table-cell office:value-type="float" office:value="3549.59105252549" calcext:value-type="float">
            <text:p>3549.59105252549</text:p>
          </table:table-cell>
          <table:table-cell office:value-type="float" office:value="-0.447685559784539" calcext:value-type="float">
            <text:p>-0.447685559784539</text:p>
          </table:table-cell>
        </table:table-row>
        <table:table-row table:style-name="ro1">
          <table:table-cell office:value-type="float" office:value="206.916827276363" calcext:value-type="float">
            <text:p>206.916827276363</text:p>
          </table:table-cell>
          <table:table-cell office:value-type="float" office:value="3332.92588770393" calcext:value-type="float">
            <text:p>3332.92588770393</text:p>
          </table:table-cell>
          <table:table-cell office:value-type="float" office:value="0.11406872906922" calcext:value-type="float">
            <text:p>0.11406872906922</text:p>
          </table:table-cell>
        </table:table-row>
        <table:table-row table:style-name="ro1">
          <table:table-cell office:value-type="float" office:value="164.602773321833" calcext:value-type="float">
            <text:p>164.602773321833</text:p>
          </table:table-cell>
          <table:table-cell office:value-type="float" office:value="3441.25847011471" calcext:value-type="float">
            <text:p>3441.25847011471</text:p>
          </table:table-cell>
          <table:table-cell office:value-type="float" office:value="-0.166808415357659" calcext:value-type="float">
            <text:p>-0.166808415357659</text:p>
          </table:table-cell>
        </table:table-row>
        <table:table-row table:style-name="ro1">
          <table:table-cell office:value-type="float" office:value="79.9996819344089" calcext:value-type="float">
            <text:p>79.9996819344089</text:p>
          </table:table-cell>
          <table:table-cell office:value-type="float" office:value="3322.1956602188" calcext:value-type="float">
            <text:p>3322.1956602188</text:p>
          </table:table-cell>
          <table:table-cell office:value-type="float" office:value="0.121792757644509" calcext:value-type="float">
            <text:p>0.121792757644509</text:p>
          </table:table-cell>
        </table:table-row>
        <table:table-row table:style-name="ro1">
          <table:table-cell office:value-type="float" office:value="-246.113220906262" calcext:value-type="float">
            <text:p>-246.113220906262</text:p>
          </table:table-cell>
          <table:table-cell office:value-type="float" office:value="3348.02736991913" calcext:value-type="float">
            <text:p>3348.02736991913</text:p>
          </table:table-cell>
          <table:table-cell office:value-type="float" office:value="0.0575105124733779" calcext:value-type="float">
            <text:p>0.0575105124733779</text:p>
          </table:table-cell>
        </table:table-row>
        <table:table-row table:style-name="ro1">
          <table:table-cell office:value-type="float" office:value="-146.515342156904" calcext:value-type="float">
            <text:p>-146.515342156904</text:p>
          </table:table-cell>
          <table:table-cell office:value-type="float" office:value="3329.7464013264" calcext:value-type="float">
            <text:p>3329.7464013264</text:p>
          </table:table-cell>
          <table:table-cell office:value-type="float" office:value="0.0935136493465877" calcext:value-type="float">
            <text:p>0.0935136493465877</text:p>
          </table:table-cell>
        </table:table-row>
        <table:table-row table:style-name="ro1">
          <table:table-cell office:value-type="float" office:value="-204.509787226878" calcext:value-type="float">
            <text:p>-204.509787226878</text:p>
          </table:table-cell>
          <table:table-cell office:value-type="float" office:value="3442.11395551438" calcext:value-type="float">
            <text:p>3442.11395551438</text:p>
          </table:table-cell>
          <table:table-cell office:value-type="float" office:value="-0.115160917395908" calcext:value-type="float">
            <text:p>-0.115160917395908</text:p>
          </table:table-cell>
        </table:table-row>
        <table:table-row table:style-name="ro1">
          <table:table-cell office:value-type="float" office:value="-501.170596410953" calcext:value-type="float">
            <text:p>-501.170596410953</text:p>
          </table:table-cell>
          <table:table-cell office:value-type="float" office:value="3188.15750674533" calcext:value-type="float">
            <text:p>3188.15750674533</text:p>
          </table:table-cell>
          <table:table-cell office:value-type="float" office:value="0.0195592455993422" calcext:value-type="float">
            <text:p>0.0195592455993422</text:p>
          </table:table-cell>
        </table:table-row>
        <table:table-row table:style-name="ro1">
          <table:table-cell office:value-type="float" office:value="-509.785025050419" calcext:value-type="float">
            <text:p>-509.785025050419</text:p>
          </table:table-cell>
          <table:table-cell office:value-type="float" office:value="3095.67713881301" calcext:value-type="float">
            <text:p>3095.67713881301</text:p>
          </table:table-cell>
          <table:table-cell office:value-type="float" office:value="0.00891461650938009" calcext:value-type="float">
            <text:p>0.00891461650938009</text:p>
          </table:table-cell>
        </table:table-row>
        <table:table-row table:style-name="ro1">
          <table:table-cell office:value-type="float" office:value="-518.399453689886" calcext:value-type="float">
            <text:p>-518.399453689886</text:p>
          </table:table-cell>
          <table:table-cell office:value-type="float" office:value="3003.1967708807" calcext:value-type="float">
            <text:p>3003.1967708807</text:p>
          </table:table-cell>
          <table:table-cell office:value-type="float" office:value="-0.00173001258058202" calcext:value-type="float">
            <text:p>-0.00173001258058202</text:p>
          </table:table-cell>
        </table:table-row>
        <table:table-row table:style-name="ro1">
          <table:table-cell office:value-type="float" office:value="-415.357259331066" calcext:value-type="float">
            <text:p>-415.357259331066</text:p>
          </table:table-cell>
          <table:table-cell office:value-type="float" office:value="3142.16461624032" calcext:value-type="float">
            <text:p>3142.16461624032</text:p>
          </table:table-cell>
          <table:table-cell office:value-type="float" office:value="0.0109817249245081" calcext:value-type="float">
            <text:p>0.0109817249245081</text:p>
          </table:table-cell>
        </table:table-row>
        <table:table-row table:style-name="ro1">
          <table:table-cell office:value-type="float" office:value="-423.971687970532" calcext:value-type="float">
            <text:p>-423.971687970532</text:p>
          </table:table-cell>
          <table:table-cell office:value-type="float" office:value="3049.684248308" calcext:value-type="float">
            <text:p>3049.684248308</text:p>
          </table:table-cell>
          <table:table-cell office:value-type="float" office:value="0.000337095834546012" calcext:value-type="float">
            <text:p>0.000337095834546012</text:p>
          </table:table-cell>
        </table:table-row>
        <table:table-row table:style-name="ro1">
          <table:table-cell office:value-type="float" office:value="-329.543922251178" calcext:value-type="float">
            <text:p>-329.543922251178</text:p>
          </table:table-cell>
          <table:table-cell office:value-type="float" office:value="3096.17172573531" calcext:value-type="float">
            <text:p>3096.17172573531</text:p>
          </table:table-cell>
          <table:table-cell office:value-type="float" office:value="0.00240420424967404" calcext:value-type="float">
            <text:p>0.00240420424967404</text:p>
          </table:table-cell>
        </table:table-row>
        <table:table-row table:style-name="ro1">
          <table:table-cell office:value-type="float" office:value="-340.322040520806" calcext:value-type="float">
            <text:p>-340.322040520806</text:p>
          </table:table-cell>
          <table:table-cell office:value-type="float" office:value="3276.26280091967" calcext:value-type="float">
            <text:p>3276.26280091967</text:p>
          </table:table-cell>
          <table:table-cell office:value-type="float" office:value="0.0151396518166701" calcext:value-type="float">
            <text:p>0.0151396518166701</text:p>
          </table:table-cell>
        </table:table-row>
        <table:table-row table:style-name="ro1">
          <table:table-cell office:value-type="float" office:value="-420.746318465879" calcext:value-type="float">
            <text:p>-420.746318465879</text:p>
          </table:table-cell>
          <table:table-cell office:value-type="float" office:value="3232.2101538325" calcext:value-type="float">
            <text:p>3232.2101538325</text:p>
          </table:table-cell>
          <table:table-cell office:value-type="float" office:value="0.0173494487080061" calcext:value-type="float">
            <text:p>0.0173494487080061</text:p>
          </table:table-cell>
        </table:table-row>
        <table:table-row table:style-name="ro1">
          <table:table-cell office:value-type="float" office:value="-334.932981385992" calcext:value-type="float">
            <text:p>-334.932981385992</text:p>
          </table:table-cell>
          <table:table-cell office:value-type="float" office:value="3186.21726332749" calcext:value-type="float">
            <text:p>3186.21726332749</text:p>
          </table:table-cell>
          <table:table-cell office:value-type="float" office:value="0.00877192803317206" calcext:value-type="float">
            <text:p>0.00877192803317206</text:p>
          </table:table-cell>
        </table:table-row>
        <table:table-row table:style-name="ro1">
          <table:table-cell office:value-type="float" office:value="-240.724161771448" calcext:value-type="float">
            <text:p>-240.724161771448</text:p>
          </table:table-cell>
          <table:table-cell office:value-type="float" office:value="3257.98183232695" calcext:value-type="float">
            <text:p>3257.98183232695</text:p>
          </table:table-cell>
          <table:table-cell office:value-type="float" office:value="0.0511427886898799" calcext:value-type="float">
            <text:p>0.0511427886898799</text:p>
          </table:table-cell>
        </table:table-row>
        <table:table-row table:style-name="ro1">
          <table:table-cell office:value-type="float" office:value="-235.335102636634" calcext:value-type="float">
            <text:p>-235.335102636634</text:p>
          </table:table-cell>
          <table:table-cell office:value-type="float" office:value="3167.93629473476" calcext:value-type="float">
            <text:p>3167.93629473476</text:p>
          </table:table-cell>
          <table:table-cell office:value-type="float" office:value="0.0447750649063819" calcext:value-type="float">
            <text:p>0.0447750649063819</text:p>
          </table:table-cell>
        </table:table-row>
        <table:table-row table:style-name="ro1">
          <table:table-cell office:value-type="float" office:value="-141.12628302209" calcext:value-type="float">
            <text:p>-141.12628302209</text:p>
          </table:table-cell>
          <table:table-cell office:value-type="float" office:value="3239.70086373422" calcext:value-type="float">
            <text:p>3239.70086373422</text:p>
          </table:table-cell>
          <table:table-cell office:value-type="float" office:value="0.0871459255630897" calcext:value-type="float">
            <text:p>0.0871459255630897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2755.55555555556" calcext:value-type="float">
            <text:p>2755.55555555556</text:p>
          </table:table-cell>
          <table:table-cell office:value-type="float" office:value="-0.00119385037501922" calcext:value-type="float">
            <text:p>-0.00119385037501922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2677.77777777778" calcext:value-type="float">
            <text:p>2677.77777777778</text:p>
          </table:table-cell>
          <table:table-cell office:value-type="float" office:value="-0.000299627780347551" calcext:value-type="float">
            <text:p>-0.000299627780347551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2600" calcext:value-type="float">
            <text:p>2600</text:p>
          </table:table-cell>
          <table:table-cell office:value-type="float" office:value="0.000594594814324119" calcext:value-type="float">
            <text:p>0.000594594814324119</text:p>
          </table:table-cell>
        </table:table-row>
        <table:table-row table:style-name="ro1">
          <table:table-cell office:value-type="float" office:value="-783.594596637728" calcext:value-type="float">
            <text:p>-783.594596637728</text:p>
          </table:table-cell>
          <table:table-cell office:value-type="float" office:value="2800.07748747897" calcext:value-type="float">
            <text:p>2800.07748747897</text:p>
          </table:table-cell>
          <table:table-cell office:value-type="float" office:value="-0.00207735444672265" calcext:value-type="float">
            <text:p>-0.00207735444672265</text:p>
          </table:table-cell>
        </table:table-row>
        <table:table-row table:style-name="ro1">
          <table:table-cell office:value-type="float" office:value="-783.594596637728" calcext:value-type="float">
            <text:p>-783.594596637728</text:p>
          </table:table-cell>
          <table:table-cell office:value-type="float" office:value="2722.29970970119" calcext:value-type="float">
            <text:p>2722.29970970119</text:p>
          </table:table-cell>
          <table:table-cell office:value-type="float" office:value="-0.00118313185205098" calcext:value-type="float">
            <text:p>-0.00118313185205098</text:p>
          </table:table-cell>
        </table:table-row>
        <table:table-row table:style-name="ro1">
          <table:table-cell office:value-type="float" office:value="-783.594596637728" calcext:value-type="float">
            <text:p>-783.594596637728</text:p>
          </table:table-cell>
          <table:table-cell office:value-type="float" office:value="2644.52193192341" calcext:value-type="float">
            <text:p>2644.52193192341</text:p>
          </table:table-cell>
          <table:table-cell office:value-type="float" office:value="-0.000288909257379307" calcext:value-type="float">
            <text:p>-0.000288909257379307</text:p>
          </table:table-cell>
        </table:table-row>
        <table:table-row table:style-name="ro1">
          <table:table-cell office:value-type="float" office:value="-707.189193275338" calcext:value-type="float">
            <text:p>-707.189193275338</text:p>
          </table:table-cell>
          <table:table-cell office:value-type="float" office:value="2766.8216416246" calcext:value-type="float">
            <text:p>2766.8216416246</text:p>
          </table:table-cell>
          <table:table-cell office:value-type="float" office:value="-0.0020666359237544" calcext:value-type="float">
            <text:p>-0.0020666359237544</text:p>
          </table:table-cell>
        </table:table-row>
        <table:table-row table:style-name="ro1">
          <table:table-cell office:value-type="float" office:value="-707.189193275338" calcext:value-type="float">
            <text:p>-707.189193275338</text:p>
          </table:table-cell>
          <table:table-cell office:value-type="float" office:value="2689.04386384682" calcext:value-type="float">
            <text:p>2689.04386384682</text:p>
          </table:table-cell>
          <table:table-cell office:value-type="float" office:value="-0.00117241332908273" calcext:value-type="float">
            <text:p>-0.00117241332908273</text:p>
          </table:table-cell>
        </table:table-row>
        <table:table-row table:style-name="ro1">
          <table:table-cell office:value-type="float" office:value="-630.783789912948" calcext:value-type="float">
            <text:p>-630.783789912948</text:p>
          </table:table-cell>
          <table:table-cell office:value-type="float" office:value="2733.56579577023" calcext:value-type="float">
            <text:p>2733.56579577023</text:p>
          </table:table-cell>
          <table:table-cell office:value-type="float" office:value="-0.00205591740078616" calcext:value-type="float">
            <text:p>-0.00205591740078616</text:p>
          </table:table-cell>
        </table:table-row>
        <table:table-row table:style-name="ro1">
          <table:table-cell office:value-type="float" office:value="-624.798266411712" calcext:value-type="float">
            <text:p>-624.798266411712</text:p>
          </table:table-cell>
          <table:table-cell office:value-type="float" office:value="2807.94696166462" calcext:value-type="float">
            <text:p>2807.94696166462</text:p>
          </table:table-cell>
          <table:table-cell office:value-type="float" office:value="-0.00263631859909412" calcext:value-type="float">
            <text:p>-0.00263631859909412</text:p>
          </table:table-cell>
        </table:table-row>
        <table:table-row table:style-name="ro1">
          <table:table-cell office:value-type="float" office:value="-618.812742910476" calcext:value-type="float">
            <text:p>-618.812742910476</text:p>
          </table:table-cell>
          <table:table-cell office:value-type="float" office:value="2882.32812755901" calcext:value-type="float">
            <text:p>2882.32812755901</text:p>
          </table:table-cell>
          <table:table-cell office:value-type="float" office:value="-0.00321671979740209" calcext:value-type="float">
            <text:p>-0.00321671979740209</text:p>
          </table:table-cell>
        </table:table-row>
        <table:table-row table:style-name="ro1">
          <table:table-cell office:value-type="float" office:value="-701.203669774102" calcext:value-type="float">
            <text:p>-701.203669774102</text:p>
          </table:table-cell>
          <table:table-cell office:value-type="float" office:value="2841.20280751899" calcext:value-type="float">
            <text:p>2841.20280751899</text:p>
          </table:table-cell>
          <table:table-cell office:value-type="float" office:value="-0.00264703712206237" calcext:value-type="float">
            <text:p>-0.00264703712206237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2522.22222222222" calcext:value-type="float">
            <text:p>2522.22222222222</text:p>
          </table:table-cell>
          <table:table-cell office:value-type="float" office:value="0.000370055626785205" calcext:value-type="float">
            <text:p>0.000370055626785205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2444.44444444445" calcext:value-type="float">
            <text:p>2444.44444444445</text:p>
          </table:table-cell>
          <table:table-cell office:value-type="float" office:value="0.000145516439246291" calcext:value-type="float">
            <text:p>0.000145516439246291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2366.66666666667" calcext:value-type="float">
            <text:p>2366.66666666667</text:p>
          </table:table-cell>
          <table:table-cell office:value-type="float" office:value="-0.0000790227482926225" calcext:value-type="float">
            <text:p>-7.90227482926225E-05</text:p>
          </table:table-cell>
        </table:table-row>
        <table:table-row table:style-name="ro1">
          <table:table-cell office:value-type="float" office:value="-791.09584319973" calcext:value-type="float">
            <text:p>-791.09584319973</text:p>
          </table:table-cell>
          <table:table-cell office:value-type="float" office:value="2561.80136136967" calcext:value-type="float">
            <text:p>2561.80136136967</text:p>
          </table:table-cell>
          <table:table-cell office:value-type="float" office:value="0.000397874056947754" calcext:value-type="float">
            <text:p>0.000397874056947754</text:p>
          </table:table-cell>
        </table:table-row>
        <table:table-row table:style-name="ro1">
          <table:table-cell office:value-type="float" office:value="-791.095843199731" calcext:value-type="float">
            <text:p>-791.095843199731</text:p>
          </table:table-cell>
          <table:table-cell office:value-type="float" office:value="2484.02358359189" calcext:value-type="float">
            <text:p>2484.02358359189</text:p>
          </table:table-cell>
          <table:table-cell office:value-type="float" office:value="0.00017333486940884" calcext:value-type="float">
            <text:p>0.00017333486940884</text:p>
          </table:table-cell>
        </table:table-row>
        <table:table-row table:style-name="ro1">
          <table:table-cell office:value-type="float" office:value="-791.095843199731" calcext:value-type="float">
            <text:p>-791.095843199731</text:p>
          </table:table-cell>
          <table:table-cell office:value-type="float" office:value="2406.24580581411" calcext:value-type="float">
            <text:p>2406.24580581411</text:p>
          </table:table-cell>
          <table:table-cell office:value-type="float" office:value="-0.0000512043181300737" calcext:value-type="float">
            <text:p>-5.12043181300737E-05</text:p>
          </table:table-cell>
        </table:table-row>
        <table:table-row table:style-name="ro1">
          <table:table-cell office:value-type="float" office:value="-722.191686399344" calcext:value-type="float">
            <text:p>-722.191686399344</text:p>
          </table:table-cell>
          <table:table-cell office:value-type="float" office:value="2523.60272273934" calcext:value-type="float">
            <text:p>2523.60272273934</text:p>
          </table:table-cell>
          <table:table-cell office:value-type="float" office:value="0.000201153299571389" calcext:value-type="float">
            <text:p>0.000201153299571389</text:p>
          </table:table-cell>
        </table:table-row>
        <table:table-row table:style-name="ro1">
          <table:table-cell office:value-type="float" office:value="-722.191686399344" calcext:value-type="float">
            <text:p>-722.191686399344</text:p>
          </table:table-cell>
          <table:table-cell office:value-type="float" office:value="2445.82494496156" calcext:value-type="float">
            <text:p>2445.82494496156</text:p>
          </table:table-cell>
          <table:table-cell office:value-type="float" office:value="-0.000023385887967525" calcext:value-type="float">
            <text:p>-2.3385887967525E-05</text:p>
          </table:table-cell>
        </table:table-row>
        <table:table-row table:style-name="ro1">
          <table:table-cell office:value-type="float" office:value="-653.287529598956" calcext:value-type="float">
            <text:p>-653.287529598956</text:p>
          </table:table-cell>
          <table:table-cell office:value-type="float" office:value="2485.40408410901" calcext:value-type="float">
            <text:p>2485.40408410901</text:p>
          </table:table-cell>
          <table:table-cell office:value-type="float" office:value="0.00000443254219502378" calcext:value-type="float">
            <text:p>4.43254219502378E-06</text:p>
          </table:table-cell>
        </table:table-row>
        <table:table-row table:style-name="ro1">
          <table:table-cell office:value-type="float" office:value="-645.786283036954" calcext:value-type="float">
            <text:p>-645.786283036954</text:p>
          </table:table-cell>
          <table:table-cell office:value-type="float" office:value="2568.12465466275" calcext:value-type="float">
            <text:p>2568.12465466275</text:p>
          </table:table-cell>
          <table:table-cell office:value-type="float" office:value="-0.000682350772132037" calcext:value-type="float">
            <text:p>-0.000682350772132037</text:p>
          </table:table-cell>
        </table:table-row>
        <table:table-row table:style-name="ro1">
          <table:table-cell office:value-type="float" office:value="-638.28503647495" calcext:value-type="float">
            <text:p>-638.28503647495</text:p>
          </table:table-cell>
          <table:table-cell office:value-type="float" office:value="2650.84522521649" calcext:value-type="float">
            <text:p>2650.84522521649</text:p>
          </table:table-cell>
          <table:table-cell office:value-type="float" office:value="-0.0013691340864591" calcext:value-type="float">
            <text:p>-0.0013691340864591</text:p>
          </table:table-cell>
        </table:table-row>
        <table:table-row table:style-name="ro1">
          <table:table-cell office:value-type="float" office:value="-714.690439837341" calcext:value-type="float">
            <text:p>-714.690439837341</text:p>
          </table:table-cell>
          <table:table-cell office:value-type="float" office:value="2606.32329329308" calcext:value-type="float">
            <text:p>2606.32329329308</text:p>
          </table:table-cell>
          <table:table-cell office:value-type="float" office:value="-0.000485630014755672" calcext:value-type="float">
            <text:p>-0.000485630014755672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2133.33333333333" calcext:value-type="float">
            <text:p>2133.33333333333</text:p>
          </table:table-cell>
          <table:table-cell office:value-type="float" office:value="0.0000378380058910391" calcext:value-type="float">
            <text:p>3.78380058910391E-05</text:p>
          </table:table-cell>
        </table:table-row>
        <table:table-row table:style-name="ro1">
          <table:table-cell office:value-type="float" office:value="-787.439440853255" calcext:value-type="float">
            <text:p>-787.439440853255</text:p>
          </table:table-cell>
          <table:table-cell office:value-type="float" office:value="2171.80553262301" calcext:value-type="float">
            <text:p>2171.80553262301</text:p>
          </table:table-cell>
          <table:table-cell office:value-type="float" office:value="0.0000310348416787326" calcext:value-type="float">
            <text:p>3.10348416787326E-05</text:p>
          </table:table-cell>
        </table:table-row>
        <table:table-row table:style-name="ro1">
          <table:table-cell office:value-type="float" office:value="-714.878881706392" calcext:value-type="float">
            <text:p>-714.878881706392</text:p>
          </table:table-cell>
          <table:table-cell office:value-type="float" office:value="2210.27773191268" calcext:value-type="float">
            <text:p>2210.27773191268</text:p>
          </table:table-cell>
          <table:table-cell office:value-type="float" office:value="0.0000242316774664261" calcext:value-type="float">
            <text:p>2.42316774664261E-05</text:p>
          </table:table-cell>
        </table:table-row>
        <table:table-row table:style-name="ro1">
          <table:table-cell office:value-type="float" office:value="-642.318322559529" calcext:value-type="float">
            <text:p>-642.318322559529</text:p>
          </table:table-cell>
          <table:table-cell office:value-type="float" office:value="2248.74993120235" calcext:value-type="float">
            <text:p>2248.74993120235</text:p>
          </table:table-cell>
          <table:table-cell office:value-type="float" office:value="0.0000174285132541196" calcext:value-type="float">
            <text:p>1.74285132541196E-05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2211.11111111111" calcext:value-type="float">
            <text:p>2211.11111111111</text:p>
          </table:table-cell>
          <table:table-cell office:value-type="float" office:value="-0.00000111557883684807" calcext:value-type="float">
            <text:p>-1.11557883684807E-06</text:p>
          </table:table-cell>
        </table:table-row>
        <table:table-row table:style-name="ro1">
          <table:table-cell office:value-type="float" office:value="-787.439440853255" calcext:value-type="float">
            <text:p>-787.439440853255</text:p>
          </table:table-cell>
          <table:table-cell office:value-type="float" office:value="2249.58331040078" calcext:value-type="float">
            <text:p>2249.58331040078</text:p>
          </table:table-cell>
          <table:table-cell office:value-type="float" office:value="-0.00000791874304915457" calcext:value-type="float">
            <text:p>-7.91874304915457E-06</text:p>
          </table:table-cell>
        </table:table-row>
        <table:table-row table:style-name="ro1">
          <table:table-cell office:value-type="float" office:value="-714.878881706392" calcext:value-type="float">
            <text:p>-714.878881706392</text:p>
          </table:table-cell>
          <table:table-cell office:value-type="float" office:value="2288.05550969046" calcext:value-type="float">
            <text:p>2288.05550969046</text:p>
          </table:table-cell>
          <table:table-cell office:value-type="float" office:value="-0.0000147219072614611" calcext:value-type="float">
            <text:p>-1.47219072614611E-05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2288.88888888889" calcext:value-type="float">
            <text:p>2288.88888888889</text:p>
          </table:table-cell>
          <table:table-cell office:value-type="float" office:value="-0.0000400691635647353" calcext:value-type="float">
            <text:p>-4.00691635647353E-05</text:p>
          </table:table-cell>
        </table:table-row>
        <table:table-row table:style-name="ro1">
          <table:table-cell office:value-type="float" office:value="-787.439440853255" calcext:value-type="float">
            <text:p>-787.439440853255</text:p>
          </table:table-cell>
          <table:table-cell office:value-type="float" office:value="2327.36108817856" calcext:value-type="float">
            <text:p>2327.36108817856</text:p>
          </table:table-cell>
          <table:table-cell office:value-type="float" office:value="-0.0000468723277770418" calcext:value-type="float">
            <text:p>-4.68723277770418E-05</text:p>
          </table:table-cell>
        </table:table-row>
        <table:table-row table:style-name="ro1">
          <table:table-cell office:value-type="float" office:value="-649.631127252481" calcext:value-type="float">
            <text:p>-649.631127252481</text:p>
          </table:table-cell>
          <table:table-cell office:value-type="float" office:value="2406.51936647345" calcext:value-type="float">
            <text:p>2406.51936647345</text:p>
          </table:table-cell>
          <table:table-cell office:value-type="float" office:value="0.00000876453254805572" calcext:value-type="float">
            <text:p>8.76453254805572E-06</text:p>
          </table:table-cell>
        </table:table-row>
        <table:table-row table:style-name="ro1">
          <table:table-cell office:value-type="float" office:value="-718.535284052869" calcext:value-type="float">
            <text:p>-718.535284052869</text:p>
          </table:table-cell>
          <table:table-cell office:value-type="float" office:value="2366.94022732601" calcext:value-type="float">
            <text:p>2366.94022732601</text:p>
          </table:table-cell>
          <table:table-cell office:value-type="float" office:value="-0.000019053897614493" calcext:value-type="float">
            <text:p>-1.9053897614493E-05</text:p>
          </table:table-cell>
        </table:table-row>
        <table:table-row table:style-name="ro1">
          <table:table-cell office:value-type="float" office:value="-645.974724906004" calcext:value-type="float">
            <text:p>-645.974724906004</text:p>
          </table:table-cell>
          <table:table-cell office:value-type="float" office:value="2327.6346488379" calcext:value-type="float">
            <text:p>2327.6346488379</text:p>
          </table:table-cell>
          <table:table-cell office:value-type="float" office:value="0.0000130965229010877" calcext:value-type="float">
            <text:p>1.30965229010877E-05</text:p>
          </table:table-cell>
        </table:table-row>
        <table:table-row table:style-name="ro1">
          <table:table-cell office:value-type="float" office:value="-794.389746562873" calcext:value-type="float">
            <text:p>-794.389746562873</text:p>
          </table:table-cell>
          <table:table-cell office:value-type="float" office:value="68.7331054574373" calcext:value-type="float">
            <text:p>68.7331054574373</text:p>
          </table:table-cell>
          <table:table-cell office:value-type="float" office:value="-0.00000107086783348449" calcext:value-type="float">
            <text:p>-1.07086783348449E-06</text:p>
          </table:table-cell>
        </table:table-row>
        <table:table-row table:style-name="ro1">
          <table:table-cell office:value-type="float" office:value="-728.779493125628" calcext:value-type="float">
            <text:p>-728.779493125628</text:p>
          </table:table-cell>
          <table:table-cell office:value-type="float" office:value="104.132877581541" calcext:value-type="float">
            <text:p>104.132877581541</text:p>
          </table:table-cell>
          <table:table-cell office:value-type="float" office:value="-0.00000055133821976545" calcext:value-type="float">
            <text:p>-5.5133821976545E-07</text:p>
          </table:table-cell>
        </table:table-row>
        <table:table-row table:style-name="ro1">
          <table:table-cell office:value-type="float" office:value="-663.169239688384" calcext:value-type="float">
            <text:p>-663.169239688384</text:p>
          </table:table-cell>
          <table:table-cell office:value-type="float" office:value="139.532649705645" calcext:value-type="float">
            <text:p>139.532649705645</text:p>
          </table:table-cell>
          <table:table-cell office:value-type="float" office:value="-0.00000003180860604641" calcext:value-type="float">
            <text:p>-3.18086060464062E-08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111.111111111111" calcext:value-type="float">
            <text:p>111.111111111111</text:p>
          </table:table-cell>
          <table:table-cell office:value-type="float" office:value="-0.00000163680880850921" calcext:value-type="float">
            <text:p>-1.63680880850921E-06</text:p>
          </table:table-cell>
        </table:table-row>
        <table:table-row table:style-name="ro1">
          <table:table-cell office:value-type="float" office:value="-794.389746562873" calcext:value-type="float">
            <text:p>-794.389746562873</text:p>
          </table:table-cell>
          <table:table-cell office:value-type="float" office:value="146.510883235215" calcext:value-type="float">
            <text:p>146.510883235215</text:p>
          </table:table-cell>
          <table:table-cell office:value-type="float" office:value="-0.00000111727919479017" calcext:value-type="float">
            <text:p>-1.11727919479017E-06</text:p>
          </table:table-cell>
        </table:table-row>
        <table:table-row table:style-name="ro1">
          <table:table-cell office:value-type="float" office:value="-728.779493125629" calcext:value-type="float">
            <text:p>-728.779493125629</text:p>
          </table:table-cell>
          <table:table-cell office:value-type="float" office:value="181.910655359319" calcext:value-type="float">
            <text:p>181.910655359319</text:p>
          </table:table-cell>
          <table:table-cell office:value-type="float" office:value="-0.00000059774958107112" calcext:value-type="float">
            <text:p>-5.97749581071121E-07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188.888888888889" calcext:value-type="float">
            <text:p>188.888888888889</text:p>
          </table:table-cell>
          <table:table-cell office:value-type="float" office:value="-0.00000168322016981488" calcext:value-type="float">
            <text:p>-1.68322016981488E-06</text:p>
          </table:table-cell>
        </table:table-row>
        <table:table-row table:style-name="ro1">
          <table:table-cell office:value-type="float" office:value="-794.389746562873" calcext:value-type="float">
            <text:p>-794.389746562873</text:p>
          </table:table-cell>
          <table:table-cell office:value-type="float" office:value="224.288661012993" calcext:value-type="float">
            <text:p>224.288661012993</text:p>
          </table:table-cell>
          <table:table-cell office:value-type="float" office:value="-0.00000116369055609584" calcext:value-type="float">
            <text:p>-1.16369055609584E-0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266.666666666667" calcext:value-type="float">
            <text:p>266.666666666667</text:p>
          </table:table-cell>
          <table:table-cell office:value-type="float" office:value="-0.00000172963153112055" calcext:value-type="float">
            <text:p>-1.72963153112055E-06</text:p>
          </table:table-cell>
        </table:table-row>
        <table:table-row table:style-name="ro1">
          <table:table-cell office:value-type="float" office:value="-684.399187155476" calcext:value-type="float">
            <text:p>-684.399187155476</text:p>
          </table:table-cell>
          <table:table-cell office:value-type="float" office:value="19.1873973017479" calcext:value-type="float">
            <text:p>19.1873973017479</text:p>
          </table:table-cell>
          <table:table-cell office:value-type="float" office:value="-0.00000017443504211212" calcext:value-type="float">
            <text:p>-1.74435042112119E-07</text:p>
          </table:table-cell>
        </table:table-row>
        <table:table-row table:style-name="ro1">
          <table:table-cell office:value-type="float" office:value="-673.784213421929" calcext:value-type="float">
            <text:p>-673.784213421929</text:p>
          </table:table-cell>
          <table:table-cell office:value-type="float" office:value="79.3600235036965" calcext:value-type="float">
            <text:p>79.3600235036965</text:p>
          </table:table-cell>
          <table:table-cell office:value-type="float" office:value="-0.00000010312182407926" calcext:value-type="float">
            <text:p>-1.03121824079263E-07</text:p>
          </table:table-cell>
        </table:table-row>
        <table:table-row table:style-name="ro1">
          <table:table-cell office:value-type="float" office:value="-739.394466859174" calcext:value-type="float">
            <text:p>-739.394466859174</text:p>
          </table:table-cell>
          <table:table-cell office:value-type="float" office:value="43.9602513795926" calcext:value-type="float">
            <text:p>43.9602513795926</text:p>
          </table:table-cell>
          <table:table-cell office:value-type="float" office:value="-0.00000062265143779831" calcext:value-type="float">
            <text:p>-6.22651437798307E-07</text:p>
          </table:table-cell>
        </table:table-row>
        <table:table-row table:style-name="ro1">
          <table:table-cell office:value-type="float" office:value="-791.483393328421" calcext:value-type="float">
            <text:p>-791.483393328421</text:p>
          </table:table-cell>
          <table:table-cell office:value-type="float" office:value="302.189218327669" calcext:value-type="float">
            <text:p>302.189218327669</text:p>
          </table:table-cell>
          <table:table-cell office:value-type="float" office:value="-0.00000108279152096214" calcext:value-type="float">
            <text:p>-1.08279152096214E-06</text:p>
          </table:table-cell>
        </table:table-row>
        <table:table-row table:style-name="ro1">
          <table:table-cell office:value-type="float" office:value="-722.966786656725" calcext:value-type="float">
            <text:p>-722.966786656725</text:p>
          </table:table-cell>
          <table:table-cell office:value-type="float" office:value="337.711769988672" calcext:value-type="float">
            <text:p>337.711769988672</text:p>
          </table:table-cell>
          <table:table-cell office:value-type="float" office:value="-0.00000043595151080373" calcext:value-type="float">
            <text:p>-4.35951510803726E-07</text:p>
          </table:table-cell>
        </table:table-row>
        <table:table-row table:style-name="ro1">
          <table:table-cell office:value-type="float" office:value="-654.450179985028" calcext:value-type="float">
            <text:p>-654.450179985028</text:p>
          </table:table-cell>
          <table:table-cell office:value-type="float" office:value="373.234321649674" calcext:value-type="float">
            <text:p>373.234321649674</text:p>
          </table:table-cell>
          <table:table-cell office:value-type="float" office:value="0.00000021088849935469" calcext:value-type="float">
            <text:p>2.10888499354687E-07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344.444444444445" calcext:value-type="float">
            <text:p>344.444444444445</text:p>
          </table:table-cell>
          <table:table-cell office:value-type="float" office:value="-0.00000201758559854835" calcext:value-type="float">
            <text:p>-2.01758559854835E-06</text:p>
          </table:table-cell>
        </table:table-row>
        <table:table-row table:style-name="ro1">
          <table:table-cell office:value-type="float" office:value="-791.483393328421" calcext:value-type="float">
            <text:p>-791.483393328421</text:p>
          </table:table-cell>
          <table:table-cell office:value-type="float" office:value="379.966996105447" calcext:value-type="float">
            <text:p>379.966996105447</text:p>
          </table:table-cell>
          <table:table-cell office:value-type="float" office:value="-0.00000137074558838994" calcext:value-type="float">
            <text:p>-1.37074558838994E-06</text:p>
          </table:table-cell>
        </table:table-row>
        <table:table-row table:style-name="ro1">
          <table:table-cell office:value-type="float" office:value="-722.966786656725" calcext:value-type="float">
            <text:p>-722.966786656725</text:p>
          </table:table-cell>
          <table:table-cell office:value-type="float" office:value="415.489547766449" calcext:value-type="float">
            <text:p>415.489547766449</text:p>
          </table:table-cell>
          <table:table-cell office:value-type="float" office:value="-0.00000072390557823152" calcext:value-type="float">
            <text:p>-7.23905578231524E-07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422.222222222223" calcext:value-type="float">
            <text:p>422.222222222223</text:p>
          </table:table-cell>
          <table:table-cell office:value-type="float" office:value="-0.00000230553966597615" calcext:value-type="float">
            <text:p>-2.30553966597615E-06</text:p>
          </table:table-cell>
        </table:table-row>
        <table:table-row table:style-name="ro1">
          <table:table-cell office:value-type="float" office:value="-791.483393328421" calcext:value-type="float">
            <text:p>-791.483393328421</text:p>
          </table:table-cell>
          <table:table-cell office:value-type="float" office:value="457.744773883225" calcext:value-type="float">
            <text:p>457.744773883225</text:p>
          </table:table-cell>
          <table:table-cell office:value-type="float" office:value="-0.00000165869965581774" calcext:value-type="float">
            <text:p>-1.65869965581774E-0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500" calcext:value-type="float">
            <text:p>500</text:p>
          </table:table-cell>
          <table:table-cell office:value-type="float" office:value="-0.00000259349373340395" calcext:value-type="float">
            <text:p>-2.59349373340395E-06</text:p>
          </table:table-cell>
        </table:table-row>
        <table:table-row table:style-name="ro1">
          <table:table-cell office:value-type="float" office:value="-657.35653321948" calcext:value-type="float">
            <text:p>-657.35653321948</text:p>
          </table:table-cell>
          <table:table-cell office:value-type="float" office:value="295.333764334998" calcext:value-type="float">
            <text:p>295.333764334998</text:p>
          </table:table-cell>
          <table:table-cell office:value-type="float" office:value="0.00000012998946422099" calcext:value-type="float">
            <text:p>1.29989464220989E-07</text:p>
          </table:table-cell>
        </table:table-row>
        <table:table-row table:style-name="ro1">
          <table:table-cell office:value-type="float" office:value="-725.873139891176" calcext:value-type="float">
            <text:p>-725.873139891176</text:p>
          </table:table-cell>
          <table:table-cell office:value-type="float" office:value="259.811212673995" calcext:value-type="float">
            <text:p>259.811212673995</text:p>
          </table:table-cell>
          <table:table-cell office:value-type="float" office:value="-0.00000051685054593742" calcext:value-type="float">
            <text:p>-5.16850545937424E-07</text:p>
          </table:table-cell>
        </table:table-row>
        <table:table-row table:style-name="ro1">
          <table:table-cell office:value-type="float" office:value="-660.262886453932" calcext:value-type="float">
            <text:p>-660.262886453932</text:p>
          </table:table-cell>
          <table:table-cell office:value-type="float" office:value="217.433207020321" calcext:value-type="float">
            <text:p>217.433207020321</text:p>
          </table:table-cell>
          <table:table-cell office:value-type="float" office:value="0.00000004909042908729" calcext:value-type="float">
            <text:p>4.90904290872914E-08</text:p>
          </table:table-cell>
        </table:table-row>
        <table:table-row table:style-name="ro1">
          <table:table-cell office:value-type="float" office:value="-620.579363188143" calcext:value-type="float">
            <text:p>-620.579363188143</text:p>
          </table:table-cell>
          <table:table-cell office:value-type="float" office:value="-31.4360205733524" calcext:value-type="float">
            <text:p>-31.4360205733524</text:p>
          </table:table-cell>
          <table:table-cell office:value-type="float" office:value="-0.00000021847199893861" calcext:value-type="float">
            <text:p>-2.18471998938609E-07</text:p>
          </table:table-cell>
        </table:table-row>
        <table:table-row table:style-name="ro1">
          <table:table-cell office:value-type="float" office:value="-594.782110462397" calcext:value-type="float">
            <text:p>-594.782110462397</text:p>
          </table:table-cell>
          <table:table-cell office:value-type="float" office:value="-84.4409442732855" calcext:value-type="float">
            <text:p>-84.4409442732855</text:p>
          </table:table-cell>
          <table:table-cell office:value-type="float" office:value="0.00000001196553031913" calcext:value-type="float">
            <text:p>1.19655303191324E-08</text:p>
          </table:table-cell>
        </table:table-row>
        <table:table-row table:style-name="ro1">
          <table:table-cell office:value-type="float" office:value="-568.98485773665" calcext:value-type="float">
            <text:p>-568.98485773665</text:p>
          </table:table-cell>
          <table:table-cell office:value-type="float" office:value="-137.445867973219" calcext:value-type="float">
            <text:p>-137.445867973219</text:p>
          </table:table-cell>
          <table:table-cell office:value-type="float" office:value="0.00000024240305957687" calcext:value-type="float">
            <text:p>2.42403059576874E-07</text:p>
          </table:table-cell>
        </table:table-row>
        <table:table-row table:style-name="ro1">
          <table:table-cell office:value-type="float" office:value="-546.144565487266" calcext:value-type="float">
            <text:p>-546.144565487266</text:p>
          </table:table-cell>
          <table:table-cell office:value-type="float" office:value="-21.8868122465041" calcext:value-type="float">
            <text:p>-21.8868122465041</text:p>
          </table:table-cell>
          <table:table-cell office:value-type="float" office:value="-0.00000019119573773224" calcext:value-type="float">
            <text:p>-1.91195737732243E-07</text:p>
          </table:table-cell>
        </table:table-row>
        <table:table-row table:style-name="ro1">
          <table:table-cell office:value-type="float" office:value="-520.347312761519" calcext:value-type="float">
            <text:p>-520.347312761519</text:p>
          </table:table-cell>
          <table:table-cell office:value-type="float" office:value="-74.8917359464372" calcext:value-type="float">
            <text:p>-74.8917359464372</text:p>
          </table:table-cell>
          <table:table-cell office:value-type="float" office:value="0.0000000392417915255" calcext:value-type="float">
            <text:p>3.9241791525499E-08</text:p>
          </table:table-cell>
        </table:table-row>
        <table:table-row table:style-name="ro1">
          <table:table-cell office:value-type="float" office:value="-471.709767786388" calcext:value-type="float">
            <text:p>-471.709767786388</text:p>
          </table:table-cell>
          <table:table-cell office:value-type="float" office:value="-12.3376039196558" calcext:value-type="float">
            <text:p>-12.3376039196558</text:p>
          </table:table-cell>
          <table:table-cell office:value-type="float" office:value="-0.00000016391947652588" calcext:value-type="float">
            <text:p>-1.63919476525876E-07</text:p>
          </table:table-cell>
        </table:table-row>
        <table:table-row table:style-name="ro1">
          <table:table-cell office:value-type="float" office:value="-609.964389454598" calcext:value-type="float">
            <text:p>-609.964389454598</text:p>
          </table:table-cell>
          <table:table-cell office:value-type="float" office:value="28.7366056285962" calcext:value-type="float">
            <text:p>28.7366056285962</text:p>
          </table:table-cell>
          <table:table-cell office:value-type="float" office:value="-0.00000014715878090575" calcext:value-type="float">
            <text:p>-1.47158780905753E-07</text:p>
          </table:table-cell>
        </table:table-row>
        <table:table-row table:style-name="ro1">
          <table:table-cell office:value-type="float" office:value="-535.52959175372" calcext:value-type="float">
            <text:p>-535.52959175372</text:p>
          </table:table-cell>
          <table:table-cell office:value-type="float" office:value="38.2858139554445" calcext:value-type="float">
            <text:p>38.2858139554445</text:p>
          </table:table-cell>
          <table:table-cell office:value-type="float" office:value="-0.00000011988251969939" calcext:value-type="float">
            <text:p>-1.19882519699386E-07</text:p>
          </table:table-cell>
        </table:table-row>
        <table:table-row table:style-name="ro1">
          <table:table-cell office:value-type="float" office:value="-599.349415721052" calcext:value-type="float">
            <text:p>-599.349415721052</text:p>
          </table:table-cell>
          <table:table-cell office:value-type="float" office:value="88.9092318305448" calcext:value-type="float">
            <text:p>88.9092318305448</text:p>
          </table:table-cell>
          <table:table-cell office:value-type="float" office:value="-0.0000000758455628729" calcext:value-type="float">
            <text:p>-7.58455628728962E-08</text:p>
          </table:table-cell>
        </table:table-row>
        <table:table-row table:style-name="ro1">
          <table:table-cell office:value-type="float" office:value="-423.612844396085" calcext:value-type="float">
            <text:p>-423.612844396085</text:p>
          </table:table-cell>
          <table:table-cell office:value-type="float" office:value="-74.8917359464372" calcext:value-type="float">
            <text:p>-74.8917359464372</text:p>
          </table:table-cell>
          <table:table-cell office:value-type="float" office:value="0.00000076906458031629" calcext:value-type="float">
            <text:p>7.69064580316286E-07</text:p>
          </table:table-cell>
        </table:table-row>
        <table:table-row table:style-name="ro1">
          <table:table-cell office:value-type="float" office:value="-472.250389371216" calcext:value-type="float">
            <text:p>-472.250389371216</text:p>
          </table:table-cell>
          <table:table-cell office:value-type="float" office:value="-137.445867973219" calcext:value-type="float">
            <text:p>-137.445867973219</text:p>
          </table:table-cell>
          <table:table-cell office:value-type="float" office:value="0.00000097222584836766" calcext:value-type="float">
            <text:p>9.72225848367661E-07</text:p>
          </table:table-cell>
        </table:table-row>
        <table:table-row table:style-name="ro1">
          <table:table-cell office:value-type="float" office:value="-520.887934346347" calcext:value-type="float">
            <text:p>-520.887934346347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0117538711641904" calcext:value-type="float">
            <text:p>1.17538711641904E-06</text:p>
          </table:table-cell>
        </table:table-row>
        <table:table-row table:style-name="ro1">
          <table:table-cell office:value-type="float" office:value="-375.515921005783" calcext:value-type="float">
            <text:p>-375.515921005783</text:p>
          </table:table-cell>
          <table:table-cell office:value-type="float" office:value="-137.445867973219" calcext:value-type="float">
            <text:p>-137.445867973219</text:p>
          </table:table-cell>
          <table:table-cell office:value-type="float" office:value="0.00000170204863715845" calcext:value-type="float">
            <text:p>1.70204863715845E-06</text:p>
          </table:table-cell>
        </table:table-row>
        <table:table-row table:style-name="ro1">
          <table:table-cell office:value-type="float" office:value="-424.153465980914" calcext:value-type="float">
            <text:p>-424.153465980914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0190520990520982" calcext:value-type="float">
            <text:p>1.90520990520982E-06</text:p>
          </table:table-cell>
        </table:table-row>
        <table:table-row table:style-name="ro1">
          <table:table-cell office:value-type="float" office:value="-327.418997615481" calcext:value-type="float">
            <text:p>-327.418997615481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0263503269400061" calcext:value-type="float">
            <text:p>2.63503269400061E-06</text:p>
          </table:table-cell>
        </table:table-row>
        <table:table-row table:style-name="ro1">
          <table:table-cell office:value-type="float" office:value="-792.667322620781" calcext:value-type="float">
            <text:p>-792.667322620781</text:p>
          </table:table-cell>
          <table:table-cell office:value-type="float" office:value="535.882151287929" calcext:value-type="float">
            <text:p>535.882151287929</text:p>
          </table:table-cell>
          <table:table-cell office:value-type="float" office:value="-0.00000154500647510523" calcext:value-type="float">
            <text:p>-1.54500647510523E-06</text:p>
          </table:table-cell>
        </table:table-row>
        <table:table-row table:style-name="ro1">
          <table:table-cell office:value-type="float" office:value="-725.334645241445" calcext:value-type="float">
            <text:p>-725.334645241445</text:p>
          </table:table-cell>
          <table:table-cell office:value-type="float" office:value="571.764302575859" calcext:value-type="float">
            <text:p>571.764302575859</text:p>
          </table:table-cell>
          <table:table-cell office:value-type="float" office:value="-0.00000049651921680651" calcext:value-type="float">
            <text:p>-4.9651921680651E-07</text:p>
          </table:table-cell>
        </table:table-row>
        <table:table-row table:style-name="ro1">
          <table:table-cell office:value-type="float" office:value="-658.001967862109" calcext:value-type="float">
            <text:p>-658.001967862109</text:p>
          </table:table-cell>
          <table:table-cell office:value-type="float" office:value="607.646453863788" calcext:value-type="float">
            <text:p>607.646453863788</text:p>
          </table:table-cell>
          <table:table-cell office:value-type="float" office:value="0.00000055196804149221" calcext:value-type="float">
            <text:p>5.51968041492209E-07</text:p>
          </table:table-cell>
        </table:table-row>
        <table:table-row table:style-name="ro1">
          <table:table-cell office:value-type="float" office:value="-860.000000000117" calcext:value-type="float">
            <text:p>-860.000000000117</text:p>
          </table:table-cell>
          <table:table-cell office:value-type="float" office:value="577.777777777778" calcext:value-type="float">
            <text:p>577.777777777778</text:p>
          </table:table-cell>
          <table:table-cell office:value-type="float" office:value="-0.00000379286409893508" calcext:value-type="float">
            <text:p>-3.79286409893508E-06</text:p>
          </table:table-cell>
        </table:table-row>
        <table:table-row table:style-name="ro1">
          <table:table-cell office:value-type="float" office:value="-792.667322620781" calcext:value-type="float">
            <text:p>-792.667322620781</text:p>
          </table:table-cell>
          <table:table-cell office:value-type="float" office:value="613.659929065707" calcext:value-type="float">
            <text:p>613.659929065707</text:p>
          </table:table-cell>
          <table:table-cell office:value-type="float" office:value="-0.00000274437684063636" calcext:value-type="float">
            <text:p>-2.74437684063636E-06</text:p>
          </table:table-cell>
        </table:table-row>
        <table:table-row table:style-name="ro1">
          <table:table-cell office:value-type="float" office:value="-725.334645241444" calcext:value-type="float">
            <text:p>-725.334645241444</text:p>
          </table:table-cell>
          <table:table-cell office:value-type="float" office:value="649.542080353636" calcext:value-type="float">
            <text:p>649.542080353636</text:p>
          </table:table-cell>
          <table:table-cell office:value-type="float" office:value="-0.00000169588958233764" calcext:value-type="float">
            <text:p>-1.69588958233764E-0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655.555555555556" calcext:value-type="float">
            <text:p>655.555555555556</text:p>
          </table:table-cell>
          <table:table-cell office:value-type="float" office:value="-0.00000499223446446621" calcext:value-type="float">
            <text:p>-4.99223446446621E-06</text:p>
          </table:table-cell>
        </table:table-row>
        <table:table-row table:style-name="ro1">
          <table:table-cell office:value-type="float" office:value="-792.667322620781" calcext:value-type="float">
            <text:p>-792.667322620781</text:p>
          </table:table-cell>
          <table:table-cell office:value-type="float" office:value="691.437706843485" calcext:value-type="float">
            <text:p>691.437706843485</text:p>
          </table:table-cell>
          <table:table-cell office:value-type="float" office:value="-0.00000394374720616749" calcext:value-type="float">
            <text:p>-3.94374720616749E-0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733.333333333334" calcext:value-type="float">
            <text:p>733.333333333334</text:p>
          </table:table-cell>
          <table:table-cell office:value-type="float" office:value="-0.00000619160482999735" calcext:value-type="float">
            <text:p>-6.19160482999735E-06</text:p>
          </table:table-cell>
        </table:table-row>
        <table:table-row table:style-name="ro1">
          <table:table-cell office:value-type="float" office:value="-656.818038569749" calcext:value-type="float">
            <text:p>-656.818038569749</text:p>
          </table:table-cell>
          <table:table-cell office:value-type="float" office:value="529.509076459083" calcext:value-type="float">
            <text:p>529.509076459083</text:p>
          </table:table-cell>
          <table:table-cell office:value-type="float" office:value="0.0000004382748607797" calcext:value-type="float">
            <text:p>4.38274860779701E-07</text:p>
          </table:table-cell>
        </table:table-row>
        <table:table-row table:style-name="ro1">
          <table:table-cell office:value-type="float" office:value="-724.150715949085" calcext:value-type="float">
            <text:p>-724.150715949085</text:p>
          </table:table-cell>
          <table:table-cell office:value-type="float" office:value="493.626925171154" calcext:value-type="float">
            <text:p>493.626925171154</text:p>
          </table:table-cell>
          <table:table-cell office:value-type="float" office:value="-0.00000061021239751902" calcext:value-type="float">
            <text:p>-6.10212397519017E-07</text:p>
          </table:table-cell>
        </table:table-row>
        <table:table-row table:style-name="ro1">
          <table:table-cell office:value-type="float" office:value="-655.634109277389" calcext:value-type="float">
            <text:p>-655.634109277389</text:p>
          </table:table-cell>
          <table:table-cell office:value-type="float" office:value="451.371699054379" calcext:value-type="float">
            <text:p>451.371699054379</text:p>
          </table:table-cell>
          <table:table-cell office:value-type="float" office:value="0.00000032458168006719" calcext:value-type="float">
            <text:p>3.24581680067194E-07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966.666666666667" calcext:value-type="float">
            <text:p>966.666666666667</text:p>
          </table:table-cell>
          <table:table-cell office:value-type="float" office:value="-0.00000348250746086767" calcext:value-type="float">
            <text:p>-3.48250746086767E-0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888.888888888889" calcext:value-type="float">
            <text:p>888.888888888889</text:p>
          </table:table-cell>
          <table:table-cell office:value-type="float" office:value="-0.00000438553991724423" calcext:value-type="float">
            <text:p>-4.38553991724423E-0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811.111111111112" calcext:value-type="float">
            <text:p>811.111111111112</text:p>
          </table:table-cell>
          <table:table-cell office:value-type="float" office:value="-0.00000528857237362079" calcext:value-type="float">
            <text:p>-5.28857237362079E-06</text:p>
          </table:table-cell>
        </table:table-row>
        <table:table-row table:style-name="ro1">
          <table:table-cell office:value-type="float" office:value="-788.553725980553" calcext:value-type="float">
            <text:p>-788.553725980553</text:p>
          </table:table-cell>
          <table:table-cell office:value-type="float" office:value="928.670931458044" calcext:value-type="float">
            <text:p>928.670931458044</text:p>
          </table:table-cell>
          <table:table-cell office:value-type="float" office:value="-0.00000239428402300736" calcext:value-type="float">
            <text:p>-2.39428402300736E-06</text:p>
          </table:table-cell>
        </table:table-row>
        <table:table-row table:style-name="ro1">
          <table:table-cell office:value-type="float" office:value="-788.553725980553" calcext:value-type="float">
            <text:p>-788.553725980553</text:p>
          </table:table-cell>
          <table:table-cell office:value-type="float" office:value="850.893153680266" calcext:value-type="float">
            <text:p>850.893153680266</text:p>
          </table:table-cell>
          <table:table-cell office:value-type="float" office:value="-0.00000329731647938392" calcext:value-type="float">
            <text:p>-3.29731647938392E-06</text:p>
          </table:table-cell>
        </table:table-row>
        <table:table-row table:style-name="ro1">
          <table:table-cell office:value-type="float" office:value="-788.553725980553" calcext:value-type="float">
            <text:p>-788.553725980553</text:p>
          </table:table-cell>
          <table:table-cell office:value-type="float" office:value="773.115375902488" calcext:value-type="float">
            <text:p>773.115375902488</text:p>
          </table:table-cell>
          <table:table-cell office:value-type="float" office:value="-0.00000420034893576048" calcext:value-type="float">
            <text:p>-4.20034893576048E-06</text:p>
          </table:table-cell>
        </table:table-row>
        <table:table-row table:style-name="ro1">
          <table:table-cell office:value-type="float" office:value="-717.107451960988" calcext:value-type="float">
            <text:p>-717.107451960988</text:p>
          </table:table-cell>
          <table:table-cell office:value-type="float" office:value="890.675196249421" calcext:value-type="float">
            <text:p>890.675196249421</text:p>
          </table:table-cell>
          <table:table-cell office:value-type="float" office:value="-0.00000130606058514705" calcext:value-type="float">
            <text:p>-1.30606058514705E-06</text:p>
          </table:table-cell>
        </table:table-row>
        <table:table-row table:style-name="ro1">
          <table:table-cell office:value-type="float" office:value="-717.107451960988" calcext:value-type="float">
            <text:p>-717.107451960988</text:p>
          </table:table-cell>
          <table:table-cell office:value-type="float" office:value="812.897418471643" calcext:value-type="float">
            <text:p>812.897418471643</text:p>
          </table:table-cell>
          <table:table-cell office:value-type="float" office:value="-0.00000220909304152361" calcext:value-type="float">
            <text:p>-2.20909304152361E-06</text:p>
          </table:table-cell>
        </table:table-row>
        <table:table-row table:style-name="ro1">
          <table:table-cell office:value-type="float" office:value="-645.661177941423" calcext:value-type="float">
            <text:p>-645.661177941423</text:p>
          </table:table-cell>
          <table:table-cell office:value-type="float" office:value="852.679461040797" calcext:value-type="float">
            <text:p>852.679461040797</text:p>
          </table:table-cell>
          <table:table-cell office:value-type="float" office:value="-0.00000021783714728674" calcext:value-type="float">
            <text:p>-2.17837147286738E-07</text:p>
          </table:table-cell>
        </table:table-row>
        <table:table-row table:style-name="ro1">
          <table:table-cell office:value-type="float" office:value="-721.221048601217" calcext:value-type="float">
            <text:p>-721.221048601217</text:p>
          </table:table-cell>
          <table:table-cell office:value-type="float" office:value="731.21974941264" calcext:value-type="float">
            <text:p>731.21974941264</text:p>
          </table:table-cell>
          <table:table-cell office:value-type="float" office:value="-0.00000195249131193063" calcext:value-type="float">
            <text:p>-1.95249131193063E-06</text:p>
          </table:table-cell>
        </table:table-row>
        <table:table-row table:style-name="ro1">
          <table:table-cell office:value-type="float" office:value="-653.88837122188" calcext:value-type="float">
            <text:p>-653.88837122188</text:p>
          </table:table-cell>
          <table:table-cell office:value-type="float" office:value="689.324122922791" calcext:value-type="float">
            <text:p>689.324122922791</text:p>
          </table:table-cell>
          <table:table-cell office:value-type="float" office:value="0.00000029536631189923" calcext:value-type="float">
            <text:p>2.95366311899226E-07</text:p>
          </table:table-cell>
        </table:table-row>
        <table:table-row table:style-name="ro1">
          <table:table-cell office:value-type="float" office:value="-649.774774581652" calcext:value-type="float">
            <text:p>-649.774774581652</text:p>
          </table:table-cell>
          <table:table-cell office:value-type="float" office:value="771.001791981794" calcext:value-type="float">
            <text:p>771.001791981794</text:p>
          </table:table-cell>
          <table:table-cell office:value-type="float" office:value="0.00000003876458230624" calcext:value-type="float">
            <text:p>3.8764582306244E-08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1433.33333333333" calcext:value-type="float">
            <text:p>1433.33333333333</text:p>
          </table:table-cell>
          <table:table-cell office:value-type="float" office:value="-0.00000309537215937962" calcext:value-type="float">
            <text:p>-3.09537215937962E-0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1355.55555555556" calcext:value-type="float">
            <text:p>1355.55555555556</text:p>
          </table:table-cell>
          <table:table-cell office:value-type="float" office:value="-0.00000215360264640809" calcext:value-type="float">
            <text:p>-2.15360264640809E-0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1277.77777777778" calcext:value-type="float">
            <text:p>1277.77777777778</text:p>
          </table:table-cell>
          <table:table-cell office:value-type="float" office:value="-0.00000121183313343656" calcext:value-type="float">
            <text:p>-1.21183313343656E-0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1200" calcext:value-type="float">
            <text:p>1200</text:p>
          </table:table-cell>
          <table:table-cell office:value-type="float" office:value="-0.00000027006362046503" calcext:value-type="float">
            <text:p>-2.70063620465026E-07</text:p>
          </table:table-cell>
        </table:table-row>
        <table:table-row table:style-name="ro1">
          <table:table-cell office:value-type="float" office:value="-779.206065032363" calcext:value-type="float">
            <text:p>-779.206065032363</text:p>
          </table:table-cell>
          <table:table-cell office:value-type="float" office:value="1397.96440727497" calcext:value-type="float">
            <text:p>1397.96440727497</text:p>
          </table:table-cell>
          <table:table-cell office:value-type="float" office:value="-0.00000200955273585121" calcext:value-type="float">
            <text:p>-2.00955273585121E-06</text:p>
          </table:table-cell>
        </table:table-row>
        <table:table-row table:style-name="ro1">
          <table:table-cell office:value-type="float" office:value="-779.206065032362" calcext:value-type="float">
            <text:p>-779.206065032362</text:p>
          </table:table-cell>
          <table:table-cell office:value-type="float" office:value="1320.18662949719" calcext:value-type="float">
            <text:p>1320.18662949719</text:p>
          </table:table-cell>
          <table:table-cell office:value-type="float" office:value="-0.00000106778322287968" calcext:value-type="float">
            <text:p>-1.06778322287968E-06</text:p>
          </table:table-cell>
        </table:table-row>
        <table:table-row table:style-name="ro1">
          <table:table-cell office:value-type="float" office:value="-779.206065032362" calcext:value-type="float">
            <text:p>-779.206065032362</text:p>
          </table:table-cell>
          <table:table-cell office:value-type="float" office:value="1242.40885171941" calcext:value-type="float">
            <text:p>1242.40885171941</text:p>
          </table:table-cell>
          <table:table-cell office:value-type="float" office:value="-0.00000012601370990815" calcext:value-type="float">
            <text:p>-1.26013709908155E-07</text:p>
          </table:table-cell>
        </table:table-row>
        <table:table-row table:style-name="ro1">
          <table:table-cell office:value-type="float" office:value="-698.412130064607" calcext:value-type="float">
            <text:p>-698.412130064607</text:p>
          </table:table-cell>
          <table:table-cell office:value-type="float" office:value="1362.59548121661" calcext:value-type="float">
            <text:p>1362.59548121661</text:p>
          </table:table-cell>
          <table:table-cell office:value-type="float" office:value="-0.00000092373331232281" calcext:value-type="float">
            <text:p>-9.23733312322812E-07</text:p>
          </table:table-cell>
        </table:table-row>
        <table:table-row table:style-name="ro1">
          <table:table-cell office:value-type="float" office:value="-698.412130064608" calcext:value-type="float">
            <text:p>-698.412130064608</text:p>
          </table:table-cell>
          <table:table-cell office:value-type="float" office:value="1284.81770343883" calcext:value-type="float">
            <text:p>1284.81770343883</text:p>
          </table:table-cell>
          <table:table-cell office:value-type="float" office:value="0.00000001803620064872" calcext:value-type="float">
            <text:p>1.80362006487173E-08</text:p>
          </table:table-cell>
        </table:table-row>
        <table:table-row table:style-name="ro1">
          <table:table-cell office:value-type="float" office:value="-617.618195096853" calcext:value-type="float">
            <text:p>-617.618195096853</text:p>
          </table:table-cell>
          <table:table-cell office:value-type="float" office:value="1327.22655515824" calcext:value-type="float">
            <text:p>1327.22655515824</text:p>
          </table:table-cell>
          <table:table-cell office:value-type="float" office:value="0.00000016208611120559" calcext:value-type="float">
            <text:p>1.62086111205589E-07</text:p>
          </table:table-cell>
        </table:table-row>
        <table:table-row table:style-name="ro1">
          <table:table-cell office:value-type="float" office:value="-787.589513558763" calcext:value-type="float">
            <text:p>-787.589513558763</text:p>
          </table:table-cell>
          <table:table-cell office:value-type="float" office:value="1005.1535224439" calcext:value-type="float">
            <text:p>1005.1535224439</text:p>
          </table:table-cell>
          <table:table-cell office:value-type="float" office:value="-0.00000242635424282826" calcext:value-type="float">
            <text:p>-2.42635424282826E-06</text:p>
          </table:table-cell>
        </table:table-row>
        <table:table-row table:style-name="ro1">
          <table:table-cell office:value-type="float" office:value="-715.179027117408" calcext:value-type="float">
            <text:p>-715.179027117408</text:p>
          </table:table-cell>
          <table:table-cell office:value-type="float" office:value="1043.64037822114" calcext:value-type="float">
            <text:p>1043.64037822114</text:p>
          </table:table-cell>
          <table:table-cell office:value-type="float" office:value="-0.00000137020102478885" calcext:value-type="float">
            <text:p>-1.37020102478885E-06</text:p>
          </table:table-cell>
        </table:table-row>
        <table:table-row table:style-name="ro1">
          <table:table-cell office:value-type="float" office:value="-642.768540676053" calcext:value-type="float">
            <text:p>-642.768540676053</text:p>
          </table:table-cell>
          <table:table-cell office:value-type="float" office:value="1082.12723399837" calcext:value-type="float">
            <text:p>1082.12723399837</text:p>
          </table:table-cell>
          <table:table-cell office:value-type="float" office:value="-0.00000031404780674944" calcext:value-type="float">
            <text:p>-3.14047806749443E-07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1044.44444444444" calcext:value-type="float">
            <text:p>1044.44444444444</text:p>
          </table:table-cell>
          <table:table-cell office:value-type="float" office:value="-0.00000241169284740012" calcext:value-type="float">
            <text:p>-2.41169284740012E-06</text:p>
          </table:table-cell>
        </table:table-row>
        <table:table-row table:style-name="ro1">
          <table:table-cell office:value-type="float" office:value="-787.589513558763" calcext:value-type="float">
            <text:p>-787.589513558763</text:p>
          </table:table-cell>
          <table:table-cell office:value-type="float" office:value="1082.93130022168" calcext:value-type="float">
            <text:p>1082.93130022168</text:p>
          </table:table-cell>
          <table:table-cell office:value-type="float" office:value="-0.00000135553962936071" calcext:value-type="float">
            <text:p>-1.35553962936071E-06</text:p>
          </table:table-cell>
        </table:table-row>
        <table:table-row table:style-name="ro1">
          <table:table-cell office:value-type="float" office:value="-715.179027117408" calcext:value-type="float">
            <text:p>-715.179027117408</text:p>
          </table:table-cell>
          <table:table-cell office:value-type="float" office:value="1121.41815599891" calcext:value-type="float">
            <text:p>1121.41815599891</text:p>
          </table:table-cell>
          <table:table-cell office:value-type="float" office:value="-0.0000002993864113213" calcext:value-type="float">
            <text:p>-2.99386411321304E-07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1122.22222222222" calcext:value-type="float">
            <text:p>1122.22222222222</text:p>
          </table:table-cell>
          <table:table-cell office:value-type="float" office:value="-0.00000134087823393258" calcext:value-type="float">
            <text:p>-1.34087823393258E-06</text:p>
          </table:table-cell>
        </table:table-row>
        <table:table-row table:style-name="ro1">
          <table:table-cell office:value-type="float" office:value="-787.589513558763" calcext:value-type="float">
            <text:p>-787.589513558763</text:p>
          </table:table-cell>
          <table:table-cell office:value-type="float" office:value="1160.70907799946" calcext:value-type="float">
            <text:p>1160.70907799946</text:p>
          </table:table-cell>
          <table:table-cell office:value-type="float" office:value="-0.00000028472501589317" calcext:value-type="float">
            <text:p>-2.84725015893165E-07</text:p>
          </table:table-cell>
        </table:table-row>
        <table:table-row table:style-name="ro1">
          <table:table-cell office:value-type="float" office:value="-634.385092149653" calcext:value-type="float">
            <text:p>-634.385092149653</text:p>
          </table:table-cell>
          <table:table-cell office:value-type="float" office:value="1163.82700771833" calcext:value-type="float">
            <text:p>1163.82700771833</text:p>
          </table:table-cell>
          <table:table-cell office:value-type="float" office:value="-0.00000015533650076443" calcext:value-type="float">
            <text:p>-1.55336500764433E-07</text:p>
          </table:table-cell>
        </table:table-row>
        <table:table-row table:style-name="ro1">
          <table:table-cell office:value-type="float" office:value="-626.001643623252" calcext:value-type="float">
            <text:p>-626.001643623252</text:p>
          </table:table-cell>
          <table:table-cell office:value-type="float" office:value="1245.52678143829" calcext:value-type="float">
            <text:p>1245.52678143829</text:p>
          </table:table-cell>
          <table:table-cell office:value-type="float" office:value="0.00000000337480522058" calcext:value-type="float">
            <text:p>3.3748052205782E-09</text:p>
          </table:table-cell>
        </table:table-row>
        <table:table-row table:style-name="ro1">
          <table:table-cell office:value-type="float" office:value="-706.795578591008" calcext:value-type="float">
            <text:p>-706.795578591008</text:p>
          </table:table-cell>
          <table:table-cell office:value-type="float" office:value="1203.11792971887" calcext:value-type="float">
            <text:p>1203.11792971887</text:p>
          </table:table-cell>
          <table:table-cell office:value-type="float" office:value="-0.00000014067510533629" calcext:value-type="float">
            <text:p>-1.40675105336294E-07</text:p>
          </table:table-cell>
        </table:table-row>
        <table:table-row table:style-name="ro1">
          <table:table-cell office:value-type="float" office:value="-644.696965519633" calcext:value-type="float">
            <text:p>-644.696965519633</text:p>
          </table:table-cell>
          <table:table-cell office:value-type="float" office:value="929.162052026656" calcext:value-type="float">
            <text:p>929.162052026656</text:p>
          </table:table-cell>
          <table:table-cell office:value-type="float" office:value="-0.00000024990736710764" calcext:value-type="float">
            <text:p>-2.4990736710764E-07</text:p>
          </table:table-cell>
        </table:table-row>
        <table:table-row table:style-name="ro1">
          <table:table-cell office:value-type="float" office:value="-643.732753097843" calcext:value-type="float">
            <text:p>-643.732753097843</text:p>
          </table:table-cell>
          <table:table-cell office:value-type="float" office:value="1005.64464301251" calcext:value-type="float">
            <text:p>1005.64464301251</text:p>
          </table:table-cell>
          <table:table-cell office:value-type="float" office:value="-0.00000028197758692854" calcext:value-type="float">
            <text:p>-2.81977586928542E-07</text:p>
          </table:table-cell>
        </table:table-row>
        <table:table-row table:style-name="ro1">
          <table:table-cell office:value-type="float" office:value="-716.143239539198" calcext:value-type="float">
            <text:p>-716.143239539198</text:p>
          </table:table-cell>
          <table:table-cell office:value-type="float" office:value="967.157787235279" calcext:value-type="float">
            <text:p>967.157787235279</text:p>
          </table:table-cell>
          <table:table-cell office:value-type="float" office:value="-0.00000133813080496795" calcext:value-type="float">
            <text:p>-1.33813080496795E-0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2055.55555555556" calcext:value-type="float">
            <text:p>2055.55555555556</text:p>
          </table:table-cell>
          <table:table-cell office:value-type="float" office:value="0.0000245691392297293" calcext:value-type="float">
            <text:p>2.45691392297293E-05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1977.77777777778" calcext:value-type="float">
            <text:p>1977.77777777778</text:p>
          </table:table-cell>
          <table:table-cell office:value-type="float" office:value="0.0000113002725684194" calcext:value-type="float">
            <text:p>1.13002725684194E-05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1900" calcext:value-type="float">
            <text:p>1900</text:p>
          </table:table-cell>
          <table:table-cell office:value-type="float" office:value="-0.00000196859409289042" calcext:value-type="float">
            <text:p>-1.96859409289042E-06</text:p>
          </table:table-cell>
        </table:table-row>
        <table:table-row table:style-name="ro1">
          <table:table-cell office:value-type="float" office:value="-789.4188067343" calcext:value-type="float">
            <text:p>-789.4188067343</text:p>
          </table:table-cell>
          <table:table-cell office:value-type="float" office:value="2094.84244908802" calcext:value-type="float">
            <text:p>2094.84244908802</text:p>
          </table:table-cell>
          <table:table-cell office:value-type="float" office:value="0.000014452291181249" calcext:value-type="float">
            <text:p>1.4452291181249E-05</text:p>
          </table:table-cell>
        </table:table-row>
        <table:table-row table:style-name="ro1">
          <table:table-cell office:value-type="float" office:value="-789.4188067343" calcext:value-type="float">
            <text:p>-789.4188067343</text:p>
          </table:table-cell>
          <table:table-cell office:value-type="float" office:value="2017.06467131024" calcext:value-type="float">
            <text:p>2017.06467131024</text:p>
          </table:table-cell>
          <table:table-cell office:value-type="float" office:value="0.00000118342451993918" calcext:value-type="float">
            <text:p>1.18342451993918E-06</text:p>
          </table:table-cell>
        </table:table-row>
        <table:table-row table:style-name="ro1">
          <table:table-cell office:value-type="float" office:value="-789.4188067343" calcext:value-type="float">
            <text:p>-789.4188067343</text:p>
          </table:table-cell>
          <table:table-cell office:value-type="float" office:value="1939.28689353246" calcext:value-type="float">
            <text:p>1939.28689353246</text:p>
          </table:table-cell>
          <table:table-cell office:value-type="float" office:value="-0.0000120854421413707" calcext:value-type="float">
            <text:p>-1.20854421413707E-05</text:p>
          </table:table-cell>
        </table:table-row>
        <table:table-row table:style-name="ro1">
          <table:table-cell office:value-type="float" office:value="-718.837613468483" calcext:value-type="float">
            <text:p>-718.837613468483</text:p>
          </table:table-cell>
          <table:table-cell office:value-type="float" office:value="2056.35156484271" calcext:value-type="float">
            <text:p>2056.35156484271</text:p>
          </table:table-cell>
          <table:table-cell office:value-type="float" office:value="-0.00000893342352854107" calcext:value-type="float">
            <text:p>-8.93342352854107E-06</text:p>
          </table:table-cell>
        </table:table-row>
        <table:table-row table:style-name="ro1">
          <table:table-cell office:value-type="float" office:value="-718.837613468483" calcext:value-type="float">
            <text:p>-718.837613468483</text:p>
          </table:table-cell>
          <table:table-cell office:value-type="float" office:value="1978.57378706493" calcext:value-type="float">
            <text:p>1978.57378706493</text:p>
          </table:table-cell>
          <table:table-cell office:value-type="float" office:value="-0.0000222022901898509" calcext:value-type="float">
            <text:p>-2.22022901898509E-05</text:p>
          </table:table-cell>
        </table:table-row>
        <table:table-row table:style-name="ro1">
          <table:table-cell office:value-type="float" office:value="-648.256420202665" calcext:value-type="float">
            <text:p>-648.256420202665</text:p>
          </table:table-cell>
          <table:table-cell office:value-type="float" office:value="2017.86068059739" calcext:value-type="float">
            <text:p>2017.86068059739</text:p>
          </table:table-cell>
          <table:table-cell office:value-type="float" office:value="-0.0000323191382383312" calcext:value-type="float">
            <text:p>-3.23191382383312E-05</text:p>
          </table:table-cell>
        </table:table-row>
        <table:table-row table:style-name="ro1">
          <table:table-cell office:value-type="float" office:value="-646.27705432162" calcext:value-type="float">
            <text:p>-646.27705432162</text:p>
          </table:table-cell>
          <table:table-cell office:value-type="float" office:value="2094.82376413238" calcext:value-type="float">
            <text:p>2094.82376413238</text:p>
          </table:table-cell>
          <table:table-cell office:value-type="float" office:value="-0.0000157365877408476" calcext:value-type="float">
            <text:p>-1.57365877408476E-05</text:p>
          </table:table-cell>
        </table:table-row>
        <table:table-row table:style-name="ro1">
          <table:table-cell office:value-type="float" office:value="-644.297688440575" calcext:value-type="float">
            <text:p>-644.297688440575</text:p>
          </table:table-cell>
          <table:table-cell office:value-type="float" office:value="2171.78684766736" calcext:value-type="float">
            <text:p>2171.78684766736</text:p>
          </table:table-cell>
          <table:table-cell office:value-type="float" office:value="0.00000084596275663601" calcext:value-type="float">
            <text:p>8.45962756636013E-07</text:p>
          </table:table-cell>
        </table:table-row>
        <table:table-row table:style-name="ro1">
          <table:table-cell office:value-type="float" office:value="-716.858247587437" calcext:value-type="float">
            <text:p>-716.858247587437</text:p>
          </table:table-cell>
          <table:table-cell office:value-type="float" office:value="2133.31464837769" calcext:value-type="float">
            <text:p>2133.31464837769</text:p>
          </table:table-cell>
          <table:table-cell office:value-type="float" office:value="0.00000764912696894252" calcext:value-type="float">
            <text:p>7.64912696894252E-06</text:p>
          </table:table-cell>
        </table:table-row>
        <table:table-row table:style-name="ro1">
          <table:table-cell office:value-type="float" office:value="699.737121751191" calcext:value-type="float">
            <text:p>699.737121751191</text:p>
          </table:table-cell>
          <table:table-cell office:value-type="float" office:value="-41.7973994297363" calcext:value-type="float">
            <text:p>-41.7973994297363</text:p>
          </table:table-cell>
          <table:table-cell office:value-type="float" office:value="-0.000278141491628256" calcext:value-type="float">
            <text:p>-0.000278141491628256</text:p>
          </table:table-cell>
        </table:table-row>
        <table:table-row table:style-name="ro1">
          <table:table-cell office:value-type="float" office:value="672.453255274567" calcext:value-type="float">
            <text:p>672.453255274567</text:p>
          </table:table-cell>
          <table:table-cell office:value-type="float" office:value="-94.5315996198242" calcext:value-type="float">
            <text:p>-94.5315996198242</text:p>
          </table:table-cell>
          <table:table-cell office:value-type="float" office:value="-0.000139112136241956" calcext:value-type="float">
            <text:p>-0.000139112136241956</text:p>
          </table:table-cell>
        </table:table-row>
        <table:table-row table:style-name="ro1">
          <table:table-cell office:value-type="float" office:value="645.169388797943" calcext:value-type="float">
            <text:p>645.169388797943</text:p>
          </table:table-cell>
          <table:table-cell office:value-type="float" office:value="-147.265799809912" calcext:value-type="float">
            <text:p>-147.265799809912</text:p>
          </table:table-cell>
          <table:table-cell office:value-type="float" office:value="-0.00000008278085565523" calcext:value-type="float">
            <text:p>-8.27808556552308E-08</text:p>
          </table:table-cell>
        </table:table-row>
        <table:table-row table:style-name="ro1">
          <table:table-cell office:value-type="float" office:value="617.885522321319" calcext:value-type="float">
            <text:p>617.885522321319</text:p>
          </table:table-cell>
          <table:table-cell office:value-type="float" office:value="-200" calcext:value-type="float">
            <text:p>-200</text:p>
          </table:table-cell>
          <table:table-cell office:value-type="float" office:value="0.000138946574530645" calcext:value-type="float">
            <text:p>0.000138946574530645</text:p>
          </table:table-cell>
        </table:table-row>
        <table:table-row table:style-name="ro1">
          <table:table-cell office:value-type="float" office:value="753.158081167401" calcext:value-type="float">
            <text:p>753.158081167401</text:p>
          </table:table-cell>
          <table:table-cell office:value-type="float" office:value="-94.5315996198242" calcext:value-type="float">
            <text:p>-94.5315996198242</text:p>
          </table:table-cell>
          <table:table-cell office:value-type="float" office:value="-0.00107425991619478" calcext:value-type="float">
            <text:p>-0.00107425991619478</text:p>
          </table:table-cell>
        </table:table-row>
        <table:table-row table:style-name="ro1">
          <table:table-cell office:value-type="float" office:value="725.874214690777" calcext:value-type="float">
            <text:p>725.874214690777</text:p>
          </table:table-cell>
          <table:table-cell office:value-type="float" office:value="-147.265799809912" calcext:value-type="float">
            <text:p>-147.265799809912</text:p>
          </table:table-cell>
          <table:table-cell office:value-type="float" office:value="-0.000935230560808482" calcext:value-type="float">
            <text:p>-0.000935230560808482</text:p>
          </table:table-cell>
        </table:table-row>
        <table:table-row table:style-name="ro1">
          <table:table-cell office:value-type="float" office:value="698.590348214153" calcext:value-type="float">
            <text:p>698.59034821415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796201205422182" calcext:value-type="float">
            <text:p>-0.000796201205422182</text:p>
          </table:table-cell>
        </table:table-row>
        <table:table-row table:style-name="ro1">
          <table:table-cell office:value-type="float" office:value="806.57904058361" calcext:value-type="float">
            <text:p>806.57904058361</text:p>
          </table:table-cell>
          <table:table-cell office:value-type="float" office:value="-147.265799809912" calcext:value-type="float">
            <text:p>-147.265799809912</text:p>
          </table:table-cell>
          <table:table-cell office:value-type="float" office:value="-0.00187037834076131" calcext:value-type="float">
            <text:p>-0.00187037834076131</text:p>
          </table:table-cell>
        </table:table-row>
        <table:table-row table:style-name="ro1">
          <table:table-cell office:value-type="float" office:value="779.295174106987" calcext:value-type="float">
            <text:p>779.29517410698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173134898537501" calcext:value-type="float">
            <text:p>-0.00173134898537501</text:p>
          </table:table-cell>
        </table:table-row>
        <table:table-row table:style-name="ro1">
          <table:table-cell office:value-type="float" office:value="859.999999999821" calcext:value-type="float">
            <text:p>859.99999999982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266649676532784" calcext:value-type="float">
            <text:p>-0.00266649676532784</text:p>
          </table:table-cell>
        </table:table-row>
        <table:table-row table:style-name="ro1">
          <table:table-cell office:value-type="float" office:value="753.158081167401" calcext:value-type="float">
            <text:p>753.158081167401</text:p>
          </table:table-cell>
          <table:table-cell office:value-type="float" office:value="-16.7538218420464" calcext:value-type="float">
            <text:p>-16.7538218420464</text:p>
          </table:table-cell>
          <table:table-cell office:value-type="float" office:value="-0.00065820310253656" calcext:value-type="float">
            <text:p>-0.00065820310253656</text:p>
          </table:table-cell>
        </table:table-row>
        <table:table-row table:style-name="ro1">
          <table:table-cell office:value-type="float" office:value="806.579040583611" calcext:value-type="float">
            <text:p>806.579040583611</text:p>
          </table:table-cell>
          <table:table-cell office:value-type="float" office:value="-69.4880220321343" calcext:value-type="float">
            <text:p>-69.4880220321343</text:p>
          </table:table-cell>
          <table:table-cell office:value-type="float" office:value="-0.00145432152710309" calcext:value-type="float">
            <text:p>-0.00145432152710309</text:p>
          </table:table-cell>
        </table:table-row>
        <table:table-row table:style-name="ro1">
          <table:table-cell office:value-type="float" office:value="859.999999999821" calcext:value-type="float">
            <text:p>859.999999999821</text:p>
          </table:table-cell>
          <table:table-cell office:value-type="float" office:value="-122.222222222222" calcext:value-type="float">
            <text:p>-122.222222222222</text:p>
          </table:table-cell>
          <table:table-cell office:value-type="float" office:value="-0.00225043995166961" calcext:value-type="float">
            <text:p>-0.00225043995166961</text:p>
          </table:table-cell>
        </table:table-row>
        <table:table-row table:style-name="ro1">
          <table:table-cell office:value-type="float" office:value="806.579040583612" calcext:value-type="float">
            <text:p>806.579040583612</text:p>
          </table:table-cell>
          <table:table-cell office:value-type="float" office:value="8.28975574564346" calcext:value-type="float">
            <text:p>8.28975574564346</text:p>
          </table:table-cell>
          <table:table-cell office:value-type="float" office:value="-0.00103826471344487" calcext:value-type="float">
            <text:p>-0.00103826471344487</text:p>
          </table:table-cell>
        </table:table-row>
        <table:table-row table:style-name="ro1">
          <table:table-cell office:value-type="float" office:value="859.999999999821" calcext:value-type="float">
            <text:p>859.999999999821</text:p>
          </table:table-cell>
          <table:table-cell office:value-type="float" office:value="-44.4444444444445" calcext:value-type="float">
            <text:p>-44.4444444444445</text:p>
          </table:table-cell>
          <table:table-cell office:value-type="float" office:value="-0.00183438313801139" calcext:value-type="float">
            <text:p>-0.00183438313801139</text:p>
          </table:table-cell>
        </table:table-row>
        <table:table-row table:style-name="ro1">
          <table:table-cell office:value-type="float" office:value="859.999999999821" calcext:value-type="float">
            <text:p>859.999999999821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-0.00141832632435317" calcext:value-type="float">
            <text:p>-0.00141832632435317</text:p>
          </table:table-cell>
        </table:table-row>
        <table:table-row table:style-name="ro1">
          <table:table-cell office:value-type="float" office:value="140.366951971324" calcext:value-type="float">
            <text:p>140.366951971324</text:p>
          </table:table-cell>
          <table:table-cell office:value-type="float" office:value="3074.95288761608" calcext:value-type="float">
            <text:p>3074.95288761608</text:p>
          </table:table-cell>
          <table:table-cell office:value-type="float" office:value="0.0762483881439074" calcext:value-type="float">
            <text:p>0.0762483881439074</text:p>
          </table:table-cell>
        </table:table-row>
        <table:table-row table:style-name="ro1">
          <table:table-cell office:value-type="float" office:value="204.855958853655" calcext:value-type="float">
            <text:p>204.855958853655</text:p>
          </table:table-cell>
          <table:table-cell office:value-type="float" office:value="3164.5206301404" calcext:value-type="float">
            <text:p>3164.5206301404</text:p>
          </table:table-cell>
          <table:table-cell office:value-type="float" office:value="0.0862804922605822" calcext:value-type="float">
            <text:p>0.0862804922605822</text:p>
          </table:table-cell>
        </table:table-row>
        <table:table-row table:style-name="ro1">
          <table:table-cell office:value-type="float" office:value="269.344965735986" calcext:value-type="float">
            <text:p>269.344965735986</text:p>
          </table:table-cell>
          <table:table-cell office:value-type="float" office:value="3254.08837266473" calcext:value-type="float">
            <text:p>3254.08837266473</text:p>
          </table:table-cell>
          <table:table-cell office:value-type="float" office:value="0.096312596377257" calcext:value-type="float">
            <text:p>0.096312596377257</text:p>
          </table:table-cell>
        </table:table-row>
        <table:table-row table:style-name="ro1">
          <table:table-cell office:value-type="float" office:value="77.9388135117012" calcext:value-type="float">
            <text:p>77.9388135117012</text:p>
          </table:table-cell>
          <table:table-cell office:value-type="float" office:value="3153.79040265528" calcext:value-type="float">
            <text:p>3153.79040265528</text:p>
          </table:table-cell>
          <table:table-cell office:value-type="float" office:value="0.0940045208358708" calcext:value-type="float">
            <text:p>0.0940045208358708</text:p>
          </table:table-cell>
        </table:table-row>
        <table:table-row table:style-name="ro1">
          <table:table-cell office:value-type="float" office:value="142.427820394032" calcext:value-type="float">
            <text:p>142.427820394032</text:p>
          </table:table-cell>
          <table:table-cell office:value-type="float" office:value="3243.3581451796" calcext:value-type="float">
            <text:p>3243.3581451796</text:p>
          </table:table-cell>
          <table:table-cell office:value-type="float" office:value="0.104036624952546" calcext:value-type="float">
            <text:p>0.104036624952546</text:p>
          </table:table-cell>
        </table:table-row>
        <table:table-row table:style-name="ro1">
          <table:table-cell office:value-type="float" office:value="15.5106750520777" calcext:value-type="float">
            <text:p>15.5106750520777</text:p>
          </table:table-cell>
          <table:table-cell office:value-type="float" office:value="3232.62791769448" calcext:value-type="float">
            <text:p>3232.62791769448</text:p>
          </table:table-cell>
          <table:table-cell office:value-type="float" office:value="0.111760653527834" calcext:value-type="float">
            <text:p>0.111760653527834</text:p>
          </table:table-cell>
        </table:table-row>
        <table:table-row table:style-name="ro1">
          <table:table-cell office:value-type="float" office:value="631.835058961876" calcext:value-type="float">
            <text:p>631.835058961876</text:p>
          </table:table-cell>
          <table:table-cell office:value-type="float" office:value="3323.83126768303" calcext:value-type="float">
            <text:p>3323.83126768303</text:p>
          </table:table-cell>
          <table:table-cell office:value-type="float" office:value="0.0593903508057944" calcext:value-type="float">
            <text:p>0.0593903508057944</text:p>
          </table:table-cell>
        </table:table-row>
        <table:table-row table:style-name="ro1">
          <table:table-cell office:value-type="float" office:value="528.015153122859" calcext:value-type="float">
            <text:p>528.015153122859</text:p>
          </table:table-cell>
          <table:table-cell office:value-type="float" office:value="3305.61481851875" calcext:value-type="float">
            <text:p>3305.61481851875</text:p>
          </table:table-cell>
          <table:table-cell office:value-type="float" office:value="0.0674513456895392" calcext:value-type="float">
            <text:p>0.0674513456895392</text:p>
          </table:table-cell>
        </table:table-row>
        <table:table-row table:style-name="ro1">
          <table:table-cell office:value-type="float" office:value="424.195247283842" calcext:value-type="float">
            <text:p>424.195247283842</text:p>
          </table:table-cell>
          <table:table-cell office:value-type="float" office:value="3287.39836935446" calcext:value-type="float">
            <text:p>3287.39836935446</text:p>
          </table:table-cell>
          <table:table-cell office:value-type="float" office:value="0.0755123405732841" calcext:value-type="float">
            <text:p>0.0755123405732841</text:p>
          </table:table-cell>
        </table:table-row>
        <table:table-row table:style-name="ro1">
          <table:table-cell office:value-type="float" office:value="618.376427788384" calcext:value-type="float">
            <text:p>618.376427788384</text:p>
          </table:table-cell>
          <table:table-cell office:value-type="float" office:value="3249.35707268415" calcext:value-type="float">
            <text:p>3249.35707268415</text:p>
          </table:table-cell>
          <table:table-cell office:value-type="float" office:value="0.0366189857688916" calcext:value-type="float">
            <text:p>0.0366189857688916</text:p>
          </table:table-cell>
        </table:table-row>
        <table:table-row table:style-name="ro1">
          <table:table-cell office:value-type="float" office:value="514.556521949366" calcext:value-type="float">
            <text:p>514.556521949366</text:p>
          </table:table-cell>
          <table:table-cell office:value-type="float" office:value="3231.14062351987" calcext:value-type="float">
            <text:p>3231.14062351987</text:p>
          </table:table-cell>
          <table:table-cell office:value-type="float" office:value="0.0446799806526364" calcext:value-type="float">
            <text:p>0.0446799806526364</text:p>
          </table:table-cell>
        </table:table-row>
        <table:table-row table:style-name="ro1">
          <table:table-cell office:value-type="float" office:value="604.917796614891" calcext:value-type="float">
            <text:p>604.917796614891</text:p>
          </table:table-cell>
          <table:table-cell office:value-type="float" office:value="3174.88287768528" calcext:value-type="float">
            <text:p>3174.88287768528</text:p>
          </table:table-cell>
          <table:table-cell office:value-type="float" office:value="0.0138476207319887" calcext:value-type="float">
            <text:p>0.0138476207319887</text:p>
          </table:table-cell>
        </table:table-row>
        <table:table-row table:style-name="ro1">
          <table:table-cell office:value-type="float" office:value="531.873049772007" calcext:value-type="float">
            <text:p>531.873049772007</text:p>
          </table:table-cell>
          <table:table-cell office:value-type="float" office:value="3121.68479139889" calcext:value-type="float">
            <text:p>3121.68479139889</text:p>
          </table:table-cell>
          <table:table-cell office:value-type="float" office:value="0.00596559904134633" calcext:value-type="float">
            <text:p>0.00596559904134633</text:p>
          </table:table-cell>
        </table:table-row>
        <table:table-row table:style-name="ro1">
          <table:table-cell office:value-type="float" office:value="441.511775106481" calcext:value-type="float">
            <text:p>441.511775106481</text:p>
          </table:table-cell>
          <table:table-cell office:value-type="float" office:value="3177.94253723348" calcext:value-type="float">
            <text:p>3177.94253723348</text:p>
          </table:table-cell>
          <table:table-cell office:value-type="float" office:value="0.036797958961994" calcext:value-type="float">
            <text:p>0.036797958961994</text:p>
          </table:table-cell>
        </table:table-row>
        <table:table-row table:style-name="ro1">
          <table:table-cell office:value-type="float" office:value="351.150500440958" calcext:value-type="float">
            <text:p>351.150500440958</text:p>
          </table:table-cell>
          <table:table-cell office:value-type="float" office:value="3234.20028306807" calcext:value-type="float">
            <text:p>3234.20028306807</text:p>
          </table:table-cell>
          <table:table-cell office:value-type="float" office:value="0.0676303188826417" calcext:value-type="float">
            <text:p>0.0676303188826417</text:p>
          </table:table-cell>
        </table:table-row>
        <table:table-row table:style-name="ro1">
          <table:table-cell office:value-type="float" office:value="458.828302929121" calcext:value-type="float">
            <text:p>458.828302929121</text:p>
          </table:table-cell>
          <table:table-cell office:value-type="float" office:value="3068.4867051125" calcext:value-type="float">
            <text:p>3068.4867051125</text:p>
          </table:table-cell>
          <table:table-cell office:value-type="float" office:value="-0.00191642264929608" calcext:value-type="float">
            <text:p>-0.00191642264929608</text:p>
          </table:table-cell>
        </table:table-row>
        <table:table-row table:style-name="ro1">
          <table:table-cell office:value-type="float" office:value="368.467028263597" calcext:value-type="float">
            <text:p>368.467028263597</text:p>
          </table:table-cell>
          <table:table-cell office:value-type="float" office:value="3124.74445094709" calcext:value-type="float">
            <text:p>3124.74445094709</text:p>
          </table:table-cell>
          <table:table-cell office:value-type="float" office:value="0.0289159372713516" calcext:value-type="float">
            <text:p>0.0289159372713516</text:p>
          </table:table-cell>
        </table:table-row>
        <table:table-row table:style-name="ro1">
          <table:table-cell office:value-type="float" office:value="385.783556086236" calcext:value-type="float">
            <text:p>385.783556086236</text:p>
          </table:table-cell>
          <table:table-cell office:value-type="float" office:value="3015.28861882611" calcext:value-type="float">
            <text:p>3015.28861882611</text:p>
          </table:table-cell>
          <table:table-cell office:value-type="float" office:value="-0.00979844433993848" calcext:value-type="float">
            <text:p>-0.00979844433993848</text:p>
          </table:table-cell>
        </table:table-row>
        <table:table-row table:style-name="ro1">
          <table:table-cell office:value-type="float" office:value="222.172486676295" calcext:value-type="float">
            <text:p>222.172486676295</text:p>
          </table:table-cell>
          <table:table-cell office:value-type="float" office:value="3055.06479801942" calcext:value-type="float">
            <text:p>3055.06479801942</text:p>
          </table:table-cell>
          <table:table-cell office:value-type="float" office:value="0.0475661106492922" calcext:value-type="float">
            <text:p>0.0475661106492922</text:p>
          </table:table-cell>
        </table:table-row>
        <table:table-row table:style-name="ro1">
          <table:table-cell office:value-type="float" office:value="303.978021381266" calcext:value-type="float">
            <text:p>303.978021381266</text:p>
          </table:table-cell>
          <table:table-cell office:value-type="float" office:value="3035.17670842276" calcext:value-type="float">
            <text:p>3035.17670842276</text:p>
          </table:table-cell>
          <table:table-cell office:value-type="float" office:value="0.0188838331546768" calcext:value-type="float">
            <text:p>0.0188838331546768</text:p>
          </table:table-cell>
        </table:table-row>
        <table:table-row table:style-name="ro1">
          <table:table-cell office:value-type="float" office:value="286.661493558626" calcext:value-type="float">
            <text:p>286.661493558626</text:p>
          </table:table-cell>
          <table:table-cell office:value-type="float" office:value="3144.63254054375" calcext:value-type="float">
            <text:p>3144.63254054375</text:p>
          </table:table-cell>
          <table:table-cell office:value-type="float" office:value="0.0575982147659669" calcext:value-type="float">
            <text:p>0.0575982147659669</text:p>
          </table:table-cell>
        </table:table-row>
        <table:table-row table:style-name="ro1">
          <table:table-cell office:value-type="float" office:value="739.849913042943" calcext:value-type="float">
            <text:p>739.849913042943</text:p>
          </table:table-cell>
          <table:table-cell office:value-type="float" office:value="3606.655052512" calcext:value-type="float">
            <text:p>3606.655052512</text:p>
          </table:table-cell>
          <table:table-cell office:value-type="float" office:value="-0.519229850958968" calcext:value-type="float">
            <text:p>-0.519229850958968</text:p>
          </table:table-cell>
        </table:table-row>
        <table:table-row table:style-name="ro1">
          <table:table-cell office:value-type="float" office:value="799.924956521382" calcext:value-type="float">
            <text:p>799.924956521382</text:p>
          </table:table-cell>
          <table:table-cell office:value-type="float" office:value="3569.99419292266" calcext:value-type="float">
            <text:p>3569.99419292266</text:p>
          </table:table-cell>
          <table:table-cell office:value-type="float" office:value="-0.520711041182348" calcext:value-type="float">
            <text:p>-0.520711041182348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3533.33333333333" calcext:value-type="float">
            <text:p>3533.33333333333</text:p>
          </table:table-cell>
          <table:table-cell office:value-type="float" office:value="-0.522192231405728" calcext:value-type="float">
            <text:p>-0.522192231405728</text:p>
          </table:table-cell>
        </table:table-row>
        <table:table-row table:style-name="ro1">
          <table:table-cell office:value-type="float" office:value="799.924956521382" calcext:value-type="float">
            <text:p>799.924956521382</text:p>
          </table:table-cell>
          <table:table-cell office:value-type="float" office:value="3647.77197070044" calcext:value-type="float">
            <text:p>3647.77197070044</text:p>
          </table:table-cell>
          <table:table-cell office:value-type="float" office:value="1.18961908008194" calcext:value-type="float">
            <text:p>1.18961908008194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3611.11111111111" calcext:value-type="float">
            <text:p>3611.11111111111</text:p>
          </table:table-cell>
          <table:table-cell office:value-type="float" office:value="1.18813788985856" calcext:value-type="float">
            <text:p>1.18813788985856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3688.88888888889" calcext:value-type="float">
            <text:p>3688.88888888889</text:p>
          </table:table-cell>
          <table:table-cell office:value-type="float" office:value="2.89846801112285" calcext:value-type="float">
            <text:p>2.89846801112285</text:p>
          </table:table-cell>
        </table:table-row>
        <table:table-row table:style-name="ro1">
          <table:table-cell office:value-type="float" office:value="728.356186566564" calcext:value-type="float">
            <text:p>728.356186566564</text:p>
          </table:table-cell>
          <table:table-cell office:value-type="float" office:value="3524.98490270552" calcext:value-type="float">
            <text:p>3524.98490270552</text:p>
          </table:table-cell>
          <table:table-cell office:value-type="float" office:value="-0.319259725432873" calcext:value-type="float">
            <text:p>-0.319259725432873</text:p>
          </table:table-cell>
        </table:table-row>
        <table:table-row table:style-name="ro1">
          <table:table-cell office:value-type="float" office:value="716.862460090185" calcext:value-type="float">
            <text:p>716.862460090185</text:p>
          </table:table-cell>
          <table:table-cell office:value-type="float" office:value="3443.31475289905" calcext:value-type="float">
            <text:p>3443.31475289905</text:p>
          </table:table-cell>
          <table:table-cell office:value-type="float" office:value="-0.119289599906778" calcext:value-type="float">
            <text:p>-0.119289599906778</text:p>
          </table:table-cell>
        </table:table-row>
        <table:table-row table:style-name="ro1">
          <table:table-cell office:value-type="float" office:value="788.431230045004" calcext:value-type="float">
            <text:p>788.431230045004</text:p>
          </table:table-cell>
          <table:table-cell office:value-type="float" office:value="3488.32404311619" calcext:value-type="float">
            <text:p>3488.32404311619</text:p>
          </table:table-cell>
          <table:table-cell office:value-type="float" office:value="-0.320740915656253" calcext:value-type="float">
            <text:p>-0.320740915656253</text:p>
          </table:table-cell>
        </table:table-row>
        <table:table-row table:style-name="ro1">
          <table:table-cell office:value-type="float" office:value="859.999999999821" calcext:value-type="float">
            <text:p>859.999999999821</text:p>
          </table:table-cell>
          <table:table-cell office:value-type="float" office:value="3300" calcext:value-type="float">
            <text:p>3300</text:p>
          </table:table-cell>
          <table:table-cell office:value-type="float" office:value="-0.176585166558908" calcext:value-type="float">
            <text:p>-0.176585166558908</text:p>
          </table:table-cell>
        </table:table-row>
        <table:table-row table:style-name="ro1">
          <table:table-cell office:value-type="float" office:value="859.999999999821" calcext:value-type="float">
            <text:p>859.999999999821</text:p>
          </table:table-cell>
          <table:table-cell office:value-type="float" office:value="3377.77777777778" calcext:value-type="float">
            <text:p>3377.77777777778</text:p>
          </table:table-cell>
          <table:table-cell office:value-type="float" office:value="-0.291787521507848" calcext:value-type="float">
            <text:p>-0.291787521507848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3455.55555555556" calcext:value-type="float">
            <text:p>3455.55555555556</text:p>
          </table:table-cell>
          <table:table-cell office:value-type="float" office:value="-0.406989876456788" calcext:value-type="float">
            <text:p>-0.406989876456788</text:p>
          </table:table-cell>
        </table:table-row>
        <table:table-row table:style-name="ro1">
          <table:table-cell office:value-type="float" office:value="788.431230045003" calcext:value-type="float">
            <text:p>788.431230045003</text:p>
          </table:table-cell>
          <table:table-cell office:value-type="float" office:value="3332.76848756064" calcext:value-type="float">
            <text:p>3332.76848756064</text:p>
          </table:table-cell>
          <table:table-cell office:value-type="float" office:value="-0.0903362057583726" calcext:value-type="float">
            <text:p>-0.0903362057583726</text:p>
          </table:table-cell>
        </table:table-row>
        <table:table-row table:style-name="ro1">
          <table:table-cell office:value-type="float" office:value="788.431230045003" calcext:value-type="float">
            <text:p>788.431230045003</text:p>
          </table:table-cell>
          <table:table-cell office:value-type="float" office:value="3410.54626533841" calcext:value-type="float">
            <text:p>3410.54626533841</text:p>
          </table:table-cell>
          <table:table-cell office:value-type="float" office:value="-0.205538560707313" calcext:value-type="float">
            <text:p>-0.205538560707313</text:p>
          </table:table-cell>
        </table:table-row>
        <table:table-row table:style-name="ro1">
          <table:table-cell office:value-type="float" office:value="716.862460090185" calcext:value-type="float">
            <text:p>716.862460090185</text:p>
          </table:table-cell>
          <table:table-cell office:value-type="float" office:value="3365.53697512127" calcext:value-type="float">
            <text:p>3365.53697512127</text:p>
          </table:table-cell>
          <table:table-cell office:value-type="float" office:value="-0.0040872449578377" calcext:value-type="float">
            <text:p>-0.0040872449578377</text:p>
          </table:table-cell>
        </table:table-row>
        <table:table-row table:style-name="ro1">
          <table:table-cell office:value-type="float" office:value="703.403828916694" calcext:value-type="float">
            <text:p>703.403828916694</text:p>
          </table:table-cell>
          <table:table-cell office:value-type="float" office:value="3291.0627801224" calcext:value-type="float">
            <text:p>3291.0627801224</text:p>
          </table:table-cell>
          <table:table-cell office:value-type="float" office:value="-0.0268586099947405" calcext:value-type="float">
            <text:p>-0.0268586099947405</text:p>
          </table:table-cell>
        </table:table-row>
        <table:table-row table:style-name="ro1">
          <table:table-cell office:value-type="float" office:value="689.945197743201" calcext:value-type="float">
            <text:p>689.945197743201</text:p>
          </table:table-cell>
          <table:table-cell office:value-type="float" office:value="3216.58858512352" calcext:value-type="float">
            <text:p>3216.58858512352</text:p>
          </table:table-cell>
          <table:table-cell office:value-type="float" office:value="-0.0496299750316434" calcext:value-type="float">
            <text:p>-0.0496299750316434</text:p>
          </table:table-cell>
        </table:table-row>
        <table:table-row table:style-name="ro1">
          <table:table-cell office:value-type="float" office:value="774.972598871511" calcext:value-type="float">
            <text:p>774.972598871511</text:p>
          </table:table-cell>
          <table:table-cell office:value-type="float" office:value="3258.29429256176" calcext:value-type="float">
            <text:p>3258.29429256176</text:p>
          </table:table-cell>
          <table:table-cell office:value-type="float" office:value="-0.113107570795275" calcext:value-type="float">
            <text:p>-0.113107570795275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1666.66666666667" calcext:value-type="float">
            <text:p>1666.66666666667</text:p>
          </table:table-cell>
          <table:table-cell office:value-type="float" office:value="0.00000461736069536369" calcext:value-type="float">
            <text:p>4.61736069536369E-06</text:p>
          </table:table-cell>
        </table:table-row>
        <table:table-row table:style-name="ro1">
          <table:table-cell office:value-type="float" office:value="-790.545900920244" calcext:value-type="float">
            <text:p>-790.545900920244</text:p>
          </table:table-cell>
          <table:table-cell office:value-type="float" office:value="1700.53500005148" calcext:value-type="float">
            <text:p>1700.53500005148</text:p>
          </table:table-cell>
          <table:table-cell office:value-type="float" office:value="0.00000580966529959822" calcext:value-type="float">
            <text:p>5.80966529959822E-06</text:p>
          </table:table-cell>
        </table:table-row>
        <table:table-row table:style-name="ro1">
          <table:table-cell office:value-type="float" office:value="-721.09180184037" calcext:value-type="float">
            <text:p>-721.09180184037</text:p>
          </table:table-cell>
          <table:table-cell office:value-type="float" office:value="1734.40333343629" calcext:value-type="float">
            <text:p>1734.40333343629</text:p>
          </table:table-cell>
          <table:table-cell office:value-type="float" office:value="0.00000700196990383274" calcext:value-type="float">
            <text:p>7.00196990383274E-06</text:p>
          </table:table-cell>
        </table:table-row>
        <table:table-row table:style-name="ro1">
          <table:table-cell office:value-type="float" office:value="-651.637702760496" calcext:value-type="float">
            <text:p>-651.637702760496</text:p>
          </table:table-cell>
          <table:table-cell office:value-type="float" office:value="1768.2716668211" calcext:value-type="float">
            <text:p>1768.2716668211</text:p>
          </table:table-cell>
          <table:table-cell office:value-type="float" office:value="0.00000819427450806727" calcext:value-type="float">
            <text:p>8.19427450806727E-0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1744.44444444444" calcext:value-type="float">
            <text:p>1744.44444444444</text:p>
          </table:table-cell>
          <table:table-cell office:value-type="float" office:value="0.00000242204243261232" calcext:value-type="float">
            <text:p>2.42204243261232E-06</text:p>
          </table:table-cell>
        </table:table-row>
        <table:table-row table:style-name="ro1">
          <table:table-cell office:value-type="float" office:value="-790.545900920244" calcext:value-type="float">
            <text:p>-790.545900920244</text:p>
          </table:table-cell>
          <table:table-cell office:value-type="float" office:value="1778.31277782925" calcext:value-type="float">
            <text:p>1778.31277782925</text:p>
          </table:table-cell>
          <table:table-cell office:value-type="float" office:value="0.00000361434703684684" calcext:value-type="float">
            <text:p>3.61434703684684E-06</text:p>
          </table:table-cell>
        </table:table-row>
        <table:table-row table:style-name="ro1">
          <table:table-cell office:value-type="float" office:value="-721.09180184037" calcext:value-type="float">
            <text:p>-721.09180184037</text:p>
          </table:table-cell>
          <table:table-cell office:value-type="float" office:value="1812.18111121406" calcext:value-type="float">
            <text:p>1812.18111121406</text:p>
          </table:table-cell>
          <table:table-cell office:value-type="float" office:value="0.00000480665164108137" calcext:value-type="float">
            <text:p>4.80665164108137E-0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1822.22222222222" calcext:value-type="float">
            <text:p>1822.22222222222</text:p>
          </table:table-cell>
          <table:table-cell office:value-type="float" office:value="0.00000022672416986095" calcext:value-type="float">
            <text:p>2.26724169860947E-07</text:p>
          </table:table-cell>
        </table:table-row>
        <table:table-row table:style-name="ro1">
          <table:table-cell office:value-type="float" office:value="-790.545900920244" calcext:value-type="float">
            <text:p>-790.545900920244</text:p>
          </table:table-cell>
          <table:table-cell office:value-type="float" office:value="1856.09055560703" calcext:value-type="float">
            <text:p>1856.09055560703</text:p>
          </table:table-cell>
          <table:table-cell office:value-type="float" office:value="0.00000141902877409547" calcext:value-type="float">
            <text:p>1.41902877409547E-06</text:p>
          </table:table-cell>
        </table:table-row>
        <table:table-row table:style-name="ro1">
          <table:table-cell office:value-type="float" office:value="-719.964707654426" calcext:value-type="float">
            <text:p>-719.964707654426</text:p>
          </table:table-cell>
          <table:table-cell office:value-type="float" office:value="1895.3774491395" calcext:value-type="float">
            <text:p>1895.3774491395</text:p>
          </table:table-cell>
          <table:table-cell office:value-type="float" office:value="-0.00000869781927438477" calcext:value-type="float">
            <text:p>-8.69781927438477E-06</text:p>
          </table:table-cell>
        </table:table-row>
        <table:table-row table:style-name="ro1">
          <table:table-cell office:value-type="float" office:value="-650.510608574552" calcext:value-type="float">
            <text:p>-650.510608574552</text:p>
          </table:table-cell>
          <table:table-cell office:value-type="float" office:value="1851.46800474653" calcext:value-type="float">
            <text:p>1851.46800474653</text:p>
          </table:table-cell>
          <table:table-cell office:value-type="float" office:value="-0.00000531019640739887" calcext:value-type="float">
            <text:p>-5.31019640739887E-06</text:p>
          </table:table-cell>
        </table:table-row>
        <table:table-row table:style-name="ro1">
          <table:table-cell office:value-type="float" office:value="-649.383514388608" calcext:value-type="float">
            <text:p>-649.383514388608</text:p>
          </table:table-cell>
          <table:table-cell office:value-type="float" office:value="1934.66434267196" calcext:value-type="float">
            <text:p>1934.66434267196</text:p>
          </table:table-cell>
          <table:table-cell office:value-type="float" office:value="-0.000018814667322865" calcext:value-type="float">
            <text:p>-1.8814667322865E-05</text:p>
          </table:table-cell>
        </table:table-row>
        <table:table-row table:style-name="ro1">
          <table:table-cell office:value-type="float" office:value="-780.356706129659" calcext:value-type="float">
            <text:p>-780.356706129659</text:p>
          </table:table-cell>
          <table:table-cell office:value-type="float" office:value="1471.70084480357" calcext:value-type="float">
            <text:p>1471.70084480357</text:p>
          </table:table-cell>
          <table:table-cell office:value-type="float" office:value="-0.00000166287063093662" calcext:value-type="float">
            <text:p>-1.66287063093662E-06</text:p>
          </table:table-cell>
        </table:table-row>
        <table:table-row table:style-name="ro1">
          <table:table-cell office:value-type="float" office:value="-700.713412259201" calcext:value-type="float">
            <text:p>-700.713412259201</text:p>
          </table:table-cell>
          <table:table-cell office:value-type="float" office:value="1510.0683562738" calcext:value-type="float">
            <text:p>1510.0683562738</text:p>
          </table:table-cell>
          <table:table-cell office:value-type="float" office:value="-0.00000023036910249362" calcext:value-type="float">
            <text:p>-2.30369102493623E-07</text:p>
          </table:table-cell>
        </table:table-row>
        <table:table-row table:style-name="ro1">
          <table:table-cell office:value-type="float" office:value="-621.070118388743" calcext:value-type="float">
            <text:p>-621.070118388743</text:p>
          </table:table-cell>
          <table:table-cell office:value-type="float" office:value="1548.43586774403" calcext:value-type="float">
            <text:p>1548.43586774403</text:p>
          </table:table-cell>
          <table:table-cell office:value-type="float" office:value="0.00000120213242594937" calcext:value-type="float">
            <text:p>1.20213242594937E-0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1511.11111111111" calcext:value-type="float">
            <text:p>1511.11111111111</text:p>
          </table:table-cell>
          <table:table-cell office:value-type="float" office:value="-0.00000052446120779851" calcext:value-type="float">
            <text:p>-5.24461207798514E-07</text:p>
          </table:table-cell>
        </table:table-row>
        <table:table-row table:style-name="ro1">
          <table:table-cell office:value-type="float" office:value="-780.356706129659" calcext:value-type="float">
            <text:p>-780.356706129659</text:p>
          </table:table-cell>
          <table:table-cell office:value-type="float" office:value="1549.47862258134" calcext:value-type="float">
            <text:p>1549.47862258134</text:p>
          </table:table-cell>
          <table:table-cell office:value-type="float" office:value="0.00000090804032064448" calcext:value-type="float">
            <text:p>9.08040320644482E-07</text:p>
          </table:table-cell>
        </table:table-row>
        <table:table-row table:style-name="ro1">
          <table:table-cell office:value-type="float" office:value="-700.713412259201" calcext:value-type="float">
            <text:p>-700.713412259201</text:p>
          </table:table-cell>
          <table:table-cell office:value-type="float" office:value="1587.84613405158" calcext:value-type="float">
            <text:p>1587.84613405158</text:p>
          </table:table-cell>
          <table:table-cell office:value-type="float" office:value="0.00000234054184908748" calcext:value-type="float">
            <text:p>2.34054184908748E-06</text:p>
          </table:table-cell>
        </table:table-row>
        <table:table-row table:style-name="ro1">
          <table:table-cell office:value-type="float" office:value="-860.000000000118" calcext:value-type="float">
            <text:p>-860.000000000118</text:p>
          </table:table-cell>
          <table:table-cell office:value-type="float" office:value="1588.88888888889" calcext:value-type="float">
            <text:p>1588.88888888889</text:p>
          </table:table-cell>
          <table:table-cell office:value-type="float" office:value="0.00000204644974378259" calcext:value-type="float">
            <text:p>2.04644974378259E-06</text:p>
          </table:table-cell>
        </table:table-row>
        <table:table-row table:style-name="ro1">
          <table:table-cell office:value-type="float" office:value="-780.35670612966" calcext:value-type="float">
            <text:p>-780.35670612966</text:p>
          </table:table-cell>
          <table:table-cell office:value-type="float" office:value="1627.25640035912" calcext:value-type="float">
            <text:p>1627.25640035912</text:p>
          </table:table-cell>
          <table:table-cell office:value-type="float" office:value="0.00000347895127222558" calcext:value-type="float">
            <text:p>3.47895127222558E-06</text:p>
          </table:table-cell>
        </table:table-row>
        <table:table-row table:style-name="ro1">
          <table:table-cell office:value-type="float" office:value="-641.448507969912" calcext:value-type="float">
            <text:p>-641.448507969912</text:p>
          </table:table-cell>
          <table:table-cell office:value-type="float" office:value="1694.99306712874" calcext:value-type="float">
            <text:p>1694.99306712874</text:p>
          </table:table-cell>
          <table:table-cell office:value-type="float" office:value="0.00000586356048069464" calcext:value-type="float">
            <text:p>5.86356048069464E-06</text:p>
          </table:table-cell>
        </table:table-row>
        <table:table-row table:style-name="ro1">
          <table:table-cell office:value-type="float" office:value="-710.902607049786" calcext:value-type="float">
            <text:p>-710.902607049786</text:p>
          </table:table-cell>
          <table:table-cell office:value-type="float" office:value="1661.12473374393" calcext:value-type="float">
            <text:p>1661.12473374393</text:p>
          </table:table-cell>
          <table:table-cell office:value-type="float" office:value="0.00000467125587646011" calcext:value-type="float">
            <text:p>4.67125587646011E-06</text:p>
          </table:table-cell>
        </table:table-row>
        <table:table-row table:style-name="ro1">
          <table:table-cell office:value-type="float" office:value="-631.259313179328" calcext:value-type="float">
            <text:p>-631.259313179328</text:p>
          </table:table-cell>
          <table:table-cell office:value-type="float" office:value="1621.71446743639" calcext:value-type="float">
            <text:p>1621.71446743639</text:p>
          </table:table-cell>
          <table:table-cell office:value-type="float" office:value="0.00000353284645332201" calcext:value-type="float">
            <text:p>3.53284645332201E-06</text:p>
          </table:table-cell>
        </table:table-row>
        <table:table-row table:style-name="ro1">
          <table:table-cell office:value-type="float" office:value="-618.76883619415" calcext:value-type="float">
            <text:p>-618.76883619415</text:p>
          </table:table-cell>
          <table:table-cell office:value-type="float" office:value="1400.96299268684" calcext:value-type="float">
            <text:p>1400.96299268684</text:p>
          </table:table-cell>
          <table:table-cell office:value-type="float" office:value="0.00000050876821612018" calcext:value-type="float">
            <text:p>5.08768216120184E-07</text:p>
          </table:table-cell>
        </table:table-row>
        <table:table-row table:style-name="ro1">
          <table:table-cell office:value-type="float" office:value="-619.919477291447" calcext:value-type="float">
            <text:p>-619.919477291447</text:p>
          </table:table-cell>
          <table:table-cell office:value-type="float" office:value="1474.69943021544" calcext:value-type="float">
            <text:p>1474.69943021544</text:p>
          </table:table-cell>
          <table:table-cell office:value-type="float" office:value="0.00000085545032103478" calcext:value-type="float">
            <text:p>8.55450321034778E-07</text:p>
          </table:table-cell>
        </table:table-row>
        <table:table-row table:style-name="ro1">
          <table:table-cell office:value-type="float" office:value="-699.562771161905" calcext:value-type="float">
            <text:p>-699.562771161905</text:p>
          </table:table-cell>
          <table:table-cell office:value-type="float" office:value="1436.3319187452" calcext:value-type="float">
            <text:p>1436.3319187452</text:p>
          </table:table-cell>
          <table:table-cell office:value-type="float" office:value="-0.00000057705120740822" calcext:value-type="float">
            <text:p>-5.77051207408218E-07</text:p>
          </table:table-cell>
        </table:table-row>
        <table:table-row table:style-name="ro1">
          <table:table-cell office:value-type="float" office:value="-534.46015597138" calcext:value-type="float">
            <text:p>-534.46015597138</text:p>
          </table:table-cell>
          <table:table-cell office:value-type="float" office:value="2914.73117138337" calcext:value-type="float">
            <text:p>2914.73117138337</text:p>
          </table:table-cell>
          <table:table-cell office:value-type="float" office:value="-0.00295359638078401" calcext:value-type="float">
            <text:p>-0.00295359638078401</text:p>
          </table:table-cell>
        </table:table-row>
        <table:table-row table:style-name="ro1">
          <table:table-cell office:value-type="float" office:value="-540.445679472616" calcext:value-type="float">
            <text:p>-540.445679472616</text:p>
          </table:table-cell>
          <table:table-cell office:value-type="float" office:value="2840.35000548898" calcext:value-type="float">
            <text:p>2840.35000548898</text:p>
          </table:table-cell>
          <table:table-cell office:value-type="float" office:value="-0.00237319518247604" calcext:value-type="float">
            <text:p>-0.00237319518247604</text:p>
          </table:table-cell>
        </table:table-row>
        <table:table-row table:style-name="ro1">
          <table:table-cell office:value-type="float" office:value="-546.431202973852" calcext:value-type="float">
            <text:p>-546.431202973852</text:p>
          </table:table-cell>
          <table:table-cell office:value-type="float" office:value="2765.96883959459" calcext:value-type="float">
            <text:p>2765.96883959459</text:p>
          </table:table-cell>
          <table:table-cell office:value-type="float" office:value="-0.00179279398416808" calcext:value-type="float">
            <text:p>-0.00179279398416808</text:p>
          </table:table-cell>
        </table:table-row>
        <table:table-row table:style-name="ro1">
          <table:table-cell office:value-type="float" office:value="-456.09309253352" calcext:value-type="float">
            <text:p>-456.09309253352</text:p>
          </table:table-cell>
          <table:table-cell office:value-type="float" office:value="2872.75304931333" calcext:value-type="float">
            <text:p>2872.75304931333</text:p>
          </table:table-cell>
          <table:table-cell office:value-type="float" office:value="-0.00211007176585796" calcext:value-type="float">
            <text:p>-0.00211007176585796</text:p>
          </table:table-cell>
        </table:table-row>
        <table:table-row table:style-name="ro1">
          <table:table-cell office:value-type="float" office:value="-462.078616034755" calcext:value-type="float">
            <text:p>-462.078616034755</text:p>
          </table:table-cell>
          <table:table-cell office:value-type="float" office:value="2798.37188341894" calcext:value-type="float">
            <text:p>2798.37188341894</text:p>
          </table:table-cell>
          <table:table-cell office:value-type="float" office:value="-0.00152967056755" calcext:value-type="float">
            <text:p>-0.00152967056755</text:p>
          </table:table-cell>
        </table:table-row>
        <table:table-row table:style-name="ro1">
          <table:table-cell office:value-type="float" office:value="-377.726029095659" calcext:value-type="float">
            <text:p>-377.726029095659</text:p>
          </table:table-cell>
          <table:table-cell office:value-type="float" office:value="2830.7749272433" calcext:value-type="float">
            <text:p>2830.7749272433</text:p>
          </table:table-cell>
          <table:table-cell office:value-type="float" office:value="-0.00126654715093192" calcext:value-type="float">
            <text:p>-0.00126654715093192</text:p>
          </table:table-cell>
        </table:table-row>
        <table:table-row table:style-name="ro1">
          <table:table-cell office:value-type="float" office:value="-361.665326814166" calcext:value-type="float">
            <text:p>-361.665326814166</text:p>
          </table:table-cell>
          <table:table-cell office:value-type="float" office:value="2919.24052674064" calcext:value-type="float">
            <text:p>2919.24052674064</text:p>
          </table:table-cell>
          <table:table-cell office:value-type="float" office:value="-0.0000429633507299312" calcext:value-type="float">
            <text:p>-4.29633507299312E-05</text:p>
          </table:table-cell>
        </table:table-row>
        <table:table-row table:style-name="ro1">
          <table:table-cell office:value-type="float" office:value="-345.604624532672" calcext:value-type="float">
            <text:p>-345.604624532672</text:p>
          </table:table-cell>
          <table:table-cell office:value-type="float" office:value="3007.70612623797" calcext:value-type="float">
            <text:p>3007.70612623797</text:p>
          </table:table-cell>
          <table:table-cell office:value-type="float" office:value="0.00118062044947206" calcext:value-type="float">
            <text:p>0.00118062044947206</text:p>
          </table:table-cell>
        </table:table-row>
        <table:table-row table:style-name="ro1">
          <table:table-cell office:value-type="float" office:value="-440.032390252026" calcext:value-type="float">
            <text:p>-440.032390252026</text:p>
          </table:table-cell>
          <table:table-cell office:value-type="float" office:value="2961.21864881067" calcext:value-type="float">
            <text:p>2961.21864881067</text:p>
          </table:table-cell>
          <table:table-cell office:value-type="float" office:value="-0.000886487965655976" calcext:value-type="float">
            <text:p>-0.000886487965655976</text:p>
          </table:table-cell>
        </table:table-row>
        <table:table-row table:style-name="ro1">
          <table:table-cell office:value-type="float" office:value="-258.18556364955" calcext:value-type="float">
            <text:p>-258.18556364955</text:p>
          </table:table-cell>
          <table:table-cell office:value-type="float" office:value="3050.47811027734" calcext:value-type="float">
            <text:p>3050.47811027734</text:p>
          </table:table-cell>
          <table:table-cell office:value-type="float" office:value="0.00277865619600734" calcext:value-type="float">
            <text:p>0.00277865619600734</text:p>
          </table:table-cell>
        </table:table-row>
        <table:table-row table:style-name="ro1">
          <table:table-cell office:value-type="float" office:value="-274.246265931044" calcext:value-type="float">
            <text:p>-274.246265931044</text:p>
          </table:table-cell>
          <table:table-cell office:value-type="float" office:value="2962.01251078001" calcext:value-type="float">
            <text:p>2962.01251078001</text:p>
          </table:table-cell>
          <table:table-cell office:value-type="float" office:value="0.00155507239580535" calcext:value-type="float">
            <text:p>0.00155507239580535</text:p>
          </table:table-cell>
        </table:table-row>
        <table:table-row table:style-name="ro1">
          <table:table-cell office:value-type="float" office:value="-290.306968212537" calcext:value-type="float">
            <text:p>-290.306968212537</text:p>
          </table:table-cell>
          <table:table-cell office:value-type="float" office:value="2873.54691128267" calcext:value-type="float">
            <text:p>2873.54691128267</text:p>
          </table:table-cell>
          <table:table-cell office:value-type="float" office:value="0.000331488595603364" calcext:value-type="float">
            <text:p>0.000331488595603364</text:p>
          </table:table-cell>
        </table:table-row>
        <table:table-row table:style-name="ro1">
          <table:table-cell office:value-type="float" office:value="-186.827205047921" calcext:value-type="float">
            <text:p>-186.827205047921</text:p>
          </table:table-cell>
          <table:table-cell office:value-type="float" office:value="3004.78449481938" calcext:value-type="float">
            <text:p>3004.78449481938</text:p>
          </table:table-cell>
          <table:table-cell office:value-type="float" office:value="0.00315310814234063" calcext:value-type="float">
            <text:p>0.00315310814234063</text:p>
          </table:table-cell>
        </table:table-row>
        <table:table-row table:style-name="ro1">
          <table:table-cell office:value-type="float" office:value="-202.887907329415" calcext:value-type="float">
            <text:p>-202.887907329415</text:p>
          </table:table-cell>
          <table:table-cell office:value-type="float" office:value="2916.31889532204" calcext:value-type="float">
            <text:p>2916.31889532204</text:p>
          </table:table-cell>
          <table:table-cell office:value-type="float" office:value="0.00192952434213865" calcext:value-type="float">
            <text:p>0.00192952434213865</text:p>
          </table:table-cell>
        </table:table-row>
        <table:table-row table:style-name="ro1">
          <table:table-cell office:value-type="float" office:value="-115.468846446293" calcext:value-type="float">
            <text:p>-115.468846446293</text:p>
          </table:table-cell>
          <table:table-cell office:value-type="float" office:value="2959.09087936141" calcext:value-type="float">
            <text:p>2959.09087936141</text:p>
          </table:table-cell>
          <table:table-cell office:value-type="float" office:value="0.00352756008867393" calcext:value-type="float">
            <text:p>0.00352756008867393</text:p>
          </table:table-cell>
        </table:table-row>
        <table:table-row table:style-name="ro1">
          <table:table-cell office:value-type="float" office:value="-163.976744035006" calcext:value-type="float">
            <text:p>-163.976744035006</text:p>
          </table:table-cell>
          <table:table-cell office:value-type="float" office:value="3122.2426792768" calcext:value-type="float">
            <text:p>3122.2426792768</text:p>
          </table:table-cell>
          <table:table-cell office:value-type="float" office:value="0.0451495168527151" calcext:value-type="float">
            <text:p>0.0451495168527151</text:p>
          </table:table-cell>
        </table:table-row>
        <table:table-row table:style-name="ro1">
          <table:table-cell office:value-type="float" office:value="-92.6183854333775" calcext:value-type="float">
            <text:p>-92.6183854333775</text:p>
          </table:table-cell>
          <table:table-cell office:value-type="float" office:value="3076.54906381883" calcext:value-type="float">
            <text:p>3076.54906381883</text:p>
          </table:table-cell>
          <table:table-cell office:value-type="float" office:value="0.0455239687990484" calcext:value-type="float">
            <text:p>0.0455239687990484</text:p>
          </table:table-cell>
        </table:table-row>
        <table:table-row table:style-name="ro1">
          <table:table-cell office:value-type="float" office:value="-69.7679244204612" calcext:value-type="float">
            <text:p>-69.7679244204612</text:p>
          </table:table-cell>
          <table:table-cell office:value-type="float" office:value="3194.00724827626" calcext:value-type="float">
            <text:p>3194.00724827626</text:p>
          </table:table-cell>
          <table:table-cell office:value-type="float" office:value="0.0875203775094229" calcext:value-type="float">
            <text:p>0.0875203775094229</text:p>
          </table:table-cell>
        </table:table-row>
        <table:table-row table:style-name="ro1">
          <table:table-cell office:value-type="float" office:value="55.0883524987849" calcext:value-type="float">
            <text:p>55.0883524987849</text:p>
          </table:table-cell>
          <table:table-cell office:value-type="float" office:value="3036.33221819786" calcext:value-type="float">
            <text:p>3036.33221819786</text:p>
          </table:table-cell>
          <table:table-cell office:value-type="float" office:value="0.0520081121254963" calcext:value-type="float">
            <text:p>0.0520081121254963</text:p>
          </table:table-cell>
        </table:table-row>
        <table:table-row table:style-name="ro1">
          <table:table-cell office:value-type="float" office:value="-7.33978596083817" calcext:value-type="float">
            <text:p>-7.33978596083817</text:p>
          </table:table-cell>
          <table:table-cell office:value-type="float" office:value="3115.16973323706" calcext:value-type="float">
            <text:p>3115.16973323706</text:p>
          </table:table-cell>
          <table:table-cell office:value-type="float" office:value="0.0697642448174596" calcext:value-type="float">
            <text:p>0.0697642448174596</text:p>
          </table:table-cell>
        </table:table-row>
        <table:table-row table:style-name="ro1">
          <table:table-cell office:value-type="float" office:value="-30.1902469737545" calcext:value-type="float">
            <text:p>-30.1902469737545</text:p>
          </table:table-cell>
          <table:table-cell office:value-type="float" office:value="2997.71154877963" calcext:value-type="float">
            <text:p>2997.71154877963</text:p>
          </table:table-cell>
          <table:table-cell office:value-type="float" office:value="0.0277678361070851" calcext:value-type="float">
            <text:p>0.0277678361070851</text:p>
          </table:table-cell>
        </table:table-row>
        <table:table-row table:style-name="ro1">
          <table:table-cell office:value-type="float" office:value="-476.611393749448" calcext:value-type="float">
            <text:p>-476.611393749448</text:p>
          </table:table-cell>
          <table:table-cell office:value-type="float" office:value="2601.6569884307" calcext:value-type="float">
            <text:p>2601.6569884307</text:p>
          </table:table-cell>
          <table:table-cell office:value-type="float" office:value="-0.00197078716394888" calcext:value-type="float">
            <text:p>-0.00197078716394888</text:p>
          </table:table-cell>
        </table:table-row>
        <table:table-row table:style-name="ro1">
          <table:table-cell office:value-type="float" office:value="-528.002192470615" calcext:value-type="float">
            <text:p>-528.002192470615</text:p>
          </table:table-cell>
          <table:table-cell office:value-type="float" office:value="2645.62659087721" calcext:value-type="float">
            <text:p>2645.62659087721</text:p>
          </table:table-cell>
          <table:table-cell office:value-type="float" office:value="-0.00199916390956131" calcext:value-type="float">
            <text:p>-0.00199916390956131</text:p>
          </table:table-cell>
        </table:table-row>
        <table:table-row table:style-name="ro1">
          <table:table-cell office:value-type="float" office:value="-579.392991191781" calcext:value-type="float">
            <text:p>-579.392991191781</text:p>
          </table:table-cell>
          <table:table-cell office:value-type="float" office:value="2689.59619332372" calcext:value-type="float">
            <text:p>2689.59619332372</text:p>
          </table:table-cell>
          <table:table-cell office:value-type="float" office:value="-0.00202754065517373" calcext:value-type="float">
            <text:p>-0.00202754065517373</text:p>
          </table:table-cell>
        </table:table-row>
        <table:table-row table:style-name="ro1">
          <table:table-cell office:value-type="float" office:value="-535.503439032618" calcext:value-type="float">
            <text:p>-535.503439032618</text:p>
          </table:table-cell>
          <table:table-cell office:value-type="float" office:value="2562.90602032347" calcext:value-type="float">
            <text:p>2562.90602032347</text:p>
          </table:table-cell>
          <table:table-cell office:value-type="float" office:value="-0.00131238059523425" calcext:value-type="float">
            <text:p>-0.00131238059523425</text:p>
          </table:table-cell>
        </table:table-row>
        <table:table-row table:style-name="ro1">
          <table:table-cell office:value-type="float" office:value="-586.894237753784" calcext:value-type="float">
            <text:p>-586.894237753784</text:p>
          </table:table-cell>
          <table:table-cell office:value-type="float" office:value="2606.87562276998" calcext:value-type="float">
            <text:p>2606.87562276998</text:p>
          </table:table-cell>
          <table:table-cell office:value-type="float" office:value="-0.00134075734084667" calcext:value-type="float">
            <text:p>-0.00134075734084667</text:p>
          </table:table-cell>
        </table:table-row>
        <table:table-row table:style-name="ro1">
          <table:table-cell office:value-type="float" office:value="-594.395484315787" calcext:value-type="float">
            <text:p>-594.395484315787</text:p>
          </table:table-cell>
          <table:table-cell office:value-type="float" office:value="2524.15505221624" calcext:value-type="float">
            <text:p>2524.15505221624</text:p>
          </table:table-cell>
          <table:table-cell office:value-type="float" office:value="-0.000653974026519612" calcext:value-type="float">
            <text:p>-0.000653974026519612</text:p>
          </table:table-cell>
        </table:table-row>
        <table:table-row table:style-name="ro1">
          <table:table-cell office:value-type="float" office:value="-443.649605531518" calcext:value-type="float">
            <text:p>-443.649605531518</text:p>
          </table:table-cell>
          <table:table-cell office:value-type="float" office:value="2678.02963470157" calcext:value-type="float">
            <text:p>2678.02963470157</text:p>
          </table:table-cell>
          <table:table-cell office:value-type="float" office:value="-0.00173604049294323" calcext:value-type="float">
            <text:p>-0.00173604049294323</text:p>
          </table:table-cell>
        </table:table-row>
        <table:table-row table:style-name="ro1">
          <table:table-cell office:value-type="float" office:value="-410.687817313588" calcext:value-type="float">
            <text:p>-410.687817313588</text:p>
          </table:table-cell>
          <table:table-cell office:value-type="float" office:value="2754.40228097243" calcext:value-type="float">
            <text:p>2754.40228097243</text:p>
          </table:table-cell>
          <table:table-cell office:value-type="float" office:value="-0.00150129382193757" calcext:value-type="float">
            <text:p>-0.00150129382193757</text:p>
          </table:table-cell>
        </table:table-row>
        <table:table-row table:style-name="ro1">
          <table:table-cell office:value-type="float" office:value="-495.040404252685" calcext:value-type="float">
            <text:p>-495.040404252685</text:p>
          </table:table-cell>
          <table:table-cell office:value-type="float" office:value="2721.99923714808" calcext:value-type="float">
            <text:p>2721.99923714808</text:p>
          </table:table-cell>
          <table:table-cell office:value-type="float" office:value="-0.00176441723855565" calcext:value-type="float">
            <text:p>-0.00176441723855565</text:p>
          </table:table-cell>
        </table:table-row>
        <table:table-row table:style-name="ro1">
          <table:table-cell office:value-type="float" office:value="-564.943370571753" calcext:value-type="float">
            <text:p>-564.943370571753</text:p>
          </table:table-cell>
          <table:table-cell office:value-type="float" office:value="2289.3150596847" calcext:value-type="float">
            <text:p>2289.3150596847</text:p>
          </table:table-cell>
          <table:table-cell office:value-type="float" office:value="0.00043678260951741" calcext:value-type="float">
            <text:p>0.00043678260951741</text:p>
          </table:table-cell>
        </table:table-row>
        <table:table-row table:style-name="ro1">
          <table:table-cell office:value-type="float" office:value="-487.568418583976" calcext:value-type="float">
            <text:p>-487.568418583976</text:p>
          </table:table-cell>
          <table:table-cell office:value-type="float" office:value="2329.88018816705" calcext:value-type="float">
            <text:p>2329.88018816705</text:p>
          </table:table-cell>
          <table:table-cell office:value-type="float" office:value="0.000856136705780701" calcext:value-type="float">
            <text:p>0.000856136705780701</text:p>
          </table:table-cell>
        </table:table-row>
        <table:table-row table:style-name="ro1">
          <table:table-cell office:value-type="float" office:value="-410.1934665962" calcext:value-type="float">
            <text:p>-410.1934665962</text:p>
          </table:table-cell>
          <table:table-cell office:value-type="float" office:value="2370.4453166494" calcext:value-type="float">
            <text:p>2370.4453166494</text:p>
          </table:table-cell>
          <table:table-cell office:value-type="float" office:value="0.00127549080204399" calcext:value-type="float">
            <text:p>0.00127549080204399</text:p>
          </table:table-cell>
        </table:table-row>
        <table:table-row table:style-name="ro1">
          <table:table-cell office:value-type="float" office:value="-568.599772918228" calcext:value-type="float">
            <text:p>-568.599772918228</text:p>
          </table:table-cell>
          <table:table-cell office:value-type="float" office:value="2368.19977732025" calcext:value-type="float">
            <text:p>2368.19977732025</text:p>
          </table:table-cell>
          <table:table-cell office:value-type="float" office:value="0.000432450619164378" calcext:value-type="float">
            <text:p>0.000432450619164378</text:p>
          </table:table-cell>
        </table:table-row>
        <table:table-row table:style-name="ro1">
          <table:table-cell office:value-type="float" office:value="-491.224820930452" calcext:value-type="float">
            <text:p>-491.224820930452</text:p>
          </table:table-cell>
          <table:table-cell office:value-type="float" office:value="2408.7649058026" calcext:value-type="float">
            <text:p>2408.7649058026</text:p>
          </table:table-cell>
          <table:table-cell office:value-type="float" office:value="0.000851804715427669" calcext:value-type="float">
            <text:p>0.000851804715427669</text:p>
          </table:table-cell>
        </table:table-row>
        <table:table-row table:style-name="ro1">
          <table:table-cell office:value-type="float" office:value="-572.256175264704" calcext:value-type="float">
            <text:p>-572.256175264704</text:p>
          </table:table-cell>
          <table:table-cell office:value-type="float" office:value="2447.0844949558" calcext:value-type="float">
            <text:p>2447.0844949558</text:p>
          </table:table-cell>
          <table:table-cell office:value-type="float" office:value="0.000428118628811346" calcext:value-type="float">
            <text:p>0.000428118628811346</text:p>
          </table:table-cell>
        </table:table-row>
        <table:table-row table:style-name="ro1">
          <table:table-cell office:value-type="float" office:value="-454.472084698365" calcext:value-type="float">
            <text:p>-454.472084698365</text:p>
          </table:table-cell>
          <table:table-cell office:value-type="float" office:value="2524.58643117027" calcext:value-type="float">
            <text:p>2524.58643117027</text:p>
          </table:table-cell>
          <table:table-cell office:value-type="float" office:value="-0.000888694508617925" calcext:value-type="float">
            <text:p>-0.000888694508617925</text:p>
          </table:table-cell>
        </table:table-row>
        <table:table-row table:style-name="ro1">
          <table:table-cell office:value-type="float" office:value="-513.364129981535" calcext:value-type="float">
            <text:p>-513.364129981535</text:p>
          </table:table-cell>
          <table:table-cell office:value-type="float" office:value="2485.83546306304" calcext:value-type="float">
            <text:p>2485.83546306304</text:p>
          </table:table-cell>
          <table:table-cell office:value-type="float" office:value="-0.00023028793990329" calcext:value-type="float">
            <text:p>-0.00023028793990329</text:p>
          </table:table-cell>
        </table:table-row>
        <table:table-row table:style-name="ro1">
          <table:table-cell office:value-type="float" office:value="-432.332775647283" calcext:value-type="float">
            <text:p>-432.332775647283</text:p>
          </table:table-cell>
          <table:table-cell office:value-type="float" office:value="2447.51587390983" calcext:value-type="float">
            <text:p>2447.51587390983</text:p>
          </table:table-cell>
          <table:table-cell office:value-type="float" office:value="0.000193398146713033" calcext:value-type="float">
            <text:p>0.000193398146713033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3066.66666666667" calcext:value-type="float">
            <text:p>3066.66666666667</text:p>
          </table:table-cell>
          <table:table-cell office:value-type="float" office:value="-0.0117713767111159" calcext:value-type="float">
            <text:p>-0.0117713767111159</text:p>
          </table:table-cell>
        </table:table-row>
        <table:table-row table:style-name="ro1">
          <table:table-cell office:value-type="float" office:value="859.999999999821" calcext:value-type="float">
            <text:p>859.999999999821</text:p>
          </table:table-cell>
          <table:table-cell office:value-type="float" office:value="3144.44444444445" calcext:value-type="float">
            <text:p>3144.44444444445</text:p>
          </table:table-cell>
          <table:table-cell office:value-type="float" office:value="-0.0667093066603798" calcext:value-type="float">
            <text:p>-0.0667093066603798</text:p>
          </table:table-cell>
        </table:table-row>
        <table:table-row table:style-name="ro1">
          <table:table-cell office:value-type="float" office:value="859.999999999821" calcext:value-type="float">
            <text:p>859.999999999821</text:p>
          </table:table-cell>
          <table:table-cell office:value-type="float" office:value="3222.22222222222" calcext:value-type="float">
            <text:p>3222.22222222222</text:p>
          </table:table-cell>
          <table:table-cell office:value-type="float" office:value="-0.121647236609644" calcext:value-type="float">
            <text:p>-0.121647236609644</text:p>
          </table:table-cell>
        </table:table-row>
        <table:table-row table:style-name="ro1">
          <table:table-cell office:value-type="float" office:value="774.972598871512" calcext:value-type="float">
            <text:p>774.972598871512</text:p>
          </table:table-cell>
          <table:table-cell office:value-type="float" office:value="3102.7387370062" calcext:value-type="float">
            <text:p>3102.7387370062</text:p>
          </table:table-cell>
          <table:table-cell office:value-type="float" office:value="-0.00323171089674769" calcext:value-type="float">
            <text:p>-0.00323171089674769</text:p>
          </table:table-cell>
        </table:table-row>
        <table:table-row table:style-name="ro1">
          <table:table-cell office:value-type="float" office:value="774.972598871511" calcext:value-type="float">
            <text:p>774.972598871511</text:p>
          </table:table-cell>
          <table:table-cell office:value-type="float" office:value="3180.51651478398" calcext:value-type="float">
            <text:p>3180.51651478398</text:p>
          </table:table-cell>
          <table:table-cell office:value-type="float" office:value="-0.0581696408460116" calcext:value-type="float">
            <text:p>-0.0581696408460116</text:p>
          </table:table-cell>
        </table:table-row>
        <table:table-row table:style-name="ro1">
          <table:table-cell office:value-type="float" office:value="689.945197743202" calcext:value-type="float">
            <text:p>689.945197743202</text:p>
          </table:table-cell>
          <table:table-cell office:value-type="float" office:value="3138.81080734574" calcext:value-type="float">
            <text:p>3138.81080734574</text:p>
          </table:table-cell>
          <table:table-cell office:value-type="float" office:value="0.00530795491762052" calcext:value-type="float">
            <text:p>0.00530795491762052</text:p>
          </table:table-cell>
        </table:table-row>
        <table:table-row table:style-name="ro1">
          <table:table-cell office:value-type="float" office:value="-566.447237394505" calcext:value-type="float">
            <text:p>-566.447237394505</text:p>
          </table:table-cell>
          <table:table-cell office:value-type="float" office:value="2054.15521515987" calcext:value-type="float">
            <text:p>2054.15521515987</text:p>
          </table:table-cell>
          <table:table-cell office:value-type="float" office:value="-0.000047528668836159" calcext:value-type="float">
            <text:p>-4.7528668836159E-05</text:p>
          </table:table-cell>
        </table:table-row>
        <table:table-row table:style-name="ro1">
          <table:table-cell office:value-type="float" office:value="-484.638054586346" calcext:value-type="float">
            <text:p>-484.638054586346</text:p>
          </table:table-cell>
          <table:table-cell office:value-type="float" office:value="2090.44974972234" calcext:value-type="float">
            <text:p>2090.44974972234</text:p>
          </table:table-cell>
          <table:table-cell office:value-type="float" office:value="-0.0000627381994339869" calcext:value-type="float">
            <text:p>-6.27381994339869E-05</text:p>
          </table:table-cell>
        </table:table-row>
        <table:table-row table:style-name="ro1">
          <table:table-cell office:value-type="float" office:value="-402.828871778186" calcext:value-type="float">
            <text:p>-402.828871778186</text:p>
          </table:table-cell>
          <table:table-cell office:value-type="float" office:value="2126.74428428481" calcext:value-type="float">
            <text:p>2126.74428428481</text:p>
          </table:table-cell>
          <table:table-cell office:value-type="float" office:value="-0.0000779477300318148" calcext:value-type="float">
            <text:p>-7.79477300318148E-05</text:p>
          </table:table-cell>
        </table:table-row>
        <table:table-row table:style-name="ro1">
          <table:table-cell office:value-type="float" office:value="-564.46787151346" calcext:value-type="float">
            <text:p>-564.46787151346</text:p>
          </table:table-cell>
          <table:table-cell office:value-type="float" office:value="2131.11829869485" calcext:value-type="float">
            <text:p>2131.11829869485</text:p>
          </table:table-cell>
          <table:table-cell office:value-type="float" office:value="-0.0000309461183386754" calcext:value-type="float">
            <text:p>-3.09461183386754E-05</text:p>
          </table:table-cell>
        </table:table-row>
        <table:table-row table:style-name="ro1">
          <table:table-cell office:value-type="float" office:value="-482.658688705301" calcext:value-type="float">
            <text:p>-482.658688705301</text:p>
          </table:table-cell>
          <table:table-cell office:value-type="float" office:value="2167.41283325732" calcext:value-type="float">
            <text:p>2167.41283325732</text:p>
          </table:table-cell>
          <table:table-cell office:value-type="float" office:value="-0.0000461556489365033" calcext:value-type="float">
            <text:p>-4.61556489365033E-05</text:p>
          </table:table-cell>
        </table:table-row>
        <table:table-row table:style-name="ro1">
          <table:table-cell office:value-type="float" office:value="-562.488505632415" calcext:value-type="float">
            <text:p>-562.488505632415</text:p>
          </table:table-cell>
          <table:table-cell office:value-type="float" office:value="2208.08138222984" calcext:value-type="float">
            <text:p>2208.08138222984</text:p>
          </table:table-cell>
          <table:table-cell office:value-type="float" office:value="-0.0000143635678411919" calcext:value-type="float">
            <text:p>-1.43635678411919E-05</text:p>
          </table:table-cell>
        </table:table-row>
        <table:table-row table:style-name="ro1">
          <table:table-cell office:value-type="float" office:value="-407.738601656862" calcext:value-type="float">
            <text:p>-407.738601656862</text:p>
          </table:table-cell>
          <table:table-cell office:value-type="float" office:value="2289.21163919454" calcext:value-type="float">
            <text:p>2289.21163919454</text:p>
          </table:table-cell>
          <table:table-cell office:value-type="float" office:value="0.000824344624685389" calcext:value-type="float">
            <text:p>0.000824344624685389</text:p>
          </table:table-cell>
        </table:table-row>
        <table:table-row table:style-name="ro1">
          <table:table-cell office:value-type="float" office:value="-485.113553644639" calcext:value-type="float">
            <text:p>-485.113553644639</text:p>
          </table:table-cell>
          <table:table-cell office:value-type="float" office:value="2248.64651071219" calcext:value-type="float">
            <text:p>2248.64651071219</text:p>
          </table:table-cell>
          <table:table-cell office:value-type="float" office:value="0.000404990528422099" calcext:value-type="float">
            <text:p>0.000404990528422099</text:p>
          </table:table-cell>
        </table:table-row>
        <table:table-row table:style-name="ro1">
          <table:table-cell office:value-type="float" office:value="-405.283736717524" calcext:value-type="float">
            <text:p>-405.283736717524</text:p>
          </table:table-cell>
          <table:table-cell office:value-type="float" office:value="2207.97796173968" calcext:value-type="float">
            <text:p>2207.97796173968</text:p>
          </table:table-cell>
          <table:table-cell office:value-type="float" office:value="0.000373198447326787" calcext:value-type="float">
            <text:p>0.000373198447326787</text:p>
          </table:table-cell>
        </table:table-row>
        <table:table-row table:style-name="ro1">
          <table:table-cell office:value-type="float" office:value="-501.333737007616" calcext:value-type="float">
            <text:p>-501.333737007616</text:p>
          </table:table-cell>
          <table:table-cell office:value-type="float" office:value="527.916123767255" calcext:value-type="float">
            <text:p>527.916123767255</text:p>
          </table:table-cell>
          <table:table-cell office:value-type="float" office:value="0.00000081286906510879" calcext:value-type="float">
            <text:p>8.12869065108785E-07</text:p>
          </table:table-cell>
        </table:table-row>
        <table:table-row table:style-name="ro1">
          <table:table-cell office:value-type="float" office:value="-553.556480625781" calcext:value-type="float">
            <text:p>-553.556480625781</text:p>
          </table:table-cell>
          <table:table-cell office:value-type="float" office:value="554.492900466099" calcext:value-type="float">
            <text:p>554.492900466099</text:p>
          </table:table-cell>
          <table:table-cell office:value-type="float" office:value="0.00000072590205723659" calcext:value-type="float">
            <text:p>7.25902057236593E-07</text:p>
          </table:table-cell>
        </table:table-row>
        <table:table-row table:style-name="ro1">
          <table:table-cell office:value-type="float" office:value="-605.779224243944" calcext:value-type="float">
            <text:p>-605.779224243944</text:p>
          </table:table-cell>
          <table:table-cell office:value-type="float" office:value="581.069677164944" calcext:value-type="float">
            <text:p>581.069677164944</text:p>
          </table:table-cell>
          <table:table-cell office:value-type="float" office:value="0.0000006389350493644" calcext:value-type="float">
            <text:p>6.38935049364401E-07</text:p>
          </table:table-cell>
        </table:table-row>
        <table:table-row table:style-name="ro1">
          <table:table-cell office:value-type="float" office:value="-552.37255133342" calcext:value-type="float">
            <text:p>-552.37255133342</text:p>
          </table:table-cell>
          <table:table-cell office:value-type="float" office:value="476.355523061395" calcext:value-type="float">
            <text:p>476.355523061395</text:p>
          </table:table-cell>
          <table:table-cell office:value-type="float" office:value="0.00000061220887652409" calcext:value-type="float">
            <text:p>6.12208876524086E-07</text:p>
          </table:table-cell>
        </table:table-row>
        <table:table-row table:style-name="ro1">
          <table:table-cell office:value-type="float" office:value="-604.595294951585" calcext:value-type="float">
            <text:p>-604.595294951585</text:p>
          </table:table-cell>
          <table:table-cell office:value-type="float" office:value="502.932299760239" calcext:value-type="float">
            <text:p>502.932299760239</text:p>
          </table:table-cell>
          <table:table-cell office:value-type="float" office:value="0.00000052524186865189" calcext:value-type="float">
            <text:p>5.25241868651894E-07</text:p>
          </table:table-cell>
        </table:table-row>
        <table:table-row table:style-name="ro1">
          <table:table-cell office:value-type="float" office:value="-603.411365659225" calcext:value-type="float">
            <text:p>-603.411365659225</text:p>
          </table:table-cell>
          <table:table-cell office:value-type="float" office:value="424.794922355534" calcext:value-type="float">
            <text:p>424.794922355534</text:p>
          </table:table-cell>
          <table:table-cell office:value-type="float" office:value="0.00000041154868793939" calcext:value-type="float">
            <text:p>4.11548687939386E-07</text:p>
          </table:table-cell>
        </table:table-row>
        <table:table-row table:style-name="ro1">
          <table:table-cell office:value-type="float" office:value="-552.707702796365" calcext:value-type="float">
            <text:p>-552.707702796365</text:p>
          </table:table-cell>
          <table:table-cell office:value-type="float" office:value="339.225980362632" calcext:value-type="float">
            <text:p>339.225980362632</text:p>
          </table:table-cell>
          <table:table-cell office:value-type="float" office:value="-0.00000004734018058926" calcext:value-type="float">
            <text:p>-4.73401805892592E-08</text:p>
          </table:table-cell>
        </table:table-row>
        <table:table-row table:style-name="ro1">
          <table:table-cell office:value-type="float" office:value="-555.614056030817" calcext:value-type="float">
            <text:p>-555.614056030817</text:p>
          </table:table-cell>
          <table:table-cell office:value-type="float" office:value="261.325423047956" calcext:value-type="float">
            <text:p>261.325423047956</text:p>
          </table:table-cell>
          <table:table-cell office:value-type="float" office:value="-0.00000012823921572296" calcext:value-type="float">
            <text:p>-1.28239215722957E-07</text:p>
          </table:table-cell>
        </table:table-row>
        <table:table-row table:style-name="ro1">
          <table:table-cell office:value-type="float" office:value="-558.520409265269" calcext:value-type="float">
            <text:p>-558.520409265269</text:p>
          </table:table-cell>
          <table:table-cell office:value-type="float" office:value="183.424865733279" calcext:value-type="float">
            <text:p>183.424865733279</text:p>
          </table:table-cell>
          <table:table-cell office:value-type="float" office:value="-0.00000020913825085665" calcext:value-type="float">
            <text:p>-2.09138250856654E-07</text:p>
          </table:table-cell>
        </table:table-row>
        <table:table-row table:style-name="ro1">
          <table:table-cell office:value-type="float" office:value="-450.965225607702" calcext:value-type="float">
            <text:p>-450.965225607702</text:p>
          </table:table-cell>
          <table:table-cell office:value-type="float" office:value="305.21763907559" calcext:value-type="float">
            <text:p>305.21763907559</text:p>
          </table:table-cell>
          <table:table-cell office:value-type="float" office:value="-0.00000030556886053321" calcext:value-type="float">
            <text:p>-3.05568860533205E-07</text:p>
          </table:table-cell>
        </table:table-row>
        <table:table-row table:style-name="ro1">
          <table:table-cell office:value-type="float" office:value="-453.871578842154" calcext:value-type="float">
            <text:p>-453.871578842154</text:p>
          </table:table-cell>
          <table:table-cell office:value-type="float" office:value="227.317081760914" calcext:value-type="float">
            <text:p>227.317081760914</text:p>
          </table:table-cell>
          <table:table-cell office:value-type="float" office:value="-0.0000003864678956669" calcext:value-type="float">
            <text:p>-3.86467895666903E-07</text:p>
          </table:table-cell>
        </table:table-row>
        <table:table-row table:style-name="ro1">
          <table:table-cell office:value-type="float" office:value="-349.222748419038" calcext:value-type="float">
            <text:p>-349.222748419038</text:p>
          </table:table-cell>
          <table:table-cell office:value-type="float" office:value="271.209297788548" calcext:value-type="float">
            <text:p>271.209297788548</text:p>
          </table:table-cell>
          <table:table-cell office:value-type="float" office:value="-0.00000056379754047715" calcext:value-type="float">
            <text:p>-5.63797540477151E-07</text:p>
          </table:table-cell>
        </table:table-row>
        <table:table-row table:style-name="ro1">
          <table:table-cell office:value-type="float" office:value="-450.630074144757" calcext:value-type="float">
            <text:p>-450.630074144757</text:p>
          </table:table-cell>
          <table:table-cell office:value-type="float" office:value="442.347181774353" calcext:value-type="float">
            <text:p>442.347181774353</text:p>
          </table:table-cell>
          <table:table-cell office:value-type="float" office:value="0.00000035398019658014" calcext:value-type="float">
            <text:p>3.5398019658014E-07</text:p>
          </table:table-cell>
        </table:table-row>
        <table:table-row table:style-name="ro1">
          <table:table-cell office:value-type="float" office:value="-501.668888470561" calcext:value-type="float">
            <text:p>-501.668888470561</text:p>
          </table:table-cell>
          <table:table-cell office:value-type="float" office:value="390.786581068492" calcext:value-type="float">
            <text:p>390.786581068492</text:p>
          </table:table-cell>
          <table:table-cell office:value-type="float" office:value="0.00000015332000799544" calcext:value-type="float">
            <text:p>1.5332000799544E-07</text:p>
          </table:table-cell>
        </table:table-row>
        <table:table-row table:style-name="ro1">
          <table:table-cell office:value-type="float" office:value="-399.926411281897" calcext:value-type="float">
            <text:p>-399.926411281897</text:p>
          </table:table-cell>
          <table:table-cell office:value-type="float" office:value="356.77823978145" calcext:value-type="float">
            <text:p>356.77823978145</text:p>
          </table:table-cell>
          <table:table-cell office:value-type="float" office:value="-0.00000010490867194851" calcext:value-type="float">
            <text:p>-1.04908671948506E-07</text:p>
          </table:table-cell>
        </table:table-row>
        <table:table-row table:style-name="ro1">
          <table:table-cell office:value-type="float" office:value="-430.880761330605" calcext:value-type="float">
            <text:p>-430.880761330605</text:p>
          </table:table-cell>
          <table:table-cell office:value-type="float" office:value="82.1780299830788" calcext:value-type="float">
            <text:p>82.1780299830788</text:p>
          </table:table-cell>
          <table:table-cell office:value-type="float" office:value="-0.00000029721216450963" calcext:value-type="float">
            <text:p>-2.97212164509634E-07</text:p>
          </table:table-cell>
        </table:table-row>
        <table:table-row table:style-name="ro1">
          <table:table-cell office:value-type="float" office:value="-390.051754874821" calcext:value-type="float">
            <text:p>-390.051754874821</text:p>
          </table:table-cell>
          <table:table-cell office:value-type="float" office:value="176.693663885813" calcext:value-type="float">
            <text:p>176.693663885813</text:p>
          </table:table-cell>
          <table:table-cell office:value-type="float" office:value="-0.00000043050485249339" calcext:value-type="float">
            <text:p>-4.30504852493393E-07</text:p>
          </table:table-cell>
        </table:table-row>
        <table:table-row table:style-name="ro1">
          <table:table-cell office:value-type="float" office:value="-494.700585297937" calcext:value-type="float">
            <text:p>-494.700585297937</text:p>
          </table:table-cell>
          <table:table-cell office:value-type="float" office:value="132.801447858179" calcext:value-type="float">
            <text:p>132.801447858179</text:p>
          </table:table-cell>
          <table:table-cell office:value-type="float" office:value="-0.00000025317520768314" calcext:value-type="float">
            <text:p>-2.53175207683144E-07</text:p>
          </table:table-cell>
        </table:table-row>
        <table:table-row table:style-name="ro1">
          <table:table-cell office:value-type="float" office:value="-0.725310986898542" calcext:value-type="float">
            <text:p>-0.72531098689854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427069056457942" calcext:value-type="float">
            <text:p>-4.27069056457942E-06</text:p>
          </table:table-cell>
        </table:table-row>
        <table:table-row table:style-name="ro1">
          <table:table-cell office:value-type="float" office:value="-47.7823813685308" calcext:value-type="float">
            <text:p>-47.7823813685308</text:p>
          </table:table-cell>
          <table:table-cell office:value-type="float" office:value="-107.703589284357" calcext:value-type="float">
            <text:p>-107.703589284357</text:p>
          </table:table-cell>
          <table:table-cell office:value-type="float" office:value="-0.00000283264967711909" calcext:value-type="float">
            <text:p>-2.83264967711909E-06</text:p>
          </table:table-cell>
        </table:table-row>
        <table:table-row table:style-name="ro1">
          <table:table-cell office:value-type="float" office:value="-94.8394517501625" calcext:value-type="float">
            <text:p>-94.8394517501625</text:p>
          </table:table-cell>
          <table:table-cell office:value-type="float" office:value="-15.4071785687138" calcext:value-type="float">
            <text:p>-15.4071785687138</text:p>
          </table:table-cell>
          <table:table-cell office:value-type="float" office:value="-0.00000139460878965875" calcext:value-type="float">
            <text:p>-1.39460878965875E-06</text:p>
          </table:table-cell>
        </table:table-row>
        <table:table-row table:style-name="ro1">
          <table:table-cell office:value-type="float" office:value="-141.896522131794" calcext:value-type="float">
            <text:p>-141.896522131794</text:p>
          </table:table-cell>
          <table:table-cell office:value-type="float" office:value="76.8892321469293" calcext:value-type="float">
            <text:p>76.8892321469293</text:p>
          </table:table-cell>
          <table:table-cell office:value-type="float" office:value="0.00000004343209780158" calcext:value-type="float">
            <text:p>4.34320978015801E-08</text:p>
          </table:table-cell>
        </table:table-row>
        <table:table-row table:style-name="ro1">
          <table:table-cell office:value-type="float" office:value="-109.62320652976" calcext:value-type="float">
            <text:p>-109.6232065297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196878281171941" calcext:value-type="float">
            <text:p>-1.96878281171941E-06</text:p>
          </table:table-cell>
        </table:table-row>
        <table:table-row table:style-name="ro1">
          <table:table-cell office:value-type="float" office:value="-156.680276911391" calcext:value-type="float">
            <text:p>-156.680276911391</text:p>
          </table:table-cell>
          <table:table-cell office:value-type="float" office:value="-107.703589284357" calcext:value-type="float">
            <text:p>-107.703589284357</text:p>
          </table:table-cell>
          <table:table-cell office:value-type="float" office:value="-0.00000053074192425908" calcext:value-type="float">
            <text:p>-5.30741924259077E-07</text:p>
          </table:table-cell>
        </table:table-row>
        <table:table-row table:style-name="ro1">
          <table:table-cell office:value-type="float" office:value="-203.737347293023" calcext:value-type="float">
            <text:p>-203.737347293023</text:p>
          </table:table-cell>
          <table:table-cell office:value-type="float" office:value="-15.4071785687138" calcext:value-type="float">
            <text:p>-15.4071785687138</text:p>
          </table:table-cell>
          <table:table-cell office:value-type="float" office:value="0.00000090729896320126" calcext:value-type="float">
            <text:p>9.07298963201257E-07</text:p>
          </table:table-cell>
        </table:table-row>
        <table:table-row table:style-name="ro1">
          <table:table-cell office:value-type="float" office:value="-218.52110207262" calcext:value-type="float">
            <text:p>-218.52110207262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003331249411406" calcext:value-type="float">
            <text:p>3.33124941140599E-07</text:p>
          </table:table-cell>
        </table:table-row>
        <table:table-row table:style-name="ro1">
          <table:table-cell office:value-type="float" office:value="-265.578172454251" calcext:value-type="float">
            <text:p>-265.578172454251</text:p>
          </table:table-cell>
          <table:table-cell office:value-type="float" office:value="-107.703589284357" calcext:value-type="float">
            <text:p>-107.703589284357</text:p>
          </table:table-cell>
          <table:table-cell office:value-type="float" office:value="0.00000177116582860093" calcext:value-type="float">
            <text:p>1.77116582860093E-06</text:p>
          </table:table-cell>
        </table:table-row>
        <table:table-row table:style-name="ro1">
          <table:table-cell office:value-type="float" office:value="-313.675095844554" calcext:value-type="float">
            <text:p>-313.675095844554</text:p>
          </table:table-cell>
          <table:table-cell office:value-type="float" office:value="-45.1494572575756" calcext:value-type="float">
            <text:p>-45.1494572575756</text:p>
          </table:table-cell>
          <table:table-cell office:value-type="float" office:value="0.00000083818177175877" calcext:value-type="float">
            <text:p>8.38181771758771E-07</text:p>
          </table:table-cell>
        </table:table-row>
        <table:table-row table:style-name="ro1">
          <table:table-cell office:value-type="float" office:value="-251.834270683326" calcext:value-type="float">
            <text:p>-251.834270683326</text:p>
          </table:table-cell>
          <table:table-cell office:value-type="float" office:value="47.1469534580676" calcext:value-type="float">
            <text:p>47.1469534580676</text:p>
          </table:table-cell>
          <table:table-cell office:value-type="float" office:value="-0.00000002568509364091" calcext:value-type="float">
            <text:p>-2.56850936409053E-08</text:p>
          </table:table-cell>
        </table:table-row>
        <table:table-row table:style-name="ro1">
          <table:table-cell office:value-type="float" office:value="-361.772019234857" calcext:value-type="float">
            <text:p>-361.772019234857</text:p>
          </table:table-cell>
          <table:table-cell office:value-type="float" office:value="17.4046747692059" calcext:value-type="float">
            <text:p>17.4046747692059</text:p>
          </table:table-cell>
          <table:table-cell office:value-type="float" office:value="-0.00000009480228508339" calcext:value-type="float">
            <text:p>-9.48022850833907E-08</text:p>
          </table:table-cell>
        </table:table-row>
        <table:table-row table:style-name="ro1">
          <table:table-cell office:value-type="float" office:value="-280.11400632329" calcext:value-type="float">
            <text:p>-280.11400632329</text:p>
          </table:table-cell>
          <table:table-cell office:value-type="float" office:value="206.435942574675" calcext:value-type="float">
            <text:p>206.435942574675</text:p>
          </table:table-cell>
          <table:table-cell office:value-type="float" office:value="-0.00000036138766105091" calcext:value-type="float">
            <text:p>-3.61387661050907E-07</text:p>
          </table:table-cell>
        </table:table-row>
        <table:table-row table:style-name="ro1">
          <table:table-cell office:value-type="float" office:value="-320.943012779074" calcext:value-type="float">
            <text:p>-320.943012779074</text:p>
          </table:table-cell>
          <table:table-cell office:value-type="float" office:value="111.920308671941" calcext:value-type="float">
            <text:p>111.920308671941</text:p>
          </table:table-cell>
          <table:table-cell office:value-type="float" office:value="-0.00000022809497306715" calcext:value-type="float">
            <text:p>-2.28094973067149E-07</text:p>
          </table:table-cell>
        </table:table-row>
        <table:table-row table:style-name="ro1">
          <table:table-cell office:value-type="float" office:value="-211.005264227542" calcext:value-type="float">
            <text:p>-211.005264227542</text:p>
          </table:table-cell>
          <table:table-cell office:value-type="float" office:value="141.662587360802" calcext:value-type="float">
            <text:p>141.662587360802</text:p>
          </table:table-cell>
          <table:table-cell office:value-type="float" office:value="-0.00000015897778162466" calcext:value-type="float">
            <text:p>-1.58977781624664E-07</text:p>
          </table:table-cell>
        </table:table-row>
        <table:table-row table:style-name="ro1">
          <table:table-cell office:value-type="float" office:value="-467.499377514161" calcext:value-type="float">
            <text:p>-467.499377514161</text:p>
          </table:table-cell>
          <table:table-cell office:value-type="float" office:value="733.158009905067" calcext:value-type="float">
            <text:p>733.158009905067</text:p>
          </table:table-cell>
          <table:table-cell office:value-type="float" office:value="-0.00000013830307913502" calcext:value-type="float">
            <text:p>-1.38303079135023E-07</text:p>
          </table:table-cell>
        </table:table-row>
        <table:table-row table:style-name="ro1">
          <table:table-cell office:value-type="float" office:value="-526.886644323248" calcext:value-type="float">
            <text:p>-526.886644323248</text:p>
          </table:table-cell>
          <table:table-cell office:value-type="float" office:value="772.998493616977" calcext:value-type="float">
            <text:p>772.998493616977</text:p>
          </table:table-cell>
          <table:table-cell office:value-type="float" office:value="-0.00000016481443518559" calcext:value-type="float">
            <text:p>-1.64814435185595E-07</text:p>
          </table:table-cell>
        </table:table-row>
        <table:table-row table:style-name="ro1">
          <table:table-cell office:value-type="float" office:value="-586.273911132336" calcext:value-type="float">
            <text:p>-586.273911132336</text:p>
          </table:table-cell>
          <table:table-cell office:value-type="float" office:value="812.838977328887" calcext:value-type="float">
            <text:p>812.838977328887</text:p>
          </table:table-cell>
          <table:table-cell office:value-type="float" office:value="-0.00000019132579123617" calcext:value-type="float">
            <text:p>-1.91325791236167E-07</text:p>
          </table:table-cell>
        </table:table-row>
        <table:table-row table:style-name="ro1">
          <table:table-cell office:value-type="float" office:value="-531.000240963477" calcext:value-type="float">
            <text:p>-531.000240963477</text:p>
          </table:table-cell>
          <table:table-cell office:value-type="float" office:value="691.320824557974" calcext:value-type="float">
            <text:p>691.320824557974</text:p>
          </table:table-cell>
          <table:table-cell office:value-type="float" office:value="0.00000009178729440739" calcext:value-type="float">
            <text:p>9.17872944073877E-08</text:p>
          </table:table-cell>
        </table:table-row>
        <table:table-row table:style-name="ro1">
          <table:table-cell office:value-type="float" office:value="-590.387507772564" calcext:value-type="float">
            <text:p>-590.387507772564</text:p>
          </table:table-cell>
          <table:table-cell office:value-type="float" office:value="731.161308269884" calcext:value-type="float">
            <text:p>731.161308269884</text:p>
          </table:table-cell>
          <table:table-cell office:value-type="float" office:value="0.00000006527593835682" calcext:value-type="float">
            <text:p>6.52759383568158E-08</text:p>
          </table:table-cell>
        </table:table-row>
        <table:table-row table:style-name="ro1">
          <table:table-cell office:value-type="float" office:value="-594.501104412793" calcext:value-type="float">
            <text:p>-594.501104412793</text:p>
          </table:table-cell>
          <table:table-cell office:value-type="float" office:value="649.483639210881" calcext:value-type="float">
            <text:p>649.483639210881</text:p>
          </table:table-cell>
          <table:table-cell office:value-type="float" office:value="0.0000003218776679498" calcext:value-type="float">
            <text:p>3.21877667949798E-07</text:p>
          </table:table-cell>
        </table:table-row>
        <table:table-row table:style-name="ro1">
          <table:table-cell office:value-type="float" office:value="-490.055617176465" calcext:value-type="float">
            <text:p>-490.055617176465</text:p>
          </table:table-cell>
          <table:table-cell office:value-type="float" office:value="596.330085813192" calcext:value-type="float">
            <text:p>596.330085813192</text:p>
          </table:table-cell>
          <table:table-cell office:value-type="float" office:value="0.00000049581168369418" calcext:value-type="float">
            <text:p>4.95811683694183E-07</text:p>
          </table:table-cell>
        </table:table-row>
        <table:table-row table:style-name="ro1">
          <table:table-cell office:value-type="float" office:value="-478.777497345313" calcext:value-type="float">
            <text:p>-478.777497345313</text:p>
          </table:table-cell>
          <table:table-cell office:value-type="float" office:value="664.74404785913" calcext:value-type="float">
            <text:p>664.74404785913</text:p>
          </table:table-cell>
          <table:table-cell office:value-type="float" office:value="0.00000017875430227958" calcext:value-type="float">
            <text:p>1.7875430227958E-07</text:p>
          </table:table-cell>
        </table:table-row>
        <table:table-row table:style-name="ro1">
          <table:table-cell office:value-type="float" office:value="-542.278360794629" calcext:value-type="float">
            <text:p>-542.278360794629</text:p>
          </table:table-cell>
          <table:table-cell office:value-type="float" office:value="622.906862512037" calcext:value-type="float">
            <text:p>622.906862512037</text:p>
          </table:table-cell>
          <table:table-cell office:value-type="float" office:value="0.00000040884467582199" calcext:value-type="float">
            <text:p>4.0884467582199E-07</text:p>
          </table:table-cell>
        </table:table-row>
        <table:table-row table:style-name="ro1">
          <table:table-cell office:value-type="float" office:value="-571.099969435197" calcext:value-type="float">
            <text:p>-571.099969435197</text:p>
          </table:table-cell>
          <table:table-cell office:value-type="float" office:value="886.683299772249" calcext:value-type="float">
            <text:p>886.683299772249</text:p>
          </table:table-cell>
          <table:table-cell office:value-type="float" office:value="-0.00000031762559497423" calcext:value-type="float">
            <text:p>-3.17625594974228E-07</text:p>
          </table:table-cell>
        </table:table-row>
        <table:table-row table:style-name="ro1">
          <table:table-cell office:value-type="float" office:value="-496.538760928972" calcext:value-type="float">
            <text:p>-496.538760928972</text:p>
          </table:table-cell>
          <table:table-cell office:value-type="float" office:value="920.687138503701" calcext:value-type="float">
            <text:p>920.687138503701</text:p>
          </table:table-cell>
          <table:table-cell office:value-type="float" office:value="-0.00000041741404266172" calcext:value-type="float">
            <text:p>-4.17414042661718E-07</text:p>
          </table:table-cell>
        </table:table-row>
        <table:table-row table:style-name="ro1">
          <table:table-cell office:value-type="float" office:value="-421.977552422745" calcext:value-type="float">
            <text:p>-421.977552422745</text:p>
          </table:table-cell>
          <table:table-cell office:value-type="float" office:value="954.690977235153" calcext:value-type="float">
            <text:p>954.690977235153</text:p>
          </table:table-cell>
          <table:table-cell office:value-type="float" office:value="-0.00000051720249034921" calcext:value-type="float">
            <text:p>-5.17202490349208E-07</text:p>
          </table:table-cell>
        </table:table-row>
        <table:table-row table:style-name="ro1">
          <table:table-cell office:value-type="float" office:value="-570.135757013408" calcext:value-type="float">
            <text:p>-570.135757013408</text:p>
          </table:table-cell>
          <table:table-cell office:value-type="float" office:value="963.165890758107" calcext:value-type="float">
            <text:p>963.165890758107</text:p>
          </table:table-cell>
          <table:table-cell office:value-type="float" office:value="-0.00000034969581479513" calcext:value-type="float">
            <text:p>-3.4969581479513E-07</text:p>
          </table:table-cell>
        </table:table-row>
        <table:table-row table:style-name="ro1">
          <table:table-cell office:value-type="float" office:value="-495.574548507181" calcext:value-type="float">
            <text:p>-495.574548507181</text:p>
          </table:table-cell>
          <table:table-cell office:value-type="float" office:value="997.169729489559" calcext:value-type="float">
            <text:p>997.169729489559</text:p>
          </table:table-cell>
          <table:table-cell office:value-type="float" office:value="-0.00000044948426248262" calcext:value-type="float">
            <text:p>-4.4948426248262E-07</text:p>
          </table:table-cell>
        </table:table-row>
        <table:table-row table:style-name="ro1">
          <table:table-cell office:value-type="float" office:value="-569.171544591618" calcext:value-type="float">
            <text:p>-569.171544591618</text:p>
          </table:table-cell>
          <table:table-cell office:value-type="float" office:value="1039.64848174397" calcext:value-type="float">
            <text:p>1039.64848174397</text:p>
          </table:table-cell>
          <table:table-cell office:value-type="float" office:value="-0.00000038176603461603" calcext:value-type="float">
            <text:p>-3.81766034616032E-07</text:p>
          </table:table-cell>
        </table:table-row>
        <table:table-row table:style-name="ro1">
          <table:table-cell office:value-type="float" office:value="-452.325435817023" calcext:value-type="float">
            <text:p>-452.325435817023</text:p>
          </table:table-cell>
          <table:table-cell office:value-type="float" office:value="807.002332348429" calcext:value-type="float">
            <text:p>807.002332348429</text:p>
          </table:table-cell>
          <table:table-cell office:value-type="float" office:value="-0.00000026460288287308" calcext:value-type="float">
            <text:p>-2.64602882873085E-07</text:p>
          </table:table-cell>
        </table:table-row>
        <table:table-row table:style-name="ro1">
          <table:table-cell office:value-type="float" office:value="-437.151494119884" calcext:value-type="float">
            <text:p>-437.151494119884</text:p>
          </table:table-cell>
          <table:table-cell office:value-type="float" office:value="880.846654791791" calcext:value-type="float">
            <text:p>880.846654791791</text:p>
          </table:table-cell>
          <table:table-cell office:value-type="float" office:value="-0.00000039090268661115" calcext:value-type="float">
            <text:p>-3.90902686611146E-07</text:p>
          </table:table-cell>
        </table:table-row>
        <table:table-row table:style-name="ro1">
          <table:table-cell office:value-type="float" office:value="-511.71270262611" calcext:value-type="float">
            <text:p>-511.71270262611</text:p>
          </table:table-cell>
          <table:table-cell office:value-type="float" office:value="846.842816060339" calcext:value-type="float">
            <text:p>846.842816060339</text:p>
          </table:table-cell>
          <table:table-cell office:value-type="float" office:value="-0.00000029111423892366" calcext:value-type="float">
            <text:p>-2.91114238923657E-07</text:p>
          </table:table-cell>
        </table:table-row>
        <table:table-row table:style-name="ro1">
          <table:table-cell office:value-type="float" office:value="448.620619674953" calcext:value-type="float">
            <text:p>448.620619674953</text:p>
          </table:table-cell>
          <table:table-cell office:value-type="float" office:value="6.03888049996229" calcext:value-type="float">
            <text:p>6.03888049996229</text:p>
          </table:table-cell>
          <table:table-cell office:value-type="float" office:value="0.0000986979838462207" calcext:value-type="float">
            <text:p>9.86979838462207E-05</text:p>
          </table:table-cell>
        </table:table-row>
        <table:table-row table:style-name="ro1">
          <table:table-cell office:value-type="float" office:value="408.549442365308" calcext:value-type="float">
            <text:p>408.549442365308</text:p>
          </table:table-cell>
          <table:table-cell office:value-type="float" office:value="-62.6407463333585" calcext:value-type="float">
            <text:p>-62.6407463333585</text:p>
          </table:table-cell>
          <table:table-cell office:value-type="float" office:value="0.000119397383311095" calcext:value-type="float">
            <text:p>0.000119397383311095</text:p>
          </table:table-cell>
        </table:table-row>
        <table:table-row table:style-name="ro1">
          <table:table-cell office:value-type="float" office:value="368.478265055664" calcext:value-type="float">
            <text:p>368.478265055664</text:p>
          </table:table-cell>
          <table:table-cell office:value-type="float" office:value="-131.320373166679" calcext:value-type="float">
            <text:p>-131.320373166679</text:p>
          </table:table-cell>
          <table:table-cell office:value-type="float" office:value="0.000140096782775969" calcext:value-type="float">
            <text:p>0.000140096782775969</text:p>
          </table:table-cell>
        </table:table-row>
        <table:table-row table:style-name="ro1">
          <table:table-cell office:value-type="float" office:value="328.407087746019" calcext:value-type="float">
            <text:p>328.407087746019</text:p>
          </table:table-cell>
          <table:table-cell office:value-type="float" office:value="-200" calcext:value-type="float">
            <text:p>-200</text:p>
          </table:table-cell>
          <table:table-cell office:value-type="float" office:value="0.000160796182240843" calcext:value-type="float">
            <text:p>0.000160796182240843</text:p>
          </table:table-cell>
        </table:table-row>
        <table:table-row table:style-name="ro1">
          <table:table-cell office:value-type="float" office:value="505.042253890408" calcext:value-type="float">
            <text:p>505.042253890408</text:p>
          </table:table-cell>
          <table:table-cell office:value-type="float" office:value="-62.6407463333585" calcext:value-type="float">
            <text:p>-62.6407463333585</text:p>
          </table:table-cell>
          <table:table-cell office:value-type="float" office:value="0.000112114180741029" calcext:value-type="float">
            <text:p>0.000112114180741029</text:p>
          </table:table-cell>
        </table:table-row>
        <table:table-row table:style-name="ro1">
          <table:table-cell office:value-type="float" office:value="464.971076580764" calcext:value-type="float">
            <text:p>464.971076580764</text:p>
          </table:table-cell>
          <table:table-cell office:value-type="float" office:value="-131.320373166679" calcext:value-type="float">
            <text:p>-131.320373166679</text:p>
          </table:table-cell>
          <table:table-cell office:value-type="float" office:value="0.000132813580205903" calcext:value-type="float">
            <text:p>0.000132813580205903</text:p>
          </table:table-cell>
        </table:table-row>
        <table:table-row table:style-name="ro1">
          <table:table-cell office:value-type="float" office:value="424.899899271119" calcext:value-type="float">
            <text:p>424.899899271119</text:p>
          </table:table-cell>
          <table:table-cell office:value-type="float" office:value="-200" calcext:value-type="float">
            <text:p>-200</text:p>
          </table:table-cell>
          <table:table-cell office:value-type="float" office:value="0.000153512979670777" calcext:value-type="float">
            <text:p>0.000153512979670777</text:p>
          </table:table-cell>
        </table:table-row>
        <table:table-row table:style-name="ro1">
          <table:table-cell office:value-type="float" office:value="561.463888105864" calcext:value-type="float">
            <text:p>561.463888105864</text:p>
          </table:table-cell>
          <table:table-cell office:value-type="float" office:value="-131.320373166679" calcext:value-type="float">
            <text:p>-131.320373166679</text:p>
          </table:table-cell>
          <table:table-cell office:value-type="float" office:value="0.000125530377635837" calcext:value-type="float">
            <text:p>0.000125530377635837</text:p>
          </table:table-cell>
        </table:table-row>
        <table:table-row table:style-name="ro1">
          <table:table-cell office:value-type="float" office:value="521.392710796219" calcext:value-type="float">
            <text:p>521.392710796219</text:p>
          </table:table-cell>
          <table:table-cell office:value-type="float" office:value="-200" calcext:value-type="float">
            <text:p>-200</text:p>
          </table:table-cell>
          <table:table-cell office:value-type="float" office:value="0.000146229777100711" calcext:value-type="float">
            <text:p>0.000146229777100711</text:p>
          </table:table-cell>
        </table:table-row>
        <table:table-row table:style-name="ro1">
          <table:table-cell office:value-type="float" office:value="616.031621059111" calcext:value-type="float">
            <text:p>616.031621059111</text:p>
          </table:table-cell>
          <table:table-cell office:value-type="float" office:value="-25.8519727865034" calcext:value-type="float">
            <text:p>-25.8519727865034</text:p>
          </table:table-cell>
          <table:table-cell office:value-type="float" office:value="-0.000152528333136764" calcext:value-type="float">
            <text:p>-0.000152528333136764</text:p>
          </table:table-cell>
        </table:table-row>
        <table:table-row table:style-name="ro1">
          <table:table-cell office:value-type="float" office:value="532.326120367032" calcext:value-type="float">
            <text:p>532.326120367032</text:p>
          </table:table-cell>
          <table:table-cell office:value-type="float" office:value="-9.90654614327057" calcext:value-type="float">
            <text:p>-9.90654614327057</text:p>
          </table:table-cell>
          <table:table-cell office:value-type="float" office:value="-0.0000269151746452715" calcext:value-type="float">
            <text:p>-2.69151746452715E-05</text:p>
          </table:table-cell>
        </table:table-row>
        <table:table-row table:style-name="ro1">
          <table:table-cell office:value-type="float" office:value="588.747754582488" calcext:value-type="float">
            <text:p>588.747754582488</text:p>
          </table:table-cell>
          <table:table-cell office:value-type="float" office:value="-78.5861729765913" calcext:value-type="float">
            <text:p>-78.5861729765913</text:p>
          </table:table-cell>
          <table:table-cell office:value-type="float" office:value="-0.0000134989777504634" calcext:value-type="float">
            <text:p>-1.34989777504634E-05</text:p>
          </table:table-cell>
        </table:table-row>
        <table:table-row table:style-name="ro1">
          <table:table-cell office:value-type="float" office:value="-535.228783257849" calcext:value-type="float">
            <text:p>-535.228783257849</text:p>
          </table:table-cell>
          <table:table-cell office:value-type="float" office:value="1355.40531047452" calcext:value-type="float">
            <text:p>1355.40531047452</text:p>
          </table:table-cell>
          <table:table-cell office:value-type="float" office:value="-0.00000060549228946243" calcext:value-type="float">
            <text:p>-6.05492289462427E-07</text:p>
          </table:table-cell>
        </table:table-row>
        <table:table-row table:style-name="ro1">
          <table:table-cell office:value-type="float" office:value="-452.839371418844" calcext:value-type="float">
            <text:p>-452.839371418844</text:p>
          </table:table-cell>
          <table:table-cell office:value-type="float" office:value="1383.58406579079" calcext:value-type="float">
            <text:p>1383.58406579079</text:p>
          </table:table-cell>
          <table:table-cell office:value-type="float" office:value="-0.00000137307069013044" calcext:value-type="float">
            <text:p>-1.37307069013044E-06</text:p>
          </table:table-cell>
        </table:table-row>
        <table:table-row table:style-name="ro1">
          <table:table-cell office:value-type="float" office:value="-370.44995957984" calcext:value-type="float">
            <text:p>-370.44995957984</text:p>
          </table:table-cell>
          <table:table-cell office:value-type="float" office:value="1411.76282110707" calcext:value-type="float">
            <text:p>1411.76282110707</text:p>
          </table:table-cell>
          <table:table-cell office:value-type="float" office:value="-0.00000214064909079846" calcext:value-type="float">
            <text:p>-2.14064909079846E-06</text:p>
          </table:table-cell>
        </table:table-row>
        <table:table-row table:style-name="ro1">
          <table:table-cell office:value-type="float" office:value="-536.379424355145" calcext:value-type="float">
            <text:p>-536.379424355145</text:p>
          </table:table-cell>
          <table:table-cell office:value-type="float" office:value="1429.14174800311" calcext:value-type="float">
            <text:p>1429.14174800311</text:p>
          </table:table-cell>
          <table:table-cell office:value-type="float" office:value="-0.00000025881018454783" calcext:value-type="float">
            <text:p>-2.58810184547832E-07</text:p>
          </table:table-cell>
        </table:table-row>
        <table:table-row table:style-name="ro1">
          <table:table-cell office:value-type="float" office:value="-453.990012516141" calcext:value-type="float">
            <text:p>-453.990012516141</text:p>
          </table:table-cell>
          <table:table-cell office:value-type="float" office:value="1457.32050331939" calcext:value-type="float">
            <text:p>1457.32050331939</text:p>
          </table:table-cell>
          <table:table-cell office:value-type="float" office:value="-0.00000102638858521585" calcext:value-type="float">
            <text:p>-1.02638858521585E-06</text:p>
          </table:table-cell>
        </table:table-row>
        <table:table-row table:style-name="ro1">
          <table:table-cell office:value-type="float" office:value="-537.530065452442" calcext:value-type="float">
            <text:p>-537.530065452442</text:p>
          </table:table-cell>
          <table:table-cell office:value-type="float" office:value="1502.87818553171" calcext:value-type="float">
            <text:p>1502.87818553171</text:p>
          </table:table-cell>
          <table:table-cell office:value-type="float" office:value="0.00000008787192036676" calcext:value-type="float">
            <text:p>8.78719203667625E-08</text:p>
          </table:table-cell>
        </table:table-row>
        <table:table-row table:style-name="ro1">
          <table:table-cell office:value-type="float" office:value="-449.646259140917" calcext:value-type="float">
            <text:p>-449.646259140917</text:p>
          </table:table-cell>
          <table:table-cell office:value-type="float" office:value="1201.30251355677" calcext:value-type="float">
            <text:p>1201.30251355677</text:p>
          </table:table-cell>
          <table:table-cell office:value-type="float" office:value="0.00000174315044613501" calcext:value-type="float">
            <text:p>1.74315044613501E-06</text:p>
          </table:table-cell>
        </table:table-row>
        <table:table-row table:style-name="ro1">
          <table:table-cell office:value-type="float" office:value="-505.636904459563" calcext:value-type="float">
            <text:p>-505.636904459563</text:p>
          </table:table-cell>
          <table:table-cell office:value-type="float" office:value="1243.27719409059" calcext:value-type="float">
            <text:p>1243.27719409059</text:p>
          </table:table-cell>
          <table:table-cell office:value-type="float" office:value="0.00000121612900115853" calcext:value-type="float">
            <text:p>1.21612900115853E-06</text:p>
          </table:table-cell>
        </table:table-row>
        <table:table-row table:style-name="ro1">
          <table:table-cell office:value-type="float" office:value="-561.627549778208" calcext:value-type="float">
            <text:p>-561.627549778208</text:p>
          </table:table-cell>
          <table:table-cell office:value-type="float" office:value="1285.25187462442" calcext:value-type="float">
            <text:p>1285.25187462442</text:p>
          </table:table-cell>
          <table:table-cell office:value-type="float" office:value="0.00000068910755618206" calcext:value-type="float">
            <text:p>6.89107556182061E-07</text:p>
          </table:table-cell>
        </table:table-row>
        <table:table-row table:style-name="ro1">
          <table:table-cell office:value-type="float" office:value="-514.020352985963" calcext:value-type="float">
            <text:p>-514.020352985963</text:p>
          </table:table-cell>
          <table:table-cell office:value-type="float" office:value="1161.57742037064" calcext:value-type="float">
            <text:p>1161.57742037064</text:p>
          </table:table-cell>
          <table:table-cell office:value-type="float" office:value="0.00000105741769517352" calcext:value-type="float">
            <text:p>1.05741769517352E-06</text:p>
          </table:table-cell>
        </table:table-row>
        <table:table-row table:style-name="ro1">
          <table:table-cell office:value-type="float" office:value="-570.010998304608" calcext:value-type="float">
            <text:p>-570.010998304608</text:p>
          </table:table-cell>
          <table:table-cell office:value-type="float" office:value="1203.55210090446" calcext:value-type="float">
            <text:p>1203.55210090446</text:p>
          </table:table-cell>
          <table:table-cell office:value-type="float" office:value="0.00000053039625019705" calcext:value-type="float">
            <text:p>5.3039625019705E-07</text:p>
          </table:table-cell>
        </table:table-row>
        <table:table-row table:style-name="ro1">
          <table:table-cell office:value-type="float" office:value="-578.394446831008" calcext:value-type="float">
            <text:p>-578.394446831008</text:p>
          </table:table-cell>
          <table:table-cell office:value-type="float" office:value="1121.8523271845" calcext:value-type="float">
            <text:p>1121.8523271845</text:p>
          </table:table-cell>
          <table:table-cell office:value-type="float" office:value="0.00000037168494421204" calcext:value-type="float">
            <text:p>3.7168494421204E-07</text:p>
          </table:table-cell>
        </table:table-row>
        <table:table-row table:style-name="ro1">
          <table:table-cell office:value-type="float" office:value="-423.247492620558" calcext:value-type="float">
            <text:p>-423.247492620558</text:p>
          </table:table-cell>
          <table:table-cell office:value-type="float" office:value="1271.45594940687" calcext:value-type="float">
            <text:p>1271.45594940687</text:p>
          </table:table-cell>
          <table:table-cell office:value-type="float" office:value="0.00000044855060049052" calcext:value-type="float">
            <text:p>4.48550600490518E-07</text:p>
          </table:table-cell>
        </table:table-row>
        <table:table-row table:style-name="ro1">
          <table:table-cell office:value-type="float" office:value="-396.848726100199" calcext:value-type="float">
            <text:p>-396.848726100199</text:p>
          </table:table-cell>
          <table:table-cell office:value-type="float" office:value="1341.60938525697" calcext:value-type="float">
            <text:p>1341.60938525697</text:p>
          </table:table-cell>
          <table:table-cell office:value-type="float" office:value="-0.00000084604924515397" calcext:value-type="float">
            <text:p>-8.4604924515397E-07</text:p>
          </table:table-cell>
        </table:table-row>
        <table:table-row table:style-name="ro1">
          <table:table-cell office:value-type="float" office:value="-479.238137939203" calcext:value-type="float">
            <text:p>-479.238137939203</text:p>
          </table:table-cell>
          <table:table-cell office:value-type="float" office:value="1313.43062994069" calcext:value-type="float">
            <text:p>1313.43062994069</text:p>
          </table:table-cell>
          <table:table-cell office:value-type="float" office:value="-0.00000007847084448595" calcext:value-type="float">
            <text:p>-7.84708444859546E-08</text:p>
          </table:table-cell>
        </table:table-row>
        <table:table-row table:style-name="ro1">
          <table:table-cell office:value-type="float" office:value="-440.423356901526" calcext:value-type="float">
            <text:p>-440.423356901526</text:p>
          </table:table-cell>
          <table:table-cell office:value-type="float" office:value="1119.09866811623" calcext:value-type="float">
            <text:p>1119.09866811623</text:p>
          </table:table-cell>
          <table:table-cell office:value-type="float" office:value="0.00000098969946730693" calcext:value-type="float">
            <text:p>9.89699467306934E-07</text:p>
          </table:table-cell>
        </table:table-row>
        <table:table-row table:style-name="ro1">
          <table:table-cell office:value-type="float" office:value="-504.797450746572" calcext:value-type="float">
            <text:p>-504.797450746572</text:p>
          </table:table-cell>
          <table:table-cell office:value-type="float" office:value="1079.3735749301" calcext:value-type="float">
            <text:p>1079.3735749301</text:p>
          </table:table-cell>
          <table:table-cell office:value-type="float" office:value="0.00000030396671634545" calcext:value-type="float">
            <text:p>3.03966716345451E-07</text:p>
          </table:table-cell>
        </table:table-row>
        <table:table-row table:style-name="ro1">
          <table:table-cell office:value-type="float" office:value="-431.200454662136" calcext:value-type="float">
            <text:p>-431.200454662136</text:p>
          </table:table-cell>
          <table:table-cell office:value-type="float" office:value="1036.89482267569" calcext:value-type="float">
            <text:p>1036.89482267569</text:p>
          </table:table-cell>
          <table:table-cell office:value-type="float" office:value="0.00000023624848847886" calcext:value-type="float">
            <text:p>2.36248488478863E-07</text:p>
          </table:table-cell>
        </table:table-row>
        <table:table-row table:style-name="ro1">
          <table:table-cell office:value-type="float" office:value="-486.190954536127" calcext:value-type="float">
            <text:p>-486.190954536127</text:p>
          </table:table-cell>
          <table:table-cell office:value-type="float" office:value="1897.35155487999" calcext:value-type="float">
            <text:p>1897.35155487999</text:p>
          </table:table-cell>
          <table:table-cell office:value-type="float" office:value="-0.00000330449683826811" calcext:value-type="float">
            <text:p>-3.30449683826811E-06</text:p>
          </table:table-cell>
        </table:table-row>
        <table:table-row table:style-name="ro1">
          <table:table-cell office:value-type="float" office:value="-540.212776424974" calcext:value-type="float">
            <text:p>-540.212776424974</text:p>
          </table:table-cell>
          <table:table-cell office:value-type="float" office:value="1937.52126345246" calcext:value-type="float">
            <text:p>1937.52126345246</text:p>
          </table:table-cell>
          <table:table-cell office:value-type="float" office:value="-0.0000129760439716225" calcext:value-type="float">
            <text:p>-1.29760439716225E-05</text:p>
          </table:table-cell>
        </table:table-row>
        <table:table-row table:style-name="ro1">
          <table:table-cell office:value-type="float" office:value="-594.234598313819" calcext:value-type="float">
            <text:p>-594.234598313819</text:p>
          </table:table-cell>
          <table:table-cell office:value-type="float" office:value="1977.69097202493" calcext:value-type="float">
            <text:p>1977.69097202493</text:p>
          </table:table-cell>
          <table:table-cell office:value-type="float" office:value="-0.0000226475911049768" calcext:value-type="float">
            <text:p>-2.26475911049768E-05</text:p>
          </table:table-cell>
        </table:table-row>
        <table:table-row table:style-name="ro1">
          <table:table-cell office:value-type="float" office:value="-541.339870610917" calcext:value-type="float">
            <text:p>-541.339870610917</text:p>
          </table:table-cell>
          <table:table-cell office:value-type="float" office:value="1854.32492552703" calcext:value-type="float">
            <text:p>1854.32492552703</text:p>
          </table:table-cell>
          <table:table-cell office:value-type="float" office:value="0.00000052842694384368" calcext:value-type="float">
            <text:p>5.28426943843682E-07</text:p>
          </table:table-cell>
        </table:table-row>
        <table:table-row table:style-name="ro1">
          <table:table-cell office:value-type="float" office:value="-595.361692499762" calcext:value-type="float">
            <text:p>-595.361692499762</text:p>
          </table:table-cell>
          <table:table-cell office:value-type="float" office:value="1894.49463409949" calcext:value-type="float">
            <text:p>1894.49463409949</text:p>
          </table:table-cell>
          <table:table-cell office:value-type="float" office:value="-0.00000914312018951067" calcext:value-type="float">
            <text:p>-9.14312018951067E-06</text:p>
          </table:table-cell>
        </table:table-row>
        <table:table-row table:style-name="ro1">
          <table:table-cell office:value-type="float" office:value="-596.488786685706" calcext:value-type="float">
            <text:p>-596.488786685706</text:p>
          </table:table-cell>
          <table:table-cell office:value-type="float" office:value="1811.29829617406" calcext:value-type="float">
            <text:p>1811.29829617406</text:p>
          </table:table-cell>
          <table:table-cell office:value-type="float" office:value="0.00000436135072595548" calcext:value-type="float">
            <text:p>4.36135072595548E-06</text:p>
          </table:table-cell>
        </table:table-row>
        <table:table-row table:style-name="ro1">
          <table:table-cell office:value-type="float" office:value="-458.403593616814" calcext:value-type="float">
            <text:p>-458.403593616814</text:p>
          </table:table-cell>
          <table:table-cell office:value-type="float" office:value="1973.81579801493" calcext:value-type="float">
            <text:p>1973.81579801493</text:p>
          </table:table-cell>
          <table:table-cell office:value-type="float" office:value="-0.0000281855745694503" calcext:value-type="float">
            <text:p>-2.81855745694503E-05</text:p>
          </table:table-cell>
        </table:table-row>
        <table:table-row table:style-name="ro1">
          <table:table-cell office:value-type="float" office:value="-430.6162326975" calcext:value-type="float">
            <text:p>-430.6162326975</text:p>
          </table:table-cell>
          <table:table-cell office:value-type="float" office:value="2050.28004114987" calcext:value-type="float">
            <text:p>2050.28004114987</text:p>
          </table:table-cell>
          <table:table-cell office:value-type="float" office:value="-0.0000530666523006326" calcext:value-type="float">
            <text:p>-5.30666523006326E-05</text:p>
          </table:table-cell>
        </table:table-row>
        <table:table-row table:style-name="ro1">
          <table:table-cell office:value-type="float" office:value="-512.42541550566" calcext:value-type="float">
            <text:p>-512.42541550566</text:p>
          </table:table-cell>
          <table:table-cell office:value-type="float" office:value="2013.9855065874" calcext:value-type="float">
            <text:p>2013.9855065874</text:p>
          </table:table-cell>
          <table:table-cell office:value-type="float" office:value="-0.0000378571217028047" calcext:value-type="float">
            <text:p>-3.78571217028047E-05</text:p>
          </table:table-cell>
        </table:table-row>
        <table:table-row table:style-name="ro1">
          <table:table-cell office:value-type="float" office:value="682.896967801297" calcext:value-type="float">
            <text:p>682.896967801297</text:p>
          </table:table-cell>
          <table:table-cell office:value-type="float" office:value="24.4680396192554" calcext:value-type="float">
            <text:p>24.4680396192554</text:p>
          </table:table-cell>
          <table:table-cell office:value-type="float" office:value="-0.000159077257692578" calcext:value-type="float">
            <text:p>-0.000159077257692578</text:p>
          </table:table-cell>
        </table:table-row>
        <table:table-row table:style-name="ro1">
          <table:table-cell office:value-type="float" office:value="736.317927217507" calcext:value-type="float">
            <text:p>736.317927217507</text:p>
          </table:table-cell>
          <table:table-cell office:value-type="float" office:value="49.5116172069453" calcext:value-type="float">
            <text:p>49.5116172069453</text:p>
          </table:table-cell>
          <table:table-cell office:value-type="float" office:value="-0.000539138868600883" calcext:value-type="float">
            <text:p>-0.000539138868600883</text:p>
          </table:table-cell>
        </table:table-row>
        <table:table-row table:style-name="ro1">
          <table:table-cell office:value-type="float" office:value="789.738886633718" calcext:value-type="float">
            <text:p>789.738886633718</text:p>
          </table:table-cell>
          <table:table-cell office:value-type="float" office:value="74.5551947946351" calcext:value-type="float">
            <text:p>74.5551947946351</text:p>
          </table:table-cell>
          <table:table-cell office:value-type="float" office:value="-0.000919200479509187" calcext:value-type="float">
            <text:p>-0.000919200479509187</text:p>
          </table:table-cell>
        </table:table-row>
        <table:table-row table:style-name="ro1">
          <table:table-cell office:value-type="float" office:value="666.056813851403" calcext:value-type="float">
            <text:p>666.056813851403</text:p>
          </table:table-cell>
          <table:table-cell office:value-type="float" office:value="90.7334786682471" calcext:value-type="float">
            <text:p>90.7334786682471</text:p>
          </table:table-cell>
          <table:table-cell office:value-type="float" office:value="-0.0000400130237569006" calcext:value-type="float">
            <text:p>-4.00130237569006E-05</text:p>
          </table:table-cell>
        </table:table-row>
        <table:table-row table:style-name="ro1">
          <table:table-cell office:value-type="float" office:value="719.477773267613" calcext:value-type="float">
            <text:p>719.477773267613</text:p>
          </table:table-cell>
          <table:table-cell office:value-type="float" office:value="115.777056255937" calcext:value-type="float">
            <text:p>115.777056255937</text:p>
          </table:table-cell>
          <table:table-cell office:value-type="float" office:value="-0.000420074634665205" calcext:value-type="float">
            <text:p>-0.000420074634665205</text:p>
          </table:table-cell>
        </table:table-row>
        <table:table-row table:style-name="ro1">
          <table:table-cell office:value-type="float" office:value="649.216659901509" calcext:value-type="float">
            <text:p>649.216659901509</text:p>
          </table:table-cell>
          <table:table-cell office:value-type="float" office:value="156.998917717239" calcext:value-type="float">
            <text:p>156.998917717239</text:p>
          </table:table-cell>
          <table:table-cell office:value-type="float" office:value="0.000079051210178777" calcext:value-type="float">
            <text:p>7.9051210178777E-05</text:p>
          </table:table-cell>
        </table:table-row>
        <table:table-row table:style-name="ro1">
          <table:table-cell office:value-type="float" office:value="582.351313159324" calcext:value-type="float">
            <text:p>582.351313159324</text:p>
          </table:table-cell>
          <table:table-cell office:value-type="float" office:value="106.67890531148" calcext:value-type="float">
            <text:p>106.67890531148</text:p>
          </table:table-cell>
          <table:table-cell office:value-type="float" office:value="0.0000856001347345916" calcext:value-type="float">
            <text:p>8.56001347345916E-05</text:p>
          </table:table-cell>
        </table:table-row>
        <table:table-row table:style-name="ro1">
          <table:table-cell office:value-type="float" office:value="515.485966417138" calcext:value-type="float">
            <text:p>515.485966417138</text:p>
          </table:table-cell>
          <table:table-cell office:value-type="float" office:value="56.3588929057211" calcext:value-type="float">
            <text:p>56.3588929057211</text:p>
          </table:table-cell>
          <table:table-cell office:value-type="float" office:value="0.0000921490592904061" calcext:value-type="float">
            <text:p>9.21490592904061E-05</text:p>
          </table:table-cell>
        </table:table-row>
        <table:table-row table:style-name="ro1">
          <table:table-cell office:value-type="float" office:value="599.191467109217" calcext:value-type="float">
            <text:p>599.191467109217</text:p>
          </table:table-cell>
          <table:table-cell office:value-type="float" office:value="40.4134662624883" calcext:value-type="float">
            <text:p>40.4134662624883</text:p>
          </table:table-cell>
          <table:table-cell office:value-type="float" office:value="-0.0000334640992010861" calcext:value-type="float">
            <text:p>-3.34640992010861E-05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266.666666666667" calcext:value-type="float">
            <text:p>266.666666666667</text:p>
          </table:table-cell>
          <table:table-cell office:value-type="float" office:value="-0.000873428304237151" calcext:value-type="float">
            <text:p>-0.000873428304237151</text:p>
          </table:table-cell>
        </table:table-row>
        <table:table-row table:style-name="ro1">
          <table:table-cell office:value-type="float" office:value="789.738886633717" calcext:value-type="float">
            <text:p>789.738886633717</text:p>
          </table:table-cell>
          <table:table-cell office:value-type="float" office:value="230.110750350191" calcext:value-type="float">
            <text:p>230.110750350191</text:p>
          </table:table-cell>
          <table:table-cell office:value-type="float" office:value="-0.000555935132765175" calcext:value-type="float">
            <text:p>-0.000555935132765175</text:p>
          </table:table-cell>
        </table:table-row>
        <table:table-row table:style-name="ro1">
          <table:table-cell office:value-type="float" office:value="719.477773267613" calcext:value-type="float">
            <text:p>719.477773267613</text:p>
          </table:table-cell>
          <table:table-cell office:value-type="float" office:value="193.554834033715" calcext:value-type="float">
            <text:p>193.554834033715</text:p>
          </table:table-cell>
          <table:table-cell office:value-type="float" office:value="-0.000238441961293199" calcext:value-type="float">
            <text:p>-0.000238441961293199</text:p>
          </table:table-cell>
        </table:table-row>
        <table:table-row table:style-name="ro1">
          <table:table-cell office:value-type="float" office:value="859.999999999821" calcext:value-type="float">
            <text:p>859.999999999821</text:p>
          </table:table-cell>
          <table:table-cell office:value-type="float" office:value="188.888888888889" calcext:value-type="float">
            <text:p>188.888888888889</text:p>
          </table:table-cell>
          <table:table-cell office:value-type="float" office:value="-0.00105506097760916" calcext:value-type="float">
            <text:p>-0.00105506097760916</text:p>
          </table:table-cell>
        </table:table-row>
        <table:table-row table:style-name="ro1">
          <table:table-cell office:value-type="float" office:value="789.738886633718" calcext:value-type="float">
            <text:p>789.738886633718</text:p>
          </table:table-cell>
          <table:table-cell office:value-type="float" office:value="152.332972572413" calcext:value-type="float">
            <text:p>152.332972572413</text:p>
          </table:table-cell>
          <table:table-cell office:value-type="float" office:value="-0.000737567806137181" calcext:value-type="float">
            <text:p>-0.000737567806137181</text:p>
          </table:table-cell>
        </table:table-row>
        <table:table-row table:style-name="ro1">
          <table:table-cell office:value-type="float" office:value="859.999999999821" calcext:value-type="float">
            <text:p>859.999999999821</text:p>
          </table:table-cell>
          <table:table-cell office:value-type="float" office:value="111.111111111111" calcext:value-type="float">
            <text:p>111.111111111111</text:p>
          </table:table-cell>
          <table:table-cell office:value-type="float" office:value="-0.00123669365098116" calcext:value-type="float">
            <text:p>-0.00123669365098116</text:p>
          </table:table-cell>
        </table:table-row>
        <table:table-row table:style-name="ro1">
          <table:table-cell office:value-type="float" office:value="146.906734902263" calcext:value-type="float">
            <text:p>146.906734902263</text:p>
          </table:table-cell>
          <table:table-cell office:value-type="float" office:value="2997.02683093872" calcext:value-type="float">
            <text:p>2997.02683093872</text:p>
          </table:table-cell>
          <table:table-cell office:value-type="float" office:value="0.0484287082398223" calcext:value-type="float">
            <text:p>0.0484287082398223</text:p>
          </table:table-cell>
        </table:table-row>
        <table:table-row table:style-name="ro1">
          <table:table-cell office:value-type="float" office:value="153.446517833201" calcext:value-type="float">
            <text:p>153.446517833201</text:p>
          </table:table-cell>
          <table:table-cell office:value-type="float" office:value="2919.10077426135" calcext:value-type="float">
            <text:p>2919.10077426135</text:p>
          </table:table-cell>
          <table:table-cell office:value-type="float" office:value="0.0206090283357371" calcext:value-type="float">
            <text:p>0.0206090283357371</text:p>
          </table:table-cell>
        </table:table-row>
        <table:table-row table:style-name="ro1">
          <table:table-cell office:value-type="float" office:value="159.98630076414" calcext:value-type="float">
            <text:p>159.98630076414</text:p>
          </table:table-cell>
          <table:table-cell office:value-type="float" office:value="2841.17471758399" calcext:value-type="float">
            <text:p>2841.17471758399</text:p>
          </table:table-cell>
          <table:table-cell office:value-type="float" office:value="-0.00721065156834805" calcext:value-type="float">
            <text:p>-0.00721065156834805</text:p>
          </table:table-cell>
        </table:table-row>
        <table:table-row table:style-name="ro1">
          <table:table-cell office:value-type="float" office:value="228.712269607233" calcext:value-type="float">
            <text:p>228.712269607233</text:p>
          </table:table-cell>
          <table:table-cell office:value-type="float" office:value="2977.13874134206" calcext:value-type="float">
            <text:p>2977.13874134206</text:p>
          </table:table-cell>
          <table:table-cell office:value-type="float" office:value="0.019746430745207" calcext:value-type="float">
            <text:p>0.019746430745207</text:p>
          </table:table-cell>
        </table:table-row>
        <table:table-row table:style-name="ro1">
          <table:table-cell office:value-type="float" office:value="235.252052538172" calcext:value-type="float">
            <text:p>235.252052538172</text:p>
          </table:table-cell>
          <table:table-cell office:value-type="float" office:value="2899.2126846647" calcext:value-type="float">
            <text:p>2899.2126846647</text:p>
          </table:table-cell>
          <table:table-cell office:value-type="float" office:value="-0.00807324915887819" calcext:value-type="float">
            <text:p>-0.00807324915887819</text:p>
          </table:table-cell>
        </table:table-row>
        <table:table-row table:style-name="ro1">
          <table:table-cell office:value-type="float" office:value="310.517804312204" calcext:value-type="float">
            <text:p>310.517804312204</text:p>
          </table:table-cell>
          <table:table-cell office:value-type="float" office:value="2957.2506517454" calcext:value-type="float">
            <text:p>2957.2506517454</text:p>
          </table:table-cell>
          <table:table-cell office:value-type="float" office:value="-0.00893584674940833" calcext:value-type="float">
            <text:p>-0.00893584674940833</text:p>
          </table:table-cell>
        </table:table-row>
        <table:table-row table:style-name="ro1">
          <table:table-cell office:value-type="float" office:value="61.6281354297237" calcext:value-type="float">
            <text:p>61.6281354297237</text:p>
          </table:table-cell>
          <table:table-cell office:value-type="float" office:value="2958.40616152049" calcext:value-type="float">
            <text:p>2958.40616152049</text:p>
          </table:table-cell>
          <table:table-cell office:value-type="float" office:value="0.0241884322214111" calcext:value-type="float">
            <text:p>0.0241884322214111</text:p>
          </table:table-cell>
        </table:table-row>
        <table:table-row table:style-name="ro1">
          <table:table-cell office:value-type="float" office:value="-23.6504640428152" calcext:value-type="float">
            <text:p>-23.6504640428152</text:p>
          </table:table-cell>
          <table:table-cell office:value-type="float" office:value="2919.78549210227" calcext:value-type="float">
            <text:p>2919.78549210227</text:p>
          </table:table-cell>
          <table:table-cell office:value-type="float" office:value="-0.0000518437970000619" calcext:value-type="float">
            <text:p>-5.18437970000619E-05</text:p>
          </table:table-cell>
        </table:table-row>
        <table:table-row table:style-name="ro1">
          <table:table-cell office:value-type="float" office:value="68.167918360662" calcext:value-type="float">
            <text:p>68.167918360662</text:p>
          </table:table-cell>
          <table:table-cell office:value-type="float" office:value="2880.48010484313" calcext:value-type="float">
            <text:p>2880.48010484313</text:p>
          </table:table-cell>
          <table:table-cell office:value-type="float" office:value="-0.00363124768267405" calcext:value-type="float">
            <text:p>-0.00363124768267405</text:p>
          </table:table-cell>
        </table:table-row>
        <table:table-row table:style-name="ro1">
          <table:table-cell office:value-type="float" office:value="608.535986801283" calcext:value-type="float">
            <text:p>608.535986801283</text:p>
          </table:table-cell>
          <table:table-cell office:value-type="float" office:value="3094.66949202318" calcext:value-type="float">
            <text:p>3094.66949202318</text:p>
          </table:table-cell>
          <table:table-cell office:value-type="float" office:value="0.00710957406419986" calcext:value-type="float">
            <text:p>0.00710957406419986</text:p>
          </table:table-cell>
        </table:table-row>
        <table:table-row table:style-name="ro1">
          <table:table-cell office:value-type="float" office:value="612.154176987675" calcext:value-type="float">
            <text:p>612.154176987675</text:p>
          </table:table-cell>
          <table:table-cell office:value-type="float" office:value="3014.45610636108" calcext:value-type="float">
            <text:p>3014.45610636108</text:p>
          </table:table-cell>
          <table:table-cell office:value-type="float" office:value="0.000371527396410981" calcext:value-type="float">
            <text:p>0.000371527396410981</text:p>
          </table:table-cell>
        </table:table-row>
        <table:table-row table:style-name="ro1">
          <table:table-cell office:value-type="float" office:value="615.772367174068" calcext:value-type="float">
            <text:p>615.772367174068</text:p>
          </table:table-cell>
          <table:table-cell office:value-type="float" office:value="2934.24272069899" calcext:value-type="float">
            <text:p>2934.24272069899</text:p>
          </table:table-cell>
          <table:table-cell office:value-type="float" office:value="-0.00636651927137789" calcext:value-type="float">
            <text:p>-0.00636651927137789</text:p>
          </table:table-cell>
        </table:table-row>
        <table:table-row table:style-name="ro1">
          <table:table-cell office:value-type="float" office:value="693.563387929594" calcext:value-type="float">
            <text:p>693.563387929594</text:p>
          </table:table-cell>
          <table:table-cell office:value-type="float" office:value="3058.59742168364" calcext:value-type="float">
            <text:p>3058.59742168364</text:p>
          </table:table-cell>
          <table:table-cell office:value-type="float" office:value="-0.00143009175016836" calcext:value-type="float">
            <text:p>-0.00143009175016836</text:p>
          </table:table-cell>
        </table:table-row>
        <table:table-row table:style-name="ro1">
          <table:table-cell office:value-type="float" office:value="697.181578115986" calcext:value-type="float">
            <text:p>697.181578115986</text:p>
          </table:table-cell>
          <table:table-cell office:value-type="float" office:value="2978.38403602155" calcext:value-type="float">
            <text:p>2978.38403602155</text:p>
          </table:table-cell>
          <table:table-cell office:value-type="float" office:value="-0.00816813841795723" calcext:value-type="float">
            <text:p>-0.00816813841795723</text:p>
          </table:table-cell>
        </table:table-row>
        <table:table-row table:style-name="ro1">
          <table:table-cell office:value-type="float" office:value="778.590789057904" calcext:value-type="float">
            <text:p>778.590789057904</text:p>
          </table:table-cell>
          <table:table-cell office:value-type="float" office:value="3022.52535134411" calcext:value-type="float">
            <text:p>3022.52535134411</text:p>
          </table:table-cell>
          <table:table-cell office:value-type="float" office:value="-0.00996975756453657" calcext:value-type="float">
            <text:p>-0.00996975756453657</text:p>
          </table:table-cell>
        </table:table-row>
        <table:table-row table:style-name="ro1">
          <table:table-cell office:value-type="float" office:value="539.109430144791" calcext:value-type="float">
            <text:p>539.109430144791</text:p>
          </table:table-cell>
          <table:table-cell office:value-type="float" office:value="2961.25802007469" calcext:value-type="float">
            <text:p>2961.25802007469</text:p>
          </table:table-cell>
          <table:table-cell office:value-type="float" office:value="-0.00751049429423142" calcext:value-type="float">
            <text:p>-0.00751049429423142</text:p>
          </table:table-cell>
        </table:table-row>
        <table:table-row table:style-name="ro1">
          <table:table-cell office:value-type="float" office:value="535.491239958399" calcext:value-type="float">
            <text:p>535.491239958399</text:p>
          </table:table-cell>
          <table:table-cell office:value-type="float" office:value="3041.47140573679" calcext:value-type="float">
            <text:p>3041.47140573679</text:p>
          </table:table-cell>
          <table:table-cell office:value-type="float" office:value="-0.000772447626442548" calcext:value-type="float">
            <text:p>-0.000772447626442548</text:p>
          </table:table-cell>
        </table:table-row>
        <table:table-row table:style-name="ro1">
          <table:table-cell office:value-type="float" office:value="462.446493115514" calcext:value-type="float">
            <text:p>462.446493115514</text:p>
          </table:table-cell>
          <table:table-cell office:value-type="float" office:value="2988.2733194504" calcext:value-type="float">
            <text:p>2988.2733194504</text:p>
          </table:table-cell>
          <table:table-cell office:value-type="float" office:value="-0.00865446931708495" calcext:value-type="float">
            <text:p>-0.00865446931708495</text:p>
          </table:table-cell>
        </table:table-row>
        <table:table-row table:style-name="ro1">
          <table:table-cell office:value-type="float" office:value="390.972663285931" calcext:value-type="float">
            <text:p>390.972663285931</text:p>
          </table:table-cell>
          <table:table-cell office:value-type="float" office:value="2935.85986287807" calcext:value-type="float">
            <text:p>2935.85986287807</text:p>
          </table:table-cell>
          <table:table-cell office:value-type="float" office:value="-0.00689120388773983" calcext:value-type="float">
            <text:p>-0.00689120388773983</text:p>
          </table:table-cell>
        </table:table-row>
        <table:table-row table:style-name="ro1">
          <table:table-cell office:value-type="float" office:value="396.161770485626" calcext:value-type="float">
            <text:p>396.161770485626</text:p>
          </table:table-cell>
          <table:table-cell office:value-type="float" office:value="2856.43110693003" calcext:value-type="float">
            <text:p>2856.43110693003</text:p>
          </table:table-cell>
          <table:table-cell office:value-type="float" office:value="-0.00398396343554119" calcext:value-type="float">
            <text:p>-0.00398396343554119</text:p>
          </table:table-cell>
        </table:table-row>
        <table:table-row table:style-name="ro1">
          <table:table-cell office:value-type="float" office:value="401.350877685321" calcext:value-type="float">
            <text:p>401.350877685321</text:p>
          </table:table-cell>
          <table:table-cell office:value-type="float" office:value="2777.00235098199" calcext:value-type="float">
            <text:p>2777.00235098199</text:p>
          </table:table-cell>
          <table:table-cell office:value-type="float" office:value="-0.00107672298334254" calcext:value-type="float">
            <text:p>-0.00107672298334254</text:p>
          </table:table-cell>
        </table:table-row>
        <table:table-row table:style-name="ro1">
          <table:table-cell office:value-type="float" office:value="467.635600315208" calcext:value-type="float">
            <text:p>467.635600315208</text:p>
          </table:table-cell>
          <table:table-cell office:value-type="float" office:value="2908.84456350236" calcext:value-type="float">
            <text:p>2908.84456350236</text:p>
          </table:table-cell>
          <table:table-cell office:value-type="float" office:value="-0.00574722886488631" calcext:value-type="float">
            <text:p>-0.00574722886488631</text:p>
          </table:table-cell>
        </table:table-row>
        <table:table-row table:style-name="ro1">
          <table:table-cell office:value-type="float" office:value="472.824707514903" calcext:value-type="float">
            <text:p>472.824707514903</text:p>
          </table:table-cell>
          <table:table-cell office:value-type="float" office:value="2829.41580755432" calcext:value-type="float">
            <text:p>2829.41580755432</text:p>
          </table:table-cell>
          <table:table-cell office:value-type="float" office:value="-0.00283998841268766" calcext:value-type="float">
            <text:p>-0.00283998841268766</text:p>
          </table:table-cell>
        </table:table-row>
        <table:table-row table:style-name="ro1">
          <table:table-cell office:value-type="float" office:value="544.298537344486" calcext:value-type="float">
            <text:p>544.298537344486</text:p>
          </table:table-cell>
          <table:table-cell office:value-type="float" office:value="2881.82926412666" calcext:value-type="float">
            <text:p>2881.82926412666</text:p>
          </table:table-cell>
          <table:table-cell office:value-type="float" office:value="-0.00460325384203278" calcext:value-type="float">
            <text:p>-0.00460325384203278</text:p>
          </table:table-cell>
        </table:table-row>
        <table:table-row table:style-name="ro1">
          <table:table-cell office:value-type="float" office:value="320.896018711594" calcext:value-type="float">
            <text:p>320.896018711594</text:p>
          </table:table-cell>
          <table:table-cell office:value-type="float" office:value="2798.39313984933" calcext:value-type="float">
            <text:p>2798.39313984933</text:p>
          </table:table-cell>
          <table:table-cell office:value-type="float" office:value="-0.00312136584501104" calcext:value-type="float">
            <text:p>-0.00312136584501104</text:p>
          </table:table-cell>
        </table:table-row>
        <table:table-row table:style-name="ro1">
          <table:table-cell office:value-type="float" office:value="315.706911511899" calcext:value-type="float">
            <text:p>315.706911511899</text:p>
          </table:table-cell>
          <table:table-cell office:value-type="float" office:value="2877.82189579736" calcext:value-type="float">
            <text:p>2877.82189579736</text:p>
          </table:table-cell>
          <table:table-cell office:value-type="float" office:value="-0.00602860629720969" calcext:value-type="float">
            <text:p>-0.00602860629720969</text:p>
          </table:table-cell>
        </table:table-row>
        <table:table-row table:style-name="ro1">
          <table:table-cell office:value-type="float" office:value="240.441159737867" calcext:value-type="float">
            <text:p>240.441159737867</text:p>
          </table:table-cell>
          <table:table-cell office:value-type="float" office:value="2819.78392871666" calcext:value-type="float">
            <text:p>2819.78392871666</text:p>
          </table:table-cell>
          <table:table-cell office:value-type="float" office:value="-0.00516600870667954" calcext:value-type="float">
            <text:p>-0.00516600870667954</text:p>
          </table:table-cell>
        </table:table-row>
        <table:table-row table:style-name="ro1">
          <table:table-cell office:value-type="float" office:value="-546.612857495611" calcext:value-type="float">
            <text:p>-546.612857495611</text:p>
          </table:table-cell>
          <table:table-cell office:value-type="float" office:value="1583.37399943906" calcext:value-type="float">
            <text:p>1583.37399943906</text:p>
          </table:table-cell>
          <table:table-cell office:value-type="float" office:value="-0.000011946902107914" calcext:value-type="float">
            <text:p>-1.1946902107914E-05</text:p>
          </table:table-cell>
        </table:table-row>
        <table:table-row table:style-name="ro1">
          <table:table-cell office:value-type="float" office:value="-472.15559660248" calcext:value-type="float">
            <text:p>-472.15559660248</text:p>
          </table:table-cell>
          <table:table-cell office:value-type="float" office:value="1618.31213113409" calcext:value-type="float">
            <text:p>1618.31213113409</text:p>
          </table:table-cell>
          <table:table-cell office:value-type="float" office:value="-0.0000250959366417775" calcext:value-type="float">
            <text:p>-2.50959366417775E-05</text:p>
          </table:table-cell>
        </table:table-row>
        <table:table-row table:style-name="ro1">
          <table:table-cell office:value-type="float" office:value="-397.698335709348" calcext:value-type="float">
            <text:p>-397.698335709348</text:p>
          </table:table-cell>
          <table:table-cell office:value-type="float" office:value="1653.25026282912" calcext:value-type="float">
            <text:p>1653.25026282912</text:p>
          </table:table-cell>
          <table:table-cell office:value-type="float" office:value="-0.0000382449711756409" calcext:value-type="float">
            <text:p>-3.82449711756409E-05</text:p>
          </table:table-cell>
        </table:table-row>
        <table:table-row table:style-name="ro1">
          <table:table-cell office:value-type="float" office:value="-556.802052286196" calcext:value-type="float">
            <text:p>-556.802052286196</text:p>
          </table:table-cell>
          <table:table-cell office:value-type="float" office:value="1656.65259913142" calcext:value-type="float">
            <text:p>1656.65259913142</text:p>
          </table:table-cell>
          <table:table-cell office:value-type="float" office:value="-0.00000961618808054141" calcext:value-type="float">
            <text:p>-9.61618808054141E-06</text:p>
          </table:table-cell>
        </table:table-row>
        <table:table-row table:style-name="ro1">
          <table:table-cell office:value-type="float" office:value="-482.344791393064" calcext:value-type="float">
            <text:p>-482.344791393064</text:p>
          </table:table-cell>
          <table:table-cell office:value-type="float" office:value="1691.59073082644" calcext:value-type="float">
            <text:p>1691.59073082644</text:p>
          </table:table-cell>
          <table:table-cell office:value-type="float" office:value="-0.0000227652226144048" calcext:value-type="float">
            <text:p>-2.27652226144048E-05</text:p>
          </table:table-cell>
        </table:table-row>
        <table:table-row table:style-name="ro1">
          <table:table-cell office:value-type="float" office:value="-566.991247076779" calcext:value-type="float">
            <text:p>-566.991247076779</text:p>
          </table:table-cell>
          <table:table-cell office:value-type="float" office:value="1729.93119882377" calcext:value-type="float">
            <text:p>1729.93119882377</text:p>
          </table:table-cell>
          <table:table-cell office:value-type="float" office:value="-0.00000728547405316878" calcext:value-type="float">
            <text:p>-7.28547405316878E-06</text:p>
          </table:table-cell>
        </table:table-row>
        <table:table-row table:style-name="ro1">
          <table:table-cell office:value-type="float" office:value="-456.693414927201" calcext:value-type="float">
            <text:p>-456.693414927201</text:p>
          </table:table-cell>
          <table:table-cell office:value-type="float" office:value="1815.9844575297" calcext:value-type="float">
            <text:p>1815.9844575297</text:p>
          </table:table-cell>
          <table:table-cell office:value-type="float" office:value="-0.0000149513216173924" calcext:value-type="float">
            <text:p>-1.49513216173924E-05</text:p>
          </table:table-cell>
        </table:table-row>
        <table:table-row table:style-name="ro1">
          <table:table-cell office:value-type="float" office:value="-511.84233100199" calcext:value-type="float">
            <text:p>-511.84233100199</text:p>
          </table:table-cell>
          <table:table-cell office:value-type="float" office:value="1772.95782817674" calcext:value-type="float">
            <text:p>1772.95782817674</text:p>
          </table:table-cell>
          <table:table-cell office:value-type="float" office:value="-0.0000111183978352806" calcext:value-type="float">
            <text:p>-1.11183978352806E-05</text:p>
          </table:table-cell>
        </table:table-row>
        <table:table-row table:style-name="ro1">
          <table:table-cell office:value-type="float" office:value="-427.195875318275" calcext:value-type="float">
            <text:p>-427.195875318275</text:p>
          </table:table-cell>
          <table:table-cell office:value-type="float" office:value="1734.61736017941" calcext:value-type="float">
            <text:p>1734.61736017941</text:p>
          </table:table-cell>
          <table:table-cell office:value-type="float" office:value="-0.0000265981463965166" calcext:value-type="float">
            <text:p>-2.65981463965166E-05</text:p>
          </table:table-cell>
        </table:table-row>
        <table:table-row table:style-name="ro1">
          <table:table-cell office:value-type="float" office:value="-388.615543666178" calcext:value-type="float">
            <text:p>-388.615543666178</text:p>
          </table:table-cell>
          <table:table-cell office:value-type="float" office:value="1572.75444892177" calcext:value-type="float">
            <text:p>1572.75444892177</text:p>
          </table:table-cell>
          <table:table-cell office:value-type="float" office:value="-0.0000262101971473601" calcext:value-type="float">
            <text:p>-2.62101971473601E-05</text:p>
          </table:table-cell>
        </table:table-row>
        <table:table-row table:style-name="ro1">
          <table:table-cell office:value-type="float" office:value="-463.07280455931" calcext:value-type="float">
            <text:p>-463.07280455931</text:p>
          </table:table-cell>
          <table:table-cell office:value-type="float" office:value="1537.81631722674" calcext:value-type="float">
            <text:p>1537.81631722674</text:p>
          </table:table-cell>
          <table:table-cell office:value-type="float" office:value="-0.0000130611626134967" calcext:value-type="float">
            <text:p>-1.30611626134967E-05</text:p>
          </table:table-cell>
        </table:table-row>
        <table:table-row table:style-name="ro1">
          <table:table-cell office:value-type="float" office:value="-379.532751623009" calcext:value-type="float">
            <text:p>-379.532751623009</text:p>
          </table:table-cell>
          <table:table-cell office:value-type="float" office:value="1492.25863501442" calcext:value-type="float">
            <text:p>1492.25863501442</text:p>
          </table:table-cell>
          <table:table-cell office:value-type="float" office:value="-0.0000141754231190793" calcext:value-type="float">
            <text:p>-1.41754231190793E-05</text:p>
          </table:table-cell>
        </table:table-row>
        <table:table-row table:style-name="ro1">
          <table:table-cell office:value-type="float" office:value="-361.941732717346" calcext:value-type="float">
            <text:p>-361.941732717346</text:p>
          </table:table-cell>
          <table:table-cell office:value-type="float" office:value="2588.70796160603" calcext:value-type="float">
            <text:p>2588.70796160603</text:p>
          </table:table-cell>
          <table:table-cell office:value-type="float" office:value="-0.00234505219778848" calcext:value-type="float">
            <text:p>-0.00234505219778848</text:p>
          </table:table-cell>
        </table:table-row>
        <table:table-row table:style-name="ro1">
          <table:table-cell office:value-type="float" office:value="-247.272071685242" calcext:value-type="float">
            <text:p>-247.272071685242</text:p>
          </table:table-cell>
          <table:table-cell office:value-type="float" office:value="2575.75893478136" calcext:value-type="float">
            <text:p>2575.75893478136</text:p>
          </table:table-cell>
          <table:table-cell office:value-type="float" office:value="-0.00271931723162808" calcext:value-type="float">
            <text:p>-0.00271931723162808</text:p>
          </table:table-cell>
        </table:table-row>
        <table:table-row table:style-name="ro1">
          <table:table-cell office:value-type="float" office:value="-132.60241065314" calcext:value-type="float">
            <text:p>-132.60241065314</text:p>
          </table:table-cell>
          <table:table-cell office:value-type="float" office:value="2562.8099079567" calcext:value-type="float">
            <text:p>2562.8099079567</text:p>
          </table:table-cell>
          <table:table-cell office:value-type="float" office:value="-0.00309358226546767" calcext:value-type="float">
            <text:p>-0.00309358226546767</text:p>
          </table:table-cell>
        </table:table-row>
        <table:table-row table:style-name="ro1">
          <table:table-cell office:value-type="float" office:value="-328.979944499416" calcext:value-type="float">
            <text:p>-328.979944499416</text:p>
          </table:table-cell>
          <table:table-cell office:value-type="float" office:value="2665.0806078769" calcext:value-type="float">
            <text:p>2665.0806078769</text:p>
          </table:table-cell>
          <table:table-cell office:value-type="float" office:value="-0.00211030552678283" calcext:value-type="float">
            <text:p>-0.00211030552678283</text:p>
          </table:table-cell>
        </table:table-row>
        <table:table-row table:style-name="ro1">
          <table:table-cell office:value-type="float" office:value="-214.310283467313" calcext:value-type="float">
            <text:p>-214.310283467313</text:p>
          </table:table-cell>
          <table:table-cell office:value-type="float" office:value="2652.13158105223" calcext:value-type="float">
            <text:p>2652.13158105223</text:p>
          </table:table-cell>
          <table:table-cell office:value-type="float" office:value="-0.00248457056062242" calcext:value-type="float">
            <text:p>-0.00248457056062242</text:p>
          </table:table-cell>
        </table:table-row>
        <table:table-row table:style-name="ro1">
          <table:table-cell office:value-type="float" office:value="-296.018156281486" calcext:value-type="float">
            <text:p>-296.018156281486</text:p>
          </table:table-cell>
          <table:table-cell office:value-type="float" office:value="2741.45325414776" calcext:value-type="float">
            <text:p>2741.45325414776</text:p>
          </table:table-cell>
          <table:table-cell office:value-type="float" office:value="-0.00187555885577717" calcext:value-type="float">
            <text:p>-0.00187555885577717</text:p>
          </table:table-cell>
        </table:table-row>
        <table:table-row table:style-name="ro1">
          <table:table-cell office:value-type="float" office:value="-317.66311461518" calcext:value-type="float">
            <text:p>-317.66311461518</text:p>
          </table:table-cell>
          <table:table-cell office:value-type="float" office:value="2434.56684708517" calcext:value-type="float">
            <text:p>2434.56684708517</text:p>
          </table:table-cell>
          <table:table-cell office:value-type="float" office:value="-0.000180866887126563" calcext:value-type="float">
            <text:p>-0.000180866887126563</text:p>
          </table:table-cell>
        </table:table-row>
        <table:table-row table:style-name="ro1">
          <table:table-cell office:value-type="float" office:value="-225.13276263416" calcext:value-type="float">
            <text:p>-225.13276263416</text:p>
          </table:table-cell>
          <table:table-cell office:value-type="float" office:value="2498.68837752093" calcext:value-type="float">
            <text:p>2498.68837752093</text:p>
          </table:table-cell>
          <table:table-cell office:value-type="float" office:value="-0.00163722457629712" calcext:value-type="float">
            <text:p>-0.00163722457629712</text:p>
          </table:table-cell>
        </table:table-row>
        <table:table-row table:style-name="ro1">
          <table:table-cell office:value-type="float" office:value="-339.802423666263" calcext:value-type="float">
            <text:p>-339.802423666263</text:p>
          </table:table-cell>
          <table:table-cell office:value-type="float" office:value="2511.6374043456" calcext:value-type="float">
            <text:p>2511.6374043456</text:p>
          </table:table-cell>
          <table:table-cell office:value-type="float" office:value="-0.00126295954245752" calcext:value-type="float">
            <text:p>-0.00126295954245752</text:p>
          </table:table-cell>
        </table:table-row>
        <table:table-row table:style-name="ro1">
          <table:table-cell office:value-type="float" office:value="-208.599095398364" calcext:value-type="float">
            <text:p>-208.599095398364</text:p>
          </table:table-cell>
          <table:table-cell office:value-type="float" office:value="2784.22523818714" calcext:value-type="float">
            <text:p>2784.22523818714</text:p>
          </table:table-cell>
          <table:table-cell office:value-type="float" office:value="-0.000277523109241887" calcext:value-type="float">
            <text:p>-0.000277523109241887</text:p>
          </table:table-cell>
        </table:table-row>
        <table:table-row table:style-name="ro1">
          <table:table-cell office:value-type="float" office:value="-126.891222584191" calcext:value-type="float">
            <text:p>-126.891222584191</text:p>
          </table:table-cell>
          <table:table-cell office:value-type="float" office:value="2694.9035650916" calcext:value-type="float">
            <text:p>2694.9035650916</text:p>
          </table:table-cell>
          <table:table-cell office:value-type="float" office:value="-0.000886534814087138" calcext:value-type="float">
            <text:p>-0.000886534814087138</text:p>
          </table:table-cell>
        </table:table-row>
        <table:table-row table:style-name="ro1">
          <table:table-cell office:value-type="float" office:value="-121.180034515242" calcext:value-type="float">
            <text:p>-121.180034515242</text:p>
          </table:table-cell>
          <table:table-cell office:value-type="float" office:value="2826.99722222651" calcext:value-type="float">
            <text:p>2826.99722222651</text:p>
          </table:table-cell>
          <table:table-cell office:value-type="float" office:value="0.0013205126372934" calcext:value-type="float">
            <text:p>0.0013205126372934</text:p>
          </table:table-cell>
        </table:table-row>
        <table:table-row table:style-name="ro1">
          <table:table-cell office:value-type="float" office:value="-29.3616521117643" calcext:value-type="float">
            <text:p>-29.3616521117643</text:p>
          </table:table-cell>
          <table:table-cell office:value-type="float" office:value="2787.69183496737" calcext:value-type="float">
            <text:p>2787.69183496737</text:p>
          </table:table-cell>
          <table:table-cell office:value-type="float" office:value="-0.0022588912483806" calcext:value-type="float">
            <text:p>-0.0022588912483806</text:p>
          </table:table-cell>
        </table:table-row>
        <table:table-row table:style-name="ro1">
          <table:table-cell office:value-type="float" office:value="-35.072840180713" calcext:value-type="float">
            <text:p>-35.072840180713</text:p>
          </table:table-cell>
          <table:table-cell office:value-type="float" office:value="2655.59817783246" calcext:value-type="float">
            <text:p>2655.59817783246</text:p>
          </table:table-cell>
          <table:table-cell office:value-type="float" office:value="-0.00446593869976113" calcext:value-type="float">
            <text:p>-0.00446593869976113</text:p>
          </table:table-cell>
        </table:table-row>
        <table:table-row table:style-name="ro1">
          <table:table-cell office:value-type="float" office:value="62.4567302917134" calcext:value-type="float">
            <text:p>62.4567302917134</text:p>
          </table:table-cell>
          <table:table-cell office:value-type="float" office:value="2748.38644770822" calcext:value-type="float">
            <text:p>2748.38644770822</text:p>
          </table:table-cell>
          <table:table-cell office:value-type="float" office:value="-0.00583829513405459" calcext:value-type="float">
            <text:p>-0.00583829513405459</text:p>
          </table:table-cell>
        </table:table-row>
        <table:table-row table:style-name="ro1">
          <table:table-cell office:value-type="float" office:value="349.62682891776" calcext:value-type="float">
            <text:p>349.62682891776</text:p>
          </table:table-cell>
          <table:table-cell office:value-type="float" office:value="2702.27824279863" calcext:value-type="float">
            <text:p>2702.27824279863</text:p>
          </table:table-cell>
          <table:table-cell office:value-type="float" office:value="-0.000951444980173845" calcext:value-type="float">
            <text:p>-0.000951444980173845</text:p>
          </table:table-cell>
        </table:table-row>
        <table:table-row table:style-name="ro1">
          <table:table-cell office:value-type="float" office:value="269.171969944034" calcext:value-type="float">
            <text:p>269.171969944034</text:p>
          </table:table-cell>
          <table:table-cell office:value-type="float" office:value="2723.66903166596" calcext:value-type="float">
            <text:p>2723.66903166596</text:p>
          </table:table-cell>
          <table:table-cell office:value-type="float" office:value="-0.00299608784184235" calcext:value-type="float">
            <text:p>-0.00299608784184235</text:p>
          </table:table-cell>
        </table:table-row>
        <table:table-row table:style-name="ro1">
          <table:table-cell office:value-type="float" office:value="188.717110970306" calcext:value-type="float">
            <text:p>188.717110970306</text:p>
          </table:table-cell>
          <table:table-cell office:value-type="float" office:value="2745.05982053329" calcext:value-type="float">
            <text:p>2745.05982053329</text:p>
          </table:table-cell>
          <table:table-cell office:value-type="float" office:value="-0.00504073070351085" calcext:value-type="float">
            <text:p>-0.00504073070351085</text:p>
          </table:table-cell>
        </table:table-row>
        <table:table-row table:style-name="ro1">
          <table:table-cell office:value-type="float" office:value="297.9027801502" calcext:value-type="float">
            <text:p>297.9027801502</text:p>
          </table:table-cell>
          <table:table-cell office:value-type="float" office:value="2627.55413461527" calcext:value-type="float">
            <text:p>2627.55413461527</text:p>
          </table:table-cell>
          <table:table-cell office:value-type="float" office:value="-0.000826166977005147" calcext:value-type="float">
            <text:p>-0.000826166977005147</text:p>
          </table:table-cell>
        </table:table-row>
        <table:table-row table:style-name="ro1">
          <table:table-cell office:value-type="float" office:value="217.447921176472" calcext:value-type="float">
            <text:p>217.447921176472</text:p>
          </table:table-cell>
          <table:table-cell office:value-type="float" office:value="2648.9449234826" calcext:value-type="float">
            <text:p>2648.9449234826</text:p>
          </table:table-cell>
          <table:table-cell office:value-type="float" office:value="-0.00287080983867365" calcext:value-type="float">
            <text:p>-0.00287080983867365</text:p>
          </table:table-cell>
        </table:table-row>
        <table:table-row table:style-name="ro1">
          <table:table-cell office:value-type="float" office:value="246.178731382639" calcext:value-type="float">
            <text:p>246.178731382639</text:p>
          </table:table-cell>
          <table:table-cell office:value-type="float" office:value="2552.8300264319" calcext:value-type="float">
            <text:p>2552.8300264319</text:p>
          </table:table-cell>
          <table:table-cell office:value-type="float" office:value="-0.000700888973836449" calcext:value-type="float">
            <text:p>-0.000700888973836449</text:p>
          </table:table-cell>
        </table:table-row>
        <table:table-row table:style-name="ro1">
          <table:table-cell office:value-type="float" office:value="119.918350704046" calcext:value-type="float">
            <text:p>119.918350704046</text:p>
          </table:table-cell>
          <table:table-cell office:value-type="float" office:value="2556.15665360684" calcext:value-type="float">
            <text:p>2556.15665360684</text:p>
          </table:table-cell>
          <table:table-cell office:value-type="float" office:value="-0.00149845340438019" calcext:value-type="float">
            <text:p>-0.00149845340438019</text:p>
          </table:table-cell>
        </table:table-row>
        <table:table-row table:style-name="ro1">
          <table:table-cell office:value-type="float" office:value="91.1875404978795" calcext:value-type="float">
            <text:p>91.1875404978795</text:p>
          </table:table-cell>
          <table:table-cell office:value-type="float" office:value="2652.27155065753" calcext:value-type="float">
            <text:p>2652.27155065753</text:p>
          </table:table-cell>
          <table:table-cell office:value-type="float" office:value="-0.00366837426921739" calcext:value-type="float">
            <text:p>-0.00366837426921739</text:p>
          </table:table-cell>
        </table:table-row>
        <table:table-row table:style-name="ro1">
          <table:table-cell office:value-type="float" office:value="-6.34202997454736" calcext:value-type="float">
            <text:p>-6.34202997454736</text:p>
          </table:table-cell>
          <table:table-cell office:value-type="float" office:value="2559.48328078177" calcext:value-type="float">
            <text:p>2559.48328078177</text:p>
          </table:table-cell>
          <table:table-cell office:value-type="float" office:value="-0.00229601783492393" calcext:value-type="float">
            <text:p>-0.00229601783492393</text:p>
          </table:table-cell>
        </table:table-row>
        <table:table-row table:style-name="ro1">
          <table:table-cell office:value-type="float" office:value="-202.292096715464" calcext:value-type="float">
            <text:p>-202.292096715464</text:p>
          </table:table-cell>
          <table:table-cell office:value-type="float" office:value="2246.70296364946" calcext:value-type="float">
            <text:p>2246.70296364946</text:p>
          </table:table-cell>
          <table:table-cell office:value-type="float" office:value="0.000285261928564235" calcext:value-type="float">
            <text:p>0.000285261928564235</text:p>
          </table:table-cell>
        </table:table-row>
        <table:table-row table:style-name="ro1">
          <table:table-cell office:value-type="float" office:value="-271.592553342376" calcext:value-type="float">
            <text:p>-271.592553342376</text:p>
          </table:table-cell>
          <table:table-cell office:value-type="float" office:value="2287.95041464944" calcext:value-type="float">
            <text:p>2287.95041464944</text:p>
          </table:table-cell>
          <table:table-cell office:value-type="float" office:value="0.000615338219724154" calcext:value-type="float">
            <text:p>0.000615338219724154</text:p>
          </table:table-cell>
        </table:table-row>
        <table:table-row table:style-name="ro1">
          <table:table-cell office:value-type="float" office:value="-340.893009969288" calcext:value-type="float">
            <text:p>-340.893009969288</text:p>
          </table:table-cell>
          <table:table-cell office:value-type="float" office:value="2329.19786564942" calcext:value-type="float">
            <text:p>2329.19786564942</text:p>
          </table:table-cell>
          <table:table-cell office:value-type="float" office:value="0.000945414510884073" calcext:value-type="float">
            <text:p>0.000945414510884073</text:p>
          </table:table-cell>
        </table:table-row>
        <table:table-row table:style-name="ro1">
          <table:table-cell office:value-type="float" office:value="-269.137688403037" calcext:value-type="float">
            <text:p>-269.137688403037</text:p>
          </table:table-cell>
          <table:table-cell office:value-type="float" office:value="2206.71673719458" calcext:value-type="float">
            <text:p>2206.71673719458</text:p>
          </table:table-cell>
          <table:table-cell office:value-type="float" office:value="0.000164192042365552" calcext:value-type="float">
            <text:p>0.000164192042365552</text:p>
          </table:table-cell>
        </table:table-row>
        <table:table-row table:style-name="ro1">
          <table:table-cell office:value-type="float" office:value="-338.43814502995" calcext:value-type="float">
            <text:p>-338.43814502995</text:p>
          </table:table-cell>
          <table:table-cell office:value-type="float" office:value="2247.96418819456" calcext:value-type="float">
            <text:p>2247.96418819456</text:p>
          </table:table-cell>
          <table:table-cell office:value-type="float" office:value="0.000494268333525471" calcext:value-type="float">
            <text:p>0.000494268333525471</text:p>
          </table:table-cell>
        </table:table-row>
        <table:table-row table:style-name="ro1">
          <table:table-cell office:value-type="float" office:value="-335.983280090612" calcext:value-type="float">
            <text:p>-335.983280090612</text:p>
          </table:table-cell>
          <table:table-cell office:value-type="float" office:value="2166.73051073969" calcext:value-type="float">
            <text:p>2166.73051073969</text:p>
          </table:table-cell>
          <table:table-cell office:value-type="float" office:value="0.0000431221561668686" calcext:value-type="float">
            <text:p>4.31221561668686E-05</text:p>
          </table:table-cell>
        </table:table-row>
        <table:table-row table:style-name="ro1">
          <table:table-cell office:value-type="float" office:value="-179.062201361356" calcext:value-type="float">
            <text:p>-179.062201361356</text:p>
          </table:table-cell>
          <table:table-cell office:value-type="float" office:value="2352.0719450852" calcext:value-type="float">
            <text:p>2352.0719450852</text:p>
          </table:table-cell>
          <table:table-cell office:value-type="float" office:value="-0.000841019469446401" calcext:value-type="float">
            <text:p>-0.000841019469446401</text:p>
          </table:table-cell>
        </table:table-row>
        <table:table-row table:style-name="ro1">
          <table:table-cell office:value-type="float" office:value="-155.832306007248" calcext:value-type="float">
            <text:p>-155.832306007248</text:p>
          </table:table-cell>
          <table:table-cell office:value-type="float" office:value="2457.44092652095" calcext:value-type="float">
            <text:p>2457.44092652095</text:p>
          </table:table-cell>
          <table:table-cell office:value-type="float" office:value="-0.00196730086745704" calcext:value-type="float">
            <text:p>-0.00196730086745704</text:p>
          </table:table-cell>
        </table:table-row>
        <table:table-row table:style-name="ro1">
          <table:table-cell office:value-type="float" office:value="-248.362657988268" calcext:value-type="float">
            <text:p>-248.362657988268</text:p>
          </table:table-cell>
          <table:table-cell office:value-type="float" office:value="2393.31939608518" calcext:value-type="float">
            <text:p>2393.31939608518</text:p>
          </table:table-cell>
          <table:table-cell office:value-type="float" office:value="-0.000510943178286482" calcext:value-type="float">
            <text:p>-0.000510943178286482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2833.33333333333" calcext:value-type="float">
            <text:p>2833.33333333333</text:p>
          </table:table-cell>
          <table:table-cell office:value-type="float" office:value="0.00399792580807104" calcext:value-type="float">
            <text:p>0.00399792580807104</text:p>
          </table:table-cell>
        </table:table-row>
        <table:table-row table:style-name="ro1">
          <table:table-cell office:value-type="float" office:value="859.999999999823" calcext:value-type="float">
            <text:p>859.999999999823</text:p>
          </table:table-cell>
          <table:table-cell office:value-type="float" office:value="2911.11111111111" calcext:value-type="float">
            <text:p>2911.11111111111</text:p>
          </table:table-cell>
          <table:table-cell office:value-type="float" office:value="-0.00125850836499128" calcext:value-type="float">
            <text:p>-0.00125850836499128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2988.88888888889" calcext:value-type="float">
            <text:p>2988.88888888889</text:p>
          </table:table-cell>
          <table:table-cell office:value-type="float" office:value="-0.00651494253805359" calcext:value-type="float">
            <text:p>-0.00651494253805359</text:p>
          </table:table-cell>
        </table:table-row>
        <table:table-row table:style-name="ro1">
          <table:table-cell office:value-type="float" office:value="778.590789057904" calcext:value-type="float">
            <text:p>778.590789057904</text:p>
          </table:table-cell>
          <table:table-cell office:value-type="float" office:value="2866.96979578855" calcext:value-type="float">
            <text:p>2866.96979578855</text:p>
          </table:table-cell>
          <table:table-cell office:value-type="float" office:value="0.000543110781588061" calcext:value-type="float">
            <text:p>0.000543110781588061</text:p>
          </table:table-cell>
        </table:table-row>
        <table:table-row table:style-name="ro1">
          <table:table-cell office:value-type="float" office:value="778.590789057903" calcext:value-type="float">
            <text:p>778.590789057903</text:p>
          </table:table-cell>
          <table:table-cell office:value-type="float" office:value="2944.74757356633" calcext:value-type="float">
            <text:p>2944.74757356633</text:p>
          </table:table-cell>
          <table:table-cell office:value-type="float" office:value="-0.00471332339147425" calcext:value-type="float">
            <text:p>-0.00471332339147425</text:p>
          </table:table-cell>
        </table:table-row>
        <table:table-row table:style-name="ro1">
          <table:table-cell office:value-type="float" office:value="697.181578115986" calcext:value-type="float">
            <text:p>697.181578115986</text:p>
          </table:table-cell>
          <table:table-cell office:value-type="float" office:value="2900.60625824377" calcext:value-type="float">
            <text:p>2900.60625824377</text:p>
          </table:table-cell>
          <table:table-cell office:value-type="float" office:value="-0.00291170424489492" calcext:value-type="float">
            <text:p>-0.00291170424489492</text:p>
          </table:table-cell>
        </table:table-row>
        <table:table-row table:style-name="ro1">
          <table:table-cell office:value-type="float" office:value="-312.651442051434" calcext:value-type="float">
            <text:p>-312.651442051434</text:p>
          </table:table-cell>
          <table:table-cell office:value-type="float" office:value="2055.28487930738" calcext:value-type="float">
            <text:p>2055.28487930738</text:p>
          </table:table-cell>
          <table:table-cell office:value-type="float" office:value="-0.0000475548074761082" calcext:value-type="float">
            <text:p>-4.75548074761082E-05</text:p>
          </table:table-cell>
        </table:table-row>
        <table:table-row table:style-name="ro1">
          <table:table-cell office:value-type="float" office:value="-340.438802970748" calcext:value-type="float">
            <text:p>-340.438802970748</text:p>
          </table:table-cell>
          <table:table-cell office:value-type="float" office:value="1978.82063617244" calcext:value-type="float">
            <text:p>1978.82063617244</text:p>
          </table:table-cell>
          <table:table-cell office:value-type="float" office:value="-0.0000226737297449259" calcext:value-type="float">
            <text:p>-2.26737297449259E-05</text:p>
          </table:table-cell>
        </table:table-row>
        <table:table-row table:style-name="ro1">
          <table:table-cell office:value-type="float" office:value="-368.226163890061" calcext:value-type="float">
            <text:p>-368.226163890061</text:p>
          </table:table-cell>
          <table:table-cell office:value-type="float" office:value="1902.3563930375" calcext:value-type="float">
            <text:p>1902.3563930375</text:p>
          </table:table-cell>
          <table:table-cell office:value-type="float" office:value="0.0000022073479862563" calcext:value-type="float">
            <text:p>2.2073479862563E-06</text:p>
          </table:table-cell>
        </table:table-row>
        <table:table-row table:style-name="ro1">
          <table:table-cell office:value-type="float" office:value="-222.474012324681" calcext:value-type="float">
            <text:p>-222.474012324681</text:p>
          </table:table-cell>
          <table:table-cell office:value-type="float" office:value="1983.82547432994" calcext:value-type="float">
            <text:p>1983.82547432994</text:p>
          </table:table-cell>
          <table:table-cell office:value-type="float" office:value="-0.0000171618849204015" calcext:value-type="float">
            <text:p>-1.71618849204015E-05</text:p>
          </table:table-cell>
        </table:table-row>
        <table:table-row table:style-name="ro1">
          <table:table-cell office:value-type="float" office:value="-250.261373243994" calcext:value-type="float">
            <text:p>-250.261373243994</text:p>
          </table:table-cell>
          <table:table-cell office:value-type="float" office:value="1907.361231195" calcext:value-type="float">
            <text:p>1907.361231195</text:p>
          </table:table-cell>
          <table:table-cell office:value-type="float" office:value="0.0000077191928107807" calcext:value-type="float">
            <text:p>7.7191928107807E-06</text:p>
          </table:table-cell>
        </table:table-row>
        <table:table-row table:style-name="ro1">
          <table:table-cell office:value-type="float" office:value="-132.296582597928" calcext:value-type="float">
            <text:p>-132.296582597928</text:p>
          </table:table-cell>
          <table:table-cell office:value-type="float" office:value="1912.36606935251" calcext:value-type="float">
            <text:p>1912.36606935251</text:p>
          </table:table-cell>
          <table:table-cell office:value-type="float" office:value="0.0000132310376353051" calcext:value-type="float">
            <text:p>1.32310376353051E-05</text:p>
          </table:table-cell>
        </table:table-row>
        <table:table-row table:style-name="ro1">
          <table:table-cell office:value-type="float" office:value="-338.728624281135" calcext:value-type="float">
            <text:p>-338.728624281135</text:p>
          </table:table-cell>
          <table:table-cell office:value-type="float" office:value="1820.98929568721" calcext:value-type="float">
            <text:p>1820.98929568721</text:p>
          </table:table-cell>
          <table:table-cell office:value-type="float" office:value="-0.00000943947679286796" calcext:value-type="float">
            <text:p>-9.43947679286796E-06</text:p>
          </table:table-cell>
        </table:table-row>
        <table:table-row table:style-name="ro1">
          <table:table-cell office:value-type="float" office:value="-309.231084672208" calcext:value-type="float">
            <text:p>-309.231084672208</text:p>
          </table:table-cell>
          <table:table-cell office:value-type="float" office:value="1739.62219833692" calcext:value-type="float">
            <text:p>1739.62219833692</text:p>
          </table:table-cell>
          <table:table-cell office:value-type="float" office:value="-0.0000210863015719922" calcext:value-type="float">
            <text:p>-2.10863015719922E-05</text:p>
          </table:table-cell>
        </table:table-row>
        <table:table-row table:style-name="ro1">
          <table:table-cell office:value-type="float" office:value="-220.763833635068" calcext:value-type="float">
            <text:p>-220.763833635068</text:p>
          </table:table-cell>
          <table:table-cell office:value-type="float" office:value="1825.99413384471" calcext:value-type="float">
            <text:p>1825.99413384471</text:p>
          </table:table-cell>
          <table:table-cell office:value-type="float" office:value="-0.00000392763196834355" calcext:value-type="float">
            <text:p>-3.92763196834355E-06</text:p>
          </table:table-cell>
        </table:table-row>
        <table:table-row table:style-name="ro1">
          <table:table-cell office:value-type="float" office:value="-178.960258676285" calcext:value-type="float">
            <text:p>-178.960258676285</text:p>
          </table:table-cell>
          <table:table-cell office:value-type="float" office:value="2135.25733221714" calcext:value-type="float">
            <text:p>2135.25733221714</text:p>
          </table:table-cell>
          <table:table-cell office:value-type="float" office:value="0.000194584964921259" calcext:value-type="float">
            <text:p>0.000194584964921259</text:p>
          </table:table-cell>
        </table:table-row>
        <table:table-row table:style-name="ro1">
          <table:table-cell office:value-type="float" office:value="-245.80585036386" calcext:value-type="float">
            <text:p>-245.80585036386</text:p>
          </table:table-cell>
          <table:table-cell office:value-type="float" office:value="2095.27110576226" calcext:value-type="float">
            <text:p>2095.27110576226</text:p>
          </table:table-cell>
          <table:table-cell office:value-type="float" office:value="0.0000735150787225752" calcext:value-type="float">
            <text:p>7.35150787225752E-05</text:p>
          </table:table-cell>
        </table:table-row>
        <table:table-row table:style-name="ro1">
          <table:table-cell office:value-type="float" office:value="-155.628420637107" calcext:value-type="float">
            <text:p>-155.628420637107</text:p>
          </table:table-cell>
          <table:table-cell office:value-type="float" office:value="2023.81170078483" calcext:value-type="float">
            <text:p>2023.81170078483</text:p>
          </table:table-cell>
          <table:table-cell office:value-type="float" office:value="0.000103908001278282" calcext:value-type="float">
            <text:p>0.000103908001278282</text:p>
          </table:table-cell>
        </table:table-row>
        <table:table-row table:style-name="ro1">
          <table:table-cell office:value-type="float" office:value="-437.201603507942" calcext:value-type="float">
            <text:p>-437.201603507942</text:p>
          </table:table-cell>
          <table:table-cell office:value-type="float" office:value="541.21441314529" calcext:value-type="float">
            <text:p>541.21441314529</text:p>
          </table:table-cell>
          <table:table-cell office:value-type="float" office:value="0.00000085405087069414" calcext:value-type="float">
            <text:p>8.54050870694138E-07</text:p>
          </table:table-cell>
        </table:table-row>
        <table:table-row table:style-name="ro1">
          <table:table-cell office:value-type="float" office:value="-373.069470008266" calcext:value-type="float">
            <text:p>-373.069470008266</text:p>
          </table:table-cell>
          <table:table-cell office:value-type="float" office:value="554.512702523325" calcext:value-type="float">
            <text:p>554.512702523325</text:p>
          </table:table-cell>
          <table:table-cell office:value-type="float" office:value="0.00000089523267627949" calcext:value-type="float">
            <text:p>8.95232676279491E-07</text:p>
          </table:table-cell>
        </table:table-row>
        <table:table-row table:style-name="ro1">
          <table:table-cell office:value-type="float" office:value="-308.937336508592" calcext:value-type="float">
            <text:p>-308.937336508592</text:p>
          </table:table-cell>
          <table:table-cell office:value-type="float" office:value="567.810991901359" calcext:value-type="float">
            <text:p>567.810991901359</text:p>
          </table:table-cell>
          <table:table-cell office:value-type="float" office:value="0.00000093641448186484" calcext:value-type="float">
            <text:p>9.36414481864843E-07</text:p>
          </table:table-cell>
        </table:table-row>
        <table:table-row table:style-name="ro1">
          <table:table-cell office:value-type="float" office:value="-425.923483676789" calcext:value-type="float">
            <text:p>-425.923483676789</text:p>
          </table:table-cell>
          <table:table-cell office:value-type="float" office:value="609.628375191227" calcext:value-type="float">
            <text:p>609.628375191227</text:p>
          </table:table-cell>
          <table:table-cell office:value-type="float" office:value="0.00000053699348927954" calcext:value-type="float">
            <text:p>5.36993489279535E-07</text:p>
          </table:table-cell>
        </table:table-row>
        <table:table-row table:style-name="ro1">
          <table:table-cell office:value-type="float" office:value="-361.791350177115" calcext:value-type="float">
            <text:p>-361.791350177115</text:p>
          </table:table-cell>
          <table:table-cell office:value-type="float" office:value="622.926664569262" calcext:value-type="float">
            <text:p>622.926664569262</text:p>
          </table:table-cell>
          <table:table-cell office:value-type="float" office:value="0.00000057817529486489" calcext:value-type="float">
            <text:p>5.78175294864888E-07</text:p>
          </table:table-cell>
        </table:table-row>
        <table:table-row table:style-name="ro1">
          <table:table-cell office:value-type="float" office:value="-414.645363845638" calcext:value-type="float">
            <text:p>-414.645363845638</text:p>
          </table:table-cell>
          <table:table-cell office:value-type="float" office:value="678.042337237165" calcext:value-type="float">
            <text:p>678.042337237165</text:p>
          </table:table-cell>
          <table:table-cell office:value-type="float" office:value="0.00000021993610786493" calcext:value-type="float">
            <text:p>2.19936107864933E-07</text:p>
          </table:table-cell>
        </table:table-row>
        <table:table-row table:style-name="ro1">
          <table:table-cell office:value-type="float" office:value="-386.497940645082" calcext:value-type="float">
            <text:p>-386.497940645082</text:p>
          </table:table-cell>
          <table:table-cell office:value-type="float" office:value="455.645471152387" calcext:value-type="float">
            <text:p>455.645471152387</text:p>
          </table:table-cell>
          <table:table-cell office:value-type="float" office:value="0.00000039516200216549" calcext:value-type="float">
            <text:p>3.95162002165492E-07</text:p>
          </table:table-cell>
        </table:table-row>
        <table:table-row table:style-name="ro1">
          <table:table-cell office:value-type="float" office:value="-335.794277782223" calcext:value-type="float">
            <text:p>-335.794277782223</text:p>
          </table:table-cell>
          <table:table-cell office:value-type="float" office:value="370.076529159485" calcext:value-type="float">
            <text:p>370.076529159485</text:p>
          </table:table-cell>
          <table:table-cell office:value-type="float" office:value="-0.00000006372686636315" calcext:value-type="float">
            <text:p>-6.37268663631529E-08</text:p>
          </table:table-cell>
        </table:table-row>
        <table:table-row table:style-name="ro1">
          <table:table-cell office:value-type="float" office:value="-322.365807145407" calcext:value-type="float">
            <text:p>-322.365807145407</text:p>
          </table:table-cell>
          <table:table-cell office:value-type="float" office:value="468.943760530422" calcext:value-type="float">
            <text:p>468.943760530422</text:p>
          </table:table-cell>
          <table:table-cell office:value-type="float" office:value="0.00000043634380775085" calcext:value-type="float">
            <text:p>4.36343807750845E-07</text:p>
          </table:table-cell>
        </table:table-row>
        <table:table-row table:style-name="ro1">
          <table:table-cell office:value-type="float" office:value="172.213549722632" calcext:value-type="float">
            <text:p>172.213549722632</text:p>
          </table:table-cell>
          <table:table-cell office:value-type="float" office:value="72.0216930855651" calcext:value-type="float">
            <text:p>72.0216930855651</text:p>
          </table:table-cell>
          <table:table-cell office:value-type="float" office:value="-0.0000308887237443205" calcext:value-type="float">
            <text:p>-3.08887237443205E-05</text:p>
          </table:table-cell>
        </table:table-row>
        <table:table-row table:style-name="ro1">
          <table:table-cell office:value-type="float" office:value="114.567262819455" calcext:value-type="float">
            <text:p>114.567262819455</text:p>
          </table:table-cell>
          <table:table-cell office:value-type="float" office:value="-18.6522046096232" calcext:value-type="float">
            <text:p>-18.6522046096232</text:p>
          </table:table-cell>
          <table:table-cell office:value-type="float" office:value="-0.0000220160460177401" calcext:value-type="float">
            <text:p>-2.20160460177401E-05</text:p>
          </table:table-cell>
        </table:table-row>
        <table:table-row table:style-name="ro1">
          <table:table-cell office:value-type="float" office:value="56.9209759162779" calcext:value-type="float">
            <text:p>56.9209759162779</text:p>
          </table:table-cell>
          <table:table-cell office:value-type="float" office:value="-109.326102304812" calcext:value-type="float">
            <text:p>-109.326102304812</text:p>
          </table:table-cell>
          <table:table-cell office:value-type="float" office:value="-0.0000131433682911598" calcext:value-type="float">
            <text:p>-1.31433682911598E-05</text:p>
          </table:table-cell>
        </table:table-row>
        <table:table-row table:style-name="ro1">
          <table:table-cell office:value-type="float" office:value="224.278062397094" calcext:value-type="float">
            <text:p>224.278062397094</text:p>
          </table:table-cell>
          <table:table-cell office:value-type="float" office:value="-18.6522046096232" calcext:value-type="float">
            <text:p>-18.6522046096232</text:p>
          </table:table-cell>
          <table:table-cell office:value-type="float" office:value="0.0000330062449174006" calcext:value-type="float">
            <text:p>3.30062449174006E-05</text:p>
          </table:table-cell>
        </table:table-row>
        <table:table-row table:style-name="ro1">
          <table:table-cell office:value-type="float" office:value="166.631775493917" calcext:value-type="float">
            <text:p>166.631775493917</text:p>
          </table:table-cell>
          <table:table-cell office:value-type="float" office:value="-109.326102304812" calcext:value-type="float">
            <text:p>-109.326102304812</text:p>
          </table:table-cell>
          <table:table-cell office:value-type="float" office:value="0.000041878922643981" calcext:value-type="float">
            <text:p>4.1878922643981E-05</text:p>
          </table:table-cell>
        </table:table-row>
        <table:table-row table:style-name="ro1">
          <table:table-cell office:value-type="float" office:value="108.98548859074" calcext:value-type="float">
            <text:p>108.98548859074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507516003705613" calcext:value-type="float">
            <text:p>5.07516003705613E-05</text:p>
          </table:table-cell>
        </table:table-row>
        <table:table-row table:style-name="ro1">
          <table:table-cell office:value-type="float" office:value="276.342575071557" calcext:value-type="float">
            <text:p>276.342575071557</text:p>
          </table:table-cell>
          <table:table-cell office:value-type="float" office:value="-109.326102304812" calcext:value-type="float">
            <text:p>-109.326102304812</text:p>
          </table:table-cell>
          <table:table-cell office:value-type="float" office:value="0.0000969012135791217" calcext:value-type="float">
            <text:p>9.69012135791217E-05</text:p>
          </table:table-cell>
        </table:table-row>
        <table:table-row table:style-name="ro1">
          <table:table-cell office:value-type="float" office:value="218.696288168379" calcext:value-type="float">
            <text:p>218.696288168379</text:p>
          </table:table-cell>
          <table:table-cell office:value-type="float" office:value="-200" calcext:value-type="float">
            <text:p>-200</text:p>
          </table:table-cell>
          <table:table-cell office:value-type="float" office:value="0.000105773891305702" calcext:value-type="float">
            <text:p>0.000105773891305702</text:p>
          </table:table-cell>
        </table:table-row>
        <table:table-row table:style-name="ro1">
          <table:table-cell office:value-type="float" office:value="-37.1931648469857" calcext:value-type="float">
            <text:p>-37.1931648469857</text:p>
          </table:table-cell>
          <table:table-cell office:value-type="float" office:value="75.2667191264746" calcext:value-type="float">
            <text:p>75.2667191264746</text:p>
          </table:table-cell>
          <table:table-cell office:value-type="float" office:value="-0.0000102672865162391" calcext:value-type="float">
            <text:p>-1.02672865162391E-05</text:p>
          </table:table-cell>
        </table:table-row>
        <table:table-row table:style-name="ro1">
          <table:table-cell office:value-type="float" office:value="9.86390553464567" calcext:value-type="float">
            <text:p>9.86390553464567</text:p>
          </table:table-cell>
          <table:table-cell office:value-type="float" office:value="-17.0296915891685" calcext:value-type="float">
            <text:p>-17.0296915891685</text:p>
          </table:table-cell>
          <table:table-cell office:value-type="float" office:value="-0.0000117053274036994" calcext:value-type="float">
            <text:p>-1.17053274036994E-05</text:p>
          </table:table-cell>
        </table:table-row>
        <table:table-row table:style-name="ro1">
          <table:table-cell office:value-type="float" office:value="67.510192437823" calcext:value-type="float">
            <text:p>67.510192437823</text:p>
          </table:table-cell>
          <table:table-cell office:value-type="float" office:value="73.6442061060198" calcext:value-type="float">
            <text:p>73.6442061060198</text:p>
          </table:table-cell>
          <table:table-cell office:value-type="float" office:value="-0.0000205780051302798" calcext:value-type="float">
            <text:p>-2.05780051302798E-05</text:p>
          </table:table-cell>
        </table:table-row>
        <table:table-row table:style-name="ro1">
          <table:table-cell office:value-type="float" office:value="356.484929690846" calcext:value-type="float">
            <text:p>356.484929690846</text:p>
          </table:table-cell>
          <table:table-cell office:value-type="float" office:value="28.0331513618299" calcext:value-type="float">
            <text:p>28.0331513618299</text:p>
          </table:table-cell>
          <table:table-cell office:value-type="float" office:value="0.0000555024146493736" calcext:value-type="float">
            <text:p>5.55024146493736E-05</text:p>
          </table:table-cell>
        </table:table-row>
        <table:table-row table:style-name="ro1">
          <table:table-cell office:value-type="float" office:value="264.349239706738" calcext:value-type="float">
            <text:p>264.349239706738</text:p>
          </table:table-cell>
          <table:table-cell office:value-type="float" office:value="50.0274222236975" calcext:value-type="float">
            <text:p>50.0274222236975</text:p>
          </table:table-cell>
          <table:table-cell office:value-type="float" office:value="0.0000123068454525266" calcext:value-type="float">
            <text:p>1.23068454525266E-05</text:p>
          </table:table-cell>
        </table:table-row>
        <table:table-row table:style-name="ro1">
          <table:table-cell office:value-type="float" office:value="316.413752381201" calcext:value-type="float">
            <text:p>316.413752381201</text:p>
          </table:table-cell>
          <table:table-cell office:value-type="float" office:value="-40.6464754714908" calcext:value-type="float">
            <text:p>-40.6464754714908</text:p>
          </table:table-cell>
          <table:table-cell office:value-type="float" office:value="0.0000762018141142477" calcext:value-type="float">
            <text:p>7.62018141142477E-05</text:p>
          </table:table-cell>
        </table:table-row>
        <table:table-row table:style-name="ro1">
          <table:table-cell office:value-type="float" office:value="232.609021215209" calcext:value-type="float">
            <text:p>232.609021215209</text:p>
          </table:table-cell>
          <table:table-cell office:value-type="float" office:value="168.402636317176" calcext:value-type="float">
            <text:p>168.402636317176</text:p>
          </table:table-cell>
          <table:table-cell office:value-type="float" office:value="-0.0000119871296460848" calcext:value-type="float">
            <text:p>-1.19871296460848E-05</text:p>
          </table:table-cell>
        </table:table-row>
        <table:table-row table:style-name="ro1">
          <table:table-cell office:value-type="float" office:value="324.744711199316" calcext:value-type="float">
            <text:p>324.744711199316</text:p>
          </table:table-cell>
          <table:table-cell office:value-type="float" office:value="146.408365455309" calcext:value-type="float">
            <text:p>146.408365455309</text:p>
          </table:table-cell>
          <table:table-cell office:value-type="float" office:value="0.0000312084395507622" calcext:value-type="float">
            <text:p>3.12084395507622E-05</text:p>
          </table:table-cell>
        </table:table-row>
        <table:table-row table:style-name="ro1">
          <table:table-cell office:value-type="float" office:value="416.880401183423" calcext:value-type="float">
            <text:p>416.880401183423</text:p>
          </table:table-cell>
          <table:table-cell office:value-type="float" office:value="124.414094593441" calcext:value-type="float">
            <text:p>124.414094593441</text:p>
          </table:table-cell>
          <table:table-cell office:value-type="float" office:value="0.0000744040087476093" calcext:value-type="float">
            <text:p>7.44040087476093E-05</text:p>
          </table:table-cell>
        </table:table-row>
        <table:table-row table:style-name="ro1">
          <table:table-cell office:value-type="float" office:value="293.004492707786" calcext:value-type="float">
            <text:p>293.004492707786</text:p>
          </table:table-cell>
          <table:table-cell office:value-type="float" office:value="264.783579548788" calcext:value-type="float">
            <text:p>264.783579548788</text:p>
          </table:table-cell>
          <table:table-cell office:value-type="float" office:value="0.00000691446445215087" calcext:value-type="float">
            <text:p>6.91446445215087E-06</text:p>
          </table:table-cell>
        </table:table-row>
        <table:table-row table:style-name="ro1">
          <table:table-cell office:value-type="float" office:value="385.140182691893" calcext:value-type="float">
            <text:p>385.140182691893</text:p>
          </table:table-cell>
          <table:table-cell office:value-type="float" office:value="242.78930868692" calcext:value-type="float">
            <text:p>242.78930868692</text:p>
          </table:table-cell>
          <table:table-cell office:value-type="float" office:value="0.0000501100336489979" calcext:value-type="float">
            <text:p>5.01100336489979E-05</text:p>
          </table:table-cell>
        </table:table-row>
        <table:table-row table:style-name="ro1">
          <table:table-cell office:value-type="float" office:value="353.399964200363" calcext:value-type="float">
            <text:p>353.399964200363</text:p>
          </table:table-cell>
          <table:table-cell office:value-type="float" office:value="361.164522780399" calcext:value-type="float">
            <text:p>361.164522780399</text:p>
          </table:table-cell>
          <table:table-cell office:value-type="float" office:value="0.0000258160585503865" calcext:value-type="float">
            <text:p>2.58160585503865E-05</text:p>
          </table:table-cell>
        </table:table-row>
        <table:table-row table:style-name="ro1">
          <table:table-cell office:value-type="float" office:value="550.611094667793" calcext:value-type="float">
            <text:p>550.611094667793</text:p>
          </table:table-cell>
          <table:table-cell office:value-type="float" office:value="225.054119404959" calcext:value-type="float">
            <text:p>225.054119404959</text:p>
          </table:table-cell>
          <table:table-cell office:value-type="float" office:value="0.0000613061596359802" calcext:value-type="float">
            <text:p>6.13061596359802E-05</text:p>
          </table:table-cell>
        </table:table-row>
        <table:table-row table:style-name="ro1">
          <table:table-cell office:value-type="float" office:value="452.005529434079" calcext:value-type="float">
            <text:p>452.005529434079</text:p>
          </table:table-cell>
          <table:table-cell office:value-type="float" office:value="293.109321092679" calcext:value-type="float">
            <text:p>293.109321092679</text:p>
          </table:table-cell>
          <table:table-cell office:value-type="float" office:value="0.0000435611090931834" calcext:value-type="float">
            <text:p>4.35611090931834E-05</text:p>
          </table:table-cell>
        </table:table-row>
        <table:table-row table:style-name="ro1">
          <table:table-cell office:value-type="float" office:value="483.745747925608" calcext:value-type="float">
            <text:p>483.745747925608</text:p>
          </table:table-cell>
          <table:table-cell office:value-type="float" office:value="174.7341069992" calcext:value-type="float">
            <text:p>174.7341069992</text:p>
          </table:table-cell>
          <table:table-cell office:value-type="float" office:value="0.0000678550841917947" calcext:value-type="float">
            <text:p>6.78550841917947E-05</text:p>
          </table:table-cell>
        </table:table-row>
        <table:table-row table:style-name="ro1">
          <table:table-cell office:value-type="float" office:value="-98.6941830635479" calcext:value-type="float">
            <text:p>-98.6941830635479</text:p>
          </table:table-cell>
          <table:table-cell office:value-type="float" office:value="210.852724259827" calcext:value-type="float">
            <text:p>210.852724259827</text:p>
          </table:table-cell>
          <table:table-cell office:value-type="float" office:value="0.00000063342993663154" calcext:value-type="float">
            <text:p>6.33429936631539E-07</text:p>
          </table:table-cell>
        </table:table-row>
        <table:table-row table:style-name="ro1">
          <table:table-cell office:value-type="float" office:value="6.00917422126113" calcext:value-type="float">
            <text:p>6.00917422126113</text:p>
          </table:table-cell>
          <table:table-cell office:value-type="float" office:value="209.230211239372" calcext:value-type="float">
            <text:p>209.230211239372</text:p>
          </table:table-cell>
          <table:table-cell office:value-type="float" office:value="-0.00000967728867740914" calcext:value-type="float">
            <text:p>-9.67728867740914E-06</text:p>
          </table:table-cell>
        </table:table-row>
        <table:table-row table:style-name="ro1">
          <table:table-cell office:value-type="float" office:value="110.712531506069" calcext:value-type="float">
            <text:p>110.712531506069</text:p>
          </table:table-cell>
          <table:table-cell office:value-type="float" office:value="207.607698218917" calcext:value-type="float">
            <text:p>207.607698218917</text:p>
          </table:table-cell>
          <table:table-cell office:value-type="float" office:value="-0.0000199880072914498" calcext:value-type="float">
            <text:p>-1.99880072914498E-05</text:p>
          </table:table-cell>
        </table:table-row>
        <table:table-row table:style-name="ro1">
          <table:table-cell office:value-type="float" office:value="-55.4918439953016" calcext:value-type="float">
            <text:p>-55.4918439953016</text:p>
          </table:table-cell>
          <table:table-cell office:value-type="float" office:value="344.816216372724" calcext:value-type="float">
            <text:p>344.816216372724</text:p>
          </table:table-cell>
          <table:table-cell office:value-type="float" office:value="0.0000012234277754615" calcext:value-type="float">
            <text:p>1.2234277754615E-06</text:p>
          </table:table-cell>
        </table:table-row>
        <table:table-row table:style-name="ro1">
          <table:table-cell office:value-type="float" office:value="49.211513289507" calcext:value-type="float">
            <text:p>49.211513289507</text:p>
          </table:table-cell>
          <table:table-cell office:value-type="float" office:value="343.19370335227" calcext:value-type="float">
            <text:p>343.19370335227</text:p>
          </table:table-cell>
          <table:table-cell office:value-type="float" office:value="-0.00000908729083857918" calcext:value-type="float">
            <text:p>-9.08729083857918E-06</text:p>
          </table:table-cell>
        </table:table-row>
        <table:table-row table:style-name="ro1">
          <table:table-cell office:value-type="float" office:value="-12.2895049270553" calcext:value-type="float">
            <text:p>-12.2895049270553</text:p>
          </table:table-cell>
          <table:table-cell office:value-type="float" office:value="478.779708485622" calcext:value-type="float">
            <text:p>478.779708485622</text:p>
          </table:table-cell>
          <table:table-cell office:value-type="float" office:value="0.00000181342561429146" calcext:value-type="float">
            <text:p>1.81342561429146E-06</text:p>
          </table:table-cell>
        </table:table-row>
        <table:table-row table:style-name="ro1">
          <table:table-cell office:value-type="float" office:value="-236.911667255044" calcext:value-type="float">
            <text:p>-236.911667255044</text:p>
          </table:table-cell>
          <table:table-cell office:value-type="float" office:value="340.399434687573" calcext:value-type="float">
            <text:p>340.399434687573</text:p>
          </table:table-cell>
          <table:table-cell office:value-type="float" office:value="0.00000022861017777905" calcext:value-type="float">
            <text:p>2.28610177779051E-07</text:p>
          </table:table-cell>
        </table:table-row>
        <table:table-row table:style-name="ro1">
          <table:table-cell office:value-type="float" office:value="-167.802925159296" calcext:value-type="float">
            <text:p>-167.802925159296</text:p>
          </table:table-cell>
          <table:table-cell office:value-type="float" office:value="275.6260794737" calcext:value-type="float">
            <text:p>275.6260794737</text:p>
          </table:table-cell>
          <table:table-cell office:value-type="float" office:value="0.00000043102005720529" calcext:value-type="float">
            <text:p>4.31020057205295E-07</text:p>
          </table:table-cell>
        </table:table-row>
        <table:table-row table:style-name="ro1">
          <table:table-cell office:value-type="float" office:value="-124.60058609105" calcext:value-type="float">
            <text:p>-124.60058609105</text:p>
          </table:table-cell>
          <table:table-cell office:value-type="float" office:value="409.589571586597" calcext:value-type="float">
            <text:p>409.589571586597</text:p>
          </table:table-cell>
          <table:table-cell office:value-type="float" office:value="0.00000102101789603525" calcext:value-type="float">
            <text:p>1.02101789603525E-06</text:p>
          </table:table-cell>
        </table:table-row>
        <table:table-row table:style-name="ro1">
          <table:table-cell office:value-type="float" office:value="231.503474491224" calcext:value-type="float">
            <text:p>231.503474491224</text:p>
          </table:table-cell>
          <table:table-cell office:value-type="float" office:value="400.36958468214" calcext:value-type="float">
            <text:p>400.36958468214</text:p>
          </table:table-cell>
          <table:table-cell office:value-type="float" office:value="0.0000178151809050215" calcext:value-type="float">
            <text:p>1.78151809050215E-05</text:p>
          </table:table-cell>
        </table:table-row>
        <table:table-row table:style-name="ro1">
          <table:table-cell office:value-type="float" office:value="109.606984782084" calcext:value-type="float">
            <text:p>109.606984782084</text:p>
          </table:table-cell>
          <table:table-cell office:value-type="float" office:value="439.574646583881" calcext:value-type="float">
            <text:p>439.574646583881</text:p>
          </table:table-cell>
          <table:table-cell office:value-type="float" office:value="0.00000981430325965648" calcext:value-type="float">
            <text:p>9.81430325965648E-06</text:p>
          </table:table-cell>
        </table:table-row>
        <table:table-row table:style-name="ro1">
          <table:table-cell office:value-type="float" office:value="171.108002998647" calcext:value-type="float">
            <text:p>171.108002998647</text:p>
          </table:table-cell>
          <table:table-cell office:value-type="float" office:value="303.988641450529" calcext:value-type="float">
            <text:p>303.988641450529</text:p>
          </table:table-cell>
          <table:table-cell office:value-type="float" office:value="-0.00000108641319321416" calcext:value-type="float">
            <text:p>-1.08641319321416E-06</text:p>
          </table:table-cell>
        </table:table-row>
        <table:table-row table:style-name="ro1">
          <table:table-cell office:value-type="float" office:value="-210.054725981413" calcext:value-type="float">
            <text:p>-210.054725981413</text:p>
          </table:table-cell>
          <table:table-cell office:value-type="float" office:value="538.133897429447" calcext:value-type="float">
            <text:p>538.133897429447</text:p>
          </table:table-cell>
          <table:table-cell office:value-type="float" office:value="0.00000122875152600705" calcext:value-type="float">
            <text:p>1.22875152600705E-06</text:p>
          </table:table-cell>
        </table:table-row>
        <table:table-row table:style-name="ro1">
          <table:table-cell office:value-type="float" office:value="-223.483196618229" calcext:value-type="float">
            <text:p>-223.483196618229</text:p>
          </table:table-cell>
          <table:table-cell office:value-type="float" office:value="439.26666605851" calcext:value-type="float">
            <text:p>439.26666605851</text:p>
          </table:table-cell>
          <table:table-cell office:value-type="float" office:value="0.00000072868085189305" calcext:value-type="float">
            <text:p>7.28680851893049E-07</text:p>
          </table:table-cell>
        </table:table-row>
        <table:table-row table:style-name="ro1">
          <table:table-cell office:value-type="float" office:value="-111.172115454234" calcext:value-type="float">
            <text:p>-111.172115454234</text:p>
          </table:table-cell>
          <table:table-cell office:value-type="float" office:value="508.456802957535" calcext:value-type="float">
            <text:p>508.456802957535</text:p>
          </table:table-cell>
          <table:table-cell office:value-type="float" office:value="0.00000152108857014925" calcext:value-type="float">
            <text:p>1.52108857014925E-06</text:p>
          </table:table-cell>
        </table:table-row>
        <table:table-row table:style-name="ro1">
          <table:table-cell office:value-type="float" office:value="-291.443005685261" calcext:value-type="float">
            <text:p>-291.443005685261</text:p>
          </table:table-cell>
          <table:table-cell office:value-type="float" office:value="1443.86827007229" calcext:value-type="float">
            <text:p>1443.86827007229</text:p>
          </table:table-cell>
          <table:table-cell office:value-type="float" office:value="0.0000162934533143387" calcext:value-type="float">
            <text:p>1.62934533143387E-05</text:p>
          </table:table-cell>
        </table:table-row>
        <table:table-row table:style-name="ro1">
          <table:table-cell office:value-type="float" office:value="-212.436051790681" calcext:value-type="float">
            <text:p>-212.436051790681</text:p>
          </table:table-cell>
          <table:table-cell office:value-type="float" office:value="1475.97371903752" calcext:value-type="float">
            <text:p>1475.97371903752</text:p>
          </table:table-cell>
          <table:table-cell office:value-type="float" office:value="0.0000347275557194759" calcext:value-type="float">
            <text:p>3.47275557194759E-05</text:p>
          </table:table-cell>
        </table:table-row>
        <table:table-row table:style-name="ro1">
          <table:table-cell office:value-type="float" office:value="-133.429097896101" calcext:value-type="float">
            <text:p>-133.429097896101</text:p>
          </table:table-cell>
          <table:table-cell office:value-type="float" office:value="1508.07916800274" calcext:value-type="float">
            <text:p>1508.07916800274</text:p>
          </table:table-cell>
          <table:table-cell office:value-type="float" office:value="0.000053161658124613" calcext:value-type="float">
            <text:p>5.3161658124613E-05</text:p>
          </table:table-cell>
        </table:table-row>
        <table:table-row table:style-name="ro1">
          <table:table-cell office:value-type="float" office:value="-300.52579772843" calcext:value-type="float">
            <text:p>-300.52579772843</text:p>
          </table:table-cell>
          <table:table-cell office:value-type="float" office:value="1524.36408397964" calcext:value-type="float">
            <text:p>1524.36408397964</text:p>
          </table:table-cell>
          <table:table-cell office:value-type="float" office:value="0.00000425867928605789" calcext:value-type="float">
            <text:p>4.25867928605789E-06</text:p>
          </table:table-cell>
        </table:table-row>
        <table:table-row table:style-name="ro1">
          <table:table-cell office:value-type="float" office:value="-221.51884383385" calcext:value-type="float">
            <text:p>-221.51884383385</text:p>
          </table:table-cell>
          <table:table-cell office:value-type="float" office:value="1556.46953294487" calcext:value-type="float">
            <text:p>1556.46953294487</text:p>
          </table:table-cell>
          <table:table-cell office:value-type="float" office:value="0.000022692781691195" calcext:value-type="float">
            <text:p>2.2692781691195E-05</text:p>
          </table:table-cell>
        </table:table-row>
        <table:table-row table:style-name="ro1">
          <table:table-cell office:value-type="float" office:value="-309.608589771599" calcext:value-type="float">
            <text:p>-309.608589771599</text:p>
          </table:table-cell>
          <table:table-cell office:value-type="float" office:value="1604.85989788699" calcext:value-type="float">
            <text:p>1604.85989788699</text:p>
          </table:table-cell>
          <table:table-cell office:value-type="float" office:value="-0.00000777609474222292" calcext:value-type="float">
            <text:p>-7.77609474222292E-06</text:p>
          </table:table-cell>
        </table:table-row>
        <table:table-row table:style-name="ro1">
          <table:table-cell office:value-type="float" office:value="-221.141338734459" calcext:value-type="float">
            <text:p>-221.141338734459</text:p>
          </table:table-cell>
          <table:table-cell office:value-type="float" office:value="1691.23183339479" calcext:value-type="float">
            <text:p>1691.23183339479</text:p>
          </table:table-cell>
          <table:table-cell office:value-type="float" office:value="0.00000938257486142575" calcext:value-type="float">
            <text:p>9.38257486142575E-06</text:p>
          </table:table-cell>
        </table:table-row>
        <table:table-row table:style-name="ro1">
          <table:table-cell office:value-type="float" office:value="-133.051592796711" calcext:value-type="float">
            <text:p>-133.051592796711</text:p>
          </table:table-cell>
          <table:table-cell office:value-type="float" office:value="1642.84146845266" calcext:value-type="float">
            <text:p>1642.84146845266</text:p>
          </table:table-cell>
          <table:table-cell office:value-type="float" office:value="0.0000398514512948437" calcext:value-type="float">
            <text:p>3.98514512948437E-05</text:p>
          </table:table-cell>
        </table:table-row>
        <table:table-row table:style-name="ro1">
          <table:table-cell office:value-type="float" office:value="-132.67408769732" calcext:value-type="float">
            <text:p>-132.67408769732</text:p>
          </table:table-cell>
          <table:table-cell office:value-type="float" office:value="1777.60376890259" calcext:value-type="float">
            <text:p>1777.60376890259</text:p>
          </table:table-cell>
          <table:table-cell office:value-type="float" office:value="0.0000265412444650744" calcext:value-type="float">
            <text:p>2.65412444650744E-05</text:p>
          </table:table-cell>
        </table:table-row>
        <table:table-row table:style-name="ro1">
          <table:table-cell office:value-type="float" office:value="-373.713957087243" calcext:value-type="float">
            <text:p>-373.713957087243</text:p>
          </table:table-cell>
          <table:table-cell office:value-type="float" office:value="747.632389840392" calcext:value-type="float">
            <text:p>747.632389840392</text:p>
          </table:table-cell>
          <table:table-cell office:value-type="float" office:value="-0.00000032036987655929" calcext:value-type="float">
            <text:p>-3.20369876559287E-07</text:p>
          </table:table-cell>
        </table:table-row>
        <table:table-row table:style-name="ro1">
          <table:table-cell office:value-type="float" office:value="-279.928536660325" calcext:value-type="float">
            <text:p>-279.928536660325</text:p>
          </table:table-cell>
          <table:table-cell office:value-type="float" office:value="762.106769775716" calcext:value-type="float">
            <text:p>762.106769775716</text:p>
          </table:table-cell>
          <table:table-cell office:value-type="float" office:value="-0.00000050243667398355" calcext:value-type="float">
            <text:p>-5.02436673983551E-07</text:p>
          </table:table-cell>
        </table:table-row>
        <table:table-row table:style-name="ro1">
          <table:table-cell office:value-type="float" office:value="-186.143116233407" calcext:value-type="float">
            <text:p>-186.143116233407</text:p>
          </table:table-cell>
          <table:table-cell office:value-type="float" office:value="776.581149711041" calcext:value-type="float">
            <text:p>776.581149711041</text:p>
          </table:table-cell>
          <table:table-cell office:value-type="float" office:value="-0.00000068450347140781" calcext:value-type="float">
            <text:p>-6.84503471407815E-07</text:p>
          </table:table-cell>
        </table:table-row>
        <table:table-row table:style-name="ro1">
          <table:table-cell office:value-type="float" office:value="-358.540015390104" calcext:value-type="float">
            <text:p>-358.540015390104</text:p>
          </table:table-cell>
          <table:table-cell office:value-type="float" office:value="821.476712283754" calcext:value-type="float">
            <text:p>821.476712283754</text:p>
          </table:table-cell>
          <table:table-cell office:value-type="float" office:value="-0.00000044666968029735" calcext:value-type="float">
            <text:p>-4.46669680297349E-07</text:p>
          </table:table-cell>
        </table:table-row>
        <table:table-row table:style-name="ro1">
          <table:table-cell office:value-type="float" office:value="-264.754594963185" calcext:value-type="float">
            <text:p>-264.754594963185</text:p>
          </table:table-cell>
          <table:table-cell office:value-type="float" office:value="835.951092219078" calcext:value-type="float">
            <text:p>835.951092219078</text:p>
          </table:table-cell>
          <table:table-cell office:value-type="float" office:value="-0.00000062873647772161" calcext:value-type="float">
            <text:p>-6.28736477721612E-07</text:p>
          </table:table-cell>
        </table:table-row>
        <table:table-row table:style-name="ro1">
          <table:table-cell office:value-type="float" office:value="-343.366073692966" calcext:value-type="float">
            <text:p>-343.366073692966</text:p>
          </table:table-cell>
          <table:table-cell office:value-type="float" office:value="895.321034727115" calcext:value-type="float">
            <text:p>895.321034727115</text:p>
          </table:table-cell>
          <table:table-cell office:value-type="float" office:value="-0.00000057296948403541" calcext:value-type="float">
            <text:p>-5.7296948403541E-07</text:p>
          </table:table-cell>
        </table:table-row>
        <table:table-row table:style-name="ro1">
          <table:table-cell office:value-type="float" office:value="-268.005929750197" calcext:value-type="float">
            <text:p>-268.005929750197</text:p>
          </table:table-cell>
          <table:table-cell office:value-type="float" office:value="637.401044504587" calcext:value-type="float">
            <text:p>637.401044504587</text:p>
          </table:table-cell>
          <table:table-cell office:value-type="float" office:value="0.00000039610849744062" calcext:value-type="float">
            <text:p>3.96108497440624E-07</text:p>
          </table:table-cell>
        </table:table-row>
        <table:table-row table:style-name="ro1">
          <table:table-cell office:value-type="float" office:value="-227.074522991801" calcext:value-type="float">
            <text:p>-227.074522991801</text:p>
          </table:table-cell>
          <table:table-cell office:value-type="float" office:value="706.991097107814" calcext:value-type="float">
            <text:p>706.991097107814</text:p>
          </table:table-cell>
          <table:table-cell office:value-type="float" office:value="-0.0000001441974869836" calcext:value-type="float">
            <text:p>-1.44197486983595E-07</text:p>
          </table:table-cell>
        </table:table-row>
        <table:table-row table:style-name="ro1">
          <table:table-cell office:value-type="float" office:value="-320.85994341872" calcext:value-type="float">
            <text:p>-320.85994341872</text:p>
          </table:table-cell>
          <table:table-cell office:value-type="float" office:value="692.516717172489" calcext:value-type="float">
            <text:p>692.516717172489</text:p>
          </table:table-cell>
          <table:table-cell office:value-type="float" office:value="0.00000003786931044067" calcext:value-type="float">
            <text:p>3.78693104406687E-08</text:p>
          </table:table-cell>
        </table:table-row>
        <table:table-row table:style-name="ro1">
          <table:table-cell office:value-type="float" office:value="-169.123319223018" calcext:value-type="float">
            <text:p>-169.123319223018</text:p>
          </table:table-cell>
          <table:table-cell office:value-type="float" office:value="607.723950032674" calcext:value-type="float">
            <text:p>607.723950032674</text:p>
          </table:table-cell>
          <table:table-cell office:value-type="float" office:value="0.00000068844554158283" calcext:value-type="float">
            <text:p>6.88445541582828E-07</text:p>
          </table:table-cell>
        </table:table-row>
        <table:table-row table:style-name="ro1">
          <table:table-cell office:value-type="float" office:value="-70.240708695839" calcext:value-type="float">
            <text:p>-70.240708695839</text:p>
          </table:table-cell>
          <table:table-cell office:value-type="float" office:value="578.046855560762" calcext:value-type="float">
            <text:p>578.046855560762</text:p>
          </table:table-cell>
          <table:table-cell office:value-type="float" office:value="0.00000098078258572503" calcext:value-type="float">
            <text:p>9.80782585725032E-07</text:p>
          </table:table-cell>
        </table:table-row>
        <table:table-row table:style-name="ro1">
          <table:table-cell office:value-type="float" office:value="-128.191912464623" calcext:value-type="float">
            <text:p>-128.191912464623</text:p>
          </table:table-cell>
          <table:table-cell office:value-type="float" office:value="677.314002635901" calcext:value-type="float">
            <text:p>677.314002635901</text:p>
          </table:table-cell>
          <table:table-cell office:value-type="float" office:value="0.00000014813955715861" calcext:value-type="float">
            <text:p>1.48139557158609E-07</text:p>
          </table:table-cell>
        </table:table-row>
        <table:table-row table:style-name="ro1">
          <table:table-cell office:value-type="float" office:value="-355.324727104055" calcext:value-type="float">
            <text:p>-355.324727104055</text:p>
          </table:table-cell>
          <table:table-cell office:value-type="float" office:value="1190.2715623996" calcext:value-type="float">
            <text:p>1190.2715623996</text:p>
          </table:table-cell>
          <table:table-cell office:value-type="float" office:value="0.0000006908768304245" calcext:value-type="float">
            <text:p>6.90876830424497E-07</text:p>
          </table:table-cell>
        </table:table-row>
        <table:table-row table:style-name="ro1">
          <table:table-cell office:value-type="float" office:value="-261.003195067192" calcext:value-type="float">
            <text:p>-261.003195067192</text:p>
          </table:table-cell>
          <table:table-cell office:value-type="float" office:value="1179.24061124243" calcext:value-type="float">
            <text:p>1179.24061124243</text:p>
          </table:table-cell>
          <table:table-cell office:value-type="float" office:value="-0.00000036139678528601" calcext:value-type="float">
            <text:p>-3.61396785286012E-07</text:p>
          </table:table-cell>
        </table:table-row>
        <table:table-row table:style-name="ro1">
          <table:table-cell office:value-type="float" office:value="-166.68166303033" calcext:value-type="float">
            <text:p>-166.68166303033</text:p>
          </table:table-cell>
          <table:table-cell office:value-type="float" office:value="1168.20966008527" calcext:value-type="float">
            <text:p>1168.20966008527</text:p>
          </table:table-cell>
          <table:table-cell office:value-type="float" office:value="-0.00000141367040099652" calcext:value-type="float">
            <text:p>-1.41367040099652E-06</text:p>
          </table:table-cell>
        </table:table-row>
        <table:table-row table:style-name="ro1">
          <table:table-cell office:value-type="float" office:value="-328.925960583696" calcext:value-type="float">
            <text:p>-328.925960583696</text:p>
          </table:table-cell>
          <table:table-cell office:value-type="float" office:value="1260.4249982497" calcext:value-type="float">
            <text:p>1260.4249982497</text:p>
          </table:table-cell>
          <table:table-cell office:value-type="float" office:value="-0.00000060372301521999" calcext:value-type="float">
            <text:p>-6.03723015219991E-07</text:p>
          </table:table-cell>
        </table:table-row>
        <table:table-row table:style-name="ro1">
          <table:table-cell office:value-type="float" office:value="-234.604428546833" calcext:value-type="float">
            <text:p>-234.604428546833</text:p>
          </table:table-cell>
          <table:table-cell office:value-type="float" office:value="1249.39404709253" calcext:value-type="float">
            <text:p>1249.39404709253</text:p>
          </table:table-cell>
          <table:table-cell office:value-type="float" office:value="-0.0000016559966309305" calcext:value-type="float">
            <text:p>-1.6559966309305E-06</text:p>
          </table:table-cell>
        </table:table-row>
        <table:table-row table:style-name="ro1">
          <table:table-cell office:value-type="float" office:value="-302.527194063336" calcext:value-type="float">
            <text:p>-302.527194063336</text:p>
          </table:table-cell>
          <table:table-cell office:value-type="float" office:value="1330.5784340998" calcext:value-type="float">
            <text:p>1330.5784340998</text:p>
          </table:table-cell>
          <table:table-cell office:value-type="float" office:value="-0.00000189832286086448" calcext:value-type="float">
            <text:p>-1.89832286086448E-06</text:p>
          </table:table-cell>
        </table:table-row>
        <table:table-row table:style-name="ro1">
          <table:table-cell office:value-type="float" office:value="-346.101824864664" calcext:value-type="float">
            <text:p>-346.101824864664</text:p>
          </table:table-cell>
          <table:table-cell office:value-type="float" office:value="1108.06771695906" calcext:value-type="float">
            <text:p>1108.06771695906</text:p>
          </table:table-cell>
          <table:table-cell office:value-type="float" office:value="-0.00000006257414840357" calcext:value-type="float">
            <text:p>-6.25741484035745E-08</text:p>
          </table:table-cell>
        </table:table-row>
        <table:table-row table:style-name="ro1">
          <table:table-cell office:value-type="float" office:value="-336.878922625274" calcext:value-type="float">
            <text:p>-336.878922625274</text:p>
          </table:table-cell>
          <table:table-cell office:value-type="float" office:value="1025.86387151852" calcext:value-type="float">
            <text:p>1025.86387151852</text:p>
          </table:table-cell>
          <table:table-cell office:value-type="float" office:value="-0.00000081602512723165" calcext:value-type="float">
            <text:p>-8.16025127231646E-07</text:p>
          </table:table-cell>
        </table:table-row>
        <table:table-row table:style-name="ro1">
          <table:table-cell office:value-type="float" office:value="-251.780292827801" calcext:value-type="float">
            <text:p>-251.780292827801</text:p>
          </table:table-cell>
          <table:table-cell office:value-type="float" office:value="1097.03676580189" calcext:value-type="float">
            <text:p>1097.03676580189</text:p>
          </table:table-cell>
          <table:table-cell office:value-type="float" office:value="-0.00000111484776411408" calcext:value-type="float">
            <text:p>-1.11484776411408E-06</text:p>
          </table:table-cell>
        </table:table-row>
        <table:table-row table:style-name="ro1">
          <table:table-cell office:value-type="float" office:value="-223.520240168757" calcext:value-type="float">
            <text:p>-223.520240168757</text:p>
          </table:table-cell>
          <table:table-cell office:value-type="float" office:value="1362.68388306503" calcext:value-type="float">
            <text:p>1362.68388306503</text:p>
          </table:table-cell>
          <table:table-cell office:value-type="float" office:value="0.0000165357795442727" calcext:value-type="float">
            <text:p>1.65357795442727E-05</text:p>
          </table:table-cell>
        </table:table-row>
        <table:table-row table:style-name="ro1">
          <table:table-cell office:value-type="float" office:value="-155.597474652254" calcext:value-type="float">
            <text:p>-155.597474652254</text:p>
          </table:table-cell>
          <table:table-cell office:value-type="float" office:value="1281.49949605776" calcext:value-type="float">
            <text:p>1281.49949605776</text:p>
          </table:table-cell>
          <table:table-cell office:value-type="float" office:value="0.0000167781057742067" calcext:value-type="float">
            <text:p>1.67781057742067E-05</text:p>
          </table:table-cell>
        </table:table-row>
        <table:table-row table:style-name="ro1">
          <table:table-cell office:value-type="float" office:value="-144.513286274178" calcext:value-type="float">
            <text:p>-144.513286274178</text:p>
          </table:table-cell>
          <table:table-cell office:value-type="float" office:value="1394.78933203025" calcext:value-type="float">
            <text:p>1394.78933203025</text:p>
          </table:table-cell>
          <table:table-cell office:value-type="float" office:value="0.0000349698819494098" calcext:value-type="float">
            <text:p>3.49698819494098E-05</text:p>
          </table:table-cell>
        </table:table-row>
        <table:table-row table:style-name="ro1">
          <table:table-cell office:value-type="float" office:value="-258.267443895494" calcext:value-type="float">
            <text:p>-258.267443895494</text:p>
          </table:table-cell>
          <table:table-cell office:value-type="float" office:value="966.493929010486" calcext:value-type="float">
            <text:p>966.493929010486</text:p>
          </table:table-cell>
          <table:table-cell office:value-type="float" office:value="-0.00000087179212091785" calcext:value-type="float">
            <text:p>-8.71792120917848E-07</text:p>
          </table:table-cell>
        </table:table-row>
        <table:table-row table:style-name="ro1">
          <table:table-cell office:value-type="float" office:value="-179.655965165714" calcext:value-type="float">
            <text:p>-179.655965165714</text:p>
          </table:table-cell>
          <table:table-cell office:value-type="float" office:value="907.123986502449" calcext:value-type="float">
            <text:p>907.123986502449</text:p>
          </table:table-cell>
          <table:table-cell office:value-type="float" office:value="-0.00000092755911460405" calcext:value-type="float">
            <text:p>-9.2755911460405E-07</text:p>
          </table:table-cell>
        </table:table-row>
        <table:table-row table:style-name="ro1">
          <table:table-cell office:value-type="float" office:value="-173.168814098022" calcext:value-type="float">
            <text:p>-173.168814098022</text:p>
          </table:table-cell>
          <table:table-cell office:value-type="float" office:value="1037.66682329386" calcext:value-type="float">
            <text:p>1037.66682329386</text:p>
          </table:table-cell>
          <table:table-cell office:value-type="float" office:value="-0.00000117061475780029" calcext:value-type="float">
            <text:p>-1.17061475780029E-06</text:p>
          </table:table-cell>
        </table:table-row>
        <table:table-row table:style-name="ro1">
          <table:table-cell office:value-type="float" office:value="792.702477249973" calcext:value-type="float">
            <text:p>792.702477249973</text:p>
          </table:table-cell>
          <table:table-cell office:value-type="float" office:value="315.055067097224" calcext:value-type="float">
            <text:p>315.055067097224</text:p>
          </table:table-cell>
          <table:table-cell office:value-type="float" office:value="-0.000596564265189506" calcext:value-type="float">
            <text:p>-0.000596564265189506</text:p>
          </table:table-cell>
        </table:table-row>
        <table:table-row table:style-name="ro1">
          <table:table-cell office:value-type="float" office:value="725.404954500124" calcext:value-type="float">
            <text:p>725.404954500124</text:p>
          </table:table-cell>
          <table:table-cell office:value-type="float" office:value="363.443467527781" calcext:value-type="float">
            <text:p>363.443467527781</text:p>
          </table:table-cell>
          <table:table-cell office:value-type="float" office:value="-0.00031970022614186" calcext:value-type="float">
            <text:p>-0.00031970022614186</text:p>
          </table:table-cell>
        </table:table-row>
        <table:table-row table:style-name="ro1">
          <table:table-cell office:value-type="float" office:value="658.107431750276" calcext:value-type="float">
            <text:p>658.107431750276</text:p>
          </table:table-cell>
          <table:table-cell office:value-type="float" office:value="411.831867958338" calcext:value-type="float">
            <text:p>411.831867958338</text:p>
          </table:table-cell>
          <table:table-cell office:value-type="float" office:value="-0.0000428361870942141" calcext:value-type="float">
            <text:p>-4.28361870942141E-05</text:p>
          </table:table-cell>
        </table:table-row>
        <table:table-row table:style-name="ro1">
          <table:table-cell office:value-type="float" office:value="722.441363883869" calcext:value-type="float">
            <text:p>722.441363883869</text:p>
          </table:table-cell>
          <table:table-cell office:value-type="float" office:value="278.499150780748" calcext:value-type="float">
            <text:p>278.499150780748</text:p>
          </table:table-cell>
          <table:table-cell office:value-type="float" office:value="-0.000279071093717529" calcext:value-type="float">
            <text:p>-0.000279071093717529</text:p>
          </table:table-cell>
        </table:table-row>
        <table:table-row table:style-name="ro1">
          <table:table-cell office:value-type="float" office:value="655.143841134021" calcext:value-type="float">
            <text:p>655.143841134021</text:p>
          </table:table-cell>
          <table:table-cell office:value-type="float" office:value="326.887551211305" calcext:value-type="float">
            <text:p>326.887551211305</text:p>
          </table:table-cell>
          <table:table-cell office:value-type="float" office:value="-0.00000220705466988375" calcext:value-type="float">
            <text:p>-2.20705466988375E-06</text:p>
          </table:table-cell>
        </table:table-row>
        <table:table-row table:style-name="ro1">
          <table:table-cell office:value-type="float" office:value="652.180250517765" calcext:value-type="float">
            <text:p>652.180250517765</text:p>
          </table:table-cell>
          <table:table-cell office:value-type="float" office:value="241.943234464272" calcext:value-type="float">
            <text:p>241.943234464272</text:p>
          </table:table-cell>
          <table:table-cell office:value-type="float" office:value="0.0000384220777544466" calcext:value-type="float">
            <text:p>3.84220777544466E-05</text:p>
          </table:table-cell>
        </table:table-row>
        <table:table-row table:style-name="ro1">
          <table:table-cell office:value-type="float" office:value="556.538275900305" calcext:value-type="float">
            <text:p>556.538275900305</text:p>
          </table:table-cell>
          <table:table-cell office:value-type="float" office:value="394.942752899025" calcext:value-type="float">
            <text:p>394.942752899025</text:p>
          </table:table-cell>
          <table:table-cell office:value-type="float" office:value="-0.0000199521052126806" calcext:value-type="float">
            <text:p>-1.99521052126806E-05</text:p>
          </table:table-cell>
        </table:table-row>
        <table:table-row table:style-name="ro1">
          <table:table-cell office:value-type="float" office:value="454.969120050334" calcext:value-type="float">
            <text:p>454.969120050334</text:p>
          </table:table-cell>
          <table:table-cell office:value-type="float" office:value="378.053637839712" calcext:value-type="float">
            <text:p>378.053637839712</text:p>
          </table:table-cell>
          <table:table-cell office:value-type="float" office:value="0.00000293197666885297" calcext:value-type="float">
            <text:p>2.93197666885297E-06</text:p>
          </table:table-cell>
        </table:table-row>
        <table:table-row table:style-name="ro1">
          <table:table-cell office:value-type="float" office:value="553.574685284049" calcext:value-type="float">
            <text:p>553.574685284049</text:p>
          </table:table-cell>
          <table:table-cell office:value-type="float" office:value="309.998436151992" calcext:value-type="float">
            <text:p>309.998436151992</text:p>
          </table:table-cell>
          <table:table-cell office:value-type="float" office:value="0.0000206770272116498" calcext:value-type="float">
            <text:p>2.06770272116498E-05</text:p>
          </table:table-cell>
        </table:table-row>
        <table:table-row table:style-name="ro1">
          <table:table-cell office:value-type="float" office:value="496.103760337606" calcext:value-type="float">
            <text:p>496.103760337606</text:p>
          </table:table-cell>
          <table:table-cell office:value-type="float" office:value="571.358586208818" calcext:value-type="float">
            <text:p>571.358586208818</text:p>
          </table:table-cell>
          <table:table-cell office:value-type="float" office:value="0.00000124632270660021" calcext:value-type="float">
            <text:p>1.24632270660021E-06</text:p>
          </table:table-cell>
        </table:table-row>
        <table:table-row table:style-name="ro1">
          <table:table-cell office:value-type="float" office:value="448.535828291858" calcext:value-type="float">
            <text:p>448.535828291858</text:p>
          </table:table-cell>
          <table:table-cell office:value-type="float" office:value="501.293898399345" calcext:value-type="float">
            <text:p>501.293898399345</text:p>
          </table:table-cell>
          <table:table-cell office:value-type="float" office:value="0.00000943623465452898" calcext:value-type="float">
            <text:p>9.43623465452898E-06</text:p>
          </table:table-cell>
        </table:table-row>
        <table:table-row table:style-name="ro1">
          <table:table-cell office:value-type="float" office:value="400.967896246111" calcext:value-type="float">
            <text:p>400.967896246111</text:p>
          </table:table-cell>
          <table:table-cell office:value-type="float" office:value="431.229210589872" calcext:value-type="float">
            <text:p>431.229210589872</text:p>
          </table:table-cell>
          <table:table-cell office:value-type="float" office:value="0.0000176261466024578" calcext:value-type="float">
            <text:p>1.76261466024578E-05</text:p>
          </table:table-cell>
        </table:table-row>
        <table:table-row table:style-name="ro1">
          <table:table-cell office:value-type="float" office:value="550.104984141829" calcext:value-type="float">
            <text:p>550.104984141829</text:p>
          </table:table-cell>
          <table:table-cell office:value-type="float" office:value="518.183013458658" calcext:value-type="float">
            <text:p>518.183013458658</text:p>
          </table:table-cell>
          <table:table-cell office:value-type="float" office:value="-0.0000134478472270046" calcext:value-type="float">
            <text:p>-1.34478472270046E-05</text:p>
          </table:table-cell>
        </table:table-row>
        <table:table-row table:style-name="ro1">
          <table:table-cell office:value-type="float" office:value="502.537052096082" calcext:value-type="float">
            <text:p>502.537052096082</text:p>
          </table:table-cell>
          <table:table-cell office:value-type="float" office:value="448.118325649185" calcext:value-type="float">
            <text:p>448.118325649185</text:p>
          </table:table-cell>
          <table:table-cell office:value-type="float" office:value="-0.0000052579352790758" calcext:value-type="float">
            <text:p>-5.2579352790758E-06</text:p>
          </table:table-cell>
        </table:table-row>
        <table:table-row table:style-name="ro1">
          <table:table-cell office:value-type="float" office:value="604.106207946053" calcext:value-type="float">
            <text:p>604.106207946053</text:p>
          </table:table-cell>
          <table:table-cell office:value-type="float" office:value="465.007440708498" calcext:value-type="float">
            <text:p>465.007440708498</text:p>
          </table:table-cell>
          <table:table-cell office:value-type="float" office:value="-0.0000281420171606093" calcext:value-type="float">
            <text:p>-2.81420171606093E-05</text:p>
          </table:table-cell>
        </table:table-row>
        <table:table-row table:style-name="ro1">
          <table:table-cell office:value-type="float" office:value="557.536355199696" calcext:value-type="float">
            <text:p>557.536355199696</text:p>
          </table:table-cell>
          <table:table-cell office:value-type="float" office:value="593.877662831178" calcext:value-type="float">
            <text:p>593.877662831178</text:p>
          </table:table-cell>
          <table:table-cell office:value-type="float" office:value="-0.0000102166091420067" calcext:value-type="float">
            <text:p>-1.02166091420067E-05</text:p>
          </table:table-cell>
        </table:table-row>
        <table:table-row table:style-name="ro1">
          <table:table-cell office:value-type="float" office:value="611.537579003919" calcext:value-type="float">
            <text:p>611.537579003919</text:p>
          </table:table-cell>
          <table:table-cell office:value-type="float" office:value="540.702090081018" calcext:value-type="float">
            <text:p>540.702090081018</text:p>
          </table:table-cell>
          <table:table-cell office:value-type="float" office:value="-0.0000249107790756114" calcext:value-type="float">
            <text:p>-2.49107790756114E-05</text:p>
          </table:table-cell>
        </table:table-row>
        <table:table-row table:style-name="ro1">
          <table:table-cell office:value-type="float" office:value="665.538802808143" calcext:value-type="float">
            <text:p>665.538802808143</text:p>
          </table:table-cell>
          <table:table-cell office:value-type="float" office:value="487.526517330858" calcext:value-type="float">
            <text:p>487.526517330858</text:p>
          </table:table-cell>
          <table:table-cell office:value-type="float" office:value="-0.0000396049490092162" calcext:value-type="float">
            <text:p>-3.96049490092162E-05</text:p>
          </table:table-cell>
        </table:table-row>
        <table:table-row table:style-name="ro1">
          <table:table-cell office:value-type="float" office:value="618.968950061786" calcext:value-type="float">
            <text:p>618.968950061786</text:p>
          </table:table-cell>
          <table:table-cell office:value-type="float" office:value="616.396739453537" calcext:value-type="float">
            <text:p>616.396739453537</text:p>
          </table:table-cell>
          <table:table-cell office:value-type="float" office:value="-0.0000216795409906135" calcext:value-type="float">
            <text:p>-2.16795409906135E-05</text:p>
          </table:table-cell>
        </table:table-row>
        <table:table-row table:style-name="ro1">
          <table:table-cell office:value-type="float" office:value="672.97017386601" calcext:value-type="float">
            <text:p>672.97017386601</text:p>
          </table:table-cell>
          <table:table-cell office:value-type="float" office:value="563.221166703377" calcext:value-type="float">
            <text:p>563.221166703377</text:p>
          </table:table-cell>
          <table:table-cell office:value-type="float" office:value="-0.0000363737109242183" calcext:value-type="float">
            <text:p>-3.63737109242183E-05</text:p>
          </table:table-cell>
        </table:table-row>
        <table:table-row table:style-name="ro1">
          <table:table-cell office:value-type="float" office:value="680.401544923877" calcext:value-type="float">
            <text:p>680.401544923877</text:p>
          </table:table-cell>
          <table:table-cell office:value-type="float" office:value="638.915816075896" calcext:value-type="float">
            <text:p>638.915816075896</text:p>
          </table:table-cell>
          <table:table-cell office:value-type="float" office:value="-0.0000331424728392204" calcext:value-type="float">
            <text:p>-3.31424728392204E-05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500" calcext:value-type="float">
            <text:p>500</text:p>
          </table:table-cell>
          <table:table-cell office:value-type="float" office:value="-0.000535784613306382" calcext:value-type="float">
            <text:p>-0.000535784613306382</text:p>
          </table:table-cell>
        </table:table-row>
        <table:table-row table:style-name="ro1">
          <table:table-cell office:value-type="float" office:value="792.702477249973" calcext:value-type="float">
            <text:p>792.702477249973</text:p>
          </table:table-cell>
          <table:table-cell office:value-type="float" office:value="470.61062265278" calcext:value-type="float">
            <text:p>470.61062265278</text:p>
          </table:table-cell>
          <table:table-cell office:value-type="float" office:value="-0.000371468471235659" calcext:value-type="float">
            <text:p>-0.000371468471235659</text:p>
          </table:table-cell>
        </table:table-row>
        <table:table-row table:style-name="ro1">
          <table:table-cell office:value-type="float" office:value="725.404954500124" calcext:value-type="float">
            <text:p>725.404954500124</text:p>
          </table:table-cell>
          <table:table-cell office:value-type="float" office:value="441.221245305559" calcext:value-type="float">
            <text:p>441.221245305559</text:p>
          </table:table-cell>
          <table:table-cell office:value-type="float" office:value="-0.000207152329164937" calcext:value-type="float">
            <text:p>-0.000207152329164937</text:p>
          </table:table-cell>
        </table:table-row>
        <table:table-row table:style-name="ro1">
          <table:table-cell office:value-type="float" office:value="859.999999999821" calcext:value-type="float">
            <text:p>859.999999999821</text:p>
          </table:table-cell>
          <table:table-cell office:value-type="float" office:value="422.222222222222" calcext:value-type="float">
            <text:p>422.222222222222</text:p>
          </table:table-cell>
          <table:table-cell office:value-type="float" office:value="-0.000648332510283305" calcext:value-type="float">
            <text:p>-0.000648332510283305</text:p>
          </table:table-cell>
        </table:table-row>
        <table:table-row table:style-name="ro1">
          <table:table-cell office:value-type="float" office:value="792.702477249973" calcext:value-type="float">
            <text:p>792.702477249973</text:p>
          </table:table-cell>
          <table:table-cell office:value-type="float" office:value="392.832844875002" calcext:value-type="float">
            <text:p>392.832844875002</text:p>
          </table:table-cell>
          <table:table-cell office:value-type="float" office:value="-0.000484016368212582" calcext:value-type="float">
            <text:p>-0.000484016368212582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344.444444444445" calcext:value-type="float">
            <text:p>344.444444444445</text:p>
          </table:table-cell>
          <table:table-cell office:value-type="float" office:value="-0.000760880407260228" calcext:value-type="float">
            <text:p>-0.000760880407260228</text:p>
          </table:table-cell>
        </table:table-row>
        <table:table-row table:style-name="ro1">
          <table:table-cell office:value-type="float" office:value="800.13384830784" calcext:value-type="float">
            <text:p>800.13384830784</text:p>
          </table:table-cell>
          <table:table-cell office:value-type="float" office:value="546.305272025299" calcext:value-type="float">
            <text:p>546.305272025299</text:p>
          </table:table-cell>
          <table:table-cell office:value-type="float" office:value="-0.000368237233150661" calcext:value-type="float">
            <text:p>-0.000368237233150661</text:p>
          </table:table-cell>
        </table:table-row>
        <table:table-row table:style-name="ro1">
          <table:table-cell office:value-type="float" office:value="740.267696615858" calcext:value-type="float">
            <text:p>740.267696615858</text:p>
          </table:table-cell>
          <table:table-cell office:value-type="float" office:value="592.610544050598" calcext:value-type="float">
            <text:p>592.610544050598</text:p>
          </table:table-cell>
          <table:table-cell office:value-type="float" office:value="-0.000200689852994941" calcext:value-type="float">
            <text:p>-0.000200689852994941</text:p>
          </table:table-cell>
        </table:table-row>
        <table:table-row table:style-name="ro1">
          <table:table-cell office:value-type="float" office:value="732.836325557992" calcext:value-type="float">
            <text:p>732.836325557992</text:p>
          </table:table-cell>
          <table:table-cell office:value-type="float" office:value="516.915894678078" calcext:value-type="float">
            <text:p>516.915894678078</text:p>
          </table:table-cell>
          <table:table-cell office:value-type="float" office:value="-0.000203921091079939" calcext:value-type="float">
            <text:p>-0.000203921091079939</text:p>
          </table:table-cell>
        </table:table-row>
        <table:table-row table:style-name="ro1">
          <table:table-cell office:value-type="float" office:value="641.850009197048" calcext:value-type="float">
            <text:p>641.850009197048</text:p>
          </table:table-cell>
          <table:table-cell office:value-type="float" office:value="2709.94919970024" calcext:value-type="float">
            <text:p>2709.94919970024</text:p>
          </table:table-cell>
          <table:table-cell office:value-type="float" office:value="0.00210279229863585" calcext:value-type="float">
            <text:p>0.00210279229863585</text:p>
          </table:table-cell>
        </table:table-row>
        <table:table-row table:style-name="ro1">
          <table:table-cell office:value-type="float" office:value="714.566672797973" calcext:value-type="float">
            <text:p>714.566672797973</text:p>
          </table:table-cell>
          <table:table-cell office:value-type="float" office:value="2751.0772442446" calcext:value-type="float">
            <text:p>2751.0772442446</text:p>
          </table:table-cell>
          <table:table-cell office:value-type="float" office:value="0.00273450346844758" calcext:value-type="float">
            <text:p>0.00273450346844758</text:p>
          </table:table-cell>
        </table:table-row>
        <table:table-row table:style-name="ro1">
          <table:table-cell office:value-type="float" office:value="787.283336398898" calcext:value-type="float">
            <text:p>787.283336398898</text:p>
          </table:table-cell>
          <table:table-cell office:value-type="float" office:value="2792.20528878897" calcext:value-type="float">
            <text:p>2792.20528878897</text:p>
          </table:table-cell>
          <table:table-cell office:value-type="float" office:value="0.00336621463825931" calcext:value-type="float">
            <text:p>0.00336621463825931</text:p>
          </table:table-cell>
        </table:table-row>
        <table:table-row table:style-name="ro1">
          <table:table-cell office:value-type="float" office:value="633.157461856055" calcext:value-type="float">
            <text:p>633.157461856055</text:p>
          </table:table-cell>
          <table:table-cell office:value-type="float" office:value="2784.71370669982" calcext:value-type="float">
            <text:p>2784.71370669982</text:p>
          </table:table-cell>
          <table:table-cell office:value-type="float" office:value="-0.0007203115580354" calcext:value-type="float">
            <text:p>-0.0007203115580354</text:p>
          </table:table-cell>
        </table:table-row>
        <table:table-row table:style-name="ro1">
          <table:table-cell office:value-type="float" office:value="705.874125456979" calcext:value-type="float">
            <text:p>705.874125456979</text:p>
          </table:table-cell>
          <table:table-cell office:value-type="float" office:value="2825.84175124419" calcext:value-type="float">
            <text:p>2825.84175124419</text:p>
          </table:table-cell>
          <table:table-cell office:value-type="float" office:value="-0.0000886003882236694" calcext:value-type="float">
            <text:p>-8.86003882236694E-05</text:p>
          </table:table-cell>
        </table:table-row>
        <table:table-row table:style-name="ro1">
          <table:table-cell office:value-type="float" office:value="624.464914515062" calcext:value-type="float">
            <text:p>624.464914515062</text:p>
          </table:table-cell>
          <table:table-cell office:value-type="float" office:value="2859.4782136994" calcext:value-type="float">
            <text:p>2859.4782136994</text:p>
          </table:table-cell>
          <table:table-cell office:value-type="float" office:value="-0.00354341541470665" calcext:value-type="float">
            <text:p>-0.00354341541470665</text:p>
          </table:table-cell>
        </table:table-row>
        <table:table-row table:style-name="ro1">
          <table:table-cell office:value-type="float" office:value="561.683632026472" calcext:value-type="float">
            <text:p>561.683632026472</text:p>
          </table:table-cell>
          <table:table-cell office:value-type="float" office:value="2732.30025012749" calcext:value-type="float">
            <text:p>2732.30025012749</text:p>
          </table:table-cell>
          <table:table-cell office:value-type="float" office:value="0.00104295387130972" calcext:value-type="float">
            <text:p>0.00104295387130972</text:p>
          </table:table-cell>
        </table:table-row>
        <table:table-row table:style-name="ro1">
          <table:table-cell office:value-type="float" office:value="552.991084685479" calcext:value-type="float">
            <text:p>552.991084685479</text:p>
          </table:table-cell>
          <table:table-cell office:value-type="float" office:value="2807.06475712707" calcext:value-type="float">
            <text:p>2807.06475712707</text:p>
          </table:table-cell>
          <table:table-cell office:value-type="float" office:value="-0.00178014998536153" calcext:value-type="float">
            <text:p>-0.00178014998536153</text:p>
          </table:table-cell>
        </table:table-row>
        <table:table-row table:style-name="ro1">
          <table:table-cell office:value-type="float" office:value="481.517254855897" calcext:value-type="float">
            <text:p>481.517254855897</text:p>
          </table:table-cell>
          <table:table-cell office:value-type="float" office:value="2754.65130055474" calcext:value-type="float">
            <text:p>2754.65130055474</text:p>
          </table:table-cell>
          <table:table-cell office:value-type="float" office:value="-0.0000168845560164127" calcext:value-type="float">
            <text:p>-1.68845560164127E-05</text:p>
          </table:table-cell>
        </table:table-row>
        <table:table-row table:style-name="ro1">
          <table:table-cell office:value-type="float" office:value="477.388766844067" calcext:value-type="float">
            <text:p>477.388766844067</text:p>
          </table:table-cell>
          <table:table-cell office:value-type="float" office:value="2576.79510073789" calcext:value-type="float">
            <text:p>2576.79510073789</text:p>
          </table:table-cell>
          <table:table-cell office:value-type="float" office:value="-0.000760114545086421" calcext:value-type="float">
            <text:p>-0.000760114545086421</text:p>
          </table:table-cell>
        </table:table-row>
        <table:table-row table:style-name="ro1">
          <table:table-cell office:value-type="float" office:value="535.224685237482" calcext:value-type="float">
            <text:p>535.224685237482</text:p>
          </table:table-cell>
          <table:table-cell office:value-type="float" office:value="2539.64592542685" calcext:value-type="float">
            <text:p>2539.64592542685</text:p>
          </table:table-cell>
          <table:table-cell office:value-type="float" office:value="-0.000600643312589076" calcext:value-type="float">
            <text:p>-0.000600643312589076</text:p>
          </table:table-cell>
        </table:table-row>
        <table:table-row table:style-name="ro1">
          <table:table-cell office:value-type="float" office:value="593.060603630897" calcext:value-type="float">
            <text:p>593.060603630897</text:p>
          </table:table-cell>
          <table:table-cell office:value-type="float" office:value="2502.49675011581" calcext:value-type="float">
            <text:p>2502.49675011581</text:p>
          </table:table-cell>
          <table:table-cell office:value-type="float" office:value="-0.000441172080091732" calcext:value-type="float">
            <text:p>-0.000441172080091732</text:p>
          </table:table-cell>
        </table:table-row>
        <table:table-row table:style-name="ro1">
          <table:table-cell office:value-type="float" office:value="650.896522024311" calcext:value-type="float">
            <text:p>650.896522024311</text:p>
          </table:table-cell>
          <table:table-cell office:value-type="float" office:value="2465.34757480477" calcext:value-type="float">
            <text:p>2465.34757480477</text:p>
          </table:table-cell>
          <table:table-cell office:value-type="float" office:value="-0.000281700847594387" calcext:value-type="float">
            <text:p>-0.000281700847594387</text:p>
          </table:table-cell>
        </table:table-row>
        <table:table-row table:style-name="ro1">
          <table:table-cell office:value-type="float" office:value="532.209180961727" calcext:value-type="float">
            <text:p>532.209180961727</text:p>
          </table:table-cell>
          <table:table-cell office:value-type="float" office:value="2621.17980039201" calcext:value-type="float">
            <text:p>2621.17980039201</text:p>
          </table:table-cell>
          <table:table-cell office:value-type="float" office:value="0.000194187736154335" calcext:value-type="float">
            <text:p>0.000194187736154335</text:p>
          </table:table-cell>
        </table:table-row>
        <table:table-row table:style-name="ro1">
          <table:table-cell office:value-type="float" office:value="590.045099355141" calcext:value-type="float">
            <text:p>590.045099355141</text:p>
          </table:table-cell>
          <table:table-cell office:value-type="float" office:value="2584.03062508097" calcext:value-type="float">
            <text:p>2584.03062508097</text:p>
          </table:table-cell>
          <table:table-cell office:value-type="float" office:value="0.000353658968651679" calcext:value-type="float">
            <text:p>0.000353658968651679</text:p>
          </table:table-cell>
        </table:table-row>
        <table:table-row table:style-name="ro1">
          <table:table-cell office:value-type="float" office:value="647.881017748556" calcext:value-type="float">
            <text:p>647.881017748556</text:p>
          </table:table-cell>
          <table:table-cell office:value-type="float" office:value="2546.88144976992" calcext:value-type="float">
            <text:p>2546.88144976992</text:p>
          </table:table-cell>
          <table:table-cell office:value-type="float" office:value="0.000513130201149024" calcext:value-type="float">
            <text:p>0.000513130201149024</text:p>
          </table:table-cell>
        </table:table-row>
        <table:table-row table:style-name="ro1">
          <table:table-cell office:value-type="float" office:value="587.029595079388" calcext:value-type="float">
            <text:p>587.029595079388</text:p>
          </table:table-cell>
          <table:table-cell office:value-type="float" office:value="2665.56450004612" calcext:value-type="float">
            <text:p>2665.56450004612</text:p>
          </table:table-cell>
          <table:table-cell office:value-type="float" office:value="0.00114849001739509" calcext:value-type="float">
            <text:p>0.00114849001739509</text:p>
          </table:table-cell>
        </table:table-row>
        <table:table-row table:style-name="ro1">
          <table:table-cell office:value-type="float" office:value="644.865513472802" calcext:value-type="float">
            <text:p>644.865513472802</text:p>
          </table:table-cell>
          <table:table-cell office:value-type="float" office:value="2628.41532473508" calcext:value-type="float">
            <text:p>2628.41532473508</text:p>
          </table:table-cell>
          <table:table-cell office:value-type="float" office:value="0.00130796124989244" calcext:value-type="float">
            <text:p>0.00130796124989244</text:p>
          </table:table-cell>
        </table:table-row>
        <table:table-row table:style-name="ro1">
          <table:table-cell office:value-type="float" office:value="458.528464105299" calcext:value-type="float">
            <text:p>458.528464105299</text:p>
          </table:table-cell>
          <table:table-cell office:value-type="float" office:value="2505.77223626006" calcext:value-type="float">
            <text:p>2505.77223626006</text:p>
          </table:table-cell>
          <table:table-cell office:value-type="float" office:value="-0.000112159279052181" calcext:value-type="float">
            <text:p>-0.000112159279052181</text:p>
          </table:table-cell>
        </table:table-row>
        <table:table-row table:style-name="ro1">
          <table:table-cell office:value-type="float" office:value="439.66816136653" calcext:value-type="float">
            <text:p>439.66816136653</text:p>
          </table:table-cell>
          <table:table-cell office:value-type="float" office:value="2434.74937178223" calcext:value-type="float">
            <text:p>2434.74937178223</text:p>
          </table:table-cell>
          <table:table-cell office:value-type="float" office:value="0.000535795986982058" calcext:value-type="float">
            <text:p>0.000535795986982058</text:p>
          </table:table-cell>
        </table:table-row>
        <table:table-row table:style-name="ro1">
          <table:table-cell office:value-type="float" office:value="420.807858627762" calcext:value-type="float">
            <text:p>420.807858627762</text:p>
          </table:table-cell>
          <table:table-cell office:value-type="float" office:value="2363.7265073044" calcext:value-type="float">
            <text:p>2363.7265073044</text:p>
          </table:table-cell>
          <table:table-cell office:value-type="float" office:value="0.0011837512530163" calcext:value-type="float">
            <text:p>0.0011837512530163</text:p>
          </table:table-cell>
        </table:table-row>
        <table:table-row table:style-name="ro1">
          <table:table-cell office:value-type="float" office:value="516.364382498714" calcext:value-type="float">
            <text:p>516.364382498714</text:p>
          </table:table-cell>
          <table:table-cell office:value-type="float" office:value="2468.62306094902" calcext:value-type="float">
            <text:p>2468.62306094902</text:p>
          </table:table-cell>
          <table:table-cell office:value-type="float" office:value="0.0000473119534451631" calcext:value-type="float">
            <text:p>4.73119534451631E-05</text:p>
          </table:table-cell>
        </table:table-row>
        <table:table-row table:style-name="ro1">
          <table:table-cell office:value-type="float" office:value="497.504079759945" calcext:value-type="float">
            <text:p>497.504079759945</text:p>
          </table:table-cell>
          <table:table-cell office:value-type="float" office:value="2397.60019647119" calcext:value-type="float">
            <text:p>2397.60019647119</text:p>
          </table:table-cell>
          <table:table-cell office:value-type="float" office:value="0.000695267219479402" calcext:value-type="float">
            <text:p>0.000695267219479402</text:p>
          </table:table-cell>
        </table:table-row>
        <table:table-row table:style-name="ro1">
          <table:table-cell office:value-type="float" office:value="574.200300892128" calcext:value-type="float">
            <text:p>574.200300892128</text:p>
          </table:table-cell>
          <table:table-cell office:value-type="float" office:value="2431.47388563798" calcext:value-type="float">
            <text:p>2431.47388563798</text:p>
          </table:table-cell>
          <table:table-cell office:value-type="float" office:value="0.000206783185942507" calcext:value-type="float">
            <text:p>0.000206783185942507</text:p>
          </table:table-cell>
        </table:table-row>
        <table:table-row table:style-name="ro1">
          <table:table-cell office:value-type="float" office:value="452.042803791152" calcext:value-type="float">
            <text:p>452.042803791152</text:p>
          </table:table-cell>
          <table:table-cell office:value-type="float" office:value="2643.53085081926" calcext:value-type="float">
            <text:p>2643.53085081926</text:p>
          </table:table-cell>
          <table:table-cell office:value-type="float" office:value="-0.000865650691171794" calcext:value-type="float">
            <text:p>-0.000865650691171794</text:p>
          </table:table-cell>
        </table:table-row>
        <table:table-row table:style-name="ro1">
          <table:table-cell office:value-type="float" office:value="506.863217908812" calcext:value-type="float">
            <text:p>506.863217908812</text:p>
          </table:table-cell>
          <table:table-cell office:value-type="float" office:value="2687.91555047337" calcext:value-type="float">
            <text:p>2687.91555047337</text:p>
          </table:table-cell>
          <table:table-cell office:value-type="float" office:value="0.0000886515900689612" calcext:value-type="float">
            <text:p>8.86515900689612E-05</text:p>
          </table:table-cell>
        </table:table-row>
        <table:table-row table:style-name="ro1">
          <table:table-cell office:value-type="float" office:value="426.696840738237" calcext:value-type="float">
            <text:p>426.696840738237</text:p>
          </table:table-cell>
          <table:table-cell office:value-type="float" office:value="2710.26660090063" calcext:value-type="float">
            <text:p>2710.26660090063</text:p>
          </table:table-cell>
          <table:table-cell office:value-type="float" office:value="-0.000971186837257168" calcext:value-type="float">
            <text:p>-0.000971186837257168</text:p>
          </table:table-cell>
        </table:table-row>
        <table:table-row table:style-name="ro1">
          <table:table-cell office:value-type="float" office:value="400.318755023591" calcext:value-type="float">
            <text:p>400.318755023591</text:p>
          </table:table-cell>
          <table:table-cell office:value-type="float" office:value="2568.8067426359" calcext:value-type="float">
            <text:p>2568.8067426359</text:p>
          </table:table-cell>
          <table:table-cell office:value-type="float" office:value="-0.000740372688003097" calcext:value-type="float">
            <text:p>-0.000740372688003097</text:p>
          </table:table-cell>
        </table:table-row>
        <table:table-row table:style-name="ro1">
          <table:table-cell office:value-type="float" office:value="323.248743203115" calcext:value-type="float">
            <text:p>323.248743203115</text:p>
          </table:table-cell>
          <table:table-cell office:value-type="float" office:value="2560.8183845339" calcext:value-type="float">
            <text:p>2560.8183845339</text:p>
          </table:table-cell>
          <table:table-cell office:value-type="float" office:value="-0.000720630830919773" calcext:value-type="float">
            <text:p>-0.000720630830919773</text:p>
          </table:table-cell>
        </table:table-row>
        <table:table-row table:style-name="ro1">
          <table:table-cell office:value-type="float" office:value="381.458452284823" calcext:value-type="float">
            <text:p>381.458452284823</text:p>
          </table:table-cell>
          <table:table-cell office:value-type="float" office:value="2497.78387815806" calcext:value-type="float">
            <text:p>2497.78387815806</text:p>
          </table:table-cell>
          <table:table-cell office:value-type="float" office:value="-0.0000924174219688576" calcext:value-type="float">
            <text:p>-9.24174219688576E-05</text:p>
          </table:table-cell>
        </table:table-row>
        <table:table-row table:style-name="ro1">
          <table:table-cell office:value-type="float" office:value="304.388440464346" calcext:value-type="float">
            <text:p>304.388440464346</text:p>
          </table:table-cell>
          <table:table-cell office:value-type="float" office:value="2489.79552005607" calcext:value-type="float">
            <text:p>2489.79552005607</text:p>
          </table:table-cell>
          <table:table-cell office:value-type="float" office:value="-0.0000726755648855338" calcext:value-type="float">
            <text:p>-7.26755648855338E-05</text:p>
          </table:table-cell>
        </table:table-row>
        <table:table-row table:style-name="ro1">
          <table:table-cell office:value-type="float" office:value="362.598149546055" calcext:value-type="float">
            <text:p>362.598149546055</text:p>
          </table:table-cell>
          <table:table-cell office:value-type="float" office:value="2426.76101368023" calcext:value-type="float">
            <text:p>2426.76101368023</text:p>
          </table:table-cell>
          <table:table-cell office:value-type="float" office:value="0.000555537844065382" calcext:value-type="float">
            <text:p>0.000555537844065382</text:p>
          </table:table-cell>
        </table:table-row>
        <table:table-row table:style-name="ro1">
          <table:table-cell office:value-type="float" office:value="374.972791970676" calcext:value-type="float">
            <text:p>374.972791970676</text:p>
          </table:table-cell>
          <table:table-cell office:value-type="float" office:value="2635.54249271726" calcext:value-type="float">
            <text:p>2635.54249271726</text:p>
          </table:table-cell>
          <table:table-cell office:value-type="float" office:value="-0.000845908834088471" calcext:value-type="float">
            <text:p>-0.000845908834088471</text:p>
          </table:table-cell>
        </table:table-row>
        <table:table-row table:style-name="ro1">
          <table:table-cell office:value-type="float" office:value="859.999999999821" calcext:value-type="float">
            <text:p>859.999999999821</text:p>
          </table:table-cell>
          <table:table-cell office:value-type="float" office:value="2600" calcext:value-type="float">
            <text:p>2600</text:p>
          </table:table-cell>
          <table:table-cell office:value-type="float" office:value="0.00226288890511618" calcext:value-type="float">
            <text:p>0.00226288890511618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2677.77777777778" calcext:value-type="float">
            <text:p>2677.77777777778</text:p>
          </table:table-cell>
          <table:table-cell office:value-type="float" office:value="0.00284123453943447" calcext:value-type="float">
            <text:p>0.00284123453943447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2755.55555555556" calcext:value-type="float">
            <text:p>2755.55555555556</text:p>
          </table:table-cell>
          <table:table-cell office:value-type="float" office:value="0.00341958017375275" calcext:value-type="float">
            <text:p>0.00341958017375275</text:p>
          </table:table-cell>
        </table:table-row>
        <table:table-row table:style-name="ro1">
          <table:table-cell office:value-type="float" office:value="787.283336398897" calcext:value-type="float">
            <text:p>787.283336398897</text:p>
          </table:table-cell>
          <table:table-cell office:value-type="float" office:value="2636.64973323341" calcext:value-type="float">
            <text:p>2636.64973323341</text:p>
          </table:table-cell>
          <table:table-cell office:value-type="float" office:value="0.00220952336962274" calcext:value-type="float">
            <text:p>0.00220952336962274</text:p>
          </table:table-cell>
        </table:table-row>
        <table:table-row table:style-name="ro1">
          <table:table-cell office:value-type="float" office:value="787.283336398897" calcext:value-type="float">
            <text:p>787.283336398897</text:p>
          </table:table-cell>
          <table:table-cell office:value-type="float" office:value="2714.42751101119" calcext:value-type="float">
            <text:p>2714.42751101119</text:p>
          </table:table-cell>
          <table:table-cell office:value-type="float" office:value="0.00278786900394102" calcext:value-type="float">
            <text:p>0.00278786900394102</text:p>
          </table:table-cell>
        </table:table-row>
        <table:table-row table:style-name="ro1">
          <table:table-cell office:value-type="float" office:value="714.566672797973" calcext:value-type="float">
            <text:p>714.566672797973</text:p>
          </table:table-cell>
          <table:table-cell office:value-type="float" office:value="2673.29946646682" calcext:value-type="float">
            <text:p>2673.29946646682</text:p>
          </table:table-cell>
          <table:table-cell office:value-type="float" office:value="0.00215615783412929" calcext:value-type="float">
            <text:p>0.00215615783412929</text:p>
          </table:table-cell>
        </table:table-row>
        <table:table-row table:style-name="ro1">
          <table:table-cell office:value-type="float" office:value="717.582177073727" calcext:value-type="float">
            <text:p>717.582177073727</text:p>
          </table:table-cell>
          <table:table-cell office:value-type="float" office:value="2591.76559150167" calcext:value-type="float">
            <text:p>2591.76559150167</text:p>
          </table:table-cell>
          <table:table-cell office:value-type="float" office:value="0.00136132678538588" calcext:value-type="float">
            <text:p>0.00136132678538588</text:p>
          </table:table-cell>
        </table:table-row>
        <table:table-row table:style-name="ro1">
          <table:table-cell office:value-type="float" office:value="720.597681349481" calcext:value-type="float">
            <text:p>720.597681349481</text:p>
          </table:table-cell>
          <table:table-cell office:value-type="float" office:value="2510.23171653651" calcext:value-type="float">
            <text:p>2510.23171653651</text:p>
          </table:table-cell>
          <table:table-cell office:value-type="float" office:value="0.000566495736642469" calcext:value-type="float">
            <text:p>0.000566495736642469</text:p>
          </table:table-cell>
        </table:table-row>
        <table:table-row table:style-name="ro1">
          <table:table-cell office:value-type="float" office:value="790.298840674652" calcext:value-type="float">
            <text:p>790.298840674652</text:p>
          </table:table-cell>
          <table:table-cell office:value-type="float" office:value="2555.11585826826" calcext:value-type="float">
            <text:p>2555.11585826826</text:p>
          </table:table-cell>
          <table:table-cell office:value-type="float" office:value="0.00141469232087932" calcext:value-type="float">
            <text:p>0.00141469232087932</text:p>
          </table:table-cell>
        </table:table-row>
        <table:table-row table:style-name="ro1">
          <table:table-cell office:value-type="float" office:value="317.836898457849" calcext:value-type="float">
            <text:p>317.836898457849</text:p>
          </table:table-cell>
          <table:table-cell office:value-type="float" office:value="2323.85649685888" calcext:value-type="float">
            <text:p>2323.85649685888</text:p>
          </table:table-cell>
          <table:table-cell office:value-type="float" office:value="0.00103838320600844" calcext:value-type="float">
            <text:p>0.00103838320600844</text:p>
          </table:table-cell>
        </table:table-row>
        <table:table-row table:style-name="ro1">
          <table:table-cell office:value-type="float" office:value="214.865938287935" calcext:value-type="float">
            <text:p>214.865938287935</text:p>
          </table:table-cell>
          <table:table-cell office:value-type="float" office:value="2283.98648641337" calcext:value-type="float">
            <text:p>2283.98648641337</text:p>
          </table:table-cell>
          <table:table-cell office:value-type="float" office:value="0.000893015159000582" calcext:value-type="float">
            <text:p>0.000893015159000582</text:p>
          </table:table-cell>
        </table:table-row>
        <table:table-row table:style-name="ro1">
          <table:table-cell office:value-type="float" office:value="111.894978118022" calcext:value-type="float">
            <text:p>111.894978118022</text:p>
          </table:table-cell>
          <table:table-cell office:value-type="float" office:value="2244.11647596785" calcext:value-type="float">
            <text:p>2244.11647596785</text:p>
          </table:table-cell>
          <table:table-cell office:value-type="float" office:value="0.000747647111992724" calcext:value-type="float">
            <text:p>0.000747647111992724</text:p>
          </table:table-cell>
        </table:table-row>
        <table:table-row table:style-name="ro1">
          <table:table-cell office:value-type="float" office:value="419.757328119077" calcext:value-type="float">
            <text:p>419.757328119077</text:p>
          </table:table-cell>
          <table:table-cell office:value-type="float" office:value="2281.280012612" calcext:value-type="float">
            <text:p>2281.280012612</text:p>
          </table:table-cell>
          <table:table-cell office:value-type="float" office:value="0.000736149274491498" calcext:value-type="float">
            <text:p>0.000736149274491498</text:p>
          </table:table-cell>
        </table:table-row>
        <table:table-row table:style-name="ro1">
          <table:table-cell office:value-type="float" office:value="316.786367949164" calcext:value-type="float">
            <text:p>316.786367949164</text:p>
          </table:table-cell>
          <table:table-cell office:value-type="float" office:value="2241.41000216649" calcext:value-type="float">
            <text:p>2241.41000216649</text:p>
          </table:table-cell>
          <table:table-cell office:value-type="float" office:value="0.00059078122748364" calcext:value-type="float">
            <text:p>0.00059078122748364</text:p>
          </table:table-cell>
        </table:table-row>
        <table:table-row table:style-name="ro1">
          <table:table-cell office:value-type="float" office:value="213.815407779251" calcext:value-type="float">
            <text:p>213.815407779251</text:p>
          </table:table-cell>
          <table:table-cell office:value-type="float" office:value="2201.53999172097" calcext:value-type="float">
            <text:p>2201.53999172097</text:p>
          </table:table-cell>
          <table:table-cell office:value-type="float" office:value="0.000445413180475782" calcext:value-type="float">
            <text:p>0.000445413180475782</text:p>
          </table:table-cell>
        </table:table-row>
        <table:table-row table:style-name="ro1">
          <table:table-cell office:value-type="float" office:value="418.706797610392" calcext:value-type="float">
            <text:p>418.706797610392</text:p>
          </table:table-cell>
          <table:table-cell office:value-type="float" office:value="2198.83351791961" calcext:value-type="float">
            <text:p>2198.83351791961</text:p>
          </table:table-cell>
          <table:table-cell office:value-type="float" office:value="0.000288547295966698" calcext:value-type="float">
            <text:p>0.000288547295966698</text:p>
          </table:table-cell>
        </table:table-row>
        <table:table-row table:style-name="ro1">
          <table:table-cell office:value-type="float" office:value="315.735837440478" calcext:value-type="float">
            <text:p>315.735837440478</text:p>
          </table:table-cell>
          <table:table-cell office:value-type="float" office:value="2158.96350747409" calcext:value-type="float">
            <text:p>2158.96350747409</text:p>
          </table:table-cell>
          <table:table-cell office:value-type="float" office:value="0.00014317924895884" calcext:value-type="float">
            <text:p>0.00014317924895884</text:p>
          </table:table-cell>
        </table:table-row>
        <table:table-row table:style-name="ro1">
          <table:table-cell office:value-type="float" office:value="417.656267101707" calcext:value-type="float">
            <text:p>417.656267101707</text:p>
          </table:table-cell>
          <table:table-cell office:value-type="float" office:value="2116.38702322721" calcext:value-type="float">
            <text:p>2116.38702322721</text:p>
          </table:table-cell>
          <table:table-cell office:value-type="float" office:value="-0.000159054682558101" calcext:value-type="float">
            <text:p>-0.000159054682558101</text:p>
          </table:table-cell>
        </table:table-row>
        <table:table-row table:style-name="ro1">
          <table:table-cell office:value-type="float" office:value="358.881654891964" calcext:value-type="float">
            <text:p>358.881654891964</text:p>
          </table:table-cell>
          <table:table-cell office:value-type="float" office:value="2045.27342422818" calcext:value-type="float">
            <text:p>2045.27342422818</text:p>
          </table:table-cell>
          <table:table-cell office:value-type="float" office:value="-0.000150529630209046" calcext:value-type="float">
            <text:p>-0.000150529630209046</text:p>
          </table:table-cell>
        </table:table-row>
        <table:table-row table:style-name="ro1">
          <table:table-cell office:value-type="float" office:value="256.961225230736" calcext:value-type="float">
            <text:p>256.961225230736</text:p>
          </table:table-cell>
          <table:table-cell office:value-type="float" office:value="2087.84990847506" calcext:value-type="float">
            <text:p>2087.84990847506</text:p>
          </table:table-cell>
          <table:table-cell office:value-type="float" office:value="0.000151704301307895" calcext:value-type="float">
            <text:p>0.000151704301307895</text:p>
          </table:table-cell>
        </table:table-row>
        <table:table-row table:style-name="ro1">
          <table:table-cell office:value-type="float" office:value="155.040795569507" calcext:value-type="float">
            <text:p>155.040795569507</text:p>
          </table:table-cell>
          <table:table-cell office:value-type="float" office:value="2130.42639272194" calcext:value-type="float">
            <text:p>2130.42639272194</text:p>
          </table:table-cell>
          <table:table-cell office:value-type="float" office:value="0.000453938232824837" calcext:value-type="float">
            <text:p>0.000453938232824837</text:p>
          </table:table-cell>
        </table:table-row>
        <table:table-row table:style-name="ro1">
          <table:table-cell office:value-type="float" office:value="300.10704268222" calcext:value-type="float">
            <text:p>300.10704268222</text:p>
          </table:table-cell>
          <table:table-cell office:value-type="float" office:value="1974.15982522914" calcext:value-type="float">
            <text:p>1974.15982522914</text:p>
          </table:table-cell>
          <table:table-cell office:value-type="float" office:value="-0.000142004577859992" calcext:value-type="float">
            <text:p>-0.000142004577859992</text:p>
          </table:table-cell>
        </table:table-row>
        <table:table-row table:style-name="ro1">
          <table:table-cell office:value-type="float" office:value="198.186613020992" calcext:value-type="float">
            <text:p>198.186613020992</text:p>
          </table:table-cell>
          <table:table-cell office:value-type="float" office:value="2016.73630947602" calcext:value-type="float">
            <text:p>2016.73630947602</text:p>
          </table:table-cell>
          <table:table-cell office:value-type="float" office:value="0.00016022935365695" calcext:value-type="float">
            <text:p>0.00016022935365695</text:p>
          </table:table-cell>
        </table:table-row>
        <table:table-row table:style-name="ro1">
          <table:table-cell office:value-type="float" office:value="241.332430472477" calcext:value-type="float">
            <text:p>241.332430472477</text:p>
          </table:table-cell>
          <table:table-cell office:value-type="float" office:value="1903.04622623011" calcext:value-type="float">
            <text:p>1903.04622623011</text:p>
          </table:table-cell>
          <table:table-cell office:value-type="float" office:value="-0.000133479525510937" calcext:value-type="float">
            <text:p>-0.000133479525510937</text:p>
          </table:table-cell>
        </table:table-row>
        <table:table-row table:style-name="ro1">
          <table:table-cell office:value-type="float" office:value="259.627189376141" calcext:value-type="float">
            <text:p>259.627189376141</text:p>
          </table:table-cell>
          <table:table-cell office:value-type="float" office:value="2386.89100323472" calcext:value-type="float">
            <text:p>2386.89100323472</text:p>
          </table:table-cell>
          <table:table-cell office:value-type="float" office:value="0.000410169797057524" calcext:value-type="float">
            <text:p>0.000410169797057524</text:p>
          </table:table-cell>
        </table:table-row>
        <table:table-row table:style-name="ro1">
          <table:table-cell office:value-type="float" office:value="201.417480294433" calcext:value-type="float">
            <text:p>201.417480294433</text:p>
          </table:table-cell>
          <table:table-cell office:value-type="float" office:value="2449.92550961055" calcext:value-type="float">
            <text:p>2449.92550961055</text:p>
          </table:table-cell>
          <table:table-cell office:value-type="float" office:value="-0.000218043611893392" calcext:value-type="float">
            <text:p>-0.000218043611893392</text:p>
          </table:table-cell>
        </table:table-row>
        <table:table-row table:style-name="ro1">
          <table:table-cell office:value-type="float" office:value="156.656229206228" calcext:value-type="float">
            <text:p>156.656229206228</text:p>
          </table:table-cell>
          <table:table-cell office:value-type="float" office:value="2347.0209927892" calcext:value-type="float">
            <text:p>2347.0209927892</text:p>
          </table:table-cell>
          <table:table-cell office:value-type="float" office:value="0.000264801750049666" calcext:value-type="float">
            <text:p>0.000264801750049666</text:p>
          </table:table-cell>
        </table:table-row>
        <table:table-row table:style-name="ro1">
          <table:table-cell office:value-type="float" office:value="-97.5630717709684" calcext:value-type="float">
            <text:p>-97.5630717709684</text:p>
          </table:table-cell>
          <table:table-cell office:value-type="float" office:value="2245.84080108892" calcext:value-type="float">
            <text:p>2245.84080108892</text:p>
          </table:table-cell>
          <table:table-cell office:value-type="float" office:value="0.000439390323040398" calcext:value-type="float">
            <text:p>0.000439390323040398</text:p>
          </table:table-cell>
        </table:table-row>
        <table:table-row table:style-name="ro1">
          <table:table-cell office:value-type="float" office:value="-74.2312337317901" calcext:value-type="float">
            <text:p>-74.2312337317901</text:p>
          </table:table-cell>
          <table:table-cell office:value-type="float" office:value="2134.39516965661" calcext:value-type="float">
            <text:p>2134.39516965661</text:p>
          </table:table-cell>
          <table:table-cell office:value-type="float" office:value="0.000348713359397421" calcext:value-type="float">
            <text:p>0.000348713359397421</text:p>
          </table:table-cell>
        </table:table-row>
        <table:table-row table:style-name="ro1">
          <table:table-cell office:value-type="float" office:value="-50.8993956926118" calcext:value-type="float">
            <text:p>-50.8993956926118</text:p>
          </table:table-cell>
          <table:table-cell office:value-type="float" office:value="2022.94953822429" calcext:value-type="float">
            <text:p>2022.94953822429</text:p>
          </table:table-cell>
          <table:table-cell office:value-type="float" office:value="0.000258036395754445" calcext:value-type="float">
            <text:p>0.000258036395754445</text:p>
          </table:table-cell>
        </table:table-row>
        <table:table-row table:style-name="ro1">
          <table:table-cell office:value-type="float" office:value="7.16595317352731" calcext:value-type="float">
            <text:p>7.16595317352731</text:p>
          </table:table-cell>
          <table:table-cell office:value-type="float" office:value="2244.97863852839" calcext:value-type="float">
            <text:p>2244.97863852839</text:p>
          </table:table-cell>
          <table:table-cell office:value-type="float" office:value="0.000593518717516561" calcext:value-type="float">
            <text:p>0.000593518717516561</text:p>
          </table:table-cell>
        </table:table-row>
        <table:table-row table:style-name="ro1">
          <table:table-cell office:value-type="float" office:value="30.4977912127051" calcext:value-type="float">
            <text:p>30.4977912127051</text:p>
          </table:table-cell>
          <table:table-cell office:value-type="float" office:value="2133.53300709607" calcext:value-type="float">
            <text:p>2133.53300709607</text:p>
          </table:table-cell>
          <table:table-cell office:value-type="float" office:value="0.000502841753873584" calcext:value-type="float">
            <text:p>0.000502841753873584</text:p>
          </table:table-cell>
        </table:table-row>
        <table:table-row table:style-name="ro1">
          <table:table-cell office:value-type="float" office:value="75.1570996158404" calcext:value-type="float">
            <text:p>75.1570996158404</text:p>
          </table:table-cell>
          <table:table-cell office:value-type="float" office:value="2453.25213678548" calcext:value-type="float">
            <text:p>2453.25213678548</text:p>
          </table:table-cell>
          <table:table-cell office:value-type="float" office:value="-0.00101560804243713" calcext:value-type="float">
            <text:p>-0.00101560804243713</text:p>
          </table:table-cell>
        </table:table-row>
        <table:table-row table:style-name="ro1">
          <table:table-cell office:value-type="float" office:value="-51.1032810627525" calcext:value-type="float">
            <text:p>-51.1032810627525</text:p>
          </table:table-cell>
          <table:table-cell office:value-type="float" office:value="2456.57876396041" calcext:value-type="float">
            <text:p>2456.57876396041</text:p>
          </table:table-cell>
          <table:table-cell office:value-type="float" office:value="-0.00181317247298087" calcext:value-type="float">
            <text:p>-0.00181317247298087</text:p>
          </table:table-cell>
        </table:table-row>
        <table:table-row table:style-name="ro1">
          <table:table-cell office:value-type="float" office:value="30.3958485276352" calcext:value-type="float">
            <text:p>30.3958485276352</text:p>
          </table:table-cell>
          <table:table-cell office:value-type="float" office:value="2350.34761996413" calcext:value-type="float">
            <text:p>2350.34761996413</text:p>
          </table:table-cell>
          <table:table-cell office:value-type="float" office:value="-0.000532762680494075" calcext:value-type="float">
            <text:p>-0.000532762680494075</text:p>
          </table:table-cell>
        </table:table-row>
        <table:table-row table:style-name="ro1">
          <table:table-cell office:value-type="float" office:value="116.789426115675" calcext:value-type="float">
            <text:p>116.789426115675</text:p>
          </table:table-cell>
          <table:table-cell office:value-type="float" office:value="1906.15284060424" calcext:value-type="float">
            <text:p>1906.15284060424</text:p>
          </table:table-cell>
          <table:table-cell office:value-type="float" office:value="-0.0000845760044621899" calcext:value-type="float">
            <text:p>-8.45760044621899E-05</text:p>
          </table:table-cell>
        </table:table-row>
        <table:table-row table:style-name="ro1">
          <table:table-cell office:value-type="float" office:value="73.6436086641903" calcext:value-type="float">
            <text:p>73.6436086641903</text:p>
          </table:table-cell>
          <table:table-cell office:value-type="float" office:value="2019.84292385016" calcext:value-type="float">
            <text:p>2019.84292385016</text:p>
          </table:table-cell>
          <table:table-cell office:value-type="float" office:value="0.000209132874705697" calcext:value-type="float">
            <text:p>0.000209132874705697</text:p>
          </table:table-cell>
        </table:table-row>
        <table:table-row table:style-name="ro1">
          <table:table-cell office:value-type="float" office:value="-7.75357824112621" calcext:value-type="float">
            <text:p>-7.75357824112621</text:p>
          </table:table-cell>
          <table:table-cell office:value-type="float" office:value="1909.25945497838" calcext:value-type="float">
            <text:p>1909.25945497838</text:p>
          </table:table-cell>
          <table:table-cell office:value-type="float" office:value="-0.0000356724834134424" calcext:value-type="float">
            <text:p>-3.56724834134424E-05</text:p>
          </table:table-cell>
        </table:table-row>
        <table:table-row table:style-name="ro1">
          <table:table-cell office:value-type="float" office:value="-74.3331764168609" calcext:value-type="float">
            <text:p>-74.3331764168609</text:p>
          </table:table-cell>
          <table:table-cell office:value-type="float" office:value="2351.20978252467" calcext:value-type="float">
            <text:p>2351.20978252467</text:p>
          </table:table-cell>
          <table:table-cell office:value-type="float" office:value="-0.000686891074970238" calcext:value-type="float">
            <text:p>-0.000686891074970238</text:p>
          </table:table-cell>
        </table:table-row>
        <table:table-row table:style-name="ro1">
          <table:table-cell office:value-type="float" office:value="649.018452803888" calcext:value-type="float">
            <text:p>649.018452803888</text:p>
          </table:table-cell>
          <table:table-cell office:value-type="float" office:value="2389.27556820083" calcext:value-type="float">
            <text:p>2389.27556820083</text:p>
          </table:table-cell>
          <table:table-cell office:value-type="float" office:value="-0.000378774979279439" calcext:value-type="float">
            <text:p>-0.000378774979279439</text:p>
          </table:table-cell>
        </table:table-row>
        <table:table-row table:style-name="ro1">
          <table:table-cell office:value-type="float" office:value="572.322231671706" calcext:value-type="float">
            <text:p>572.322231671706</text:p>
          </table:table-cell>
          <table:table-cell office:value-type="float" office:value="2355.40187903404" calcext:value-type="float">
            <text:p>2355.40187903404</text:p>
          </table:table-cell>
          <table:table-cell office:value-type="float" office:value="0.000109709054257456" calcext:value-type="float">
            <text:p>0.000109709054257456</text:p>
          </table:table-cell>
        </table:table-row>
        <table:table-row table:style-name="ro1">
          <table:table-cell office:value-type="float" office:value="495.626010539522" calcext:value-type="float">
            <text:p>495.626010539522</text:p>
          </table:table-cell>
          <table:table-cell office:value-type="float" office:value="2321.52818986725" calcext:value-type="float">
            <text:p>2321.52818986725</text:p>
          </table:table-cell>
          <table:table-cell office:value-type="float" office:value="0.00059819308779435" calcext:value-type="float">
            <text:p>0.00059819308779435</text:p>
          </table:table-cell>
        </table:table-row>
        <table:table-row table:style-name="ro1">
          <table:table-cell office:value-type="float" office:value="647.140383583465" calcext:value-type="float">
            <text:p>647.140383583465</text:p>
          </table:table-cell>
          <table:table-cell office:value-type="float" office:value="2313.2035615969" calcext:value-type="float">
            <text:p>2313.2035615969</text:p>
          </table:table-cell>
          <table:table-cell office:value-type="float" office:value="-0.000475849110964491" calcext:value-type="float">
            <text:p>-0.000475849110964491</text:p>
          </table:table-cell>
        </table:table-row>
        <table:table-row table:style-name="ro1">
          <table:table-cell office:value-type="float" office:value="570.444162451282" calcext:value-type="float">
            <text:p>570.444162451282</text:p>
          </table:table-cell>
          <table:table-cell office:value-type="float" office:value="2279.32987243011" calcext:value-type="float">
            <text:p>2279.32987243011</text:p>
          </table:table-cell>
          <table:table-cell office:value-type="float" office:value="0.0000126349225724036" calcext:value-type="float">
            <text:p>1.26349225724036E-05</text:p>
          </table:table-cell>
        </table:table-row>
        <table:table-row table:style-name="ro1">
          <table:table-cell office:value-type="float" office:value="645.262314363043" calcext:value-type="float">
            <text:p>645.262314363043</text:p>
          </table:table-cell>
          <table:table-cell office:value-type="float" office:value="2237.13155499296" calcext:value-type="float">
            <text:p>2237.13155499296</text:p>
          </table:table-cell>
          <table:table-cell office:value-type="float" office:value="-0.000572923242649543" calcext:value-type="float">
            <text:p>-0.000572923242649543</text:p>
          </table:table-cell>
        </table:table-row>
        <table:table-row table:style-name="ro1">
          <table:table-cell office:value-type="float" office:value="493.524949522152" calcext:value-type="float">
            <text:p>493.524949522152</text:p>
          </table:table-cell>
          <table:table-cell office:value-type="float" office:value="2156.63520048246" calcext:value-type="float">
            <text:p>2156.63520048246</text:p>
          </table:table-cell>
          <table:table-cell office:value-type="float" office:value="-0.000297010869255248" calcext:value-type="float">
            <text:p>-0.000297010869255248</text:p>
          </table:table-cell>
        </table:table-row>
        <table:table-row table:style-name="ro1">
          <table:table-cell office:value-type="float" office:value="569.393631942597" calcext:value-type="float">
            <text:p>569.393631942597</text:p>
          </table:table-cell>
          <table:table-cell office:value-type="float" office:value="2196.88337773771" calcext:value-type="float">
            <text:p>2196.88337773771</text:p>
          </table:table-cell>
          <table:table-cell office:value-type="float" office:value="-0.000434967055952396" calcext:value-type="float">
            <text:p>-0.000434967055952396</text:p>
          </table:table-cell>
        </table:table-row>
        <table:table-row table:style-name="ro1">
          <table:table-cell office:value-type="float" office:value="494.575480030837" calcext:value-type="float">
            <text:p>494.575480030837</text:p>
          </table:table-cell>
          <table:table-cell office:value-type="float" office:value="2239.08169517486" calcext:value-type="float">
            <text:p>2239.08169517486</text:p>
          </table:table-cell>
          <table:table-cell office:value-type="float" office:value="0.000150591109269551" calcext:value-type="float">
            <text:p>0.000150591109269551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2366.66666666667" calcext:value-type="float">
            <text:p>2366.66666666667</text:p>
          </table:table-cell>
          <table:table-cell office:value-type="float" office:value="0.000446594587938345" calcext:value-type="float">
            <text:p>0.000446594587938345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2444.44444444445" calcext:value-type="float">
            <text:p>2444.44444444445</text:p>
          </table:table-cell>
          <table:table-cell office:value-type="float" office:value="0.00105202602699762" calcext:value-type="float">
            <text:p>0.00105202602699762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2522.22222222222" calcext:value-type="float">
            <text:p>2522.22222222222</text:p>
          </table:table-cell>
          <table:table-cell office:value-type="float" office:value="0.0016574574660569" calcext:value-type="float">
            <text:p>0.0016574574660569</text:p>
          </table:table-cell>
        </table:table-row>
        <table:table-row table:style-name="ro1">
          <table:table-cell office:value-type="float" office:value="790.298840674652" calcext:value-type="float">
            <text:p>790.298840674652</text:p>
          </table:table-cell>
          <table:table-cell office:value-type="float" office:value="2399.5603027127" calcext:value-type="float">
            <text:p>2399.5603027127</text:p>
          </table:table-cell>
          <table:table-cell office:value-type="float" office:value="0.000203829442760768" calcext:value-type="float">
            <text:p>0.000203829442760768</text:p>
          </table:table-cell>
        </table:table-row>
        <table:table-row table:style-name="ro1">
          <table:table-cell office:value-type="float" office:value="790.298840674652" calcext:value-type="float">
            <text:p>790.298840674652</text:p>
          </table:table-cell>
          <table:table-cell office:value-type="float" office:value="2477.33808049048" calcext:value-type="float">
            <text:p>2477.33808049048</text:p>
          </table:table-cell>
          <table:table-cell office:value-type="float" office:value="0.000809260881820046" calcext:value-type="float">
            <text:p>0.000809260881820046</text:p>
          </table:table-cell>
        </table:table-row>
        <table:table-row table:style-name="ro1">
          <table:table-cell office:value-type="float" office:value="720.597681349482" calcext:value-type="float">
            <text:p>720.597681349482</text:p>
          </table:table-cell>
          <table:table-cell office:value-type="float" office:value="2432.45393875874" calcext:value-type="float">
            <text:p>2432.45393875874</text:p>
          </table:table-cell>
          <table:table-cell office:value-type="float" office:value="-0.0000389357024168098" calcext:value-type="float">
            <text:p>-3.89357024168098E-05</text:p>
          </table:table-cell>
        </table:table-row>
        <table:table-row table:style-name="ro1">
          <table:table-cell office:value-type="float" office:value="718.719612129059" calcext:value-type="float">
            <text:p>718.719612129059</text:p>
          </table:table-cell>
          <table:table-cell office:value-type="float" office:value="2356.3819321548" calcext:value-type="float">
            <text:p>2356.3819321548</text:p>
          </table:table-cell>
          <table:table-cell office:value-type="float" office:value="-0.000136009834101862" calcext:value-type="float">
            <text:p>-0.000136009834101862</text:p>
          </table:table-cell>
        </table:table-row>
        <table:table-row table:style-name="ro1">
          <table:table-cell office:value-type="float" office:value="716.841542908636" calcext:value-type="float">
            <text:p>716.841542908636</text:p>
          </table:table-cell>
          <table:table-cell office:value-type="float" office:value="2280.30992555086" calcext:value-type="float">
            <text:p>2280.30992555086</text:p>
          </table:table-cell>
          <table:table-cell office:value-type="float" office:value="-0.000233083965786914" calcext:value-type="float">
            <text:p>-0.000233083965786914</text:p>
          </table:table-cell>
        </table:table-row>
        <table:table-row table:style-name="ro1">
          <table:table-cell office:value-type="float" office:value="788.420771454229" calcext:value-type="float">
            <text:p>788.420771454229</text:p>
          </table:table-cell>
          <table:table-cell office:value-type="float" office:value="2323.48829610877" calcext:value-type="float">
            <text:p>2323.48829610877</text:p>
          </table:table-cell>
          <table:table-cell office:value-type="float" office:value="0.000106755311075716" calcext:value-type="float">
            <text:p>0.000106755311075716</text:p>
          </table:table-cell>
        </table:table-row>
        <table:table-row table:style-name="ro1">
          <table:table-cell office:value-type="float" office:value="209.412124096606" calcext:value-type="float">
            <text:p>209.412124096606</text:p>
          </table:table-cell>
          <table:table-cell office:value-type="float" office:value="1805.7072834424" calcext:value-type="float">
            <text:p>1805.7072834424</text:p>
          </table:table-cell>
          <table:table-cell office:value-type="float" office:value="-0.000121378037609156" calcext:value-type="float">
            <text:p>-0.000121378037609156</text:p>
          </table:table-cell>
        </table:table-row>
        <table:table-row table:style-name="ro1">
          <table:table-cell office:value-type="float" office:value="84.8691197398046" calcext:value-type="float">
            <text:p>84.8691197398046</text:p>
          </table:table-cell>
          <table:table-cell office:value-type="float" office:value="1808.81389781654" calcext:value-type="float">
            <text:p>1808.81389781654</text:p>
          </table:table-cell>
          <table:table-cell office:value-type="float" office:value="-0.0000724745165604089" calcext:value-type="float">
            <text:p>-7.24745165604089E-05</text:p>
          </table:table-cell>
        </table:table-row>
        <table:table-row table:style-name="ro1">
          <table:table-cell office:value-type="float" office:value="-39.6738846169979" calcext:value-type="float">
            <text:p>-39.6738846169979</text:p>
          </table:table-cell>
          <table:table-cell office:value-type="float" office:value="1811.92051219067" calcext:value-type="float">
            <text:p>1811.92051219067</text:p>
          </table:table-cell>
          <table:table-cell office:value-type="float" office:value="-0.0000235709955116614" calcext:value-type="float">
            <text:p>-2.35709955116614E-05</text:p>
          </table:table-cell>
        </table:table-row>
        <table:table-row table:style-name="ro1">
          <table:table-cell office:value-type="float" office:value="177.491817720735" calcext:value-type="float">
            <text:p>177.491817720735</text:p>
          </table:table-cell>
          <table:table-cell office:value-type="float" office:value="1708.3683406547" calcext:value-type="float">
            <text:p>1708.3683406547</text:p>
          </table:table-cell>
          <table:table-cell office:value-type="float" office:value="-0.000109276549707375" calcext:value-type="float">
            <text:p>-0.000109276549707375</text:p>
          </table:table-cell>
        </table:table-row>
        <table:table-row table:style-name="ro1">
          <table:table-cell office:value-type="float" office:value="52.9488133639324" calcext:value-type="float">
            <text:p>52.9488133639324</text:p>
          </table:table-cell>
          <table:table-cell office:value-type="float" office:value="1711.47495502884" calcext:value-type="float">
            <text:p>1711.47495502884</text:p>
          </table:table-cell>
          <table:table-cell office:value-type="float" office:value="-0.000060373028658628" calcext:value-type="float">
            <text:p>-6.0373028658628E-05</text:p>
          </table:table-cell>
        </table:table-row>
        <table:table-row table:style-name="ro1">
          <table:table-cell office:value-type="float" office:value="145.571511344863" calcext:value-type="float">
            <text:p>145.571511344863</text:p>
          </table:table-cell>
          <table:table-cell office:value-type="float" office:value="1611.029397867" calcext:value-type="float">
            <text:p>1611.029397867</text:p>
          </table:table-cell>
          <table:table-cell office:value-type="float" office:value="-0.0000971750618055946" calcext:value-type="float">
            <text:p>-9.71750618055946E-05</text:p>
          </table:table-cell>
        </table:table-row>
        <table:table-row table:style-name="ro1">
          <table:table-cell office:value-type="float" office:value="-40.4288948157805" calcext:value-type="float">
            <text:p>-40.4288948157805</text:p>
          </table:table-cell>
          <table:table-cell office:value-type="float" office:value="1542.39591129083" calcext:value-type="float">
            <text:p>1542.39591129083</text:p>
          </table:table-cell>
          <table:table-cell office:value-type="float" office:value="0.00000304941814787715" calcext:value-type="float">
            <text:p>3.04941814787715E-06</text:p>
          </table:table-cell>
        </table:table-row>
        <table:table-row table:style-name="ro1">
          <table:table-cell office:value-type="float" office:value="52.5713082645414" calcext:value-type="float">
            <text:p>52.5713082645414</text:p>
          </table:table-cell>
          <table:table-cell office:value-type="float" office:value="1576.71265457891" calcext:value-type="float">
            <text:p>1576.71265457891</text:p>
          </table:table-cell>
          <table:table-cell office:value-type="float" office:value="-0.0000470628218288587" calcext:value-type="float">
            <text:p>-4.70628218288587E-05</text:p>
          </table:table-cell>
        </table:table-row>
        <table:table-row table:style-name="ro1">
          <table:table-cell office:value-type="float" office:value="-40.051389716389" calcext:value-type="float">
            <text:p>-40.051389716389</text:p>
          </table:table-cell>
          <table:table-cell office:value-type="float" office:value="1677.15821174075" calcext:value-type="float">
            <text:p>1677.15821174075</text:p>
          </table:table-cell>
          <table:table-cell office:value-type="float" office:value="-0.0000102607886818921" calcext:value-type="float">
            <text:p>-1.02607886818921E-05</text:p>
          </table:table-cell>
        </table:table-row>
        <table:table-row table:style-name="ro1">
          <table:table-cell office:value-type="float" office:value="288.122617666949" calcext:value-type="float">
            <text:p>288.122617666949</text:p>
          </table:table-cell>
          <table:table-cell office:value-type="float" office:value="654.304670821714" calcext:value-type="float">
            <text:p>654.304670821714</text:p>
          </table:table-cell>
          <table:table-cell office:value-type="float" office:value="-0.00000353358608227523" calcext:value-type="float">
            <text:p>-3.53358608227523E-06</text:p>
          </table:table-cell>
        </table:table-row>
        <table:table-row table:style-name="ro1">
          <table:table-cell office:value-type="float" office:value="187.985243468947" calcext:value-type="float">
            <text:p>187.985243468947</text:p>
          </table:table-cell>
          <table:table-cell office:value-type="float" office:value="595.796350043017" calcext:value-type="float">
            <text:p>595.796350043017</text:p>
          </table:table-cell>
          <table:table-cell office:value-type="float" office:value="-0.00000175124885008633" calcext:value-type="float">
            <text:p>-1.75124885008633E-06</text:p>
          </table:table-cell>
        </table:table-row>
        <table:table-row table:style-name="ro1">
          <table:table-cell office:value-type="float" office:value="87.8478692709459" calcext:value-type="float">
            <text:p>87.8478692709459</text:p>
          </table:table-cell>
          <table:table-cell office:value-type="float" office:value="537.288029264319" calcext:value-type="float">
            <text:p>537.288029264319</text:p>
          </table:table-cell>
          <table:table-cell office:value-type="float" office:value="0.00000003108838210256" calcext:value-type="float">
            <text:p>3.10883821025612E-08</text:p>
          </table:table-cell>
        </table:table-row>
        <table:table-row table:style-name="ro1">
          <table:table-cell office:value-type="float" office:value="309.881733178087" calcext:value-type="float">
            <text:p>309.881733178087</text:p>
          </table:table-cell>
          <table:table-cell office:value-type="float" office:value="556.591288141276" calcext:value-type="float">
            <text:p>556.591288141276</text:p>
          </table:table-cell>
          <table:table-cell office:value-type="float" office:value="0.00000624962879527869" calcext:value-type="float">
            <text:p>6.24962879527869E-06</text:p>
          </table:table-cell>
        </table:table-row>
        <table:table-row table:style-name="ro1">
          <table:table-cell office:value-type="float" office:value="209.744358980085" calcext:value-type="float">
            <text:p>209.744358980085</text:p>
          </table:table-cell>
          <table:table-cell office:value-type="float" office:value="498.082967362578" calcext:value-type="float">
            <text:p>498.082967362578</text:p>
          </table:table-cell>
          <table:table-cell office:value-type="float" office:value="0.00000803196602746758" calcext:value-type="float">
            <text:p>8.03196602746758E-06</text:p>
          </table:table-cell>
        </table:table-row>
        <table:table-row table:style-name="ro1">
          <table:table-cell office:value-type="float" office:value="331.640848689225" calcext:value-type="float">
            <text:p>331.640848689225</text:p>
          </table:table-cell>
          <table:table-cell office:value-type="float" office:value="458.877905460837" calcext:value-type="float">
            <text:p>458.877905460837</text:p>
          </table:table-cell>
          <table:table-cell office:value-type="float" office:value="0.0000160328436728326" calcext:value-type="float">
            <text:p>1.60328436728326E-05</text:p>
          </table:table-cell>
        </table:table-row>
        <table:table-row table:style-name="ro1">
          <table:table-cell office:value-type="float" office:value="426.77671278072" calcext:value-type="float">
            <text:p>426.77671278072</text:p>
          </table:table-cell>
          <table:table-cell office:value-type="float" office:value="599.007281079784" calcext:value-type="float">
            <text:p>599.007281079784</text:p>
          </table:table-cell>
          <table:table-cell office:value-type="float" office:value="-0.00000034698022302493" calcext:value-type="float">
            <text:p>-3.46980223024934E-07</text:p>
          </table:table-cell>
        </table:table-row>
        <table:table-row table:style-name="ro1">
          <table:table-cell office:value-type="float" office:value="357.449665223835" calcext:value-type="float">
            <text:p>357.449665223835</text:p>
          </table:table-cell>
          <table:table-cell office:value-type="float" office:value="626.655975950749" calcext:value-type="float">
            <text:p>626.655975950749</text:p>
          </table:table-cell>
          <table:table-cell office:value-type="float" office:value="-0.00000194028315265008" calcext:value-type="float">
            <text:p>-1.94028315265008E-06</text:p>
          </table:table-cell>
        </table:table-row>
        <table:table-row table:style-name="ro1">
          <table:table-cell office:value-type="float" office:value="379.208780734972" calcext:value-type="float">
            <text:p>379.208780734972</text:p>
          </table:table-cell>
          <table:table-cell office:value-type="float" office:value="528.942593270311" calcext:value-type="float">
            <text:p>528.942593270311</text:p>
          </table:table-cell>
          <table:table-cell office:value-type="float" office:value="0.00000784293172490384" calcext:value-type="float">
            <text:p>7.84293172490384E-06</text:p>
          </table:table-cell>
        </table:table-row>
        <table:table-row table:style-name="ro1">
          <table:table-cell office:value-type="float" office:value="219.467597073296" calcext:value-type="float">
            <text:p>219.467597073296</text:p>
          </table:table-cell>
          <table:table-cell office:value-type="float" office:value="720.064923643264" calcext:value-type="float">
            <text:p>720.064923643264</text:p>
          </table:table-cell>
          <table:table-cell office:value-type="float" office:value="-0.00000273119259344504" calcext:value-type="float">
            <text:p>-2.73119259344504E-06</text:p>
          </table:table-cell>
        </table:table-row>
        <table:table-row table:style-name="ro1">
          <table:table-cell office:value-type="float" office:value="150.812576479644" calcext:value-type="float">
            <text:p>150.812576479644</text:p>
          </table:table-cell>
          <table:table-cell office:value-type="float" office:value="785.825176464814" calcext:value-type="float">
            <text:p>785.825176464814</text:p>
          </table:table-cell>
          <table:table-cell office:value-type="float" office:value="-0.00000192879910461485" calcext:value-type="float">
            <text:p>-1.92879910461485E-06</text:p>
          </table:table-cell>
        </table:table-row>
        <table:table-row table:style-name="ro1">
          <table:table-cell office:value-type="float" office:value="82.1575558859906" calcext:value-type="float">
            <text:p>82.1575558859906</text:p>
          </table:table-cell>
          <table:table-cell office:value-type="float" office:value="851.585429286364" calcext:value-type="float">
            <text:p>851.585429286364</text:p>
          </table:table-cell>
          <table:table-cell office:value-type="float" office:value="-0.00000112640561578466" calcext:value-type="float">
            <text:p>-1.12640561578466E-06</text:p>
          </table:table-cell>
        </table:table-row>
        <table:table-row table:style-name="ro1">
          <table:table-cell office:value-type="float" office:value="119.330222875295" calcext:value-type="float">
            <text:p>119.330222875295</text:p>
          </table:table-cell>
          <table:table-cell office:value-type="float" office:value="661.556602864567" calcext:value-type="float">
            <text:p>661.556602864567</text:p>
          </table:table-cell>
          <table:table-cell office:value-type="float" office:value="-0.00000094885536125614" calcext:value-type="float">
            <text:p>-9.48855361256143E-07</text:p>
          </table:table-cell>
        </table:table-row>
        <table:table-row table:style-name="ro1">
          <table:table-cell office:value-type="float" office:value="50.6752022816421" calcext:value-type="float">
            <text:p>50.6752022816421</text:p>
          </table:table-cell>
          <table:table-cell office:value-type="float" office:value="727.316855686116" calcext:value-type="float">
            <text:p>727.316855686116</text:p>
          </table:table-cell>
          <table:table-cell office:value-type="float" office:value="-0.00000014646187242595" calcext:value-type="float">
            <text:p>-1.46461872425954E-07</text:p>
          </table:table-cell>
        </table:table-row>
        <table:table-row table:style-name="ro1">
          <table:table-cell office:value-type="float" office:value="19.1928486772937" calcext:value-type="float">
            <text:p>19.1928486772937</text:p>
          </table:table-cell>
          <table:table-cell office:value-type="float" office:value="603.048282085869" calcext:value-type="float">
            <text:p>603.048282085869</text:p>
          </table:table-cell>
          <table:table-cell office:value-type="float" office:value="0.00000083348187093275" calcext:value-type="float">
            <text:p>8.33481870932751E-07</text:p>
          </table:table-cell>
        </table:table-row>
        <table:table-row table:style-name="ro1">
          <table:table-cell office:value-type="float" office:value="-96.7095588602738" calcext:value-type="float">
            <text:p>-96.7095588602738</text:p>
          </table:table-cell>
          <table:table-cell office:value-type="float" office:value="801.582576236149" calcext:value-type="float">
            <text:p>801.582576236149</text:p>
          </table:table-cell>
          <table:table-cell office:value-type="float" office:value="-0.0000008318041862001" calcext:value-type="float">
            <text:p>-8.31804186200096E-07</text:p>
          </table:table-cell>
        </table:table-row>
        <table:table-row table:style-name="ro1">
          <table:table-cell office:value-type="float" office:value="-38.7583550914905" calcext:value-type="float">
            <text:p>-38.7583550914905</text:p>
          </table:table-cell>
          <table:table-cell office:value-type="float" office:value="702.315429161009" calcext:value-type="float">
            <text:p>702.315429161009</text:p>
          </table:table-cell>
          <table:table-cell office:value-type="float" office:value="0.00000000083884236633" calcext:value-type="float">
            <text:p>8.38842366327521E-10</text:p>
          </table:table-cell>
        </table:table-row>
        <table:table-row table:style-name="ro1">
          <table:table-cell office:value-type="float" office:value="-7.27600148714158" calcext:value-type="float">
            <text:p>-7.27600148714158</text:p>
          </table:table-cell>
          <table:table-cell office:value-type="float" office:value="826.584002761256" calcext:value-type="float">
            <text:p>826.584002761256</text:p>
          </table:table-cell>
          <table:table-cell office:value-type="float" office:value="-0.00000097910490099238" calcext:value-type="float">
            <text:p>-9.79104900992377E-07</text:p>
          </table:table-cell>
        </table:table-row>
        <table:table-row table:style-name="ro1">
          <table:table-cell office:value-type="float" office:value="-90.2224077925817" calcext:value-type="float">
            <text:p>-90.2224077925817</text:p>
          </table:table-cell>
          <table:table-cell office:value-type="float" office:value="932.125413027557" calcext:value-type="float">
            <text:p>932.125413027557</text:p>
          </table:table-cell>
          <table:table-cell office:value-type="float" office:value="-0.00000107485982939633" calcext:value-type="float">
            <text:p>-1.07485982939633E-06</text:p>
          </table:table-cell>
        </table:table-row>
        <table:table-row table:style-name="ro1">
          <table:table-cell office:value-type="float" office:value="-0.788850419449094" calcext:value-type="float">
            <text:p>-0.788850419449094</text:p>
          </table:table-cell>
          <table:table-cell office:value-type="float" office:value="957.126839552664" calcext:value-type="float">
            <text:p>957.126839552664</text:p>
          </table:table-cell>
          <table:table-cell office:value-type="float" office:value="-0.00000122216054418861" calcext:value-type="float">
            <text:p>-1.22216054418861E-06</text:p>
          </table:table-cell>
        </table:table-row>
        <table:table-row table:style-name="ro1">
          <table:table-cell office:value-type="float" office:value="-83.7352567248892" calcext:value-type="float">
            <text:p>-83.7352567248892</text:p>
          </table:table-cell>
          <table:table-cell office:value-type="float" office:value="1062.66824981897" calcext:value-type="float">
            <text:p>1062.66824981897</text:p>
          </table:table-cell>
          <table:table-cell office:value-type="float" office:value="-0.00000131791547259257" calcext:value-type="float">
            <text:p>-1.31791547259257E-06</text:p>
          </table:table-cell>
        </table:table-row>
        <table:table-row table:style-name="ro1">
          <table:table-cell office:value-type="float" office:value="503.600002703767" calcext:value-type="float">
            <text:p>503.600002703767</text:p>
          </table:table-cell>
          <table:table-cell office:value-type="float" office:value="723.419561877029" calcext:value-type="float">
            <text:p>723.419561877029</text:p>
          </table:table-cell>
          <table:table-cell office:value-type="float" office:value="0.0000168990013966328" calcext:value-type="float">
            <text:p>1.68990013966328E-05</text:p>
          </table:table-cell>
        </table:table-row>
        <table:table-row table:style-name="ro1">
          <table:table-cell office:value-type="float" office:value="501.10125524838" calcext:value-type="float">
            <text:p>501.10125524838</text:p>
          </table:table-cell>
          <table:table-cell office:value-type="float" office:value="672.732569987625" calcext:value-type="float">
            <text:p>672.732569987625</text:p>
          </table:table-cell>
          <table:table-cell office:value-type="float" office:value="0.0000116814418332886" calcext:value-type="float">
            <text:p>1.16814418332886E-05</text:p>
          </table:table-cell>
        </table:table-row>
        <table:table-row table:style-name="ro1">
          <table:table-cell office:value-type="float" office:value="498.602507792993" calcext:value-type="float">
            <text:p>498.602507792993</text:p>
          </table:table-cell>
          <table:table-cell office:value-type="float" office:value="622.045578098222" calcext:value-type="float">
            <text:p>622.045578098222</text:p>
          </table:table-cell>
          <table:table-cell office:value-type="float" office:value="0.00000646388226994442" calcext:value-type="float">
            <text:p>6.46388226994442E-06</text:p>
          </table:table-cell>
        </table:table-row>
        <table:table-row table:style-name="ro1">
          <table:table-cell office:value-type="float" office:value="562.53385011047" calcext:value-type="float">
            <text:p>562.53385011047</text:p>
          </table:table-cell>
          <table:table-cell office:value-type="float" office:value="695.251646609985" calcext:value-type="float">
            <text:p>695.251646609985</text:p>
          </table:table-cell>
          <table:table-cell office:value-type="float" office:value="0.00000021850998468176" calcext:value-type="float">
            <text:p>2.18509984681765E-07</text:p>
          </table:table-cell>
        </table:table-row>
        <table:table-row table:style-name="ro1">
          <table:table-cell office:value-type="float" office:value="560.035102655083" calcext:value-type="float">
            <text:p>560.035102655083</text:p>
          </table:table-cell>
          <table:table-cell office:value-type="float" office:value="644.564654720581" calcext:value-type="float">
            <text:p>644.564654720581</text:p>
          </table:table-cell>
          <table:table-cell office:value-type="float" office:value="-0.00000499904957866245" calcext:value-type="float">
            <text:p>-4.99904957866245E-06</text:p>
          </table:table-cell>
        </table:table-row>
        <table:table-row table:style-name="ro1">
          <table:table-cell office:value-type="float" office:value="621.467697517173" calcext:value-type="float">
            <text:p>621.467697517173</text:p>
          </table:table-cell>
          <table:table-cell office:value-type="float" office:value="667.08373134294" calcext:value-type="float">
            <text:p>667.08373134294</text:p>
          </table:table-cell>
          <table:table-cell office:value-type="float" office:value="-0.0000164619814272693" calcext:value-type="float">
            <text:p>-1.64619814272693E-05</text:p>
          </table:table-cell>
        </table:table-row>
        <table:table-row table:style-name="ro1">
          <table:table-cell office:value-type="float" office:value="429.275460236107" calcext:value-type="float">
            <text:p>429.275460236107</text:p>
          </table:table-cell>
          <table:table-cell office:value-type="float" office:value="649.694272969187" calcext:value-type="float">
            <text:p>649.694272969187</text:p>
          </table:table-cell>
          <table:table-cell office:value-type="float" office:value="0.00000487057934031928" calcext:value-type="float">
            <text:p>4.87057934031928E-06</text:p>
          </table:table-cell>
        </table:table-row>
        <table:table-row table:style-name="ro1">
          <table:table-cell office:value-type="float" office:value="431.774207691494" calcext:value-type="float">
            <text:p>431.774207691494</text:p>
          </table:table-cell>
          <table:table-cell office:value-type="float" office:value="700.381264858591" calcext:value-type="float">
            <text:p>700.381264858591</text:p>
          </table:table-cell>
          <table:table-cell office:value-type="float" office:value="0.0000100881389036635" calcext:value-type="float">
            <text:p>1.00881389036635E-05</text:p>
          </table:table-cell>
        </table:table-row>
        <table:table-row table:style-name="ro1">
          <table:table-cell office:value-type="float" office:value="359.948412679221" calcext:value-type="float">
            <text:p>359.948412679221</text:p>
          </table:table-cell>
          <table:table-cell office:value-type="float" office:value="677.342967840153" calcext:value-type="float">
            <text:p>677.342967840153</text:p>
          </table:table-cell>
          <table:table-cell office:value-type="float" office:value="0.00000327727641069413" calcext:value-type="float">
            <text:p>3.27727641069413E-06</text:p>
          </table:table-cell>
        </table:table-row>
        <table:table-row table:style-name="ro1">
          <table:table-cell office:value-type="float" office:value="-56.4279887265231" calcext:value-type="float">
            <text:p>-56.4279887265231</text:p>
          </table:table-cell>
          <table:table-cell office:value-type="float" office:value="1190.28346772392" calcext:value-type="float">
            <text:p>1190.28346772392</text:p>
          </table:table-cell>
          <table:table-cell office:value-type="float" office:value="0.00000127863883029845" calcext:value-type="float">
            <text:p>1.27863883029845E-06</text:p>
          </table:table-cell>
        </table:table-row>
        <table:table-row table:style-name="ro1">
          <table:table-cell office:value-type="float" office:value="53.8256855772836" calcext:value-type="float">
            <text:p>53.8256855772836</text:p>
          </table:table-cell>
          <table:table-cell office:value-type="float" office:value="1212.35727536258" calcext:value-type="float">
            <text:p>1212.35727536258</text:p>
          </table:table-cell>
          <table:table-cell office:value-type="float" office:value="0.00000397094806159341" calcext:value-type="float">
            <text:p>3.97094806159341E-06</text:p>
          </table:table-cell>
        </table:table-row>
        <table:table-row table:style-name="ro1">
          <table:table-cell office:value-type="float" office:value="164.07935988109" calcext:value-type="float">
            <text:p>164.07935988109</text:p>
          </table:table-cell>
          <table:table-cell office:value-type="float" office:value="1234.43108300123" calcext:value-type="float">
            <text:p>1234.43108300123</text:p>
          </table:table-cell>
          <table:table-cell office:value-type="float" office:value="0.00000666325729288838" calcext:value-type="float">
            <text:p>6.66325729288838E-06</text:p>
          </table:table-cell>
        </table:table-row>
        <table:table-row table:style-name="ro1">
          <table:table-cell office:value-type="float" office:value="-45.343800348447" calcext:value-type="float">
            <text:p>-45.343800348447</text:p>
          </table:table-cell>
          <table:table-cell office:value-type="float" office:value="1303.57330369641" calcext:value-type="float">
            <text:p>1303.57330369641</text:p>
          </table:table-cell>
          <table:table-cell office:value-type="float" office:value="0.0000194704150055016" calcext:value-type="float">
            <text:p>1.94704150055016E-05</text:p>
          </table:table-cell>
        </table:table-row>
        <table:table-row table:style-name="ro1">
          <table:table-cell office:value-type="float" office:value="64.9098739553597" calcext:value-type="float">
            <text:p>64.9098739553597</text:p>
          </table:table-cell>
          <table:table-cell office:value-type="float" office:value="1325.64711133507" calcext:value-type="float">
            <text:p>1325.64711133507</text:p>
          </table:table-cell>
          <table:table-cell office:value-type="float" office:value="0.0000221627242367966" calcext:value-type="float">
            <text:p>2.21627242367966E-05</text:p>
          </table:table-cell>
        </table:table-row>
        <table:table-row table:style-name="ro1">
          <table:table-cell office:value-type="float" office:value="-34.2596119703709" calcext:value-type="float">
            <text:p>-34.2596119703709</text:p>
          </table:table-cell>
          <table:table-cell office:value-type="float" office:value="1416.8631396689" calcext:value-type="float">
            <text:p>1416.8631396689</text:p>
          </table:table-cell>
          <table:table-cell office:value-type="float" office:value="0.0000376621911807048" calcext:value-type="float">
            <text:p>3.76621911807048E-05</text:p>
          </table:table-cell>
        </table:table-row>
        <table:table-row table:style-name="ro1">
          <table:table-cell office:value-type="float" office:value="136.772091882724" calcext:value-type="float">
            <text:p>136.772091882724</text:p>
          </table:table-cell>
          <table:table-cell office:value-type="float" office:value="1106.81586509628" calcext:value-type="float">
            <text:p>1106.81586509628</text:p>
          </table:table-cell>
          <table:table-cell office:value-type="float" office:value="0.00000406670298999737" calcext:value-type="float">
            <text:p>4.06670298999737E-06</text:p>
          </table:table-cell>
        </table:table-row>
        <table:table-row table:style-name="ro1">
          <table:table-cell office:value-type="float" office:value="26.5184175789175" calcext:value-type="float">
            <text:p>26.5184175789175</text:p>
          </table:table-cell>
          <table:table-cell office:value-type="float" office:value="1084.74205745762" calcext:value-type="float">
            <text:p>1084.74205745762</text:p>
          </table:table-cell>
          <table:table-cell office:value-type="float" office:value="0.0000013743937587024" calcext:value-type="float">
            <text:p>1.3743937587024E-06</text:p>
          </table:table-cell>
        </table:table-row>
        <table:table-row table:style-name="ro1">
          <table:table-cell office:value-type="float" office:value="109.464823884358" calcext:value-type="float">
            <text:p>109.464823884358</text:p>
          </table:table-cell>
          <table:table-cell office:value-type="float" office:value="979.200647191319" calcext:value-type="float">
            <text:p>979.200647191319</text:p>
          </table:table-cell>
          <table:table-cell office:value-type="float" office:value="0.00000147014868710635" calcext:value-type="float">
            <text:p>1.47014868710635E-06</text:p>
          </table:table-cell>
        </table:table-row>
        <table:table-row table:style-name="ro1">
          <table:table-cell office:value-type="float" office:value="151.740794190272" calcext:value-type="float">
            <text:p>151.740794190272</text:p>
          </table:table-cell>
          <table:table-cell office:value-type="float" office:value="1485.49662624508" calcext:value-type="float">
            <text:p>1485.49662624508</text:p>
          </table:table-cell>
          <table:table-cell office:value-type="float" office:value="-0.0000625622887727669" calcext:value-type="float">
            <text:p>-6.25622887727669E-05</text:p>
          </table:table-cell>
        </table:table-row>
        <table:table-row table:style-name="ro1">
          <table:table-cell office:value-type="float" office:value="58.7405911099506" calcext:value-type="float">
            <text:p>58.7405911099506</text:p>
          </table:table-cell>
          <table:table-cell office:value-type="float" office:value="1451.17988295699" calcext:value-type="float">
            <text:p>1451.17988295699</text:p>
          </table:table-cell>
          <table:table-cell office:value-type="float" office:value="-0.0000124500487960311" calcext:value-type="float">
            <text:p>-1.24500487960311E-05</text:p>
          </table:table-cell>
        </table:table-row>
        <table:table-row table:style-name="ro1">
          <table:table-cell office:value-type="float" office:value="157.910077035681" calcext:value-type="float">
            <text:p>157.910077035681</text:p>
          </table:table-cell>
          <table:table-cell office:value-type="float" office:value="1359.96385462315" calcext:value-type="float">
            <text:p>1359.96385462315</text:p>
          </table:table-cell>
          <table:table-cell office:value-type="float" office:value="-0.0000279495157399393" calcext:value-type="float">
            <text:p>-2.79495157399393E-05</text:p>
          </table:table-cell>
        </table:table-row>
        <table:table-row table:style-name="ro1">
          <table:table-cell office:value-type="float" office:value="461.758364798705" calcext:value-type="float">
            <text:p>461.758364798705</text:p>
          </table:table-cell>
          <table:table-cell office:value-type="float" office:value="796.983832511658" calcext:value-type="float">
            <text:p>796.983832511658</text:p>
          </table:table-cell>
          <table:table-cell office:value-type="float" office:value="0.00001110355034871" calcext:value-type="float">
            <text:p>1.110355034871E-05</text:p>
          </table:table-cell>
        </table:table-row>
        <table:table-row table:style-name="ro1">
          <table:table-cell office:value-type="float" office:value="419.916726893643" calcext:value-type="float">
            <text:p>419.916726893643</text:p>
          </table:table-cell>
          <table:table-cell office:value-type="float" office:value="870.548103146287" calcext:value-type="float">
            <text:p>870.548103146287</text:p>
          </table:table-cell>
          <table:table-cell office:value-type="float" office:value="0.00000530809930078716" calcext:value-type="float">
            <text:p>5.30809930078716E-06</text:p>
          </table:table-cell>
        </table:table-row>
        <table:table-row table:style-name="ro1">
          <table:table-cell office:value-type="float" office:value="378.07508898858" calcext:value-type="float">
            <text:p>378.07508898858</text:p>
          </table:table-cell>
          <table:table-cell office:value-type="float" office:value="944.112373780916" calcext:value-type="float">
            <text:p>944.112373780916</text:p>
          </table:table-cell>
          <table:table-cell office:value-type="float" office:value="-0.00000048735174713568" calcext:value-type="float">
            <text:p>-4.87351747135683E-07</text:p>
          </table:table-cell>
        </table:table-row>
        <table:table-row table:style-name="ro1">
          <table:table-cell office:value-type="float" office:value="389.932569786432" calcext:value-type="float">
            <text:p>389.932569786432</text:p>
          </table:table-cell>
          <table:table-cell office:value-type="float" office:value="773.94553549322" calcext:value-type="float">
            <text:p>773.94553549322</text:p>
          </table:table-cell>
          <table:table-cell office:value-type="float" office:value="0.00000429268785574065" calcext:value-type="float">
            <text:p>4.29268785574065E-06</text:p>
          </table:table-cell>
        </table:table-row>
        <table:table-row table:style-name="ro1">
          <table:table-cell office:value-type="float" office:value="348.09093188137" calcext:value-type="float">
            <text:p>348.09093188137</text:p>
          </table:table-cell>
          <table:table-cell office:value-type="float" office:value="847.509806127848" calcext:value-type="float">
            <text:p>847.509806127848</text:p>
          </table:table-cell>
          <table:table-cell office:value-type="float" office:value="-0.0000015027631921822" calcext:value-type="float">
            <text:p>-1.5027631921822E-06</text:p>
          </table:table-cell>
        </table:table-row>
        <table:table-row table:style-name="ro1">
          <table:table-cell office:value-type="float" office:value="318.106774774159" calcext:value-type="float">
            <text:p>318.106774774159</text:p>
          </table:table-cell>
          <table:table-cell office:value-type="float" office:value="750.907238474781" calcext:value-type="float">
            <text:p>750.907238474781</text:p>
          </table:table-cell>
          <table:table-cell office:value-type="float" office:value="-0.00000251817463722871" calcext:value-type="float">
            <text:p>-2.51817463722871E-06</text:p>
          </table:table-cell>
        </table:table-row>
        <table:table-row table:style-name="ro1">
          <table:table-cell office:value-type="float" office:value="306.743179286084" calcext:value-type="float">
            <text:p>306.743179286084</text:p>
          </table:table-cell>
          <table:table-cell office:value-type="float" office:value="1040.88527685435" calcext:value-type="float">
            <text:p>1040.88527685435</text:p>
          </table:table-cell>
          <table:table-cell office:value-type="float" office:value="0.000001896184599539" calcext:value-type="float">
            <text:p>1.896184599539E-06</text:p>
          </table:table-cell>
        </table:table-row>
        <table:table-row table:style-name="ro1">
          <table:table-cell office:value-type="float" office:value="235.411269583587" calcext:value-type="float">
            <text:p>235.411269583587</text:p>
          </table:table-cell>
          <table:table-cell office:value-type="float" office:value="1137.65817992779" calcext:value-type="float">
            <text:p>1137.65817992779</text:p>
          </table:table-cell>
          <table:table-cell office:value-type="float" office:value="0.00000427972094621369" calcext:value-type="float">
            <text:p>4.27972094621369E-06</text:p>
          </table:table-cell>
        </table:table-row>
        <table:table-row table:style-name="ro1">
          <table:table-cell office:value-type="float" office:value="279.435911287717" calcext:value-type="float">
            <text:p>279.435911287717</text:p>
          </table:table-cell>
          <table:table-cell office:value-type="float" office:value="913.270058949398" calcext:value-type="float">
            <text:p>913.270058949398</text:p>
          </table:table-cell>
          <table:table-cell office:value-type="float" office:value="-0.00000070036970335201" calcext:value-type="float">
            <text:p>-7.00369703352008E-07</text:p>
          </table:table-cell>
        </table:table-row>
        <table:table-row table:style-name="ro1">
          <table:table-cell office:value-type="float" office:value="208.104001585221" calcext:value-type="float">
            <text:p>208.104001585221</text:p>
          </table:table-cell>
          <table:table-cell office:value-type="float" office:value="1010.04296202284" calcext:value-type="float">
            <text:p>1010.04296202284</text:p>
          </table:table-cell>
          <table:table-cell office:value-type="float" office:value="0.00000168316664332268" calcext:value-type="float">
            <text:p>1.68316664332268E-06</text:p>
          </table:table-cell>
        </table:table-row>
        <table:table-row table:style-name="ro1">
          <table:table-cell office:value-type="float" office:value="180.796733586854" calcext:value-type="float">
            <text:p>180.796733586854</text:p>
          </table:table-cell>
          <table:table-cell office:value-type="float" office:value="882.427744117881" calcext:value-type="float">
            <text:p>882.427744117881</text:p>
          </table:table-cell>
          <table:table-cell office:value-type="float" office:value="-0.00000091338765956833" calcext:value-type="float">
            <text:p>-9.13387659568333E-07</text:p>
          </table:table-cell>
        </table:table-row>
        <table:table-row table:style-name="ro1">
          <table:table-cell office:value-type="float" office:value="249.451754180507" calcext:value-type="float">
            <text:p>249.451754180507</text:p>
          </table:table-cell>
          <table:table-cell office:value-type="float" office:value="816.667491296331" calcext:value-type="float">
            <text:p>816.667491296331</text:p>
          </table:table-cell>
          <table:table-cell office:value-type="float" office:value="-0.00000171578114839852" calcext:value-type="float">
            <text:p>-1.71578114839852E-06</text:p>
          </table:table-cell>
        </table:table-row>
        <table:table-row table:style-name="ro1">
          <table:table-cell office:value-type="float" office:value="403.294827081712" calcext:value-type="float">
            <text:p>403.294827081712</text:p>
          </table:table-cell>
          <table:table-cell office:value-type="float" office:value="1431.65383208669" calcext:value-type="float">
            <text:p>1431.65383208669</text:p>
          </table:table-cell>
          <table:table-cell office:value-type="float" office:value="-0.00000024647896498961" calcext:value-type="float">
            <text:p>-2.46478964989609E-07</text:p>
          </table:table-cell>
        </table:table-row>
        <table:table-row table:style-name="ro1">
          <table:table-cell office:value-type="float" office:value="317.38705516943" calcext:value-type="float">
            <text:p>317.38705516943</text:p>
          </table:table-cell>
          <table:table-cell office:value-type="float" office:value="1491.44568734679" calcext:value-type="float">
            <text:p>1491.44568734679</text:p>
          </table:table-cell>
          <table:table-cell office:value-type="float" office:value="-0.0000325560065785246" calcext:value-type="float">
            <text:p>-3.25560065785246E-05</text:p>
          </table:table-cell>
        </table:table-row>
        <table:table-row table:style-name="ro1">
          <table:table-cell office:value-type="float" office:value="231.479283257146" calcext:value-type="float">
            <text:p>231.479283257146</text:p>
          </table:table-cell>
          <table:table-cell office:value-type="float" office:value="1551.2375426069" calcext:value-type="float">
            <text:p>1551.2375426069</text:p>
          </table:table-cell>
          <table:table-cell office:value-type="float" office:value="-0.0000648655341920596" calcext:value-type="float">
            <text:p>-6.48655341920596E-05</text:p>
          </table:table-cell>
        </table:table-row>
        <table:table-row table:style-name="ro1">
          <table:table-cell office:value-type="float" office:value="323.556338014838" calcext:value-type="float">
            <text:p>323.556338014838</text:p>
          </table:table-cell>
          <table:table-cell office:value-type="float" office:value="1365.91291572487" calcext:value-type="float">
            <text:p>1365.91291572487</text:p>
          </table:table-cell>
          <table:table-cell office:value-type="float" office:value="0.00000205676645430305" calcext:value-type="float">
            <text:p>2.05676645430305E-06</text:p>
          </table:table-cell>
        </table:table-row>
        <table:table-row table:style-name="ro1">
          <table:table-cell office:value-type="float" office:value="237.648566102555" calcext:value-type="float">
            <text:p>237.648566102555</text:p>
          </table:table-cell>
          <table:table-cell office:value-type="float" office:value="1425.70477098497" calcext:value-type="float">
            <text:p>1425.70477098497</text:p>
          </table:table-cell>
          <table:table-cell office:value-type="float" office:value="-0.0000302527611592319" calcext:value-type="float">
            <text:p>-3.02527611592319E-05</text:p>
          </table:table-cell>
        </table:table-row>
        <table:table-row table:style-name="ro1">
          <table:table-cell office:value-type="float" office:value="243.817848947964" calcext:value-type="float">
            <text:p>243.817848947964</text:p>
          </table:table-cell>
          <table:table-cell office:value-type="float" office:value="1300.17199936305" calcext:value-type="float">
            <text:p>1300.17199936305</text:p>
          </table:table-cell>
          <table:table-cell office:value-type="float" office:value="0.00000436001187359572" calcext:value-type="float">
            <text:p>4.36001187359572E-06</text:p>
          </table:table-cell>
        </table:table-row>
        <table:table-row table:style-name="ro1">
          <table:table-cell office:value-type="float" office:value="551.380995363219" calcext:value-type="float">
            <text:p>551.380995363219</text:p>
          </table:table-cell>
          <table:table-cell office:value-type="float" office:value="773.637783978624" calcext:value-type="float">
            <text:p>773.637783978624</text:p>
          </table:table-cell>
          <table:table-cell office:value-type="float" office:value="-0.00000208890293118119" calcext:value-type="float">
            <text:p>-2.08890293118119E-06</text:p>
          </table:table-cell>
        </table:table-row>
        <table:table-row table:style-name="ro1">
          <table:table-cell office:value-type="float" office:value="610.314842769922" calcext:value-type="float">
            <text:p>610.314842769922</text:p>
          </table:table-cell>
          <table:table-cell office:value-type="float" office:value="745.469868711579" calcext:value-type="float">
            <text:p>745.469868711579</text:p>
          </table:table-cell>
          <table:table-cell office:value-type="float" office:value="-0.0000187693943431323" calcext:value-type="float">
            <text:p>-1.87693943431323E-05</text:p>
          </table:table-cell>
        </table:table-row>
        <table:table-row table:style-name="ro1">
          <table:table-cell office:value-type="float" office:value="669.248690176625" calcext:value-type="float">
            <text:p>669.248690176625</text:p>
          </table:table-cell>
          <table:table-cell office:value-type="float" office:value="717.301953444535" calcext:value-type="float">
            <text:p>717.301953444535</text:p>
          </table:table-cell>
          <table:table-cell office:value-type="float" office:value="-0.0000354498857550834" calcext:value-type="float">
            <text:p>-3.54498857550834E-05</text:p>
          </table:table-cell>
        </table:table-row>
        <table:table-row table:style-name="ro1">
          <table:table-cell office:value-type="float" office:value="599.16198802267" calcext:value-type="float">
            <text:p>599.16198802267</text:p>
          </table:table-cell>
          <table:table-cell office:value-type="float" office:value="823.856006080218" calcext:value-type="float">
            <text:p>823.856006080218</text:p>
          </table:table-cell>
          <table:table-cell office:value-type="float" office:value="-0.0000210768072589952" calcext:value-type="float">
            <text:p>-2.10768072589952E-05</text:p>
          </table:table-cell>
        </table:table-row>
        <table:table-row table:style-name="ro1">
          <table:table-cell office:value-type="float" office:value="658.095835429374" calcext:value-type="float">
            <text:p>658.095835429374</text:p>
          </table:table-cell>
          <table:table-cell office:value-type="float" office:value="795.688090813174" calcext:value-type="float">
            <text:p>795.688090813174</text:p>
          </table:table-cell>
          <table:table-cell office:value-type="float" office:value="-0.0000377572986709463" calcext:value-type="float">
            <text:p>-3.77572986709463E-05</text:p>
          </table:table-cell>
        </table:table-row>
        <table:table-row table:style-name="ro1">
          <table:table-cell office:value-type="float" office:value="646.942980682122" calcext:value-type="float">
            <text:p>646.942980682122</text:p>
          </table:table-cell>
          <table:table-cell office:value-type="float" office:value="874.074228181813" calcext:value-type="float">
            <text:p>874.074228181813</text:p>
          </table:table-cell>
          <table:table-cell office:value-type="float" office:value="-0.0000400647115868093" calcext:value-type="float">
            <text:p>-4.00647115868093E-05</text:p>
          </table:table-cell>
        </table:table-row>
        <table:table-row table:style-name="ro1">
          <table:table-cell office:value-type="float" office:value="509.539357458157" calcext:value-type="float">
            <text:p>509.539357458157</text:p>
          </table:table-cell>
          <table:table-cell office:value-type="float" office:value="847.202054613252" calcext:value-type="float">
            <text:p>847.202054613252</text:p>
          </table:table-cell>
          <table:table-cell office:value-type="float" office:value="-0.00000788435397910403" calcext:value-type="float">
            <text:p>-7.88435397910403E-06</text:p>
          </table:table-cell>
        </table:table-row>
        <table:table-row table:style-name="ro1">
          <table:table-cell office:value-type="float" office:value="557.320350117608" calcext:value-type="float">
            <text:p>557.320350117608</text:p>
          </table:table-cell>
          <table:table-cell office:value-type="float" office:value="897.420276714847" calcext:value-type="float">
            <text:p>897.420276714847</text:p>
          </table:table-cell>
          <table:table-cell office:value-type="float" office:value="-0.0000268722583069181" calcext:value-type="float">
            <text:p>-2.68722583069181E-05</text:p>
          </table:table-cell>
        </table:table-row>
        <table:table-row table:style-name="ro1">
          <table:table-cell office:value-type="float" office:value="467.697719553094" calcext:value-type="float">
            <text:p>467.697719553094</text:p>
          </table:table-cell>
          <table:table-cell office:value-type="float" office:value="920.766325247881" calcext:value-type="float">
            <text:p>920.766325247881</text:p>
          </table:table-cell>
          <table:table-cell office:value-type="float" office:value="-0.0000136798050270269" calcext:value-type="float">
            <text:p>-1.36798050270269E-05</text:p>
          </table:table-cell>
        </table:table-row>
        <table:table-row table:style-name="ro1">
          <table:table-cell office:value-type="float" office:value="740.267696615858" calcext:value-type="float">
            <text:p>740.267696615858</text:p>
          </table:table-cell>
          <table:table-cell office:value-type="float" office:value="670.388321828375" calcext:value-type="float">
            <text:p>670.388321828375</text:p>
          </table:table-cell>
          <table:table-cell office:value-type="float" office:value="-0.0000374987131462341" calcext:value-type="float">
            <text:p>-3.74987131462341E-05</text:p>
          </table:table-cell>
        </table:table-row>
        <table:table-row table:style-name="ro1">
          <table:table-cell office:value-type="float" office:value="800.13384830784" calcext:value-type="float">
            <text:p>800.13384830784</text:p>
          </table:table-cell>
          <table:table-cell office:value-type="float" office:value="624.083049803077" calcext:value-type="float">
            <text:p>624.083049803077</text:p>
          </table:table-cell>
          <table:table-cell office:value-type="float" office:value="-0.000205046093301954" calcext:value-type="float">
            <text:p>-0.000205046093301954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577.777777777778" calcext:value-type="float">
            <text:p>577.777777777778</text:p>
          </table:table-cell>
          <table:table-cell office:value-type="float" office:value="-0.000372593473457675" calcext:value-type="float">
            <text:p>-0.000372593473457675</text:p>
          </table:table-cell>
        </table:table-row>
        <table:table-row table:style-name="ro1">
          <table:table-cell office:value-type="float" office:value="800.13384830784" calcext:value-type="float">
            <text:p>800.13384830784</text:p>
          </table:table-cell>
          <table:table-cell office:value-type="float" office:value="701.860827580854" calcext:value-type="float">
            <text:p>701.860827580854</text:p>
          </table:table-cell>
          <table:table-cell office:value-type="float" office:value="-0.0000418549534532477" calcext:value-type="float">
            <text:p>-4.18549534532477E-05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655.555555555556" calcext:value-type="float">
            <text:p>655.555555555556</text:p>
          </table:table-cell>
          <table:table-cell office:value-type="float" office:value="-0.000209402333608968" calcext:value-type="float">
            <text:p>-0.000209402333608968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733.333333333333" calcext:value-type="float">
            <text:p>733.333333333333</text:p>
          </table:table-cell>
          <table:table-cell office:value-type="float" office:value="-0.0000462111937602614" calcext:value-type="float">
            <text:p>-4.62111937602614E-05</text:p>
          </table:table-cell>
        </table:table-row>
        <table:table-row table:style-name="ro1">
          <table:table-cell office:value-type="float" office:value="729.114841868607" calcext:value-type="float">
            <text:p>729.114841868607</text:p>
          </table:table-cell>
          <table:table-cell office:value-type="float" office:value="748.774459197014" calcext:value-type="float">
            <text:p>748.774459197014</text:p>
          </table:table-cell>
          <table:table-cell office:value-type="float" office:value="-0.000039806126062097" calcext:value-type="float">
            <text:p>-3.9806126062097E-05</text:p>
          </table:table-cell>
        </table:table-row>
        <table:table-row table:style-name="ro1">
          <table:table-cell office:value-type="float" office:value="788.980993560588" calcext:value-type="float">
            <text:p>788.980993560588</text:p>
          </table:table-cell>
          <table:table-cell office:value-type="float" office:value="780.246964949493" calcext:value-type="float">
            <text:p>780.246964949493</text:p>
          </table:table-cell>
          <table:table-cell office:value-type="float" office:value="-0.0000441623663691107" calcext:value-type="float">
            <text:p>-4.41623663691107E-05</text:p>
          </table:table-cell>
        </table:table-row>
        <table:table-row table:style-name="ro1">
          <table:table-cell office:value-type="float" office:value="717.961987121355" calcext:value-type="float">
            <text:p>717.961987121355</text:p>
          </table:table-cell>
          <table:table-cell office:value-type="float" office:value="827.160596565653" calcext:value-type="float">
            <text:p>827.160596565653</text:p>
          </table:table-cell>
          <table:table-cell office:value-type="float" office:value="-0.00004211353897796" calcext:value-type="float">
            <text:p>-4.211353897796E-05</text:p>
          </table:table-cell>
        </table:table-row>
        <table:table-row table:style-name="ro1">
          <table:table-cell office:value-type="float" office:value="859.999999999823" calcext:value-type="float">
            <text:p>859.999999999823</text:p>
          </table:table-cell>
          <table:table-cell office:value-type="float" office:value="966.666666666667" calcext:value-type="float">
            <text:p>966.666666666667</text:p>
          </table:table-cell>
          <table:table-cell office:value-type="float" office:value="-0.000161087970256328" calcext:value-type="float">
            <text:p>-0.000161087970256328</text:p>
          </table:table-cell>
        </table:table-row>
        <table:table-row table:style-name="ro1">
          <table:table-cell office:value-type="float" office:value="788.980993560588" calcext:value-type="float">
            <text:p>788.980993560588</text:p>
          </table:table-cell>
          <table:table-cell office:value-type="float" office:value="935.802520505049" calcext:value-type="float">
            <text:p>935.802520505049</text:p>
          </table:table-cell>
          <table:table-cell office:value-type="float" office:value="-0.000120746884033155" calcext:value-type="float">
            <text:p>-0.000120746884033155</text:p>
          </table:table-cell>
        </table:table-row>
        <table:table-row table:style-name="ro1">
          <table:table-cell office:value-type="float" office:value="717.961987121355" calcext:value-type="float">
            <text:p>717.961987121355</text:p>
          </table:table-cell>
          <table:table-cell office:value-type="float" office:value="904.938374343431" calcext:value-type="float">
            <text:p>904.938374343431</text:p>
          </table:table-cell>
          <table:table-cell office:value-type="float" office:value="-0.0000804057978099822" calcext:value-type="float">
            <text:p>-8.04057978099822E-05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888.888888888889" calcext:value-type="float">
            <text:p>888.888888888889</text:p>
          </table:table-cell>
          <table:table-cell office:value-type="float" office:value="-0.000122795711424306" calcext:value-type="float">
            <text:p>-0.000122795711424306</text:p>
          </table:table-cell>
        </table:table-row>
        <table:table-row table:style-name="ro1">
          <table:table-cell office:value-type="float" office:value="788.980993560588" calcext:value-type="float">
            <text:p>788.980993560588</text:p>
          </table:table-cell>
          <table:table-cell office:value-type="float" office:value="858.024742727271" calcext:value-type="float">
            <text:p>858.024742727271</text:p>
          </table:table-cell>
          <table:table-cell office:value-type="float" office:value="-0.0000824546252011329" calcext:value-type="float">
            <text:p>-8.24546252011329E-05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811.111111111111" calcext:value-type="float">
            <text:p>811.111111111111</text:p>
          </table:table-cell>
          <table:table-cell office:value-type="float" office:value="-0.0000845034525922836" calcext:value-type="float">
            <text:p>-8.45034525922836E-05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2133.33333333333" calcext:value-type="float">
            <text:p>2133.33333333333</text:p>
          </table:table-cell>
          <table:table-cell office:value-type="float" office:value="0.000185277827025569" calcext:value-type="float">
            <text:p>0.000185277827025569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2211.11111111111" calcext:value-type="float">
            <text:p>2211.11111111111</text:p>
          </table:table-cell>
          <table:table-cell office:value-type="float" office:value="0.000272383413996494" calcext:value-type="float">
            <text:p>0.000272383413996494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2288.88888888889" calcext:value-type="float">
            <text:p>2288.88888888889</text:p>
          </table:table-cell>
          <table:table-cell office:value-type="float" office:value="0.00035948900096742" calcext:value-type="float">
            <text:p>0.00035948900096742</text:p>
          </table:table-cell>
        </table:table-row>
        <table:table-row table:style-name="ro1">
          <table:table-cell office:value-type="float" office:value="788.420771454229" calcext:value-type="float">
            <text:p>788.420771454229</text:p>
          </table:table-cell>
          <table:table-cell office:value-type="float" office:value="2167.93274055321" calcext:value-type="float">
            <text:p>2167.93274055321</text:p>
          </table:table-cell>
          <table:table-cell office:value-type="float" office:value="-0.0000674558628661352" calcext:value-type="float">
            <text:p>-6.74558628661352E-05</text:p>
          </table:table-cell>
        </table:table-row>
        <table:table-row table:style-name="ro1">
          <table:table-cell office:value-type="float" office:value="788.420771454229" calcext:value-type="float">
            <text:p>788.420771454229</text:p>
          </table:table-cell>
          <table:table-cell office:value-type="float" office:value="2245.71051833099" calcext:value-type="float">
            <text:p>2245.71051833099</text:p>
          </table:table-cell>
          <table:table-cell office:value-type="float" office:value="0.0000196497241047903" calcext:value-type="float">
            <text:p>1.96497241047903E-05</text:p>
          </table:table-cell>
        </table:table-row>
        <table:table-row table:style-name="ro1">
          <table:table-cell office:value-type="float" office:value="716.841542908636" calcext:value-type="float">
            <text:p>716.841542908636</text:p>
          </table:table-cell>
          <table:table-cell office:value-type="float" office:value="2202.53214777309" calcext:value-type="float">
            <text:p>2202.53214777309</text:p>
          </table:table-cell>
          <table:table-cell office:value-type="float" office:value="-0.000320189552757839" calcext:value-type="float">
            <text:p>-0.000320189552757839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1900" calcext:value-type="float">
            <text:p>1900</text:p>
          </table:table-cell>
          <table:table-cell office:value-type="float" office:value="0.000795339396922267" calcext:value-type="float">
            <text:p>0.000795339396922267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1977.77777777778" calcext:value-type="float">
            <text:p>1977.77777777778</text:p>
          </table:table-cell>
          <table:table-cell office:value-type="float" office:value="0.000591985540290034" calcext:value-type="float">
            <text:p>0.000591985540290034</text:p>
          </table:table-cell>
        </table:table-row>
        <table:table-row table:style-name="ro1">
          <table:table-cell office:value-type="float" office:value="859.999999999821" calcext:value-type="float">
            <text:p>859.999999999821</text:p>
          </table:table-cell>
          <table:table-cell office:value-type="float" office:value="2055.55555555556" calcext:value-type="float">
            <text:p>2055.55555555556</text:p>
          </table:table-cell>
          <table:table-cell office:value-type="float" office:value="0.000388631683657802" calcext:value-type="float">
            <text:p>0.000388631683657802</text:p>
          </table:table-cell>
        </table:table-row>
        <table:table-row table:style-name="ro1">
          <table:table-cell office:value-type="float" office:value="789.687035442046" calcext:value-type="float">
            <text:p>789.687035442046</text:p>
          </table:table-cell>
          <table:table-cell office:value-type="float" office:value="1936.84377079046" calcext:value-type="float">
            <text:p>1936.84377079046</text:p>
          </table:table-cell>
          <table:table-cell office:value-type="float" office:value="0.000519918451841976" calcext:value-type="float">
            <text:p>0.000519918451841976</text:p>
          </table:table-cell>
        </table:table-row>
        <table:table-row table:style-name="ro1">
          <table:table-cell office:value-type="float" office:value="789.687035442046" calcext:value-type="float">
            <text:p>789.687035442046</text:p>
          </table:table-cell>
          <table:table-cell office:value-type="float" office:value="2014.62154856824" calcext:value-type="float">
            <text:p>2014.62154856824</text:p>
          </table:table-cell>
          <table:table-cell office:value-type="float" office:value="0.000316564595209743" calcext:value-type="float">
            <text:p>0.000316564595209743</text:p>
          </table:table-cell>
        </table:table-row>
        <table:table-row table:style-name="ro1">
          <table:table-cell office:value-type="float" office:value="789.687035442046" calcext:value-type="float">
            <text:p>789.687035442046</text:p>
          </table:table-cell>
          <table:table-cell office:value-type="float" office:value="2092.39932634602" calcext:value-type="float">
            <text:p>2092.39932634602</text:p>
          </table:table-cell>
          <table:table-cell office:value-type="float" office:value="0.00011321073857751" calcext:value-type="float">
            <text:p>0.00011321073857751</text:p>
          </table:table-cell>
        </table:table-row>
        <table:table-row table:style-name="ro1">
          <table:table-cell office:value-type="float" office:value="719.37407088427" calcext:value-type="float">
            <text:p>719.37407088427</text:p>
          </table:table-cell>
          <table:table-cell office:value-type="float" office:value="1973.68754158093" calcext:value-type="float">
            <text:p>1973.68754158093</text:p>
          </table:table-cell>
          <table:table-cell office:value-type="float" office:value="0.000244497506761685" calcext:value-type="float">
            <text:p>0.000244497506761685</text:p>
          </table:table-cell>
        </table:table-row>
        <table:table-row table:style-name="ro1">
          <table:table-cell office:value-type="float" office:value="719.37407088427" calcext:value-type="float">
            <text:p>719.37407088427</text:p>
          </table:table-cell>
          <table:table-cell office:value-type="float" office:value="2051.4653193587" calcext:value-type="float">
            <text:p>2051.4653193587</text:p>
          </table:table-cell>
          <table:table-cell office:value-type="float" office:value="0.0000411436501294518" calcext:value-type="float">
            <text:p>4.11436501294518E-05</text:p>
          </table:table-cell>
        </table:table-row>
        <table:table-row table:style-name="ro1">
          <table:table-cell office:value-type="float" office:value="649.061106326495" calcext:value-type="float">
            <text:p>649.061106326495</text:p>
          </table:table-cell>
          <table:table-cell office:value-type="float" office:value="2010.53131237139" calcext:value-type="float">
            <text:p>2010.53131237139</text:p>
          </table:table-cell>
          <table:table-cell office:value-type="float" office:value="-0.0000309234383186067" calcext:value-type="float">
            <text:p>-3.09234383186067E-05</text:p>
          </table:table-cell>
        </table:table-row>
        <table:table-row table:style-name="ro1">
          <table:table-cell office:value-type="float" office:value="646.52857835086" calcext:value-type="float">
            <text:p>646.52857835086</text:p>
          </table:table-cell>
          <table:table-cell office:value-type="float" office:value="2161.59814078577" calcext:value-type="float">
            <text:p>2161.59814078577</text:p>
          </table:table-cell>
          <table:table-cell office:value-type="float" office:value="-0.000392256641205898" calcext:value-type="float">
            <text:p>-0.000392256641205898</text:p>
          </table:table-cell>
        </table:table-row>
        <table:table-row table:style-name="ro1">
          <table:table-cell office:value-type="float" office:value="647.794842338677" calcext:value-type="float">
            <text:p>647.794842338677</text:p>
          </table:table-cell>
          <table:table-cell office:value-type="float" office:value="2086.06472657858" calcext:value-type="float">
            <text:p>2086.06472657858</text:p>
          </table:table-cell>
          <table:table-cell office:value-type="float" office:value="-0.000211590039762252" calcext:value-type="float">
            <text:p>-0.000211590039762252</text:p>
          </table:table-cell>
        </table:table-row>
        <table:table-row table:style-name="ro1">
          <table:table-cell office:value-type="float" office:value="718.107806896453" calcext:value-type="float">
            <text:p>718.107806896453</text:p>
          </table:table-cell>
          <table:table-cell office:value-type="float" office:value="2126.9987335659" calcext:value-type="float">
            <text:p>2126.9987335659</text:p>
          </table:table-cell>
          <table:table-cell office:value-type="float" office:value="-0.000139522951314194" calcext:value-type="float">
            <text:p>-0.000139522951314194</text:p>
          </table:table-cell>
        </table:table-row>
        <table:table-row table:style-name="ro1">
          <table:table-cell office:value-type="float" office:value="571.926159918232" calcext:value-type="float">
            <text:p>571.926159918232</text:p>
          </table:table-cell>
          <table:table-cell office:value-type="float" office:value="2045.81654932333" calcext:value-type="float">
            <text:p>2045.81654932333</text:p>
          </table:table-cell>
          <table:table-cell office:value-type="float" office:value="-0.0000736338530651048" calcext:value-type="float">
            <text:p>-7.36338530651048E-05</text:p>
          </table:table-cell>
        </table:table-row>
        <table:table-row table:style-name="ro1">
          <table:table-cell office:value-type="float" office:value="570.659895930414" calcext:value-type="float">
            <text:p>570.659895930414</text:p>
          </table:table-cell>
          <table:table-cell office:value-type="float" office:value="2121.34996353052" calcext:value-type="float">
            <text:p>2121.34996353052</text:p>
          </table:table-cell>
          <table:table-cell office:value-type="float" office:value="-0.00025430045450875" calcext:value-type="float">
            <text:p>-0.00025430045450875</text:p>
          </table:table-cell>
        </table:table-row>
        <table:table-row table:style-name="ro1">
          <table:table-cell office:value-type="float" office:value="494.791213509969" calcext:value-type="float">
            <text:p>494.791213509969</text:p>
          </table:table-cell>
          <table:table-cell office:value-type="float" office:value="2081.10178627527" calcext:value-type="float">
            <text:p>2081.10178627527</text:p>
          </table:table-cell>
          <table:table-cell office:value-type="float" office:value="-0.000116344267811603" calcext:value-type="float">
            <text:p>-0.000116344267811603</text:p>
          </table:table-cell>
        </table:table-row>
        <table:table-row table:style-name="ro1">
          <table:table-cell office:value-type="float" office:value="471.494712932907" calcext:value-type="float">
            <text:p>471.494712932907</text:p>
          </table:table-cell>
          <table:table-cell office:value-type="float" office:value="1894.04428490219" calcext:value-type="float">
            <text:p>1894.04428490219</text:p>
          </table:table-cell>
          <table:table-cell office:value-type="float" office:value="-0.0000291249287778245" calcext:value-type="float">
            <text:p>-2.91249287778245E-05</text:p>
          </table:table-cell>
        </table:table-row>
        <table:table-row table:style-name="ro1">
          <table:table-cell office:value-type="float" office:value="530.68351073077" calcext:value-type="float">
            <text:p>530.68351073077</text:p>
          </table:table-cell>
          <table:table-cell office:value-type="float" office:value="1932.87329405859" calcext:value-type="float">
            <text:p>1932.87329405859</text:p>
          </table:table-cell>
          <table:table-cell office:value-type="float" office:value="-0.0000297244319580852" calcext:value-type="float">
            <text:p>-2.97244319580852E-05</text:p>
          </table:table-cell>
        </table:table-row>
        <table:table-row table:style-name="ro1">
          <table:table-cell office:value-type="float" office:value="589.872308528632" calcext:value-type="float">
            <text:p>589.872308528632</text:p>
          </table:table-cell>
          <table:table-cell office:value-type="float" office:value="1971.70230321499" calcext:value-type="float">
            <text:p>1971.70230321499</text:p>
          </table:table-cell>
          <table:table-cell office:value-type="float" office:value="-0.000030323935138346" calcext:value-type="float">
            <text:p>-3.0323935138346E-05</text:p>
          </table:table-cell>
        </table:table-row>
        <table:table-row table:style-name="ro1">
          <table:table-cell office:value-type="float" office:value="453.548564322506" calcext:value-type="float">
            <text:p>453.548564322506</text:p>
          </table:table-cell>
          <table:table-cell office:value-type="float" office:value="1968.15853101053" calcext:value-type="float">
            <text:p>1968.15853101053</text:p>
          </table:table-cell>
          <table:table-cell office:value-type="float" office:value="-0.0000724348467045834" calcext:value-type="float">
            <text:p>-7.24348467045834E-05</text:p>
          </table:table-cell>
        </table:table-row>
        <table:table-row table:style-name="ro1">
          <table:table-cell office:value-type="float" office:value="512.737362120369" calcext:value-type="float">
            <text:p>512.737362120369</text:p>
          </table:table-cell>
          <table:table-cell office:value-type="float" office:value="2006.98754016693" calcext:value-type="float">
            <text:p>2006.98754016693</text:p>
          </table:table-cell>
          <table:table-cell office:value-type="float" office:value="-0.0000730343498848441" calcext:value-type="float">
            <text:p>-7.30343498848441E-05</text:p>
          </table:table-cell>
        </table:table-row>
        <table:table-row table:style-name="ro1">
          <table:table-cell office:value-type="float" office:value="435.602415712107" calcext:value-type="float">
            <text:p>435.602415712107</text:p>
          </table:table-cell>
          <table:table-cell office:value-type="float" office:value="2042.27277711887" calcext:value-type="float">
            <text:p>2042.27277711887</text:p>
          </table:table-cell>
          <table:table-cell office:value-type="float" office:value="-0.000115744764631342" calcext:value-type="float">
            <text:p>-0.000115744764631342</text:p>
          </table:table-cell>
        </table:table-row>
        <table:table-row table:style-name="ro1">
          <table:table-cell office:value-type="float" office:value="394.773952112764" calcext:value-type="float">
            <text:p>394.773952112764</text:p>
          </table:table-cell>
          <table:table-cell office:value-type="float" office:value="1897.0449320115" calcext:value-type="float">
            <text:p>1897.0449320115</text:p>
          </table:table-cell>
          <table:table-cell office:value-type="float" office:value="-0.0000639097943555288" calcext:value-type="float">
            <text:p>-6.39097943555288E-05</text:p>
          </table:table-cell>
        </table:table-row>
        <table:table-row table:style-name="ro1">
          <table:table-cell office:value-type="float" office:value="376.827803502364" calcext:value-type="float">
            <text:p>376.827803502364</text:p>
          </table:table-cell>
          <table:table-cell office:value-type="float" office:value="1971.15917811984" calcext:value-type="float">
            <text:p>1971.15917811984</text:p>
          </table:table-cell>
          <table:table-cell office:value-type="float" office:value="-0.000107219712282288" calcext:value-type="float">
            <text:p>-0.000107219712282288</text:p>
          </table:table-cell>
        </table:table-row>
        <table:table-row table:style-name="ro1">
          <table:table-cell office:value-type="float" office:value="318.05319129262" calcext:value-type="float">
            <text:p>318.05319129262</text:p>
          </table:table-cell>
          <table:table-cell office:value-type="float" office:value="1900.0455791208" calcext:value-type="float">
            <text:p>1900.0455791208</text:p>
          </table:table-cell>
          <table:table-cell office:value-type="float" office:value="-0.0000986946599332331" calcext:value-type="float">
            <text:p>-9.86946599332331E-05</text:p>
          </table:table-cell>
        </table:table-row>
        <table:table-row table:style-name="ro1">
          <table:table-cell office:value-type="float" office:value="402.308777721866" calcext:value-type="float">
            <text:p>402.308777721866</text:p>
          </table:table-cell>
          <table:table-cell office:value-type="float" office:value="1692.44076981438" calcext:value-type="float">
            <text:p>1692.44076981438</text:p>
          </table:table-cell>
          <table:table-cell office:value-type="float" office:value="0.0000113224118844583" calcext:value-type="float">
            <text:p>1.13224118844583E-05</text:p>
          </table:table-cell>
        </table:table-row>
        <table:table-row table:style-name="ro1">
          <table:table-cell office:value-type="float" office:value="316.729688929532" calcext:value-type="float">
            <text:p>316.729688929532</text:p>
          </table:table-cell>
          <table:table-cell office:value-type="float" office:value="1665.30364583192" calcext:value-type="float">
            <text:p>1665.30364583192</text:p>
          </table:table-cell>
          <table:table-cell office:value-type="float" office:value="-0.0000248434126788926" calcext:value-type="float">
            <text:p>-2.48434126788926E-05</text:p>
          </table:table-cell>
        </table:table-row>
        <table:table-row table:style-name="ro1">
          <table:table-cell office:value-type="float" office:value="231.150600137197" calcext:value-type="float">
            <text:p>231.150600137197</text:p>
          </table:table-cell>
          <table:table-cell office:value-type="float" office:value="1638.16652184946" calcext:value-type="float">
            <text:p>1638.16652184946</text:p>
          </table:table-cell>
          <table:table-cell office:value-type="float" office:value="-0.0000610092372422436" calcext:value-type="float">
            <text:p>-6.10092372422436E-05</text:p>
          </table:table-cell>
        </table:table-row>
        <table:table-row table:style-name="ro1">
          <table:table-cell office:value-type="float" office:value="402.637460841814" calcext:value-type="float">
            <text:p>402.637460841814</text:p>
          </table:table-cell>
          <table:table-cell office:value-type="float" office:value="1605.51179057182" calcext:value-type="float">
            <text:p>1605.51179057182</text:p>
          </table:table-cell>
          <table:table-cell office:value-type="float" office:value="0.00000746611493464235" calcext:value-type="float">
            <text:p>7.46611493464235E-06</text:p>
          </table:table-cell>
        </table:table-row>
        <table:table-row table:style-name="ro1">
          <table:table-cell office:value-type="float" office:value="317.05837204948" calcext:value-type="float">
            <text:p>317.05837204948</text:p>
          </table:table-cell>
          <table:table-cell office:value-type="float" office:value="1578.37466658936" calcext:value-type="float">
            <text:p>1578.37466658936</text:p>
          </table:table-cell>
          <table:table-cell office:value-type="float" office:value="-0.0000286997096287086" calcext:value-type="float">
            <text:p>-2.86997096287086E-05</text:p>
          </table:table-cell>
        </table:table-row>
        <table:table-row table:style-name="ro1">
          <table:table-cell office:value-type="float" office:value="402.966143961763" calcext:value-type="float">
            <text:p>402.966143961763</text:p>
          </table:table-cell>
          <table:table-cell office:value-type="float" office:value="1518.58281132925" calcext:value-type="float">
            <text:p>1518.58281132925</text:p>
          </table:table-cell>
          <table:table-cell office:value-type="float" office:value="0.00000360981798482637" calcext:value-type="float">
            <text:p>3.60981798482637E-06</text:p>
          </table:table-cell>
        </table:table-row>
        <table:table-row table:style-name="ro1">
          <table:table-cell office:value-type="float" office:value="448.432734529226" calcext:value-type="float">
            <text:p>448.432734529226</text:p>
          </table:table-cell>
          <table:table-cell office:value-type="float" office:value="1826.84311320626" calcext:value-type="float">
            <text:p>1826.84311320626</text:p>
          </table:table-cell>
          <table:table-cell office:value-type="float" office:value="-0.0000156424818903969" calcext:value-type="float">
            <text:p>-1.56424818903969E-05</text:p>
          </table:table-cell>
        </table:table-row>
        <table:table-row table:style-name="ro1">
          <table:table-cell office:value-type="float" office:value="371.711973709083" calcext:value-type="float">
            <text:p>371.711973709083</text:p>
          </table:table-cell>
          <table:table-cell office:value-type="float" office:value="1829.84376031556" calcext:value-type="float">
            <text:p>1829.84376031556</text:p>
          </table:table-cell>
          <table:table-cell office:value-type="float" office:value="-0.0000504273474681012" calcext:value-type="float">
            <text:p>-5.04273474681012E-05</text:p>
          </table:table-cell>
        </table:table-row>
        <table:table-row table:style-name="ro1">
          <table:table-cell office:value-type="float" office:value="294.99121288894" calcext:value-type="float">
            <text:p>294.99121288894</text:p>
          </table:table-cell>
          <table:table-cell office:value-type="float" office:value="1832.84440742487" calcext:value-type="float">
            <text:p>1832.84440742487</text:p>
          </table:table-cell>
          <table:table-cell office:value-type="float" office:value="-0.0000852122130458054" calcext:value-type="float">
            <text:p>-8.52122130458054E-05</text:p>
          </table:table-cell>
        </table:table-row>
        <table:table-row table:style-name="ro1">
          <table:table-cell office:value-type="float" office:value="425.370756125546" calcext:value-type="float">
            <text:p>425.370756125546</text:p>
          </table:table-cell>
          <table:table-cell office:value-type="float" office:value="1759.64194151032" calcext:value-type="float">
            <text:p>1759.64194151032</text:p>
          </table:table-cell>
          <table:table-cell office:value-type="float" office:value="-0.00000216003500296929" calcext:value-type="float">
            <text:p>-2.16003500296929E-06</text:p>
          </table:table-cell>
        </table:table-row>
        <table:table-row table:style-name="ro1">
          <table:table-cell office:value-type="float" office:value="348.649995305403" calcext:value-type="float">
            <text:p>348.649995305403</text:p>
          </table:table-cell>
          <table:table-cell office:value-type="float" office:value="1762.64258861962" calcext:value-type="float">
            <text:p>1762.64258861962</text:p>
          </table:table-cell>
          <table:table-cell office:value-type="float" office:value="-0.0000369449005806736" calcext:value-type="float">
            <text:p>-3.69449005806736E-05</text:p>
          </table:table-cell>
        </table:table-row>
        <table:table-row table:style-name="ro1">
          <table:table-cell office:value-type="float" office:value="263.070906513069" calcext:value-type="float">
            <text:p>263.070906513069</text:p>
          </table:table-cell>
          <table:table-cell office:value-type="float" office:value="1735.50546463716" calcext:value-type="float">
            <text:p>1735.50546463716</text:p>
          </table:table-cell>
          <table:table-cell office:value-type="float" office:value="-0.0000731107251440245" calcext:value-type="float">
            <text:p>-7.31107251440245E-05</text:p>
          </table:table-cell>
        </table:table-row>
        <table:table-row table:style-name="ro1">
          <table:table-cell office:value-type="float" office:value="648.378989522444" calcext:value-type="float">
            <text:p>648.378989522444</text:p>
          </table:table-cell>
          <table:table-cell office:value-type="float" office:value="1927.63463568567" calcext:value-type="float">
            <text:p>1927.63463568567</text:p>
          </table:table-cell>
          <table:table-cell office:value-type="float" office:value="-0.0000330998403133708" calcext:value-type="float">
            <text:p>-3.30998403133708E-05</text:p>
          </table:table-cell>
        </table:table-row>
        <table:table-row table:style-name="ro1">
          <table:table-cell office:value-type="float" office:value="647.696872718392" calcext:value-type="float">
            <text:p>647.696872718392</text:p>
          </table:table-cell>
          <table:table-cell office:value-type="float" office:value="1844.73795899995" calcext:value-type="float">
            <text:p>1844.73795899995</text:p>
          </table:table-cell>
          <table:table-cell office:value-type="float" office:value="-0.0000352762423081349" calcext:value-type="float">
            <text:p>-3.52762423081349E-05</text:p>
          </table:table-cell>
        </table:table-row>
        <table:table-row table:style-name="ro1">
          <table:table-cell office:value-type="float" office:value="647.014755914339" calcext:value-type="float">
            <text:p>647.014755914339</text:p>
          </table:table-cell>
          <table:table-cell office:value-type="float" office:value="1761.84128231423" calcext:value-type="float">
            <text:p>1761.84128231423</text:p>
          </table:table-cell>
          <table:table-cell office:value-type="float" office:value="-0.0000374526443028991" calcext:value-type="float">
            <text:p>-3.74526443028991E-05</text:p>
          </table:table-cell>
        </table:table-row>
        <table:table-row table:style-name="ro1">
          <table:table-cell office:value-type="float" office:value="718.691954080219" calcext:value-type="float">
            <text:p>718.691954080219</text:p>
          </table:table-cell>
          <table:table-cell office:value-type="float" office:value="1890.79086489521" calcext:value-type="float">
            <text:p>1890.79086489521</text:p>
          </table:table-cell>
          <table:table-cell office:value-type="float" office:value="0.00024232110476692" calcext:value-type="float">
            <text:p>0.00024232110476692</text:p>
          </table:table-cell>
        </table:table-row>
        <table:table-row table:style-name="ro1">
          <table:table-cell office:value-type="float" office:value="718.009837276167" calcext:value-type="float">
            <text:p>718.009837276167</text:p>
          </table:table-cell>
          <table:table-cell office:value-type="float" office:value="1807.89418820949" calcext:value-type="float">
            <text:p>1807.89418820949</text:p>
          </table:table-cell>
          <table:table-cell office:value-type="float" office:value="0.000240144702772156" calcext:value-type="float">
            <text:p>0.000240144702772156</text:p>
          </table:table-cell>
        </table:table-row>
        <table:table-row table:style-name="ro1">
          <table:table-cell office:value-type="float" office:value="789.004918637994" calcext:value-type="float">
            <text:p>789.004918637994</text:p>
          </table:table-cell>
          <table:table-cell office:value-type="float" office:value="1853.94709410475" calcext:value-type="float">
            <text:p>1853.94709410475</text:p>
          </table:table-cell>
          <table:table-cell office:value-type="float" office:value="0.000517742049847212" calcext:value-type="float">
            <text:p>0.000517742049847212</text:p>
          </table:table-cell>
        </table:table-row>
        <table:table-row table:style-name="ro1">
          <table:table-cell office:value-type="float" office:value="530.001393926717" calcext:value-type="float">
            <text:p>530.001393926717</text:p>
          </table:table-cell>
          <table:table-cell office:value-type="float" office:value="1849.97661737288" calcext:value-type="float">
            <text:p>1849.97661737288</text:p>
          </table:table-cell>
          <table:table-cell office:value-type="float" office:value="-0.0000319008339528494" calcext:value-type="float">
            <text:p>-3.19008339528494E-05</text:p>
          </table:table-cell>
        </table:table-row>
        <table:table-row table:style-name="ro1">
          <table:table-cell office:value-type="float" office:value="588.508074920528" calcext:value-type="float">
            <text:p>588.508074920528</text:p>
          </table:table-cell>
          <table:table-cell office:value-type="float" office:value="1805.90894984355" calcext:value-type="float">
            <text:p>1805.90894984355</text:p>
          </table:table-cell>
          <table:table-cell office:value-type="float" office:value="-0.0000346767391278742" calcext:value-type="float">
            <text:p>-3.46767391278742E-05</text:p>
          </table:table-cell>
        </table:table-row>
        <table:table-row table:style-name="ro1">
          <table:table-cell office:value-type="float" office:value="589.190191724581" calcext:value-type="float">
            <text:p>589.190191724581</text:p>
          </table:table-cell>
          <table:table-cell office:value-type="float" office:value="1888.80562652927" calcext:value-type="float">
            <text:p>1888.80562652927</text:p>
          </table:table-cell>
          <table:table-cell office:value-type="float" office:value="-0.0000325003371331101" calcext:value-type="float">
            <text:p>-3.25003371331101E-05</text:p>
          </table:table-cell>
        </table:table-row>
        <table:table-row table:style-name="ro1">
          <table:table-cell office:value-type="float" office:value="506.939415523038" calcext:value-type="float">
            <text:p>506.939415523038</text:p>
          </table:table-cell>
          <table:table-cell office:value-type="float" office:value="1782.77544567694" calcext:value-type="float">
            <text:p>1782.77544567694</text:p>
          </table:table-cell>
          <table:table-cell office:value-type="float" office:value="-0.0000184183870654217" calcext:value-type="float">
            <text:p>-1.84183870654217E-05</text:p>
          </table:table-cell>
        </table:table-row>
        <table:table-row table:style-name="ro1">
          <table:table-cell office:value-type="float" office:value="483.877437119357" calcext:value-type="float">
            <text:p>483.877437119357</text:p>
          </table:table-cell>
          <table:table-cell office:value-type="float" office:value="1715.574273981" calcext:value-type="float">
            <text:p>1715.574273981</text:p>
          </table:table-cell>
          <table:table-cell office:value-type="float" office:value="-0.00000493594017799413" calcext:value-type="float">
            <text:p>-4.93594017799413E-06</text:p>
          </table:table-cell>
        </table:table-row>
        <table:table-row table:style-name="ro1">
          <table:table-cell office:value-type="float" office:value="565.446096516849" calcext:value-type="float">
            <text:p>565.446096516849</text:p>
          </table:table-cell>
          <table:table-cell office:value-type="float" office:value="1738.70777814762" calcext:value-type="float">
            <text:p>1738.70777814762</text:p>
          </table:table-cell>
          <table:table-cell office:value-type="float" office:value="-0.0000211942922404466" calcext:value-type="float">
            <text:p>-2.11942922404466E-05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1666.66666666667" calcext:value-type="float">
            <text:p>1666.66666666667</text:p>
          </table:table-cell>
          <table:table-cell office:value-type="float" office:value="0.000686073899241967" calcext:value-type="float">
            <text:p>0.000686073899241967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1744.44444444444" calcext:value-type="float">
            <text:p>1744.44444444444</text:p>
          </table:table-cell>
          <table:table-cell office:value-type="float" office:value="0.000722495731802067" calcext:value-type="float">
            <text:p>0.000722495731802067</text:p>
          </table:table-cell>
        </table:table-row>
        <table:table-row table:style-name="ro1">
          <table:table-cell office:value-type="float" office:value="859.999999999821" calcext:value-type="float">
            <text:p>859.999999999821</text:p>
          </table:table-cell>
          <table:table-cell office:value-type="float" office:value="1822.22222222222" calcext:value-type="float">
            <text:p>1822.22222222222</text:p>
          </table:table-cell>
          <table:table-cell office:value-type="float" office:value="0.000758917564362167" calcext:value-type="float">
            <text:p>0.000758917564362167</text:p>
          </table:table-cell>
        </table:table-row>
        <table:table-row table:style-name="ro1">
          <table:table-cell office:value-type="float" office:value="789.004918637994" calcext:value-type="float">
            <text:p>789.004918637994</text:p>
          </table:table-cell>
          <table:table-cell office:value-type="float" office:value="1698.39153854919" calcext:value-type="float">
            <text:p>1698.39153854919</text:p>
          </table:table-cell>
          <table:table-cell office:value-type="float" office:value="0.000444898384727012" calcext:value-type="float">
            <text:p>0.000444898384727012</text:p>
          </table:table-cell>
        </table:table-row>
        <table:table-row table:style-name="ro1">
          <table:table-cell office:value-type="float" office:value="789.004918637994" calcext:value-type="float">
            <text:p>789.004918637994</text:p>
          </table:table-cell>
          <table:table-cell office:value-type="float" office:value="1776.16931632697" calcext:value-type="float">
            <text:p>1776.16931632697</text:p>
          </table:table-cell>
          <table:table-cell office:value-type="float" office:value="0.000481320217287112" calcext:value-type="float">
            <text:p>0.000481320217287112</text:p>
          </table:table-cell>
        </table:table-row>
        <table:table-row table:style-name="ro1">
          <table:table-cell office:value-type="float" office:value="718.009837276167" calcext:value-type="float">
            <text:p>718.009837276167</text:p>
          </table:table-cell>
          <table:table-cell office:value-type="float" office:value="1730.11641043171" calcext:value-type="float">
            <text:p>1730.11641043171</text:p>
          </table:table-cell>
          <table:table-cell office:value-type="float" office:value="0.000203722870212056" calcext:value-type="float">
            <text:p>0.000203722870212056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1433.33333333333" calcext:value-type="float">
            <text:p>1433.33333333333</text:p>
          </table:table-cell>
          <table:table-cell office:value-type="float" office:value="0.000366257303963904" calcext:value-type="float">
            <text:p>0.000366257303963904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1511.11111111111" calcext:value-type="float">
            <text:p>1511.11111111111</text:p>
          </table:table-cell>
          <table:table-cell office:value-type="float" office:value="0.000472862835723259" calcext:value-type="float">
            <text:p>0.000472862835723259</text:p>
          </table:table-cell>
        </table:table-row>
        <table:table-row table:style-name="ro1">
          <table:table-cell office:value-type="float" office:value="859.999999999821" calcext:value-type="float">
            <text:p>859.999999999821</text:p>
          </table:table-cell>
          <table:table-cell office:value-type="float" office:value="1588.88888888889" calcext:value-type="float">
            <text:p>1588.88888888889</text:p>
          </table:table-cell>
          <table:table-cell office:value-type="float" office:value="0.000579468367482613" calcext:value-type="float">
            <text:p>0.000579468367482613</text:p>
          </table:table-cell>
        </table:table-row>
        <table:table-row table:style-name="ro1">
          <table:table-cell office:value-type="float" office:value="782.889394603367" calcext:value-type="float">
            <text:p>782.889394603367</text:p>
          </table:table-cell>
          <table:table-cell office:value-type="float" office:value="1470.43838966523" calcext:value-type="float">
            <text:p>1470.43838966523</text:p>
          </table:table-cell>
          <table:table-cell office:value-type="float" office:value="0.000225983530931489" calcext:value-type="float">
            <text:p>0.000225983530931489</text:p>
          </table:table-cell>
        </table:table-row>
        <table:table-row table:style-name="ro1">
          <table:table-cell office:value-type="float" office:value="782.889394603368" calcext:value-type="float">
            <text:p>782.889394603368</text:p>
          </table:table-cell>
          <table:table-cell office:value-type="float" office:value="1548.21616744301" calcext:value-type="float">
            <text:p>1548.21616744301</text:p>
          </table:table-cell>
          <table:table-cell office:value-type="float" office:value="0.000332589062690844" calcext:value-type="float">
            <text:p>0.000332589062690844</text:p>
          </table:table-cell>
        </table:table-row>
        <table:table-row table:style-name="ro1">
          <table:table-cell office:value-type="float" office:value="782.889394603368" calcext:value-type="float">
            <text:p>782.889394603368</text:p>
          </table:table-cell>
          <table:table-cell office:value-type="float" office:value="1625.99394522079" calcext:value-type="float">
            <text:p>1625.99394522079</text:p>
          </table:table-cell>
          <table:table-cell office:value-type="float" office:value="0.000439194594450198" calcext:value-type="float">
            <text:p>0.000439194594450198</text:p>
          </table:table-cell>
        </table:table-row>
        <table:table-row table:style-name="ro1">
          <table:table-cell office:value-type="float" office:value="705.778789206913" calcext:value-type="float">
            <text:p>705.778789206913</text:p>
          </table:table-cell>
          <table:table-cell office:value-type="float" office:value="1507.54344599713" calcext:value-type="float">
            <text:p>1507.54344599713</text:p>
          </table:table-cell>
          <table:table-cell office:value-type="float" office:value="0.0000857097578990745" calcext:value-type="float">
            <text:p>8.57097578990745E-05</text:p>
          </table:table-cell>
        </table:table-row>
        <table:table-row table:style-name="ro1">
          <table:table-cell office:value-type="float" office:value="705.778789206913" calcext:value-type="float">
            <text:p>705.778789206913</text:p>
          </table:table-cell>
          <table:table-cell office:value-type="float" office:value="1585.32122377491" calcext:value-type="float">
            <text:p>1585.32122377491</text:p>
          </table:table-cell>
          <table:table-cell office:value-type="float" office:value="0.000192315289658429" calcext:value-type="float">
            <text:p>0.000192315289658429</text:p>
          </table:table-cell>
        </table:table-row>
        <table:table-row table:style-name="ro1">
          <table:table-cell office:value-type="float" office:value="628.668183810459" calcext:value-type="float">
            <text:p>628.668183810459</text:p>
          </table:table-cell>
          <table:table-cell office:value-type="float" office:value="1544.64850232903" calcext:value-type="float">
            <text:p>1544.64850232903</text:p>
          </table:table-cell>
          <table:table-cell office:value-type="float" office:value="-0.0000545640151333406" calcext:value-type="float">
            <text:p>-5.45640151333406E-05</text:p>
          </table:table-cell>
        </table:table-row>
        <table:table-row table:style-name="ro1">
          <table:table-cell office:value-type="float" office:value="640.899231879712" calcext:value-type="float">
            <text:p>640.899231879712</text:p>
          </table:table-cell>
          <table:table-cell office:value-type="float" office:value="1689.44368898583" calcext:value-type="float">
            <text:p>1689.44368898583</text:p>
          </table:table-cell>
          <table:table-cell office:value-type="float" office:value="-0.0000431564345797129" calcext:value-type="float">
            <text:p>-4.31564345797129E-05</text:p>
          </table:table-cell>
        </table:table-row>
        <table:table-row table:style-name="ro1">
          <table:table-cell office:value-type="float" office:value="634.783707845086" calcext:value-type="float">
            <text:p>634.783707845086</text:p>
          </table:table-cell>
          <table:table-cell office:value-type="float" office:value="1617.04609565743" calcext:value-type="float">
            <text:p>1617.04609565743</text:p>
          </table:table-cell>
          <table:table-cell office:value-type="float" office:value="-0.0000488602248565267" calcext:value-type="float">
            <text:p>-4.88602248565267E-05</text:p>
          </table:table-cell>
        </table:table-row>
        <table:table-row table:style-name="ro1">
          <table:table-cell office:value-type="float" office:value="711.89431324154" calcext:value-type="float">
            <text:p>711.89431324154</text:p>
          </table:table-cell>
          <table:table-cell office:value-type="float" office:value="1657.71881710331" calcext:value-type="float">
            <text:p>1657.71881710331</text:p>
          </table:table-cell>
          <table:table-cell office:value-type="float" office:value="0.000198019079935243" calcext:value-type="float">
            <text:p>0.000198019079935243</text:p>
          </table:table-cell>
        </table:table-row>
        <table:table-row table:style-name="ro1">
          <table:table-cell office:value-type="float" office:value="559.330572482221" calcext:value-type="float">
            <text:p>559.330572482221</text:p>
          </table:table-cell>
          <table:table-cell office:value-type="float" office:value="1666.31018481922" calcext:value-type="float">
            <text:p>1666.31018481922</text:p>
          </table:table-cell>
          <table:table-cell office:value-type="float" office:value="-0.0000268980825172604" calcext:value-type="float">
            <text:p>-2.68980825172604E-05</text:p>
          </table:table-cell>
        </table:table-row>
        <table:table-row table:style-name="ro1">
          <table:table-cell office:value-type="float" office:value="477.76191308473" calcext:value-type="float">
            <text:p>477.76191308473</text:p>
          </table:table-cell>
          <table:table-cell office:value-type="float" office:value="1643.1766806526" calcext:value-type="float">
            <text:p>1643.1766806526</text:p>
          </table:table-cell>
          <table:table-cell office:value-type="float" office:value="-0.000010639730454808" calcext:value-type="float">
            <text:p>-1.0639730454808E-05</text:p>
          </table:table-cell>
        </table:table-row>
        <table:table-row table:style-name="ro1">
          <table:table-cell office:value-type="float" office:value="553.215048447595" calcext:value-type="float">
            <text:p>553.215048447595</text:p>
          </table:table-cell>
          <table:table-cell office:value-type="float" office:value="1593.91259149081" calcext:value-type="float">
            <text:p>1593.91259149081</text:p>
          </table:table-cell>
          <table:table-cell office:value-type="float" office:value="-0.0000326018727940743" calcext:value-type="float">
            <text:p>-3.26018727940743E-05</text:p>
          </table:table-cell>
        </table:table-row>
        <table:table-row table:style-name="ro1">
          <table:table-cell office:value-type="float" office:value="478.419279324628" calcext:value-type="float">
            <text:p>478.419279324628</text:p>
          </table:table-cell>
          <table:table-cell office:value-type="float" office:value="1469.31872216747" calcext:value-type="float">
            <text:p>1469.31872216747</text:p>
          </table:table-cell>
          <table:table-cell office:value-type="float" office:value="-0.0000183523243544399" calcext:value-type="float">
            <text:p>-1.83523243544399E-05</text:p>
          </table:table-cell>
        </table:table-row>
        <table:table-row table:style-name="ro1">
          <table:table-cell office:value-type="float" office:value="553.543731567544" calcext:value-type="float">
            <text:p>553.543731567544</text:p>
          </table:table-cell>
          <table:table-cell office:value-type="float" office:value="1506.98361224825" calcext:value-type="float">
            <text:p>1506.98361224825</text:p>
          </table:table-cell>
          <table:table-cell office:value-type="float" office:value="-0.0000364581697438902" calcext:value-type="float">
            <text:p>-3.64581697438902E-05</text:p>
          </table:table-cell>
        </table:table-row>
        <table:table-row table:style-name="ro1">
          <table:table-cell office:value-type="float" office:value="478.090596204679" calcext:value-type="float">
            <text:p>478.090596204679</text:p>
          </table:table-cell>
          <table:table-cell office:value-type="float" office:value="1556.24770141003" calcext:value-type="float">
            <text:p>1556.24770141003</text:p>
          </table:table-cell>
          <table:table-cell office:value-type="float" office:value="-0.0000144960274046239" calcext:value-type="float">
            <text:p>-1.44960274046239E-05</text:p>
          </table:table-cell>
        </table:table-row>
        <table:table-row table:style-name="ro1">
          <table:table-cell office:value-type="float" office:value="787.377591203473" calcext:value-type="float">
            <text:p>787.377591203473</text:p>
          </table:table-cell>
          <table:table-cell office:value-type="float" office:value="1398.71578350215" calcext:value-type="float">
            <text:p>1398.71578350215</text:p>
          </table:table-cell>
          <table:table-cell office:value-type="float" office:value="0.000230239426859198" calcext:value-type="float">
            <text:p>0.000230239426859198</text:p>
          </table:table-cell>
        </table:table-row>
        <table:table-row table:style-name="ro1">
          <table:table-cell office:value-type="float" office:value="714.755182407125" calcext:value-type="float">
            <text:p>714.755182407125</text:p>
          </table:table-cell>
          <table:table-cell office:value-type="float" office:value="1364.09823367098" calcext:value-type="float">
            <text:p>1364.09823367098</text:p>
          </table:table-cell>
          <table:table-cell office:value-type="float" office:value="0.0000942215497544918" calcext:value-type="float">
            <text:p>9.42215497544918E-05</text:p>
          </table:table-cell>
        </table:table-row>
        <table:table-row table:style-name="ro1">
          <table:table-cell office:value-type="float" office:value="642.132773610776" calcext:value-type="float">
            <text:p>642.132773610776</text:p>
          </table:table-cell>
          <table:table-cell office:value-type="float" office:value="1329.4806838398" calcext:value-type="float">
            <text:p>1329.4806838398</text:p>
          </table:table-cell>
          <table:table-cell office:value-type="float" office:value="-0.0000417963273502146" calcext:value-type="float">
            <text:p>-4.17963273502146E-05</text:p>
          </table:table-cell>
        </table:table-row>
        <table:table-row table:style-name="ro1">
          <table:table-cell office:value-type="float" office:value="859.999999999821" calcext:value-type="float">
            <text:p>859.999999999821</text:p>
          </table:table-cell>
          <table:table-cell office:value-type="float" office:value="1355.55555555556" calcext:value-type="float">
            <text:p>1355.55555555556</text:p>
          </table:table-cell>
          <table:table-cell office:value-type="float" office:value="0.000314488947222024" calcext:value-type="float">
            <text:p>0.000314488947222024</text:p>
          </table:table-cell>
        </table:table-row>
        <table:table-row table:style-name="ro1">
          <table:table-cell office:value-type="float" office:value="787.377591203473" calcext:value-type="float">
            <text:p>787.377591203473</text:p>
          </table:table-cell>
          <table:table-cell office:value-type="float" office:value="1320.93800572438" calcext:value-type="float">
            <text:p>1320.93800572438</text:p>
          </table:table-cell>
          <table:table-cell office:value-type="float" office:value="0.000178471070117318" calcext:value-type="float">
            <text:p>0.000178471070117318</text:p>
          </table:table-cell>
        </table:table-row>
        <table:table-row table:style-name="ro1">
          <table:table-cell office:value-type="float" office:value="714.755182407125" calcext:value-type="float">
            <text:p>714.755182407125</text:p>
          </table:table-cell>
          <table:table-cell office:value-type="float" office:value="1286.3204558932" calcext:value-type="float">
            <text:p>1286.3204558932</text:p>
          </table:table-cell>
          <table:table-cell office:value-type="float" office:value="0.0000424531930126112" calcext:value-type="float">
            <text:p>4.24531930126112E-05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1277.77777777778" calcext:value-type="float">
            <text:p>1277.77777777778</text:p>
          </table:table-cell>
          <table:table-cell office:value-type="float" office:value="0.000262720590480143" calcext:value-type="float">
            <text:p>0.000262720590480143</text:p>
          </table:table-cell>
        </table:table-row>
        <table:table-row table:style-name="ro1">
          <table:table-cell office:value-type="float" office:value="787.377591203474" calcext:value-type="float">
            <text:p>787.377591203474</text:p>
          </table:table-cell>
          <table:table-cell office:value-type="float" office:value="1243.1602279466" calcext:value-type="float">
            <text:p>1243.1602279466</text:p>
          </table:table-cell>
          <table:table-cell office:value-type="float" office:value="0.000126702713375437" calcext:value-type="float">
            <text:p>0.000126702713375437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1200" calcext:value-type="float">
            <text:p>1200</text:p>
          </table:table-cell>
          <table:table-cell office:value-type="float" office:value="0.000210952233738263" calcext:value-type="float">
            <text:p>0.000210952233738263</text:p>
          </table:table-cell>
        </table:table-row>
        <table:table-row table:style-name="ro1">
          <table:table-cell office:value-type="float" office:value="637.644577010671" calcext:value-type="float">
            <text:p>637.644577010671</text:p>
          </table:table-cell>
          <table:table-cell office:value-type="float" office:value="1401.20329000287" calcext:value-type="float">
            <text:p>1401.20329000287</text:p>
          </table:table-cell>
          <table:table-cell office:value-type="float" office:value="-0.0000460522232779232" calcext:value-type="float">
            <text:p>-4.60522232779232E-05</text:p>
          </table:table-cell>
        </table:table-row>
        <table:table-row table:style-name="ro1">
          <table:table-cell office:value-type="float" office:value="710.266985807019" calcext:value-type="float">
            <text:p>710.266985807019</text:p>
          </table:table-cell>
          <table:table-cell office:value-type="float" office:value="1435.82083983405" calcext:value-type="float">
            <text:p>1435.82083983405</text:p>
          </table:table-cell>
          <table:table-cell office:value-type="float" office:value="0.0000899656538267831" calcext:value-type="float">
            <text:p>8.99656538267831E-05</text:p>
          </table:table-cell>
        </table:table-row>
        <table:table-row table:style-name="ro1">
          <table:table-cell office:value-type="float" office:value="633.156380410565" calcext:value-type="float">
            <text:p>633.156380410565</text:p>
          </table:table-cell>
          <table:table-cell office:value-type="float" office:value="1472.92589616595" calcext:value-type="float">
            <text:p>1472.92589616595</text:p>
          </table:table-cell>
          <table:table-cell office:value-type="float" office:value="-0.0000503081192056319" calcext:value-type="float">
            <text:p>-5.03081192056319E-05</text:p>
          </table:table-cell>
        </table:table-row>
        <table:table-row table:style-name="ro1">
          <table:table-cell office:value-type="float" office:value="558.031928167649" calcext:value-type="float">
            <text:p>558.031928167649</text:p>
          </table:table-cell>
          <table:table-cell office:value-type="float" office:value="1435.26100608517" calcext:value-type="float">
            <text:p>1435.26100608517</text:p>
          </table:table-cell>
          <table:table-cell office:value-type="float" office:value="-0.0000322022738161816" calcext:value-type="float">
            <text:p>-3.22022738161816E-05</text:p>
          </table:table-cell>
        </table:table-row>
        <table:table-row table:style-name="ro1">
          <table:table-cell office:value-type="float" office:value="482.907475924733" calcext:value-type="float">
            <text:p>482.907475924733</text:p>
          </table:table-cell>
          <table:table-cell office:value-type="float" office:value="1397.59611600439" calcext:value-type="float">
            <text:p>1397.59611600439</text:p>
          </table:table-cell>
          <table:table-cell office:value-type="float" office:value="-0.0000140964284267313" calcext:value-type="float">
            <text:p>-1.40964284267313E-05</text:p>
          </table:table-cell>
        </table:table-row>
        <table:table-row table:style-name="ro1">
          <table:table-cell office:value-type="float" office:value="562.520124767755" calcext:value-type="float">
            <text:p>562.520124767755</text:p>
          </table:table-cell>
          <table:table-cell office:value-type="float" office:value="1363.53839992209" calcext:value-type="float">
            <text:p>1363.53839992209</text:p>
          </table:table-cell>
          <table:table-cell office:value-type="float" office:value="-0.0000279463778884729" calcext:value-type="float">
            <text:p>-2.79463778884729E-05</text:p>
          </table:table-cell>
        </table:table-row>
        <table:table-row table:style-name="ro1">
          <table:table-cell office:value-type="float" office:value="471.124764690908" calcext:value-type="float">
            <text:p>471.124764690908</text:p>
          </table:table-cell>
          <table:table-cell office:value-type="float" office:value="1215.90298435928" calcext:value-type="float">
            <text:p>1215.90298435928</text:p>
          </table:table-cell>
          <table:table-cell office:value-type="float" office:value="-0.0000866340952406886" calcext:value-type="float">
            <text:p>-8.66340952406886E-05</text:p>
          </table:table-cell>
        </table:table-row>
        <table:table-row table:style-name="ro1">
          <table:table-cell office:value-type="float" office:value="528.127434330865" calcext:value-type="float">
            <text:p>528.127434330865</text:p>
          </table:table-cell>
          <table:table-cell office:value-type="float" office:value="1253.76221751945" calcext:value-type="float">
            <text:p>1253.76221751945</text:p>
          </table:table-cell>
          <table:table-cell office:value-type="float" office:value="-0.0000716881726105306" calcext:value-type="float">
            <text:p>-7.16881726105306E-05</text:p>
          </table:table-cell>
        </table:table-row>
        <table:table-row table:style-name="ro1">
          <table:table-cell office:value-type="float" office:value="585.130103970821" calcext:value-type="float">
            <text:p>585.130103970821</text:p>
          </table:table-cell>
          <table:table-cell office:value-type="float" office:value="1291.62145067962" calcext:value-type="float">
            <text:p>1291.62145067962</text:p>
          </table:table-cell>
          <table:table-cell office:value-type="float" office:value="-0.0000567422499803726" calcext:value-type="float">
            <text:p>-5.67422499803726E-05</text:p>
          </table:table-cell>
        </table:table-row>
        <table:table-row table:style-name="ro1">
          <table:table-cell office:value-type="float" office:value="448.514785487843" calcext:value-type="float">
            <text:p>448.514785487843</text:p>
          </table:table-cell>
          <table:table-cell office:value-type="float" office:value="1287.81993360175" calcext:value-type="float">
            <text:p>1287.81993360175</text:p>
          </table:table-cell>
          <table:table-cell office:value-type="float" office:value="-0.000057838223148789" calcext:value-type="float">
            <text:p>-5.7838223148789E-05</text:p>
          </table:table-cell>
        </table:table-row>
        <table:table-row table:style-name="ro1">
          <table:table-cell office:value-type="float" office:value="505.517455127799" calcext:value-type="float">
            <text:p>505.517455127799</text:p>
          </table:table-cell>
          <table:table-cell office:value-type="float" office:value="1325.67916676192" calcext:value-type="float">
            <text:p>1325.67916676192</text:p>
          </table:table-cell>
          <table:table-cell office:value-type="float" office:value="-0.0000428923005186309" calcext:value-type="float">
            <text:p>-4.28923005186309E-05</text:p>
          </table:table-cell>
        </table:table-row>
        <table:table-row table:style-name="ro1">
          <table:table-cell office:value-type="float" office:value="425.904806284778" calcext:value-type="float">
            <text:p>425.904806284778</text:p>
          </table:table-cell>
          <table:table-cell office:value-type="float" office:value="1359.73688284422" calcext:value-type="float">
            <text:p>1359.73688284422</text:p>
          </table:table-cell>
          <table:table-cell office:value-type="float" office:value="-0.0000290423510568893" calcext:value-type="float">
            <text:p>-2.90423510568893E-05</text:p>
          </table:table-cell>
        </table:table-row>
        <table:table-row table:style-name="ro1">
          <table:table-cell office:value-type="float" office:value="368.776296420969" calcext:value-type="float">
            <text:p>368.776296420969</text:p>
          </table:table-cell>
          <table:table-cell office:value-type="float" office:value="1222.07901723993" calcext:value-type="float">
            <text:p>1222.07901723993</text:p>
          </table:table-cell>
          <table:table-cell office:value-type="float" office:value="-0.0000555349777294963" calcext:value-type="float">
            <text:p>-5.55349777294963E-05</text:p>
          </table:table-cell>
        </table:table-row>
        <table:table-row table:style-name="ro1">
          <table:table-cell office:value-type="float" office:value="266.427828151029" calcext:value-type="float">
            <text:p>266.427828151029</text:p>
          </table:table-cell>
          <table:table-cell office:value-type="float" office:value="1228.25505012058" calcext:value-type="float">
            <text:p>1228.25505012058</text:p>
          </table:table-cell>
          <table:table-cell office:value-type="float" office:value="-0.000024435860218304" calcext:value-type="float">
            <text:p>-2.4435860218304E-05</text:p>
          </table:table-cell>
        </table:table-row>
        <table:table-row table:style-name="ro1">
          <table:table-cell office:value-type="float" office:value="440.108206123465" calcext:value-type="float">
            <text:p>440.108206123465</text:p>
          </table:table-cell>
          <table:table-cell office:value-type="float" office:value="1125.30611416649" calcext:value-type="float">
            <text:p>1125.30611416649</text:p>
          </table:table-cell>
          <table:table-cell office:value-type="float" office:value="-0.000057918514076171" calcext:value-type="float">
            <text:p>-5.7918514076171E-05</text:p>
          </table:table-cell>
        </table:table-row>
        <table:table-row table:style-name="ro1">
          <table:table-cell office:value-type="float" office:value="337.759737853526" calcext:value-type="float">
            <text:p>337.759737853526</text:p>
          </table:table-cell>
          <table:table-cell office:value-type="float" office:value="1131.48214704714" calcext:value-type="float">
            <text:p>1131.48214704714</text:p>
          </table:table-cell>
          <table:table-cell office:value-type="float" office:value="-0.0000268193965649786" calcext:value-type="float">
            <text:p>-2.68193965649786E-05</text:p>
          </table:table-cell>
        </table:table-row>
        <table:table-row table:style-name="ro1">
          <table:table-cell office:value-type="float" office:value="409.091647556023" calcext:value-type="float">
            <text:p>409.091647556023</text:p>
          </table:table-cell>
          <table:table-cell office:value-type="float" office:value="1034.7092439737" calcext:value-type="float">
            <text:p>1034.7092439737</text:p>
          </table:table-cell>
          <table:table-cell office:value-type="float" office:value="-0.0000292029329116533" calcext:value-type="float">
            <text:p>-2.92029329116533E-05</text:p>
          </table:table-cell>
        </table:table-row>
        <table:table-row table:style-name="ro1">
          <table:table-cell office:value-type="float" office:value="346.166317217903" calcext:value-type="float">
            <text:p>346.166317217903</text:p>
          </table:table-cell>
          <table:table-cell office:value-type="float" office:value="1293.9959664824" calcext:value-type="float">
            <text:p>1293.9959664824</text:p>
          </table:table-cell>
          <table:table-cell office:value-type="float" office:value="-0.0000267391056375966" calcext:value-type="float">
            <text:p>-2.67391056375966E-05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1044.44444444444" calcext:value-type="float">
            <text:p>1044.44444444444</text:p>
          </table:table-cell>
          <table:table-cell office:value-type="float" office:value="-0.0000370745689247978" calcext:value-type="float">
            <text:p>-3.70745689247978E-05</text:p>
          </table:table-cell>
        </table:table-row>
        <table:table-row table:style-name="ro1">
          <table:table-cell office:value-type="float" office:value="859.999999999822" calcext:value-type="float">
            <text:p>859.999999999822</text:p>
          </table:table-cell>
          <table:table-cell office:value-type="float" office:value="1122.22222222222" calcext:value-type="float">
            <text:p>1122.22222222222</text:p>
          </table:table-cell>
          <table:table-cell office:value-type="float" office:value="0.0000869388324067325" calcext:value-type="float">
            <text:p>8.69388324067325E-05</text:p>
          </table:table-cell>
        </table:table-row>
        <table:table-row table:style-name="ro1">
          <table:table-cell office:value-type="float" office:value="782.793435915298" calcext:value-type="float">
            <text:p>782.793435915298</text:p>
          </table:table-cell>
          <table:table-cell office:value-type="float" office:value="1004.58615122599" calcext:value-type="float">
            <text:p>1004.58615122599</text:p>
          </table:table-cell>
          <table:table-cell office:value-type="float" office:value="-0.000121096374355672" calcext:value-type="float">
            <text:p>-0.000121096374355672</text:p>
          </table:table-cell>
        </table:table-row>
        <table:table-row table:style-name="ro1">
          <table:table-cell office:value-type="float" office:value="782.793435915298" calcext:value-type="float">
            <text:p>782.793435915298</text:p>
          </table:table-cell>
          <table:table-cell office:value-type="float" office:value="1082.36392900376" calcext:value-type="float">
            <text:p>1082.36392900376</text:p>
          </table:table-cell>
          <table:table-cell office:value-type="float" office:value="0.00000291702697585807" calcext:value-type="float">
            <text:p>2.91702697585807E-06</text:p>
          </table:table-cell>
        </table:table-row>
        <table:table-row table:style-name="ro1">
          <table:table-cell office:value-type="float" office:value="782.793435915298" calcext:value-type="float">
            <text:p>782.793435915298</text:p>
          </table:table-cell>
          <table:table-cell office:value-type="float" office:value="1160.14170678154" calcext:value-type="float">
            <text:p>1160.14170678154</text:p>
          </table:table-cell>
          <table:table-cell office:value-type="float" office:value="0.000126930428307388" calcext:value-type="float">
            <text:p>0.000126930428307388</text:p>
          </table:table-cell>
        </table:table-row>
        <table:table-row table:style-name="ro1">
          <table:table-cell office:value-type="float" office:value="705.586871830774" calcext:value-type="float">
            <text:p>705.586871830774</text:p>
          </table:table-cell>
          <table:table-cell office:value-type="float" office:value="1042.50563578531" calcext:value-type="float">
            <text:p>1042.50563578531</text:p>
          </table:table-cell>
          <table:table-cell office:value-type="float" office:value="-0.0000811047784550163" calcext:value-type="float">
            <text:p>-8.11047784550163E-05</text:p>
          </table:table-cell>
        </table:table-row>
        <table:table-row table:style-name="ro1">
          <table:table-cell office:value-type="float" office:value="705.586871830774" calcext:value-type="float">
            <text:p>705.586871830774</text:p>
          </table:table-cell>
          <table:table-cell office:value-type="float" office:value="1120.28341356308" calcext:value-type="float">
            <text:p>1120.28341356308</text:p>
          </table:table-cell>
          <table:table-cell office:value-type="float" office:value="0.0000429086228765139" calcext:value-type="float">
            <text:p>4.29086228765139E-05</text:p>
          </table:table-cell>
        </table:table-row>
        <table:table-row table:style-name="ro1">
          <table:table-cell office:value-type="float" office:value="628.380307746251" calcext:value-type="float">
            <text:p>628.380307746251</text:p>
          </table:table-cell>
          <table:table-cell office:value-type="float" office:value="1080.42512034463" calcext:value-type="float">
            <text:p>1080.42512034463</text:p>
          </table:table-cell>
          <table:table-cell office:value-type="float" office:value="-0.0000411131825543605" calcext:value-type="float">
            <text:p>-4.11131825543605E-05</text:p>
          </table:table-cell>
        </table:table-row>
        <table:table-row table:style-name="ro1">
          <table:table-cell office:value-type="float" office:value="640.755423036832" calcext:value-type="float">
            <text:p>640.755423036832</text:p>
          </table:table-cell>
          <table:table-cell office:value-type="float" office:value="942.857858902751" calcext:value-type="float">
            <text:p>942.857858902751</text:p>
          </table:table-cell>
          <table:table-cell office:value-type="float" office:value="-0.0000404142019093263" calcext:value-type="float">
            <text:p>-4.04142019093263E-05</text:p>
          </table:table-cell>
        </table:table-row>
        <table:table-row table:style-name="ro1">
          <table:table-cell office:value-type="float" office:value="711.774429476065" calcext:value-type="float">
            <text:p>711.774429476065</text:p>
          </table:table-cell>
          <table:table-cell office:value-type="float" office:value="973.722005064369" calcext:value-type="float">
            <text:p>973.722005064369</text:p>
          </table:table-cell>
          <table:table-cell office:value-type="float" office:value="-0.0000807552881324992" calcext:value-type="float">
            <text:p>-8.07552881324992E-05</text:p>
          </table:table-cell>
        </table:table-row>
        <table:table-row table:style-name="ro1">
          <table:table-cell office:value-type="float" office:value="634.567865391541" calcext:value-type="float">
            <text:p>634.567865391541</text:p>
          </table:table-cell>
          <table:table-cell office:value-type="float" office:value="1011.64148962369" calcext:value-type="float">
            <text:p>1011.64148962369</text:p>
          </table:table-cell>
          <table:table-cell office:value-type="float" office:value="-0.0000407636922318434" calcext:value-type="float">
            <text:p>-4.07636922318434E-05</text:p>
          </table:table-cell>
        </table:table-row>
        <table:table-row table:style-name="ro1">
          <table:table-cell office:value-type="float" office:value="637.548618322601" calcext:value-type="float">
            <text:p>637.548618322601</text:p>
          </table:table-cell>
          <table:table-cell office:value-type="float" office:value="1246.46216267474" calcext:value-type="float">
            <text:p>1246.46216267474</text:p>
          </table:table-cell>
          <table:table-cell office:value-type="float" office:value="-0.0000415686124182632" calcext:value-type="float">
            <text:p>-4.15686124182632E-05</text:p>
          </table:table-cell>
        </table:table-row>
        <table:table-row table:style-name="ro1">
          <table:table-cell office:value-type="float" office:value="632.964463034426" calcext:value-type="float">
            <text:p>632.964463034426</text:p>
          </table:table-cell>
          <table:table-cell office:value-type="float" office:value="1163.44364150968" calcext:value-type="float">
            <text:p>1163.44364150968</text:p>
          </table:table-cell>
          <table:table-cell office:value-type="float" office:value="-0.0000413408974863118" calcext:value-type="float">
            <text:p>-4.13408974863118E-05</text:p>
          </table:table-cell>
        </table:table-row>
        <table:table-row table:style-name="ro1">
          <table:table-cell office:value-type="float" office:value="710.171027118949" calcext:value-type="float">
            <text:p>710.171027118949</text:p>
          </table:table-cell>
          <table:table-cell office:value-type="float" office:value="1203.30193472814" calcext:value-type="float">
            <text:p>1203.30193472814</text:p>
          </table:table-cell>
          <table:table-cell office:value-type="float" office:value="0.0000426809079445626" calcext:value-type="float">
            <text:p>4.26809079445626E-05</text:p>
          </table:table-cell>
        </table:table-row>
        <table:table-row table:style-name="ro1">
          <table:table-cell office:value-type="float" office:value="551.132792472318" calcext:value-type="float">
            <text:p>551.132792472318</text:p>
          </table:table-cell>
          <table:table-cell office:value-type="float" office:value="966.203907435785" calcext:value-type="float">
            <text:p>966.203907435785</text:p>
          </table:table-cell>
          <table:table-cell office:value-type="float" office:value="-0.0000272217486294351" calcext:value-type="float">
            <text:p>-2.72217486294351E-05</text:p>
          </table:table-cell>
        </table:table-row>
        <table:table-row table:style-name="ro1">
          <table:table-cell office:value-type="float" office:value="544.945234827027" calcext:value-type="float">
            <text:p>544.945234827027</text:p>
          </table:table-cell>
          <table:table-cell office:value-type="float" office:value="1034.98753815672" calcext:value-type="float">
            <text:p>1034.98753815672</text:p>
          </table:table-cell>
          <table:table-cell office:value-type="float" office:value="-0.0000275712389519522" calcext:value-type="float">
            <text:p>-2.75712389519522E-05</text:p>
          </table:table-cell>
        </table:table-row>
        <table:table-row table:style-name="ro1">
          <table:table-cell office:value-type="float" office:value="461.510161907804" calcext:value-type="float">
            <text:p>461.510161907804</text:p>
          </table:table-cell>
          <table:table-cell office:value-type="float" office:value="989.549955968819" calcext:value-type="float">
            <text:p>989.549955968819</text:p>
          </table:table-cell>
          <table:table-cell office:value-type="float" office:value="-0.0000140292953495439" calcext:value-type="float">
            <text:p>-1.40292953495439E-05</text:p>
          </table:table-cell>
        </table:table-row>
        <table:table-row table:style-name="ro1">
          <table:table-cell office:value-type="float" office:value="523.543279042689" calcext:value-type="float">
            <text:p>523.543279042689</text:p>
          </table:table-cell>
          <table:table-cell office:value-type="float" office:value="1170.7436963544" calcext:value-type="float">
            <text:p>1170.7436963544</text:p>
          </table:table-cell>
          <table:table-cell office:value-type="float" office:value="-0.0000714604576785792" calcext:value-type="float">
            <text:p>-7.14604576785792E-05</text:p>
          </table:table-cell>
        </table:table-row>
        <table:table-row table:style-name="ro1">
          <table:table-cell office:value-type="float" office:value="575.96179339447" calcext:value-type="float">
            <text:p>575.96179339447</text:p>
          </table:table-cell>
          <table:table-cell office:value-type="float" office:value="1125.58440834951" calcext:value-type="float">
            <text:p>1125.58440834951</text:p>
          </table:table-cell>
          <table:table-cell office:value-type="float" office:value="-0.0000562868201164699" calcext:value-type="float">
            <text:p>-5.62868201164699E-05</text:p>
          </table:table-cell>
        </table:table-row>
        <table:table-row table:style-name="ro1">
          <table:table-cell office:value-type="float" office:value="580.545948682645" calcext:value-type="float">
            <text:p>580.545948682645</text:p>
          </table:table-cell>
          <table:table-cell office:value-type="float" office:value="1208.60292951457" calcext:value-type="float">
            <text:p>1208.60292951457</text:p>
          </table:table-cell>
          <table:table-cell office:value-type="float" office:value="-0.0000565145350484212" calcext:value-type="float">
            <text:p>-5.65145350484212E-05</text:p>
          </table:table-cell>
        </table:table-row>
        <table:table-row table:style-name="ro1">
          <table:table-cell office:value-type="float" office:value="492.526720475246" calcext:value-type="float">
            <text:p>492.526720475246</text:p>
          </table:table-cell>
          <table:table-cell office:value-type="float" office:value="1080.14682616161" calcext:value-type="float">
            <text:p>1080.14682616161</text:p>
          </table:table-cell>
          <table:table-cell office:value-type="float" office:value="-0.0000427448765140616" calcext:value-type="float">
            <text:p>-4.27448765140616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3:50:23.934174933</meta:creation-date>
    <dc:date>2025-10-09T13:51:23.782187620</dc:date>
    <meta:editing-duration>PT1M</meta:editing-duration>
    <meta:editing-cycles>1</meta:editing-cycles>
    <meta:document-statistic meta:table-count="1" meta:cell-count="3366" meta:object-count="0"/>
    <meta:generator>LibreOffice/7.5.2.1$Linux_X86_64 LibreOffice_project/50$Build-1</meta:generator>
  </office:meta>
</office:document-meta>
</file>